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2"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3"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4"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5"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6"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7"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8"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9"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10"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12cd66c6" style:font-size-asian="10pt" style:font-size-complex="10pt"/>
    </style:style>
    <style:style style:name="P11"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12d179ed" style:font-size-asian="10pt" style:font-size-complex="10pt"/>
    </style:style>
    <style:style style:name="P12" style:family="paragraph" style:parent-style-name="Standard" style:list-style-name="L11">
      <style:paragraph-properties fo:text-align="start" style:justify-single-word="false"/>
      <style:text-properties fo:color="#0066b3" style:font-name="Noto Sans" fo:font-size="12pt" fo:language="fr" fo:country="FR" style:text-underline-style="solid" style:text-underline-width="auto" style:text-underline-color="font-color" fo:font-weight="bold" officeooo:rsid="11f7a405" officeooo:paragraph-rsid="11fea33d" style:font-size-asian="12pt" style:font-weight-asian="bold" style:font-size-complex="12pt" style:font-weight-complex="bold"/>
    </style:style>
    <style:style style:name="P13" style:family="paragraph" style:parent-style-name="Standard">
      <style:paragraph-properties fo:text-align="center" style:justify-single-word="false"/>
      <style:text-properties fo:color="#0066b3" style:font-name="Noto Sans" fo:font-size="12pt" fo:language="fr" fo:country="FR" style:text-underline-style="solid" style:text-underline-width="auto" style:text-underline-color="font-color" fo:font-weight="bold" officeooo:rsid="11f7a405" officeooo:paragraph-rsid="11f7a405"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15"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6"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17"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18" style:family="paragraph" style:parent-style-name="Standard" style:list-style-name="L9">
      <style:paragraph-properties fo:text-align="start" style:justify-single-word="false"/>
      <style:text-properties fo:color="#0066b3" officeooo:paragraph-rsid="11f7a405"/>
    </style:style>
    <style:style style:name="P19" style:family="paragraph" style:parent-style-name="Standard" style:list-style-name="L1">
      <style:paragraph-properties fo:text-align="start" style:justify-single-word="false"/>
      <style:text-properties style:font-name="Noto Sans" fo:font-size="10pt" fo:language="fr" fo:country="FR" officeooo:rsid="0e1d7c88" officeooo:paragraph-rsid="0e1d7c88" style:font-size-asian="10pt" style:font-size-complex="10pt"/>
    </style:style>
    <style:style style:name="P20"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21" style:family="paragraph" style:parent-style-name="Standard" style:list-style-name="L1">
      <style:paragraph-properties fo:text-align="start" style:justify-single-word="false"/>
      <style:text-properties style:font-name="Noto Sans" fo:font-size="10pt" fo:language="fr" fo:country="FR" officeooo:rsid="0d2da365" officeooo:paragraph-rsid="0d2da365" style:font-size-asian="10pt" style:font-size-complex="10pt"/>
    </style:style>
    <style:style style:name="P22" style:family="paragraph" style:parent-style-name="Standard" style:list-style-name="L1">
      <style:paragraph-properties fo:text-align="start" style:justify-single-word="false"/>
      <style:text-properties style:font-name="Noto Sans" fo:font-size="10pt" fo:language="fr" fo:country="FR" officeooo:rsid="0d3bdafc" officeooo:paragraph-rsid="0d3bdafc" style:font-size-asian="10pt" style:font-size-complex="10pt"/>
    </style:style>
    <style:style style:name="P23"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24"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25" style:family="paragraph" style:parent-style-name="Standard" style:list-style-name="L1">
      <style:paragraph-properties fo:text-align="start" style:justify-single-word="false"/>
      <style:text-properties style:font-name="Noto Sans" fo:font-size="10pt" fo:language="fr" fo:country="FR" officeooo:rsid="12f222b1" officeooo:paragraph-rsid="12f222b1" style:font-size-asian="10pt" style:font-size-complex="10pt"/>
    </style:style>
    <style:style style:name="P26" style:family="paragraph" style:parent-style-name="Standard" style:list-style-name="L1">
      <style:paragraph-properties fo:text-align="start" style:justify-single-word="false"/>
      <style:text-properties style:font-name="Noto Sans" fo:font-size="10pt" fo:language="fr" fo:country="FR" officeooo:rsid="12e2f332" officeooo:paragraph-rsid="12e2f332" style:font-size-asian="10pt" style:font-size-complex="10pt"/>
    </style:style>
    <style:style style:name="P27"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28"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29"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30" style:family="paragraph" style:parent-style-name="Standard" style:list-style-name="L1">
      <style:paragraph-properties fo:text-align="start" style:justify-single-word="false"/>
      <style:text-properties style:font-name="Noto Sans" fo:font-size="10pt" fo:language="fr" fo:country="FR" officeooo:rsid="1170ba2b" officeooo:paragraph-rsid="1170ba2b" style:font-size-asian="10pt" style:font-size-complex="10pt"/>
    </style:style>
    <style:style style:name="P31" style:family="paragraph" style:parent-style-name="Standard" style:list-style-name="L3">
      <style:text-properties style:font-name="Noto Sans" fo:font-size="10pt" fo:language="fr" fo:country="FR" officeooo:rsid="021bd834" officeooo:paragraph-rsid="069939a0" style:font-size-asian="10pt" style:font-size-complex="10pt"/>
    </style:style>
    <style:style style:name="P32" style:family="paragraph" style:parent-style-name="Standard">
      <style:text-properties style:font-name="Noto Sans" fo:font-size="10pt" fo:language="fr" fo:country="FR" officeooo:rsid="021bd834" officeooo:paragraph-rsid="069939a0" style:font-size-asian="10pt" style:font-size-complex="10pt"/>
    </style:style>
    <style:style style:name="P33" style:family="paragraph" style:parent-style-name="Standard" style:list-style-name="L4">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35" style:family="paragraph" style:parent-style-name="Standard">
      <style:text-properties style:font-name="Noto Sans" fo:font-size="10pt" fo:language="fr" fo:country="FR" officeooo:rsid="025a7b10" officeooo:paragraph-rsid="069939a0" style:font-size-asian="10pt" style:font-size-complex="10pt"/>
    </style:style>
    <style:style style:name="P36" style:family="paragraph" style:parent-style-name="Standard" style:list-style-name="L6">
      <style:text-properties style:font-name="Noto Sans" fo:font-size="10pt" fo:language="fr" fo:country="FR" officeooo:rsid="049bbef1" officeooo:paragraph-rsid="069939a0" style:font-size-asian="10pt" style:font-size-complex="10pt"/>
    </style:style>
    <style:style style:name="P37" style:family="paragraph" style:parent-style-name="Standard" style:list-style-name="L11">
      <style:paragraph-properties fo:text-align="start" style:justify-single-word="false"/>
      <style:text-properties style:font-name="Noto Sans" fo:font-size="10pt" fo:language="fr" fo:country="FR" officeooo:rsid="13792dc3" officeooo:paragraph-rsid="139cfc35" style:font-size-asian="10pt" style:font-size-complex="10pt"/>
    </style:style>
    <style:style style:name="P38" style:family="paragraph" style:parent-style-name="Standard" style:list-style-name="L11">
      <style:paragraph-properties fo:text-align="start" style:justify-single-word="false"/>
      <style:text-properties style:font-name="Noto Sans" fo:font-size="10pt" fo:language="fr" fo:country="FR" officeooo:rsid="13792dc3" officeooo:paragraph-rsid="139f4faf" style:font-size-asian="10pt" style:font-size-complex="10pt"/>
    </style:style>
    <style:style style:name="P39" style:family="paragraph" style:parent-style-name="Standard" style:list-style-name="L11">
      <style:paragraph-properties fo:text-align="start" style:justify-single-word="false"/>
      <style:text-properties style:font-name="Noto Sans" fo:font-size="10pt" fo:language="fr" fo:country="FR" officeooo:rsid="13792dc3" officeooo:paragraph-rsid="13a7525c" style:font-size-asian="10pt" style:font-size-complex="10pt"/>
    </style:style>
    <style:style style:name="P40" style:family="paragraph" style:parent-style-name="Standard" style:list-style-name="L11">
      <style:paragraph-properties fo:text-align="start" style:justify-single-word="false"/>
      <style:text-properties style:font-name="Noto Sans" fo:font-size="10pt" fo:language="fr" fo:country="FR" officeooo:rsid="13792dc3" officeooo:paragraph-rsid="140552e7" style:font-size-asian="10pt" style:font-size-complex="10pt"/>
    </style:style>
    <style:style style:name="P41" style:family="paragraph" style:parent-style-name="Standard" style:list-style-name="L11">
      <style:paragraph-properties fo:text-align="start" style:justify-single-word="false"/>
      <style:text-properties style:font-name="Noto Sans" fo:font-size="10pt" fo:language="fr" fo:country="FR" officeooo:rsid="13792dc3" officeooo:paragraph-rsid="140ebe82" style:font-size-asian="10pt" style:font-size-complex="10pt"/>
    </style:style>
    <style:style style:name="P42" style:family="paragraph" style:parent-style-name="Standard" style:list-style-name="L11">
      <style:paragraph-properties fo:text-align="start" style:justify-single-word="false"/>
      <style:text-properties style:font-name="Noto Sans" fo:font-size="10pt" fo:language="fr" fo:country="FR" officeooo:rsid="13a10dc6" officeooo:paragraph-rsid="13a10dc6" style:font-size-asian="10pt" style:font-size-complex="10pt"/>
    </style:style>
    <style:style style:name="P43" style:family="paragraph" style:parent-style-name="Standard" style:list-style-name="L11">
      <style:paragraph-properties fo:text-align="start" style:justify-single-word="false"/>
      <style:text-properties style:font-name="Noto Sans" fo:font-size="10pt" fo:language="fr" fo:country="FR" officeooo:rsid="13a10dc6" officeooo:paragraph-rsid="140552e7" style:font-size-asian="10pt" style:font-size-complex="10pt"/>
    </style:style>
    <style:style style:name="P44" style:family="paragraph" style:parent-style-name="Standard" style:list-style-name="L11">
      <style:paragraph-properties fo:text-align="start" style:justify-single-word="false"/>
      <style:text-properties style:font-name="Noto Sans" fo:font-size="10pt" fo:language="fr" fo:country="FR" officeooo:rsid="13c76b81" officeooo:paragraph-rsid="13d52a88" style:font-size-asian="10pt" style:font-size-complex="10pt"/>
    </style:style>
    <style:style style:name="P45" style:family="paragraph" style:parent-style-name="Standard" style:list-style-name="L11">
      <style:paragraph-properties fo:text-align="start" style:justify-single-word="false"/>
      <style:text-properties style:font-name="Noto Sans" fo:font-size="10pt" fo:language="fr" fo:country="FR" officeooo:rsid="13c76b81" officeooo:paragraph-rsid="140552e7" style:font-size-asian="10pt" style:font-size-complex="10pt"/>
    </style:style>
    <style:style style:name="P46" style:family="paragraph" style:parent-style-name="Standard" style:list-style-name="L11">
      <style:paragraph-properties fo:text-align="start" style:justify-single-word="false"/>
      <style:text-properties style:font-name="Noto Sans" fo:font-size="10pt" fo:language="fr" fo:country="FR" officeooo:rsid="081b7c45" officeooo:paragraph-rsid="13f05434" style:font-size-asian="10pt" style:font-size-complex="10pt"/>
    </style:style>
    <style:style style:name="P47" style:family="paragraph" style:parent-style-name="Standard" style:list-style-name="L11">
      <style:paragraph-properties fo:text-align="start" style:justify-single-word="false"/>
      <style:text-properties style:font-name="Noto Sans" fo:font-size="10pt" fo:language="fr" fo:country="FR" officeooo:rsid="081b7c45" officeooo:paragraph-rsid="140ebe82"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81b7c45" officeooo:paragraph-rsid="140ebe82"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50" style:family="paragraph" style:parent-style-name="Standard" style:list-style-name="L11">
      <style:paragraph-properties fo:text-align="start" style:justify-single-word="false"/>
      <style:text-properties style:font-name="Noto Sans" fo:font-size="10pt" fo:language="fr" fo:country="FR" officeooo:rsid="13f26846" officeooo:paragraph-rsid="13f26846" style:font-size-asian="10pt" style:font-size-complex="10pt"/>
    </style:style>
    <style:style style:name="P51" style:family="paragraph" style:parent-style-name="Standard" style:list-style-name="L11">
      <style:paragraph-properties fo:text-align="start" style:justify-single-word="false"/>
      <style:text-properties style:font-name="Noto Sans" fo:font-size="10pt" fo:language="fr" fo:country="FR" officeooo:rsid="13f26846" officeooo:paragraph-rsid="140ebe82"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13f26846" officeooo:paragraph-rsid="13f26846" style:font-size-asian="10pt" style:font-size-complex="10pt"/>
    </style:style>
    <style:style style:name="P53" style:family="paragraph" style:parent-style-name="Standard" style:list-style-name="L11">
      <style:paragraph-properties fo:text-align="start" style:justify-single-word="false"/>
      <style:text-properties style:font-name="Noto Sans" fo:font-size="10pt" fo:language="fr" fo:country="FR" officeooo:rsid="14585155" officeooo:paragraph-rsid="14589fb9" style:font-size-asian="10pt" style:font-size-complex="10pt"/>
    </style:style>
    <style:style style:name="P54" style:family="paragraph" style:parent-style-name="Standard" style:list-style-name="L11">
      <style:paragraph-properties fo:text-align="start" style:justify-single-word="false"/>
      <style:text-properties style:font-name="Noto Sans" fo:font-size="10pt" fo:language="fr" fo:country="FR" officeooo:rsid="00c96c20" officeooo:paragraph-rsid="1294aa53" style:font-size-asian="10pt" style:font-size-complex="10pt"/>
    </style:style>
    <style:style style:name="P55" style:family="paragraph" style:parent-style-name="Standard" style:list-style-name="L11">
      <style:paragraph-properties fo:text-align="start" style:justify-single-word="false"/>
      <style:text-properties style:font-name="Noto Sans" fo:font-size="10pt" fo:language="fr" fo:country="FR" officeooo:rsid="00c96c20" officeooo:paragraph-rsid="1489d738" style:font-size-asian="10pt" style:font-size-complex="10pt"/>
    </style:style>
    <style:style style:name="P56" style:family="paragraph" style:parent-style-name="Standard" style:list-style-name="L11">
      <style:paragraph-properties fo:text-align="start" style:justify-single-word="false"/>
      <style:text-properties style:font-name="Noto Sans" fo:font-size="10pt" fo:language="fr" fo:country="FR" officeooo:rsid="00c96c20" officeooo:paragraph-rsid="150a2e20"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0c96c20" officeooo:paragraph-rsid="1489d738"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0c96c20" officeooo:paragraph-rsid="1294aa53" style:font-size-asian="10pt" style:font-size-complex="10pt"/>
    </style:style>
    <style:style style:name="P60" style:family="paragraph" style:parent-style-name="Standard" style:list-style-name="L11">
      <style:paragraph-properties fo:text-align="start" style:justify-single-word="false"/>
      <style:text-properties style:font-name="Noto Sans" fo:font-size="10pt" fo:language="fr" fo:country="FR" officeooo:rsid="144a91e5" officeooo:paragraph-rsid="144a91e5" style:font-size-asian="10pt" style:font-size-complex="10pt"/>
    </style:style>
    <style:style style:name="P61" style:family="paragraph" style:parent-style-name="Standard" style:list-style-name="L11">
      <style:paragraph-properties fo:text-align="start" style:justify-single-word="false"/>
      <style:text-properties style:font-name="Noto Sans" fo:font-size="10pt" fo:language="fr" fo:country="FR" officeooo:rsid="14459cc9" officeooo:paragraph-rsid="1447e67f"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14459cc9" officeooo:paragraph-rsid="1447e67f" style:font-size-asian="10pt" style:font-size-complex="10pt"/>
    </style:style>
    <style:style style:name="P63" style:family="paragraph" style:parent-style-name="Standard" style:list-style-name="L11">
      <style:paragraph-properties fo:text-align="start" style:justify-single-word="false"/>
      <style:text-properties style:font-name="Noto Sans" fo:font-size="10pt" fo:language="fr" fo:country="FR" officeooo:rsid="144c9a68" officeooo:paragraph-rsid="144c9a68" style:font-size-asian="10pt" style:font-size-complex="10pt"/>
    </style:style>
    <style:style style:name="P64" style:family="paragraph" style:parent-style-name="Standard" style:list-style-name="L11">
      <style:paragraph-properties fo:text-align="start" style:justify-single-word="false"/>
      <style:text-properties style:font-name="Noto Sans" fo:font-size="10pt" fo:language="fr" fo:country="FR" officeooo:rsid="1450a6f8" officeooo:paragraph-rsid="1450a6f8" style:font-size-asian="10pt" style:font-size-complex="10pt"/>
    </style:style>
    <style:style style:name="P65" style:family="paragraph" style:parent-style-name="Standard" style:list-style-name="L11">
      <style:paragraph-properties fo:text-align="start" style:justify-single-word="false"/>
      <style:text-properties style:font-name="Noto Sans" fo:font-size="10pt" fo:language="fr" fo:country="FR" officeooo:rsid="14553e81" officeooo:paragraph-rsid="1456b6db" style:font-size-asian="10pt" style:font-size-complex="10pt"/>
    </style:style>
    <style:style style:name="P66" style:family="paragraph" style:parent-style-name="Standard" style:list-style-name="L11">
      <style:paragraph-properties fo:text-align="start" style:justify-single-word="false"/>
      <style:text-properties style:font-name="Noto Sans" fo:font-size="10pt" fo:language="fr" fo:country="FR" officeooo:rsid="14a70df1" officeooo:paragraph-rsid="14a7b159" style:font-size-asian="10pt" style:font-size-complex="10pt"/>
    </style:style>
    <style:style style:name="P67" style:family="paragraph" style:parent-style-name="Standard" style:list-style-name="L11">
      <style:paragraph-properties fo:text-align="start" style:justify-single-word="false"/>
      <style:text-properties style:font-name="Noto Sans" fo:font-size="10pt" fo:language="fr" fo:country="FR" officeooo:rsid="14aeb180" officeooo:paragraph-rsid="14aeb180" style:font-size-asian="10pt" style:font-size-complex="10pt"/>
    </style:style>
    <style:style style:name="P68" style:family="paragraph" style:parent-style-name="Standard" style:list-style-name="L11">
      <style:paragraph-properties fo:text-align="start" style:justify-single-word="false"/>
      <style:text-properties style:font-name="Noto Sans" fo:font-size="10pt" fo:language="fr" fo:country="FR" officeooo:rsid="14aeb180" officeooo:paragraph-rsid="150a2e20" style:font-size-asian="10pt" style:font-size-complex="10pt"/>
    </style:style>
    <style:style style:name="P69" style:family="paragraph" style:parent-style-name="Standard" style:list-style-name="L11">
      <style:paragraph-properties fo:text-align="start" style:justify-single-word="false"/>
      <style:text-properties style:font-name="Noto Sans" fo:font-size="10pt" fo:language="fr" fo:country="FR" officeooo:rsid="14aeb180" officeooo:paragraph-rsid="1516e97e"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14aeb180" officeooo:paragraph-rsid="151bdf34" style:font-size-asian="10pt" style:font-size-complex="10pt"/>
    </style:style>
    <style:style style:name="P71" style:family="paragraph" style:parent-style-name="Standard">
      <style:paragraph-properties fo:text-align="start" style:justify-single-word="false"/>
      <style:text-properties style:font-name="Noto Sans" fo:font-size="10pt" fo:language="fr" fo:country="FR" officeooo:rsid="14aeb180" officeooo:paragraph-rsid="14ef8cb4" style:font-size-asian="10pt" style:font-size-complex="10pt"/>
    </style:style>
    <style:style style:name="P72" style:family="paragraph" style:parent-style-name="Standard" style:list-style-name="L11">
      <style:paragraph-properties fo:text-align="start" style:justify-single-word="false"/>
      <style:text-properties style:font-name="Noto Sans" fo:font-size="10pt" fo:language="fr" fo:country="FR" officeooo:rsid="14f42180" officeooo:paragraph-rsid="14f42180" style:font-size-asian="10pt" style:font-size-complex="10pt"/>
    </style:style>
    <style:style style:name="P73" style:family="paragraph" style:parent-style-name="Standard" style:list-style-name="L11">
      <style:paragraph-properties fo:text-align="start" style:justify-single-word="false"/>
      <style:text-properties style:font-name="Noto Sans" fo:font-size="10pt" fo:language="fr" fo:country="FR" officeooo:rsid="14f42180" officeooo:paragraph-rsid="151bdf34" style:font-size-asian="10pt" style:font-size-complex="10pt"/>
    </style:style>
    <style:style style:name="P74" style:family="paragraph" style:parent-style-name="Standard">
      <style:paragraph-properties fo:text-align="start" style:justify-single-word="false"/>
      <style:text-properties style:font-name="Noto Sans" fo:font-size="10pt" fo:language="fr" fo:country="FR" officeooo:rsid="14f42180" officeooo:paragraph-rsid="151bdf34" style:font-size-asian="10pt" style:font-size-complex="10pt"/>
    </style:style>
    <style:style style:name="P75" style:family="paragraph" style:parent-style-name="Standard" style:list-style-name="L11">
      <style:paragraph-properties fo:text-align="start" style:justify-single-word="false"/>
      <style:text-properties style:font-name="Noto Sans" fo:font-size="10pt" fo:language="fr" fo:country="FR" officeooo:rsid="14cbe1b4" officeooo:paragraph-rsid="151ceb4a" style:font-size-asian="10pt" style:font-size-complex="10pt"/>
    </style:style>
    <style:style style:name="P76" style:family="paragraph" style:parent-style-name="Standard" style:list-style-name="L11">
      <style:paragraph-properties fo:text-align="start" style:justify-single-word="false"/>
      <style:text-properties style:font-name="Noto Sans" fo:font-size="10pt" fo:language="fr" fo:country="FR" officeooo:rsid="1509796c" officeooo:paragraph-rsid="151bdf34" style:font-size-asian="10pt" style:font-size-complex="10pt"/>
    </style:style>
    <style:style style:name="P77" style:family="paragraph" style:parent-style-name="Standard" style:list-style-name="L11">
      <style:paragraph-properties fo:text-align="start" style:justify-single-word="false"/>
      <style:text-properties style:font-name="Noto Sans" fo:font-size="10pt" fo:language="fr" fo:country="FR" officeooo:rsid="013b71ad" officeooo:paragraph-rsid="1291982d" style:font-size-asian="10pt" style:font-size-complex="10pt"/>
    </style:style>
    <style:style style:name="P78" style:family="paragraph" style:parent-style-name="Standard" style:list-style-name="L11">
      <style:paragraph-properties fo:text-align="start" style:justify-single-word="false"/>
      <style:text-properties style:font-name="Noto Sans" fo:font-size="10pt" fo:language="fr" fo:country="FR" officeooo:rsid="013b71ad" officeooo:paragraph-rsid="159074df" style:font-size-asian="10pt" style:font-size-complex="10pt"/>
    </style:style>
    <style:style style:name="P79" style:family="paragraph" style:parent-style-name="Standard">
      <style:paragraph-properties fo:text-align="start" style:justify-single-word="false"/>
      <style:text-properties style:font-name="Noto Sans" fo:font-size="10pt" fo:language="fr" fo:country="FR" officeooo:rsid="013b71ad" officeooo:paragraph-rsid="1291982d" style:font-size-asian="10pt" style:font-size-complex="10pt"/>
    </style:style>
    <style:style style:name="P80" style:family="paragraph" style:parent-style-name="Standard">
      <style:paragraph-properties fo:text-align="start" style:justify-single-word="false"/>
      <style:text-properties style:font-name="Noto Sans" fo:font-size="10pt" fo:language="fr" fo:country="FR" officeooo:rsid="013b71ad" officeooo:paragraph-rsid="159074df" style:font-size-asian="10pt" style:font-size-complex="10pt"/>
    </style:style>
    <style:style style:name="P81" style:family="paragraph" style:parent-style-name="Standard" style:list-style-name="L11">
      <style:paragraph-properties fo:text-align="start" style:justify-single-word="false"/>
      <style:text-properties style:font-name="Noto Sans" fo:font-size="10pt" fo:language="fr" fo:country="FR" officeooo:rsid="15443808" officeooo:paragraph-rsid="15443808" style:font-size-asian="10pt" style:font-size-complex="10pt"/>
    </style:style>
    <style:style style:name="P82" style:family="paragraph" style:parent-style-name="Standard">
      <style:paragraph-properties fo:text-align="start" style:justify-single-word="false"/>
      <style:text-properties style:font-name="Noto Sans" fo:font-size="10pt" fo:language="fr" fo:country="FR" officeooo:rsid="15443808" officeooo:paragraph-rsid="15443808" style:font-size-asian="10pt" style:font-size-complex="10pt"/>
    </style:style>
    <style:style style:name="P83" style:family="paragraph" style:parent-style-name="Standard" style:list-style-name="L11">
      <style:paragraph-properties fo:text-align="start" style:justify-single-word="false"/>
      <style:text-properties style:font-name="Noto Sans" fo:font-size="10pt" fo:language="fr" fo:country="FR" officeooo:rsid="0994a1ab" officeooo:paragraph-rsid="155124a9" style:font-size-asian="10pt" style:font-size-complex="10pt"/>
    </style:style>
    <style:style style:name="P84" style:family="paragraph" style:parent-style-name="Standard">
      <style:paragraph-properties fo:text-align="start" style:justify-single-word="false"/>
      <style:text-properties style:font-name="Noto Sans" fo:font-size="10pt" fo:language="fr" fo:country="FR" officeooo:rsid="0994a1ab" officeooo:paragraph-rsid="155124a9" style:font-size-asian="10pt" style:font-size-complex="10pt"/>
    </style:style>
    <style:style style:name="P85" style:family="paragraph" style:parent-style-name="Standard">
      <style:paragraph-properties fo:text-align="start" style:justify-single-word="false"/>
      <style:text-properties style:font-name="Noto Sans" fo:font-size="10pt" fo:language="fr" fo:country="FR" officeooo:rsid="0994a1ab" officeooo:paragraph-rsid="1291982d" style:font-size-asian="10pt" style:font-size-complex="10pt"/>
    </style:style>
    <style:style style:name="P86" style:family="paragraph" style:parent-style-name="Standard" style:list-style-name="L11">
      <style:paragraph-properties fo:text-align="start" style:justify-single-word="false"/>
      <style:text-properties style:font-name="Noto Sans" fo:font-size="10pt" fo:language="fr" fo:country="FR" officeooo:rsid="1552c956" officeooo:paragraph-rsid="15aa34d4" style:font-size-asian="10pt" style:font-size-complex="10pt"/>
    </style:style>
    <style:style style:name="P87" style:family="paragraph" style:parent-style-name="Standard">
      <style:paragraph-properties fo:text-align="start" style:justify-single-word="false"/>
      <style:text-properties style:font-name="Noto Sans" fo:font-size="10pt" fo:language="fr" fo:country="FR" officeooo:rsid="1552c956" officeooo:paragraph-rsid="1557ce9e" style:font-size-asian="10pt" style:font-size-complex="10pt"/>
    </style:style>
    <style:style style:name="P88" style:family="paragraph" style:parent-style-name="Standard">
      <style:paragraph-properties fo:text-align="start" style:justify-single-word="false"/>
      <style:text-properties style:font-name="Noto Sans" fo:font-size="10pt" fo:language="fr" fo:country="FR" officeooo:rsid="1552c956" officeooo:paragraph-rsid="15aa34d4" style:font-size-asian="10pt" style:font-size-complex="10pt"/>
    </style:style>
    <style:style style:name="P89" style:family="paragraph" style:parent-style-name="Standard" style:list-style-name="L11">
      <style:paragraph-properties fo:text-align="start" style:justify-single-word="false"/>
      <style:text-properties style:font-name="Noto Sans" fo:font-size="10pt" fo:language="fr" fo:country="FR" officeooo:rsid="156a9bee" officeooo:paragraph-rsid="156a9bee" style:font-size-asian="10pt" style:font-size-complex="10pt"/>
    </style:style>
    <style:style style:name="P90" style:family="paragraph" style:parent-style-name="Standard" style:list-style-name="L11">
      <style:paragraph-properties fo:text-align="start" style:justify-single-word="false"/>
      <style:text-properties style:font-name="Noto Sans" fo:font-size="10pt" fo:language="fr" fo:country="FR" officeooo:rsid="099578f1" officeooo:paragraph-rsid="1291982d" style:font-size-asian="10pt" style:font-size-complex="10pt"/>
    </style:style>
    <style:style style:name="P91" style:family="paragraph" style:parent-style-name="Standard" style:list-style-name="L11">
      <style:paragraph-properties fo:text-align="start" style:justify-single-word="false"/>
      <style:text-properties style:font-name="Noto Sans" fo:font-size="10pt" fo:language="fr" fo:country="FR" officeooo:rsid="00e80f3a" officeooo:paragraph-rsid="1180793e" style:font-size-asian="10pt" style:font-size-complex="10pt"/>
    </style:style>
    <style:style style:name="P92" style:family="paragraph" style:parent-style-name="Standard" style:list-style-name="L11">
      <style:paragraph-properties fo:text-align="start" style:justify-single-word="false"/>
      <style:text-properties style:font-name="Noto Sans" fo:font-size="10pt" fo:language="fr" fo:country="FR" officeooo:rsid="00e80f3a" officeooo:paragraph-rsid="11810bfc" style:font-size-asian="10pt" style:font-size-complex="10pt"/>
    </style:style>
    <style:style style:name="P93" style:family="paragraph" style:parent-style-name="Standard" style:list-style-name="L11">
      <style:paragraph-properties fo:text-align="start" style:justify-single-word="false"/>
      <style:text-properties style:font-name="Noto Sans" fo:font-size="10pt" fo:language="fr" fo:country="FR" officeooo:rsid="00fddb05" officeooo:paragraph-rsid="1741cabb" style:font-size-asian="10pt" style:font-size-complex="10pt"/>
    </style:style>
    <style:style style:name="P94" style:family="paragraph" style:parent-style-name="Standard">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95"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96" style:family="paragraph" style:parent-style-name="Standard" style:list-style-name="L11">
      <style:paragraph-properties fo:text-align="start" style:justify-single-word="false"/>
      <style:text-properties style:font-name="Noto Sans" fo:font-size="10pt" fo:language="fr" fo:country="FR" officeooo:rsid="0e56c31a" officeooo:paragraph-rsid="0e56c31a" style:font-size-asian="10pt" style:font-size-complex="10pt"/>
    </style:style>
    <style:style style:name="P97" style:family="paragraph" style:parent-style-name="Standard" style:list-style-name="L11">
      <style:paragraph-properties fo:text-align="start" style:justify-single-word="false"/>
      <style:text-properties style:font-name="Noto Sans" fo:font-size="10pt" fo:language="fr" fo:country="FR" officeooo:rsid="0e60110d" officeooo:paragraph-rsid="17269031" style:font-size-asian="10pt" style:font-size-complex="10pt"/>
    </style:style>
    <style:style style:name="P98" style:family="paragraph" style:parent-style-name="Standard" style:list-style-name="L11">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99" style:family="paragraph" style:parent-style-name="Standard">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100" style:family="paragraph" style:parent-style-name="Standard" style:list-style-name="L11">
      <style:paragraph-properties fo:text-align="start" style:justify-single-word="false"/>
      <style:text-properties style:font-name="Noto Sans" fo:font-size="10pt" fo:language="fr" fo:country="FR" officeooo:rsid="0e6500b3" officeooo:paragraph-rsid="0e6500b3" style:font-size-asian="10pt" style:font-size-complex="10pt"/>
    </style:style>
    <style:style style:name="P101" style:family="paragraph" style:parent-style-name="Standard" style:list-style-name="L11">
      <style:paragraph-properties fo:text-align="start" style:justify-single-word="false"/>
      <style:text-properties style:font-name="Noto Sans" fo:font-size="10pt" fo:language="fr" fo:country="FR" officeooo:rsid="0ea375b8" officeooo:paragraph-rsid="0ea7185d" style:font-size-asian="10pt" style:font-size-complex="10pt"/>
    </style:style>
    <style:style style:name="P102" style:family="paragraph" style:parent-style-name="Standard" style:list-style-name="L11">
      <style:paragraph-properties fo:text-align="start" style:justify-single-word="false"/>
      <style:text-properties style:font-name="Noto Sans" fo:font-size="10pt" fo:language="fr" fo:country="FR" officeooo:rsid="00d86fec" officeooo:paragraph-rsid="1757bbe1" style:font-size-asian="10pt" style:font-size-complex="10pt"/>
    </style:style>
    <style:style style:name="P103" style:family="paragraph" style:parent-style-name="Standard" style:list-style-name="L13">
      <style:paragraph-properties fo:text-align="start" style:justify-single-word="false"/>
      <style:text-properties style:font-name="Noto Sans" fo:font-size="10pt" fo:language="fr" fo:country="FR" officeooo:rsid="0dace5a1" officeooo:paragraph-rsid="0dace5a1" style:font-size-asian="10pt" style:font-size-complex="10pt"/>
    </style:style>
    <style:style style:name="P104" style:family="paragraph" style:parent-style-name="Standard" style:list-style-name="L11">
      <style:paragraph-properties fo:text-align="start" style:justify-single-word="false"/>
      <style:text-properties style:font-name="Noto Sans" fo:font-size="10pt" fo:language="fr" fo:country="FR" officeooo:rsid="07843794" officeooo:paragraph-rsid="176c99f7" style:font-size-asian="10pt" style:font-size-complex="10pt"/>
    </style:style>
    <style:style style:name="P105" style:family="paragraph" style:parent-style-name="Standard" style:list-style-name="L11">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106"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107" style:family="paragraph" style:parent-style-name="Standard" style:list-style-name="L11">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108" style:family="paragraph" style:parent-style-name="Standard" style:list-style-name="L11">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109"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110" style:family="paragraph" style:parent-style-name="Standard" style:list-style-name="L11">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111"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112" style:family="paragraph" style:parent-style-name="Standard" style:list-style-name="L11">
      <style:paragraph-properties fo:text-align="start" style:justify-single-word="false"/>
      <style:text-properties style:font-name="Noto Sans" fo:font-size="10pt" fo:language="fr" fo:country="FR" officeooo:rsid="015d8b8c" officeooo:paragraph-rsid="10092721" style:font-size-asian="10pt" style:font-size-complex="10pt"/>
    </style:style>
    <style:style style:name="P113" style:family="paragraph" style:parent-style-name="Standard" style:list-style-name="L11">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114" style:family="paragraph" style:parent-style-name="Standard" style:list-style-name="L11">
      <style:paragraph-properties fo:text-align="start" style:justify-single-word="false"/>
      <style:text-properties style:font-name="Noto Sans" fo:font-size="10pt" fo:language="fr" fo:country="FR" officeooo:rsid="1010a2f9" officeooo:paragraph-rsid="1010a2f9" style:font-size-asian="10pt" style:font-size-complex="10pt"/>
    </style:style>
    <style:style style:name="P115" style:family="paragraph" style:parent-style-name="Standard" style:list-style-name="L11">
      <style:paragraph-properties fo:text-align="start" style:justify-single-word="false"/>
      <style:text-properties style:font-name="Noto Sans" fo:font-size="10pt" fo:language="fr" fo:country="FR" officeooo:rsid="10152691" officeooo:paragraph-rsid="10292c89" style:font-size-asian="10pt" style:font-size-complex="10pt"/>
    </style:style>
    <style:style style:name="P116" style:family="paragraph" style:parent-style-name="Standard" style:list-style-name="L11">
      <style:paragraph-properties fo:text-align="start" style:justify-single-word="false"/>
      <style:text-properties style:font-name="Noto Sans" fo:font-size="10pt" fo:language="fr" fo:country="FR" officeooo:rsid="102e5afc" officeooo:paragraph-rsid="1033f2a5" style:font-size-asian="10pt" style:font-size-complex="10pt"/>
    </style:style>
    <style:style style:name="P117" style:family="paragraph" style:parent-style-name="Standard" style:list-style-name="L14">
      <style:paragraph-properties fo:text-align="start" style:justify-single-word="false"/>
      <style:text-properties style:font-name="Noto Sans" fo:font-size="10pt" fo:language="fr" fo:country="FR" officeooo:rsid="103f5f41" officeooo:paragraph-rsid="10419de8" style:font-size-asian="10pt" style:font-size-complex="10pt"/>
    </style:style>
    <style:style style:name="P118" style:family="paragraph" style:parent-style-name="Standard" style:list-style-name="L14">
      <style:paragraph-properties fo:text-align="start" style:justify-single-word="false"/>
      <style:text-properties style:font-name="Noto Sans" fo:font-size="10pt" fo:language="fr" fo:country="FR" officeooo:rsid="104298ca" officeooo:paragraph-rsid="1052a198" style:font-size-asian="10pt" style:font-size-complex="10pt"/>
    </style:style>
    <style:style style:name="P119" style:family="paragraph" style:parent-style-name="Standard" style:list-style-name="L11">
      <style:paragraph-properties fo:text-align="start" style:justify-single-word="false"/>
      <style:text-properties style:font-name="Noto Sans" fo:font-size="10pt" fo:language="fr" fo:country="FR" officeooo:rsid="020ee4b1" officeooo:paragraph-rsid="0ba68755" style:font-size-asian="10pt" style:font-size-complex="10pt"/>
    </style:style>
    <style:style style:name="P120" style:family="paragraph" style:parent-style-name="Standard" style:list-style-name="L11">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21" style:family="paragraph" style:parent-style-name="Standard" style:list-style-name="L11">
      <style:paragraph-properties fo:text-align="start" style:justify-single-word="false"/>
      <style:text-properties style:font-name="Noto Sans" fo:font-size="10pt" fo:language="fr" fo:country="FR" officeooo:rsid="02181c44" officeooo:paragraph-rsid="0bacb041" style:font-size-asian="10pt" style:font-size-complex="10pt"/>
    </style:style>
    <style:style style:name="P122"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23" style:family="paragraph" style:parent-style-name="Standard" style:list-style-name="L11">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124" style:family="paragraph" style:parent-style-name="Standard" style:list-style-name="L11">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125"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126" style:family="paragraph" style:parent-style-name="Standard" style:list-style-name="L11">
      <style:paragraph-properties fo:text-align="start" style:justify-single-word="false"/>
      <style:text-properties style:font-name="Noto Sans" fo:font-size="10pt" fo:language="fr" fo:country="FR" officeooo:rsid="15aabe2a" officeooo:paragraph-rsid="15aabe2a" style:font-size-asian="10pt" style:font-size-complex="10pt"/>
    </style:style>
    <style:style style:name="P127" style:family="paragraph" style:parent-style-name="Standard">
      <style:paragraph-properties fo:text-align="start" style:justify-single-word="false"/>
      <style:text-properties style:font-name="Noto Sans" fo:font-size="10pt" fo:language="fr" fo:country="FR" officeooo:rsid="09c713ed" officeooo:paragraph-rsid="1291982d" style:font-size-asian="10pt" style:font-size-complex="10pt"/>
    </style:style>
    <style:style style:name="P128" style:family="paragraph" style:parent-style-name="Standard">
      <style:paragraph-properties fo:text-align="start" style:justify-single-word="false"/>
      <style:text-properties style:font-name="Noto Sans" fo:font-size="10pt" fo:language="fr" fo:country="FR" officeooo:rsid="07e0e288" officeooo:paragraph-rsid="10ddab60" style:font-size-asian="10pt" style:font-size-complex="10pt"/>
    </style:style>
    <style:style style:name="P129"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130" style:family="paragraph" style:parent-style-name="Standard">
      <style:paragraph-properties fo:text-align="start" style:justify-single-word="false"/>
      <style:text-properties style:font-name="Noto Sans" fo:font-size="10pt" fo:language="fr" fo:country="FR" officeooo:rsid="07e0e288" officeooo:paragraph-rsid="140ebe82" style:font-size-asian="10pt" style:font-size-complex="10pt"/>
    </style:style>
    <style:style style:name="P131" style:family="paragraph" style:parent-style-name="Standard">
      <style:paragraph-properties fo:text-align="start" style:justify-single-word="false"/>
      <style:text-properties style:font-name="Noto Sans" fo:font-size="10pt" fo:language="fr" fo:country="FR" officeooo:rsid="07e0e288" officeooo:paragraph-rsid="12b4a7d7" style:font-size-asian="10pt" style:font-size-complex="10pt"/>
    </style:style>
    <style:style style:name="P132" style:family="paragraph" style:parent-style-name="Standard">
      <style:paragraph-properties fo:text-align="start" style:justify-single-word="false"/>
      <style:text-properties style:font-name="Noto Sans" fo:font-size="10pt" fo:language="fr" fo:country="FR" officeooo:rsid="15c095ec" officeooo:paragraph-rsid="15c095ec" style:font-size-asian="10pt" style:font-size-complex="10pt"/>
    </style:style>
    <style:style style:name="P133" style:family="paragraph" style:parent-style-name="Standard" style:list-style-name="L11">
      <style:paragraph-properties fo:text-align="start" style:justify-single-word="false"/>
      <style:text-properties style:font-name="Noto Sans" fo:font-size="10pt" fo:language="fr" fo:country="FR" officeooo:rsid="15c17163" officeooo:paragraph-rsid="15c17163" style:font-size-asian="10pt" style:font-size-complex="10pt"/>
    </style:style>
    <style:style style:name="P134" style:family="paragraph" style:parent-style-name="Standard" style:list-style-name="L11">
      <style:paragraph-properties fo:text-align="start" style:justify-single-word="false"/>
      <style:text-properties style:font-name="Noto Sans" fo:font-size="10pt" fo:language="fr" fo:country="FR" officeooo:rsid="15c53d16" officeooo:paragraph-rsid="15c53d16" style:font-size-asian="10pt" style:font-size-complex="10pt"/>
    </style:style>
    <style:style style:name="P135" style:family="paragraph" style:parent-style-name="Standard" style:list-style-name="L11">
      <style:paragraph-properties fo:text-align="start" style:justify-single-word="false"/>
      <style:text-properties style:font-name="Noto Sans" fo:font-size="10pt" fo:language="fr" fo:country="FR" officeooo:rsid="15c53d16" officeooo:paragraph-rsid="15cf1dee" style:font-size-asian="10pt" style:font-size-complex="10pt"/>
    </style:style>
    <style:style style:name="P136" style:family="paragraph" style:parent-style-name="Standard" style:list-style-name="L11">
      <style:paragraph-properties fo:text-align="start" style:justify-single-word="false"/>
      <style:text-properties style:font-name="Noto Sans" fo:font-size="10pt" fo:language="fr" fo:country="FR" officeooo:rsid="15c53d16" officeooo:paragraph-rsid="15d2032b" style:font-size-asian="10pt" style:font-size-complex="10pt"/>
    </style:style>
    <style:style style:name="P137" style:family="paragraph" style:parent-style-name="Standard" style:list-style-name="L11">
      <style:paragraph-properties fo:text-align="start" style:justify-single-word="false"/>
      <style:text-properties style:font-name="Noto Sans" fo:font-size="10pt" fo:language="fr" fo:country="FR" officeooo:rsid="15c53d16" officeooo:paragraph-rsid="15d28f28" style:font-size-asian="10pt" style:font-size-complex="10pt"/>
    </style:style>
    <style:style style:name="P138" style:family="paragraph" style:parent-style-name="Standard">
      <style:paragraph-properties fo:text-align="start" style:justify-single-word="false"/>
      <style:text-properties style:font-name="Noto Sans" fo:font-size="10pt" fo:language="fr" fo:country="FR" officeooo:rsid="15c53d16" officeooo:paragraph-rsid="15cf1dee" style:font-size-asian="10pt" style:font-size-complex="10pt"/>
    </style:style>
    <style:style style:name="P139"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140" style:family="paragraph" style:parent-style-name="Standard">
      <style:paragraph-properties fo:text-align="start" style:justify-single-word="false"/>
      <style:text-properties style:font-name="Noto Sans" fo:font-size="10pt" fo:language="fr" fo:country="FR" officeooo:rsid="08d99287" officeooo:paragraph-rsid="0d0937c4" style:font-size-asian="10pt" style:font-size-complex="10pt"/>
    </style:style>
    <style:style style:name="P141" style:family="paragraph" style:parent-style-name="Standard" style:list-style-name="L11">
      <style:paragraph-properties fo:text-align="start" style:justify-single-word="false"/>
      <style:text-properties style:font-name="Noto Sans" fo:font-size="10pt" fo:language="fr" fo:country="FR" officeooo:rsid="15dd9651" officeooo:paragraph-rsid="15dd9651" style:font-size-asian="10pt" style:font-size-complex="10pt"/>
    </style:style>
    <style:style style:name="P142"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143" style:family="paragraph" style:parent-style-name="Standard">
      <style:paragraph-properties fo:text-align="start" style:justify-single-word="false"/>
      <style:text-properties style:font-name="Noto Sans" fo:font-size="10pt" fo:language="fr" fo:country="FR" officeooo:rsid="00a64c20" officeooo:paragraph-rsid="14166982" style:font-size-asian="10pt" style:font-size-complex="10pt"/>
    </style:style>
    <style:style style:name="P144" style:family="paragraph" style:parent-style-name="Standard" style:list-style-name="L11">
      <style:paragraph-properties fo:text-align="start" style:justify-single-word="false"/>
      <style:text-properties style:font-name="Noto Sans" fo:font-size="10pt" fo:language="fr" fo:country="FR" officeooo:rsid="15e4b732" officeooo:paragraph-rsid="15e4b732" style:font-size-asian="10pt" style:font-size-complex="10pt"/>
    </style:style>
    <style:style style:name="P145" style:family="paragraph" style:parent-style-name="Standard" style:list-style-name="L11">
      <style:paragraph-properties fo:text-align="start" style:justify-single-word="false"/>
      <style:text-properties style:font-name="Noto Sans" fo:font-size="10pt" fo:language="fr" fo:country="FR" officeooo:rsid="15e8dfae" officeooo:paragraph-rsid="15e8dfae" style:font-size-asian="10pt" style:font-size-complex="10pt"/>
    </style:style>
    <style:style style:name="P146" style:family="paragraph" style:parent-style-name="Standard" style:list-style-name="L11">
      <style:paragraph-properties fo:text-align="start" style:justify-single-word="false"/>
      <style:text-properties style:font-name="Noto Sans" fo:font-size="10pt" fo:language="fr" fo:country="FR" officeooo:rsid="15f0e6e7" officeooo:paragraph-rsid="15f0e6e7" style:font-size-asian="10pt" style:font-size-complex="10pt"/>
    </style:style>
    <style:style style:name="P147" style:family="paragraph" style:parent-style-name="Standard">
      <style:paragraph-properties fo:text-align="start" style:justify-single-word="false"/>
      <style:text-properties style:font-name="Noto Sans" fo:font-size="10pt" fo:language="fr" fo:country="FR" officeooo:rsid="012f32a2" officeooo:paragraph-rsid="0830af57" style:font-size-asian="10pt" style:font-size-complex="10pt"/>
    </style:style>
    <style:style style:name="P148" style:family="paragraph" style:parent-style-name="Standard" style:list-style-name="L11">
      <style:paragraph-properties fo:text-align="start" style:justify-single-word="false"/>
      <style:text-properties style:font-name="Noto Sans" fo:font-size="10pt" fo:language="fr" fo:country="FR" officeooo:rsid="15f7dc7f" officeooo:paragraph-rsid="15f7dc7f" style:font-size-asian="10pt" style:font-size-complex="10pt"/>
    </style:style>
    <style:style style:name="P149" style:family="paragraph" style:parent-style-name="Standard" style:list-style-name="L11">
      <style:paragraph-properties fo:text-align="start" style:justify-single-word="false"/>
      <style:text-properties style:font-name="Noto Sans" fo:font-size="10pt" fo:language="fr" fo:country="FR" officeooo:rsid="16086225" officeooo:paragraph-rsid="16086225" style:font-size-asian="10pt" style:font-size-complex="10pt"/>
    </style:style>
    <style:style style:name="P150"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151" style:family="paragraph" style:parent-style-name="Standard">
      <style:paragraph-properties fo:text-align="start" style:justify-single-word="false"/>
      <style:text-properties style:font-name="Noto Sans" fo:font-size="10pt" fo:language="fr" fo:country="FR" officeooo:rsid="0d680fd5" officeooo:paragraph-rsid="0d680fd5" style:font-size-asian="10pt" style:font-size-complex="10pt"/>
    </style:style>
    <style:style style:name="P152"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153" style:family="paragraph" style:parent-style-name="Standard">
      <style:paragraph-properties fo:text-align="start" style:justify-single-word="false"/>
      <style:text-properties style:font-name="Noto Sans" fo:font-size="10pt" fo:language="fr" fo:country="FR" officeooo:rsid="0ec40917" officeooo:paragraph-rsid="0ec40917" style:font-size-asian="10pt" style:font-size-complex="10pt"/>
    </style:style>
    <style:style style:name="P154"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155"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156" style:family="paragraph" style:parent-style-name="Standard">
      <style:paragraph-properties fo:text-align="start" style:justify-single-word="false"/>
      <style:text-properties style:font-name="Noto Sans" fo:font-size="10pt" fo:language="fr" fo:country="FR" officeooo:rsid="0193ee38" officeooo:paragraph-rsid="0be8669c" style:font-size-asian="10pt" style:font-size-complex="10pt"/>
    </style:style>
    <style:style style:name="P157" style:family="paragraph" style:parent-style-name="Standard">
      <style:paragraph-properties fo:text-align="start" style:justify-single-word="false"/>
      <style:text-properties style:font-name="Noto Sans" fo:font-size="10pt" fo:language="fr" fo:country="FR" officeooo:rsid="0c347076" officeooo:paragraph-rsid="069939a0" style:font-size-asian="10pt" style:font-size-complex="10pt"/>
    </style:style>
    <style:style style:name="P158" style:family="paragraph" style:parent-style-name="Standard">
      <style:paragraph-properties fo:text-align="start" style:justify-single-word="false"/>
      <style:text-properties style:font-name="Noto Sans" fo:font-size="10pt" fo:language="fr" fo:country="FR" officeooo:rsid="0c347076" officeooo:paragraph-rsid="0be8669c" style:font-size-asian="10pt" style:font-size-complex="10pt"/>
    </style:style>
    <style:style style:name="P159" style:family="paragraph" style:parent-style-name="Standard">
      <style:paragraph-properties fo:text-align="start" style:justify-single-word="false"/>
      <style:text-properties style:font-name="Noto Sans" fo:font-size="10pt" fo:language="fr" fo:country="FR" officeooo:rsid="0ada99a7" officeooo:paragraph-rsid="0c347076" style:font-size-asian="10pt" style:font-size-complex="10pt"/>
    </style:style>
    <style:style style:name="P160"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161"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162" style:family="paragraph" style:parent-style-name="Standard">
      <style:text-properties style:font-name="Noto Sans" fo:font-size="10pt" fo:language="fr" fo:country="FR" officeooo:paragraph-rsid="069939a0" style:font-size-asian="10pt" style:font-size-complex="10pt"/>
    </style:style>
    <style:style style:name="P163"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164"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165" style:family="paragraph" style:parent-style-name="Standard">
      <style:paragraph-properties fo:text-align="start" style:justify-single-word="false"/>
      <style:text-properties style:font-name="Noto Sans" fo:font-size="10pt" fo:language="fr" fo:country="FR" officeooo:rsid="07113aa9" officeooo:paragraph-rsid="0cb3aef0" style:font-size-asian="10pt" style:font-size-complex="10pt"/>
    </style:style>
    <style:style style:name="P166" style:family="paragraph" style:parent-style-name="Standard">
      <style:paragraph-properties fo:text-align="start" style:justify-single-word="false"/>
      <style:text-properties style:font-name="Noto Sans" fo:font-size="10pt" fo:language="fr" fo:country="FR" officeooo:rsid="071172a9" officeooo:paragraph-rsid="0cb3aef0" style:font-size-asian="10pt" style:font-size-complex="10pt"/>
    </style:style>
    <style:style style:name="P167" style:family="paragraph" style:parent-style-name="Standard">
      <style:text-properties style:font-name="Noto Sans" fo:font-size="10pt" fo:language="fr" fo:country="FR" officeooo:rsid="022078af" officeooo:paragraph-rsid="069939a0" style:font-size-asian="10pt" style:font-size-complex="10pt"/>
    </style:style>
    <style:style style:name="P168" style:family="paragraph" style:parent-style-name="Standard">
      <style:text-properties style:font-name="Noto Sans" fo:font-size="10pt" fo:language="fr" fo:country="FR" officeooo:rsid="07346593" officeooo:paragraph-rsid="07346593" style:font-size-asian="10pt" style:font-size-complex="10pt"/>
    </style:style>
    <style:style style:name="P169" style:family="paragraph" style:parent-style-name="Standard">
      <style:text-properties style:font-name="Noto Sans" fo:font-size="10pt" fo:language="fr" fo:country="FR" officeooo:rsid="025206e7" officeooo:paragraph-rsid="0c536dbc" style:font-size-asian="10pt" style:font-size-complex="10pt"/>
    </style:style>
    <style:style style:name="P170" style:family="paragraph" style:parent-style-name="Standard">
      <style:text-properties style:font-name="Noto Sans" fo:font-size="10pt" fo:language="fr" fo:country="FR" officeooo:rsid="01f502dc" officeooo:paragraph-rsid="069939a0" style:font-size-asian="10pt" style:font-size-complex="10pt"/>
    </style:style>
    <style:style style:name="P171" style:family="paragraph" style:parent-style-name="Standard">
      <style:text-properties style:font-name="Noto Sans" fo:font-size="10pt" fo:language="fr" fo:country="FR" officeooo:rsid="0233a144" officeooo:paragraph-rsid="069939a0" style:font-size-asian="10pt" style:font-size-complex="10pt"/>
    </style:style>
    <style:style style:name="P172" style:family="paragraph" style:parent-style-name="Standard">
      <style:text-properties style:font-name="Noto Sans" fo:font-size="10pt" fo:language="fr" fo:country="FR" officeooo:rsid="0cde0c4b" officeooo:paragraph-rsid="0cde0c4b" style:font-size-asian="10pt" style:font-size-complex="10pt"/>
    </style:style>
    <style:style style:name="P173" style:family="paragraph" style:parent-style-name="Standard">
      <style:text-properties style:font-name="Noto Sans" fo:font-size="10pt" fo:language="fr" fo:country="FR" officeooo:rsid="01f55db6" officeooo:paragraph-rsid="069939a0" style:font-size-asian="10pt" style:font-size-complex="10pt"/>
    </style:style>
    <style:style style:name="P174" style:family="paragraph" style:parent-style-name="Standard">
      <style:text-properties style:font-name="Noto Sans" fo:font-size="10pt" fo:language="fr" fo:country="FR" officeooo:rsid="0c76726d" officeooo:paragraph-rsid="069939a0" style:font-size-asian="10pt" style:font-size-complex="10pt"/>
    </style:style>
    <style:style style:name="P175" style:family="paragraph" style:parent-style-name="Standard">
      <style:text-properties style:font-name="Noto Sans" fo:font-size="10pt" fo:language="fr" fo:country="FR" officeooo:rsid="0cbaff1a" officeooo:paragraph-rsid="0cc37430" style:font-size-asian="10pt" style:font-size-complex="10pt"/>
    </style:style>
    <style:style style:name="P176" style:family="paragraph" style:parent-style-name="Standard">
      <style:text-properties style:font-name="Noto Sans" fo:font-size="10pt" fo:language="fr" fo:country="FR" officeooo:rsid="0059a9c3" officeooo:paragraph-rsid="069939a0" style:font-size-asian="10pt" style:font-size-complex="10pt"/>
    </style:style>
    <style:style style:name="P177"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178"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179" style:family="paragraph" style:parent-style-name="Standard">
      <style:paragraph-properties fo:text-align="start" style:justify-single-word="false"/>
      <style:text-properties style:font-name="Noto Sans" fo:font-size="10pt" fo:language="fr" fo:country="FR" officeooo:rsid="1749eb68" officeooo:paragraph-rsid="1749eb68" style:font-size-asian="10pt" style:font-size-complex="10pt"/>
    </style:style>
    <style:style style:name="P180" style:family="paragraph" style:parent-style-name="Standard" style:list-style-name="L11">
      <style:paragraph-properties fo:text-align="start" style:justify-single-word="false"/>
      <style:text-properties style:font-name="Noto Sans" fo:font-size="10pt" fo:language="fr" fo:country="FR" officeooo:rsid="174d97a5" officeooo:paragraph-rsid="174d97a5" style:font-size-asian="10pt" style:font-size-complex="10pt"/>
    </style:style>
    <style:style style:name="P181" style:family="paragraph" style:parent-style-name="Standard">
      <style:paragraph-properties fo:text-align="start" style:justify-single-word="false"/>
      <style:text-properties style:font-name="Noto Sans" fo:font-size="10pt" fo:language="fr" fo:country="FR" officeooo:rsid="177fcd98" officeooo:paragraph-rsid="177fcd98" style:font-size-asian="10pt" style:font-size-complex="10pt"/>
    </style:style>
    <style:style style:name="P182" style:family="paragraph" style:parent-style-name="Standard" style:list-style-name="L11">
      <style:paragraph-properties fo:text-align="start" style:justify-single-word="false"/>
      <style:text-properties style:font-name="Noto Sans" fo:font-size="10pt" fo:language="fr" fo:country="FR" officeooo:rsid="17855111" officeooo:paragraph-rsid="17855111" style:font-size-asian="10pt" style:font-size-complex="10pt"/>
    </style:style>
    <style:style style:name="P183" style:family="paragraph" style:parent-style-name="Standard" style:list-style-name="L6">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184" style:family="paragraph" style:parent-style-name="Standard" style:list-style-name="L6">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185" style:family="paragraph" style:parent-style-name="Standard" style:list-style-name="L11">
      <style:paragraph-properties fo:text-align="start" style:justify-single-word="false"/>
      <style:text-properties style:font-name="Noto Sans" fo:font-size="10pt" fo:language="fr" fo:country="FR" style:text-underline-style="none" officeooo:rsid="07e0e288" officeooo:paragraph-rsid="136878fd" style:font-size-asian="10pt" style:font-size-complex="10pt"/>
    </style:style>
    <style:style style:name="P186" style:family="paragraph" style:parent-style-name="Standard" style:list-style-name="L11">
      <style:paragraph-properties fo:text-align="start" style:justify-single-word="false"/>
      <style:text-properties style:font-name="Noto Sans" fo:font-size="10pt" fo:language="fr" fo:country="FR" style:text-underline-style="none" officeooo:rsid="07e0e288" officeooo:paragraph-rsid="139b806a" style:font-size-asian="10pt" style:font-size-complex="10pt"/>
    </style:style>
    <style:style style:name="P187" style:family="paragraph" style:parent-style-name="Standard" style:list-style-name="L11">
      <style:paragraph-properties fo:text-align="start" style:justify-single-word="false"/>
      <style:text-properties style:font-name="Noto Sans" fo:font-size="10pt" fo:language="fr" fo:country="FR" style:text-underline-style="none" officeooo:rsid="07e0e288" officeooo:paragraph-rsid="136a75dd" style:font-size-asian="10pt" style:font-size-complex="10pt"/>
    </style:style>
    <style:style style:name="P188" style:family="paragraph" style:parent-style-name="Standard">
      <style:paragraph-properties fo:text-align="start" style:justify-single-word="false"/>
      <style:text-properties style:font-name="Noto Sans" fo:font-size="10pt" fo:language="fr" fo:country="FR" style:text-underline-style="none" officeooo:rsid="07e0e288" officeooo:paragraph-rsid="140552e7" style:font-size-asian="10pt" style:font-size-complex="10pt"/>
    </style:style>
    <style:style style:name="P189" style:family="paragraph" style:parent-style-name="Standard">
      <style:paragraph-properties fo:text-align="start" style:justify-single-word="false"/>
      <style:text-properties style:font-name="Noto Sans" fo:font-size="10pt" fo:language="fr" fo:country="FR" style:text-underline-style="none" officeooo:rsid="07e0e288" officeooo:paragraph-rsid="13a10dc6" style:font-size-asian="10pt" style:font-size-complex="10pt"/>
    </style:style>
    <style:style style:name="P190" style:family="paragraph" style:parent-style-name="Standard">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191" style:family="paragraph" style:parent-style-name="Standard">
      <style:paragraph-properties fo:text-align="start" style:justify-single-word="false"/>
      <style:text-properties style:font-name="Noto Sans" fo:font-size="10pt" fo:language="fr" fo:country="FR" style:text-underline-style="none" officeooo:rsid="07e1914a" officeooo:paragraph-rsid="136b2754" style:font-size-asian="10pt" style:font-size-complex="10pt"/>
    </style:style>
    <style:style style:name="P192" style:family="paragraph" style:parent-style-name="Standard">
      <style:paragraph-properties fo:text-align="start" style:justify-single-word="false"/>
      <style:text-properties style:font-name="Noto Sans" fo:font-size="10pt" fo:language="fr" fo:country="FR" style:text-underline-style="none" fo:font-weight="normal" officeooo:rsid="138fa1b2" officeooo:paragraph-rsid="140552e7" style:font-size-asian="10pt" style:font-weight-asian="normal" style:font-size-complex="10pt" style:font-weight-complex="normal"/>
    </style:style>
    <style:style style:name="P193" style:family="paragraph" style:parent-style-name="Standard">
      <style:paragraph-properties fo:text-align="start" style:justify-single-word="false"/>
      <style:text-properties style:font-name="Noto Sans" fo:font-size="10pt" fo:language="fr" fo:country="FR" style:text-underline-style="none" fo:font-weight="normal" officeooo:rsid="138fa1b2" officeooo:paragraph-rsid="139f4faf" style:font-size-asian="10pt" style:font-weight-asian="normal" style:font-size-complex="10pt" style:font-weight-complex="normal"/>
    </style:style>
    <style:style style:name="P194" style:family="paragraph" style:parent-style-name="Standard">
      <style:paragraph-properties fo:text-align="start" style:justify-single-word="false"/>
      <style:text-properties style:font-name="Noto Sans" fo:font-size="10pt" fo:language="fr" fo:country="FR" style:text-underline-style="none" fo:font-weight="normal" officeooo:rsid="1358a206" officeooo:paragraph-rsid="139b806a" style:font-size-asian="10pt" style:font-weight-asian="normal" style:font-size-complex="10pt" style:font-weight-complex="normal"/>
    </style:style>
    <style:style style:name="P195"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196"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136a75dd" style:font-size-asian="10pt" style:font-weight-asian="bold" style:font-size-complex="10pt" style:font-weight-complex="bold"/>
    </style:style>
    <style:style style:name="P197"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13f05434" style:font-size-asian="10pt" style:font-weight-asian="bold" style:font-size-complex="10pt" style:font-weight-complex="bold"/>
    </style:style>
    <style:style style:name="P198"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140ebe82" style:font-size-asian="10pt" style:font-weight-asian="bold" style:font-size-complex="10pt" style:font-weight-complex="bold"/>
    </style:style>
    <style:style style:name="P199"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1427e399" style:font-size-asian="10pt" style:font-weight-asian="bold" style:font-size-complex="10pt" style:font-weight-complex="bold"/>
    </style:style>
    <style:style style:name="P200"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14237a66" style:font-size-asian="10pt" style:font-weight-asian="bold" style:font-size-complex="10pt" style:font-weight-complex="bold"/>
    </style:style>
    <style:style style:name="P201"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2b2986a" officeooo:paragraph-rsid="136b2754" style:font-size-asian="10pt" style:font-weight-asian="bold" style:font-size-complex="10pt" style:font-weight-complex="bold"/>
    </style:style>
    <style:style style:name="P202"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374cde2" officeooo:paragraph-rsid="1374cde2" style:font-size-asian="10pt" style:font-weight-asian="bold" style:font-size-complex="10pt" style:font-weight-complex="bold"/>
    </style:style>
    <style:style style:name="P203"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374cde2" officeooo:paragraph-rsid="13a94bb7" style:font-size-asian="10pt" style:font-weight-asian="bold" style:font-size-complex="10pt" style:font-weight-complex="bold"/>
    </style:style>
    <style:style style:name="P204"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374cde2" officeooo:paragraph-rsid="140552e7" style:font-size-asian="10pt" style:font-weight-asian="bold" style:font-size-complex="10pt" style:font-weight-complex="bold"/>
    </style:style>
    <style:style style:name="P205"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374cde2" officeooo:paragraph-rsid="140ebe82" style:font-size-asian="10pt" style:font-weight-asian="bold" style:font-size-complex="10pt" style:font-weight-complex="bold"/>
    </style:style>
    <style:style style:name="P206"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3ec434a" officeooo:paragraph-rsid="13ec434a" style:font-size-asian="10pt" style:font-weight-asian="bold" style:font-size-complex="10pt" style:font-weight-complex="bold"/>
    </style:style>
    <style:style style:name="P207"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3ec434a" officeooo:paragraph-rsid="140ebe82" style:font-size-asian="10pt" style:font-weight-asian="bold" style:font-size-complex="10pt" style:font-weight-complex="bold"/>
    </style:style>
    <style:style style:name="P208"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166982" officeooo:paragraph-rsid="14166982" style:font-size-asian="10pt" style:font-weight-asian="bold" style:font-size-complex="10pt" style:font-weight-complex="bold"/>
    </style:style>
    <style:style style:name="P209"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08d8caac" officeooo:paragraph-rsid="14250495" style:font-size-asian="10pt" style:font-weight-asian="bold" style:font-size-complex="10pt" style:font-weight-complex="bold"/>
    </style:style>
    <style:style style:name="P210"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3f3795" officeooo:paragraph-rsid="143f3795" style:font-size-asian="10pt" style:font-weight-asian="bold" style:font-size-complex="10pt" style:font-weight-complex="bold"/>
    </style:style>
    <style:style style:name="P211"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4222bb" officeooo:paragraph-rsid="144222bb" style:font-size-asian="10pt" style:font-weight-asian="bold" style:font-size-complex="10pt" style:font-weight-complex="bold"/>
    </style:style>
    <style:style style:name="P212"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459cc9" officeooo:paragraph-rsid="14459cc9" style:font-size-asian="10pt" style:font-weight-asian="bold" style:font-size-complex="10pt" style:font-weight-complex="bold"/>
    </style:style>
    <style:style style:name="P213"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14459cc9" officeooo:paragraph-rsid="1447e67f" style:font-size-asian="10pt" style:font-weight-asian="bold" style:font-size-complex="10pt" style:font-weight-complex="bold"/>
    </style:style>
    <style:style style:name="P214"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14459cc9" officeooo:paragraph-rsid="14459cc9" style:font-size-asian="10pt" style:font-weight-asian="bold" style:font-size-complex="10pt" style:font-weight-complex="bold"/>
    </style:style>
    <style:style style:name="P215"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7e5f5c" officeooo:paragraph-rsid="147e5f5c" style:font-size-asian="10pt" style:font-weight-asian="bold" style:font-size-complex="10pt" style:font-weight-complex="bold"/>
    </style:style>
    <style:style style:name="P216"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aaf65f" officeooo:paragraph-rsid="14aaf65f" style:font-size-asian="10pt" style:font-weight-asian="bold" style:font-size-complex="10pt" style:font-weight-complex="bold"/>
    </style:style>
    <style:style style:name="P217"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aaf65f" officeooo:paragraph-rsid="150a2e20" style:font-size-asian="10pt" style:font-weight-asian="bold" style:font-size-complex="10pt" style:font-weight-complex="bold"/>
    </style:style>
    <style:style style:name="P218"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aaf65f" officeooo:paragraph-rsid="14ef8cb4" style:font-size-asian="10pt" style:font-weight-asian="bold" style:font-size-complex="10pt" style:font-weight-complex="bold"/>
    </style:style>
    <style:style style:name="P219"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bcf7ef" officeooo:paragraph-rsid="14bcf7ef" style:font-size-asian="10pt" style:font-weight-asian="bold" style:font-size-complex="10pt" style:font-weight-complex="bold"/>
    </style:style>
    <style:style style:name="P220"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bcf7ef" officeooo:paragraph-rsid="150a2e20" style:font-size-asian="10pt" style:font-weight-asian="bold" style:font-size-complex="10pt" style:font-weight-complex="bold"/>
    </style:style>
    <style:style style:name="P221"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bcf7ef" officeooo:paragraph-rsid="14ef8cb4" style:font-size-asian="10pt" style:font-weight-asian="bold" style:font-size-complex="10pt" style:font-weight-complex="bold"/>
    </style:style>
    <style:style style:name="P222"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c789e2" officeooo:paragraph-rsid="14c789e2" style:font-size-asian="10pt" style:font-weight-asian="bold" style:font-size-complex="10pt" style:font-weight-complex="bold"/>
    </style:style>
    <style:style style:name="P223"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c789e2" officeooo:paragraph-rsid="150a2e20" style:font-size-asian="10pt" style:font-weight-asian="bold" style:font-size-complex="10pt" style:font-weight-complex="bold"/>
    </style:style>
    <style:style style:name="P224"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4c789e2" officeooo:paragraph-rsid="14ef8cb4" style:font-size-asian="10pt" style:font-weight-asian="bold" style:font-size-complex="10pt" style:font-weight-complex="bold"/>
    </style:style>
    <style:style style:name="P225"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29ed74" officeooo:paragraph-rsid="1291982d" style:font-size-asian="10pt" style:font-weight-asian="bold" style:font-size-complex="10pt" style:font-weight-complex="bold"/>
    </style:style>
    <style:style style:name="P226"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29ed74" officeooo:paragraph-rsid="1588fcf8" style:font-size-asian="10pt" style:font-weight-asian="bold" style:font-size-complex="10pt" style:font-weight-complex="bold"/>
    </style:style>
    <style:style style:name="P227"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400fb3" officeooo:paragraph-rsid="15400fb3" style:font-size-asian="10pt" style:font-weight-asian="bold" style:font-size-complex="10pt" style:font-weight-complex="bold"/>
    </style:style>
    <style:style style:name="P228"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a148d1" officeooo:paragraph-rsid="15a148d1" style:font-size-asian="10pt" style:font-weight-asian="bold" style:font-size-complex="10pt" style:font-weight-complex="bold"/>
    </style:style>
    <style:style style:name="P229"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c095ec" officeooo:paragraph-rsid="15c095ec" style:font-size-asian="10pt" style:font-weight-asian="bold" style:font-size-complex="10pt" style:font-weight-complex="bold"/>
    </style:style>
    <style:style style:name="P230"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c19bdf" officeooo:paragraph-rsid="15c19bdf" style:font-size-asian="10pt" style:font-weight-asian="bold" style:font-size-complex="10pt" style:font-weight-complex="bold"/>
    </style:style>
    <style:style style:name="P231"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c19bdf" officeooo:paragraph-rsid="15cf1dee" style:font-size-asian="10pt" style:font-weight-asian="bold" style:font-size-complex="10pt" style:font-weight-complex="bold"/>
    </style:style>
    <style:style style:name="P232"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c19bdf" officeooo:paragraph-rsid="15d2032b" style:font-size-asian="10pt" style:font-weight-asian="bold" style:font-size-complex="10pt" style:font-weight-complex="bold"/>
    </style:style>
    <style:style style:name="P233"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c19bdf" officeooo:paragraph-rsid="15d28f28" style:font-size-asian="10pt" style:font-weight-asian="bold" style:font-size-complex="10pt" style:font-weight-complex="bold"/>
    </style:style>
    <style:style style:name="P234"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d952ec" officeooo:paragraph-rsid="15d952ec" style:font-size-asian="10pt" style:font-weight-asian="bold" style:font-size-complex="10pt" style:font-weight-complex="bold"/>
    </style:style>
    <style:style style:name="P235"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e3a94e" officeooo:paragraph-rsid="15e3a94e" style:font-size-asian="10pt" style:font-weight-asian="bold" style:font-size-complex="10pt" style:font-weight-complex="bold"/>
    </style:style>
    <style:style style:name="P236"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e63e8e" officeooo:paragraph-rsid="15e63e8e" style:font-size-asian="10pt" style:font-weight-asian="bold" style:font-size-complex="10pt" style:font-weight-complex="bold"/>
    </style:style>
    <style:style style:name="P237"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ed8a65" officeooo:paragraph-rsid="15ed8a65" style:font-size-asian="10pt" style:font-weight-asian="bold" style:font-size-complex="10pt" style:font-weight-complex="bold"/>
    </style:style>
    <style:style style:name="P238"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5f59eba" officeooo:paragraph-rsid="15f59eba" style:font-size-asian="10pt" style:font-weight-asian="bold" style:font-size-complex="10pt" style:font-weight-complex="bold"/>
    </style:style>
    <style:style style:name="P239"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6032334" officeooo:paragraph-rsid="16032334" style:font-size-asian="10pt" style:font-weight-asian="bold" style:font-size-complex="10pt" style:font-weight-complex="bold"/>
    </style:style>
    <style:style style:name="P240"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749eb68" officeooo:paragraph-rsid="1749eb68" style:font-size-asian="10pt" style:font-weight-asian="bold" style:font-size-complex="10pt" style:font-weight-complex="bold"/>
    </style:style>
    <style:style style:name="P241"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780d429" officeooo:paragraph-rsid="1780d429" style:font-size-asian="10pt" style:font-weight-asian="bold" style:font-size-complex="10pt" style:font-weight-complex="bold"/>
    </style:style>
    <style:style style:name="P242"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783f3b7" officeooo:paragraph-rsid="1783f3b7" style:font-size-asian="10pt" style:font-weight-asian="bold" style:font-size-complex="10pt" style:font-weight-complex="bold"/>
    </style:style>
    <style:style style:name="P243"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098c118a" officeooo:paragraph-rsid="153b61f3" fo:background-color="transparent" style:font-size-asian="10pt" style:font-weight-asian="bold" style:font-size-complex="10pt" style:font-weight-complex="bold"/>
    </style:style>
    <style:style style:name="P244"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098c118a" officeooo:paragraph-rsid="159ca714" fo:background-color="transparent" style:font-size-asian="10pt" style:font-weight-asian="bold" style:font-size-complex="10pt" style:font-weight-complex="bold"/>
    </style:style>
    <style:style style:name="P245"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60c747e" officeooo:paragraph-rsid="160c747e" fo:background-color="transparent" style:font-size-asian="10pt" style:font-weight-asian="bold" style:font-size-complex="10pt" style:font-weight-complex="bold"/>
    </style:style>
    <style:style style:name="P246" style:family="paragraph" style:parent-style-name="Standard" style:list-style-name="L11">
      <style:paragraph-properties fo:text-align="start" style:justify-single-word="false"/>
      <style:text-properties style:font-name="Noto Sans" fo:font-size="10pt" fo:language="fr" fo:country="FR" fo:font-weight="normal" officeooo:rsid="0efbe0b0" officeooo:paragraph-rsid="0efbe0b0" style:font-size-asian="10pt" style:font-weight-asian="normal" style:font-size-complex="10pt" style:font-weight-complex="normal"/>
    </style:style>
    <style:style style:name="P247" style:family="paragraph" style:parent-style-name="Standard" style:list-style-name="L11">
      <style:paragraph-properties fo:text-align="start" style:justify-single-word="false"/>
      <style:text-properties style:font-name="Noto Sans" fo:font-size="10pt" fo:language="fr" fo:country="FR" fo:font-weight="normal" officeooo:rsid="14beec50" officeooo:paragraph-rsid="14beec50" style:font-size-asian="10pt" style:font-weight-asian="normal" style:font-size-complex="10pt" style:font-weight-complex="normal"/>
    </style:style>
    <style:style style:name="P248" style:family="paragraph" style:parent-style-name="Standard" style:list-style-name="L11">
      <style:paragraph-properties fo:text-align="start" style:justify-single-word="false"/>
      <style:text-properties style:font-name="Noto Sans" fo:font-size="10pt" fo:language="fr" fo:country="FR" fo:font-weight="normal" officeooo:rsid="14beec50" officeooo:paragraph-rsid="150a2e20" style:font-size-asian="10pt" style:font-weight-asian="normal" style:font-size-complex="10pt" style:font-weight-complex="normal"/>
    </style:style>
    <style:style style:name="P249" style:family="paragraph" style:parent-style-name="Standard" style:list-style-name="L11">
      <style:paragraph-properties fo:text-align="start" style:justify-single-word="false"/>
      <style:text-properties style:font-name="Noto Sans" fo:font-size="10pt" fo:language="fr" fo:country="FR" fo:font-weight="normal" officeooo:rsid="14beec50" officeooo:paragraph-rsid="14ef8cb4" style:font-size-asian="10pt" style:font-weight-asian="normal" style:font-size-complex="10pt" style:font-weight-complex="normal"/>
    </style:style>
    <style:style style:name="P250" style:family="paragraph" style:parent-style-name="Standard" style:list-style-name="L11">
      <style:paragraph-properties fo:text-align="start" style:justify-single-word="false"/>
      <style:text-properties style:font-name="Noto Sans" fo:font-size="10pt" fo:language="fr" fo:country="FR" fo:font-weight="normal" officeooo:rsid="14cbe1b4" officeooo:paragraph-rsid="14e6fca0" style:font-size-asian="10pt" style:font-weight-asian="normal" style:font-size-complex="10pt" style:font-weight-complex="normal"/>
    </style:style>
    <style:style style:name="P251" style:family="paragraph" style:parent-style-name="Standard" style:list-style-name="L11">
      <style:paragraph-properties fo:text-align="start" style:justify-single-word="false"/>
      <style:text-properties style:font-name="Noto Sans" fo:font-size="10pt" fo:language="fr" fo:country="FR" fo:font-weight="normal" officeooo:rsid="14cbe1b4" officeooo:paragraph-rsid="150a2e20" style:font-size-asian="10pt" style:font-weight-asian="normal" style:font-size-complex="10pt" style:font-weight-complex="normal"/>
    </style:style>
    <style:style style:name="P252" style:family="paragraph" style:parent-style-name="Standard">
      <style:paragraph-properties fo:text-align="start" style:justify-single-word="false"/>
      <style:text-properties style:font-name="Noto Sans" fo:font-size="10pt" fo:language="fr" fo:country="FR" fo:font-weight="normal" officeooo:rsid="14cbe1b4" officeooo:paragraph-rsid="150a2e20" style:font-size-asian="10pt" style:font-weight-asian="normal" style:font-size-complex="10pt" style:font-weight-complex="normal"/>
    </style:style>
    <style:style style:name="P253" style:family="paragraph" style:parent-style-name="Standard">
      <style:paragraph-properties fo:text-align="start" style:justify-single-word="false"/>
      <style:text-properties style:font-name="Noto Sans" fo:font-size="10pt" fo:language="fr" fo:country="FR" fo:font-weight="normal" officeooo:rsid="14cbe1b4" officeooo:paragraph-rsid="14e6fca0" style:font-size-asian="10pt" style:font-weight-asian="normal" style:font-size-complex="10pt" style:font-weight-complex="normal"/>
    </style:style>
    <style:style style:name="P254" style:family="paragraph" style:parent-style-name="Standard">
      <style:paragraph-properties fo:text-align="start" style:justify-single-word="false"/>
      <style:text-properties style:font-name="Noto Sans" fo:font-size="10pt" fo:language="fr" fo:country="FR" fo:font-weight="normal" officeooo:rsid="0db59a18" officeooo:paragraph-rsid="0dfdd84d" style:font-size-asian="10pt" style:font-weight-asian="normal" style:font-size-complex="10pt" style:font-weight-complex="normal"/>
    </style:style>
    <style:style style:name="P255" style:family="paragraph" style:parent-style-name="Standard">
      <style:paragraph-properties fo:text-align="start" style:justify-single-word="false"/>
      <style:text-properties style:font-name="Noto Sans" fo:font-size="10pt" fo:language="fr" fo:country="FR" fo:font-weight="normal" officeooo:rsid="100dbdd2" officeooo:paragraph-rsid="10092721" style:font-size-asian="10pt" style:font-weight-asian="normal" style:font-size-complex="10pt" style:font-weight-complex="normal"/>
    </style:style>
    <style:style style:name="P256" style:family="paragraph" style:parent-style-name="Standard">
      <style:paragraph-properties fo:text-align="start" style:justify-single-word="false"/>
      <style:text-properties style:font-name="Noto Sans" fo:font-size="10pt" fo:language="fr" fo:country="FR" fo:font-weight="normal" officeooo:rsid="0ea29861" officeooo:paragraph-rsid="0e8f8c42" style:font-size-asian="10pt" style:font-weight-asian="normal" style:font-size-complex="10pt" style:font-weight-complex="normal"/>
    </style:style>
    <style:style style:name="P257" style:family="paragraph" style:parent-style-name="Standard">
      <style:paragraph-properties fo:text-align="start" style:justify-single-word="false"/>
      <style:text-properties style:font-name="Noto Sans" fo:font-size="10pt" fo:language="fr" fo:country="FR" fo:font-weight="normal" officeooo:rsid="07c5c90a" officeooo:paragraph-rsid="1291982d" style:font-size-asian="10pt" style:font-weight-asian="normal" style:font-size-complex="10pt" style:font-weight-complex="normal"/>
    </style:style>
    <style:style style:name="P258" style:family="paragraph" style:parent-style-name="Standard">
      <style:paragraph-properties fo:text-align="start" style:justify-single-word="false"/>
      <style:text-properties style:font-name="Noto Sans" fo:font-size="10pt" fo:language="fr" fo:country="FR" fo:font-weight="normal" officeooo:rsid="0ef4d9d5" officeooo:paragraph-rsid="14ef8cb4" style:font-size-asian="10pt" style:font-weight-asian="normal" style:font-size-complex="10pt" style:font-weight-complex="normal"/>
    </style:style>
    <style:style style:name="P259" style:family="paragraph" style:parent-style-name="Standard">
      <style:paragraph-properties fo:text-align="start" style:justify-single-word="false"/>
      <style:text-properties style:font-name="Noto Sans" fo:font-size="10pt" fo:language="fr" fo:country="FR" fo:font-weight="normal" officeooo:rsid="0ef4d9d5" officeooo:paragraph-rsid="150a2e20" style:font-size-asian="10pt" style:font-weight-asian="normal" style:font-size-complex="10pt" style:font-weight-complex="normal"/>
    </style:style>
    <style:style style:name="P260" style:family="paragraph" style:parent-style-name="Standard">
      <style:paragraph-properties fo:text-align="start" style:justify-single-word="false"/>
      <style:text-properties style:font-name="Noto Sans" fo:font-size="10pt" fo:language="fr" fo:country="FR" fo:font-weight="normal" officeooo:rsid="0ef4d9d5" officeooo:paragraph-rsid="0eeece6a" style:font-size-asian="10pt" style:font-weight-asian="normal" style:font-size-complex="10pt" style:font-weight-complex="normal"/>
    </style:style>
    <style:style style:name="P261" style:family="paragraph" style:parent-style-name="Standard">
      <style:paragraph-properties fo:text-align="start" style:justify-single-word="false"/>
      <style:text-properties style:font-name="Noto Sans" fo:font-size="10pt" fo:language="fr" fo:country="FR" fo:font-weight="normal" officeooo:rsid="137fcace" officeooo:paragraph-rsid="140ebe82" style:font-size-asian="10pt" style:font-weight-asian="normal" style:font-size-complex="10pt" style:font-weight-complex="normal"/>
    </style:style>
    <style:style style:name="P262" style:family="paragraph" style:parent-style-name="Standard">
      <style:paragraph-properties fo:text-align="start" style:justify-single-word="false"/>
      <style:text-properties style:font-name="Noto Sans" fo:font-size="10pt" fo:language="fr" fo:country="FR" fo:font-weight="normal" officeooo:rsid="137fcace" officeooo:paragraph-rsid="140552e7" style:font-size-asian="10pt" style:font-weight-asian="normal" style:font-size-complex="10pt" style:font-weight-complex="normal"/>
    </style:style>
    <style:style style:name="P263" style:family="paragraph" style:parent-style-name="Standard">
      <style:paragraph-properties fo:text-align="start" style:justify-single-word="false"/>
      <style:text-properties style:font-name="Noto Sans" fo:font-size="10pt" fo:language="fr" fo:country="FR" fo:font-weight="normal" officeooo:rsid="137fcace" officeooo:paragraph-rsid="13a7525c" style:font-size-asian="10pt" style:font-weight-asian="normal" style:font-size-complex="10pt" style:font-weight-complex="normal"/>
    </style:style>
    <style:style style:name="P264" style:family="paragraph" style:parent-style-name="Standard">
      <style:paragraph-properties fo:text-align="start" style:justify-single-word="false"/>
      <style:text-properties style:font-name="Noto Sans" fo:font-size="10pt" fo:language="fr" fo:country="FR" fo:font-weight="normal" officeooo:rsid="137fcace" officeooo:paragraph-rsid="139cfc35" style:font-size-asian="10pt" style:font-weight-asian="normal" style:font-size-complex="10pt" style:font-weight-complex="normal"/>
    </style:style>
    <style:style style:name="P265" style:family="paragraph" style:parent-style-name="Standard" style:list-style-name="L11">
      <style:paragraph-properties fo:text-align="start" style:justify-single-word="false"/>
      <style:text-properties style:font-name="Noto Sans" fo:font-size="10pt" fo:language="fr" fo:country="FR" fo:font-weight="normal" officeooo:rsid="0df8c70f" officeooo:paragraph-rsid="0dfdd84d" fo:background-color="transparent" style:font-size-asian="10pt" style:font-weight-asian="normal" style:font-size-complex="10pt" style:font-weight-complex="normal"/>
    </style:style>
    <style:style style:name="P266" style:family="paragraph" style:parent-style-name="Standard" style:list-style-name="L11">
      <style:paragraph-properties fo:text-align="start" style:justify-single-word="false"/>
      <style:text-properties style:font-name="Noto Sans" fo:font-size="10pt" fo:language="fr" fo:country="FR" officeooo:rsid="013cd036" officeooo:paragraph-rsid="1291982d" fo:background-color="transparent" style:font-size-asian="10pt" style:font-size-complex="10pt"/>
    </style:style>
    <style:style style:name="P267" style:family="paragraph" style:parent-style-name="Standard">
      <style:paragraph-properties fo:text-align="start" style:justify-single-word="false"/>
      <style:text-properties style:font-name="Noto Sans" fo:font-size="10pt" fo:language="fr" fo:country="FR" officeooo:rsid="013cd036" officeooo:paragraph-rsid="1291982d" fo:background-color="transparent" style:font-size-asian="10pt" style:font-size-complex="10pt"/>
    </style:style>
    <style:style style:name="P268" style:family="paragraph" style:parent-style-name="Standard" style:list-style-name="L11">
      <style:paragraph-properties fo:text-align="start" style:justify-single-word="false"/>
      <style:text-properties style:font-name="Noto Sans" fo:font-size="10pt" fo:language="fr" fo:country="FR" officeooo:rsid="013b71ad" officeooo:paragraph-rsid="1291982d" fo:background-color="transparent" style:font-size-asian="10pt" style:font-size-complex="10pt"/>
    </style:style>
    <style:style style:name="P269" style:family="paragraph" style:parent-style-name="Standard" style:list-style-name="L11">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270"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271" style:family="paragraph" style:parent-style-name="Standard" style:list-style-name="L16">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272"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273" style:family="paragraph" style:parent-style-name="Standard" style:list-style-name="L16">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274"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275" style:family="paragraph" style:parent-style-name="Standard" style:list-style-name="L16">
      <style:paragraph-properties fo:text-align="start" style:justify-single-word="false"/>
      <style:text-properties style:font-name="Noto Sans" fo:font-size="10pt" fo:language="fr" fo:country="FR" officeooo:rsid="0fd1326b" officeooo:paragraph-rsid="0fd1326b" fo:background-color="transparent" style:font-size-asian="10pt" style:font-size-complex="10pt"/>
    </style:style>
    <style:style style:name="P276" style:family="paragraph" style:parent-style-name="Standard" style:list-style-name="L16">
      <style:paragraph-properties fo:text-align="start" style:justify-single-word="false"/>
      <style:text-properties style:font-name="Noto Sans" fo:font-size="10pt" fo:language="fr" fo:country="FR" officeooo:rsid="0feaeff7" officeooo:paragraph-rsid="0fed5a26" fo:background-color="transparent" style:font-size-asian="10pt" style:font-size-complex="10pt"/>
    </style:style>
    <style:style style:name="P277" style:family="paragraph" style:parent-style-name="Standard" style:list-style-name="L16">
      <style:paragraph-properties fo:text-align="start" style:justify-single-word="false"/>
      <style:text-properties style:font-name="Noto Sans" fo:font-size="10pt" fo:language="fr" fo:country="FR" officeooo:rsid="0280f42e" officeooo:paragraph-rsid="0ffc0842" fo:background-color="transparent" style:font-size-asian="10pt" style:font-size-complex="10pt"/>
    </style:style>
    <style:style style:name="P278" style:family="paragraph" style:parent-style-name="Standard" style:list-style-name="L16">
      <style:paragraph-properties fo:text-align="start" style:justify-single-word="false"/>
      <style:text-properties style:font-name="Noto Sans" fo:font-size="10pt" fo:language="fr" fo:country="FR" officeooo:rsid="0280f42e" officeooo:paragraph-rsid="1002c37c" fo:background-color="transparent" style:font-size-asian="10pt" style:font-size-complex="10pt"/>
    </style:style>
    <style:style style:name="P279" style:family="paragraph" style:parent-style-name="Standard">
      <style:paragraph-properties fo:text-align="start" style:justify-single-word="false"/>
      <style:text-properties style:font-name="Noto Sans" fo:font-size="10pt" fo:language="fr" fo:country="FR" officeooo:rsid="0280f42e" officeooo:paragraph-rsid="0ff6971c" fo:background-color="transparent" style:font-size-asian="10pt" style:font-size-complex="10pt"/>
    </style:style>
    <style:style style:name="P280"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281" style:family="paragraph" style:parent-style-name="Standard" style:list-style-name="L11">
      <style:paragraph-properties fo:text-align="start" style:justify-single-word="false"/>
      <style:text-properties style:font-name="Noto Sans" fo:font-size="10pt" fo:language="fr" fo:country="FR" officeooo:rsid="160fdf85" officeooo:paragraph-rsid="160fdf85" fo:background-color="transparent" style:font-size-asian="10pt" style:font-size-complex="10pt"/>
    </style:style>
    <style:style style:name="P282" style:family="paragraph" style:parent-style-name="Standard">
      <style:paragraph-properties fo:text-align="start" style:justify-single-word="false"/>
      <style:text-properties style:font-name="Noto Sans" fo:font-size="10pt" fo:language="fr" fo:country="FR" officeooo:rsid="0dfa6719" officeooo:paragraph-rsid="0dfa6719" fo:background-color="transparent" style:font-size-asian="10pt" style:font-size-complex="10pt"/>
    </style:style>
    <style:style style:name="P283" style:family="paragraph" style:parent-style-name="Standard">
      <style:paragraph-properties fo:text-align="start" style:justify-single-word="false"/>
      <style:text-properties style:font-name="Noto Sans" fo:font-size="10pt" fo:language="fr" fo:country="FR" officeooo:rsid="02e7e5a6" officeooo:paragraph-rsid="054953ce" fo:background-color="transparent" style:font-size-asian="10pt" style:font-size-complex="10pt"/>
    </style:style>
    <style:style style:name="P284"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285"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286"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287" style:family="paragraph" style:parent-style-name="Standard">
      <style:paragraph-properties fo:text-align="start" style:justify-single-word="false"/>
      <style:text-properties style:font-name="Noto Sans" fo:font-size="10pt" fo:language="fr" fo:country="FR" officeooo:rsid="0d0b15fc" officeooo:paragraph-rsid="0d0b15fc" fo:background-color="transparent" style:font-size-asian="10pt" style:font-size-complex="10pt"/>
    </style:style>
    <style:style style:name="P288"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289"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290"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291" style:family="paragraph" style:parent-style-name="Standard">
      <style:paragraph-properties fo:text-align="start" style:justify-single-word="false"/>
      <style:text-properties style:font-name="Noto Sans" fo:font-size="10pt" fo:language="fr" fo:country="FR" officeooo:rsid="07d71409" officeooo:paragraph-rsid="1291982d" fo:background-color="transparent" style:font-size-asian="10pt" style:font-size-complex="10pt"/>
    </style:style>
    <style:style style:name="P292"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0d61fe51" officeooo:paragraph-rsid="120da230" style:font-size-asian="10pt" style:font-style-asian="normal" style:font-weight-asian="normal" style:font-size-complex="10pt" style:font-style-complex="normal" style:font-weight-complex="normal"/>
    </style:style>
    <style:style style:name="P293"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0d61fe51" officeooo:paragraph-rsid="12034c93" style:font-size-asian="10pt" style:font-style-asian="normal" style:font-weight-asian="normal" style:font-size-complex="10pt" style:font-style-complex="normal" style:font-weight-complex="normal"/>
    </style:style>
    <style:style style:name="P294"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d61fe51" officeooo:paragraph-rsid="120da230" style:font-size-asian="10pt" style:font-style-asian="normal" style:font-weight-asian="normal" style:font-size-complex="10pt" style:font-style-complex="normal" style:font-weight-complex="normal"/>
    </style:style>
    <style:style style:name="P295"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d61fe51" officeooo:paragraph-rsid="12034c93" style:font-size-asian="10pt" style:font-style-asian="normal" style:font-weight-asian="normal" style:font-size-complex="10pt" style:font-style-complex="normal" style:font-weight-complex="normal"/>
    </style:style>
    <style:style style:name="P296"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235b1d" officeooo:paragraph-rsid="1627dfa2" style:font-size-asian="10pt" style:font-style-asian="normal" style:font-weight-asian="normal" style:font-size-complex="10pt" style:font-style-complex="normal" style:font-weight-complex="normal"/>
    </style:style>
    <style:style style:name="P297"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235b1d" officeooo:paragraph-rsid="1627dfa2" style:font-size-asian="10pt" style:font-style-asian="normal" style:font-weight-asian="normal" style:font-size-complex="10pt" style:font-style-complex="normal" style:font-weight-complex="normal"/>
    </style:style>
    <style:style style:name="P298"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236656" officeooo:paragraph-rsid="16236656" style:font-size-asian="10pt" style:font-style-asian="normal" style:font-weight-asian="normal" style:font-size-complex="10pt" style:font-style-complex="normal" style:font-weight-complex="normal"/>
    </style:style>
    <style:style style:name="P299"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236656" officeooo:paragraph-rsid="16236656" style:font-size-asian="10pt" style:font-style-asian="normal" style:font-weight-asian="normal" style:font-size-complex="10pt" style:font-style-complex="normal" style:font-weight-complex="normal"/>
    </style:style>
    <style:style style:name="P300"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2ba9c3" officeooo:paragraph-rsid="162ba9c3" style:font-size-asian="10pt" style:font-style-asian="normal" style:font-weight-asian="normal" style:font-size-complex="10pt" style:font-style-complex="normal" style:font-weight-complex="normal"/>
    </style:style>
    <style:style style:name="P301"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302103" officeooo:paragraph-rsid="16302103" style:font-size-asian="10pt" style:font-style-asian="normal" style:font-weight-asian="normal" style:font-size-complex="10pt" style:font-style-complex="normal" style:font-weight-complex="normal"/>
    </style:style>
    <style:style style:name="P302"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302443" officeooo:paragraph-rsid="16302443" style:font-size-asian="10pt" style:font-style-asian="normal" style:font-weight-asian="normal" style:font-size-complex="10pt" style:font-style-complex="normal" style:font-weight-complex="normal"/>
    </style:style>
    <style:style style:name="P303"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320724" officeooo:paragraph-rsid="16320724" style:font-size-asian="10pt" style:font-style-asian="normal" style:font-weight-asian="normal" style:font-size-complex="10pt" style:font-style-complex="normal" style:font-weight-complex="normal"/>
    </style:style>
    <style:style style:name="P304"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36fa05" officeooo:paragraph-rsid="1636fa05" style:font-size-asian="10pt" style:font-style-asian="normal" style:font-weight-asian="normal" style:font-size-complex="10pt" style:font-style-complex="normal" style:font-weight-complex="normal"/>
    </style:style>
    <style:style style:name="P305"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3d6b42" officeooo:paragraph-rsid="163d6b42" style:font-size-asian="10pt" style:font-style-asian="normal" style:font-weight-asian="normal" style:font-size-complex="10pt" style:font-style-complex="normal" style:font-weight-complex="normal"/>
    </style:style>
    <style:style style:name="P306"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3d6b42" officeooo:paragraph-rsid="163d6b42" style:font-size-asian="10pt" style:font-style-asian="normal" style:font-weight-asian="normal" style:font-size-complex="10pt" style:font-style-complex="normal" style:font-weight-complex="normal"/>
    </style:style>
    <style:style style:name="P307"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44a2ef" officeooo:paragraph-rsid="1644a2ef" style:font-size-asian="10pt" style:font-style-asian="normal" style:font-weight-asian="normal" style:font-size-complex="10pt" style:font-style-complex="normal" style:font-weight-complex="normal"/>
    </style:style>
    <style:style style:name="P308"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69afb9" officeooo:paragraph-rsid="1669afb9" style:font-size-asian="10pt" style:font-style-asian="normal" style:font-weight-asian="normal" style:font-size-complex="10pt" style:font-style-complex="normal" style:font-weight-complex="normal"/>
    </style:style>
    <style:style style:name="P309"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78a5c0" officeooo:paragraph-rsid="1678a5c0" style:font-size-asian="10pt" style:font-style-asian="normal" style:font-weight-asian="normal" style:font-size-complex="10pt" style:font-style-complex="normal" style:font-weight-complex="normal"/>
    </style:style>
    <style:style style:name="P310"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1678a5c0" officeooo:paragraph-rsid="1678a5c0" style:font-size-asian="10pt" style:font-style-asian="normal" style:font-weight-asian="normal" style:font-size-complex="10pt" style:font-style-complex="normal" style:font-weight-complex="normal"/>
    </style:style>
    <style:style style:name="P311" style:family="paragraph" style:parent-style-name="Standard" style:list-style-name="L11">
      <style:paragraph-properties fo:text-align="start" style:justify-single-word="false"/>
      <style:text-properties style:font-name="Noto Sans" fo:font-size="10pt" fo:language="fr" fo:country="FR" fo:font-style="normal" style:text-underline-style="none" fo:font-weight="normal" officeooo:rsid="167b2a53" officeooo:paragraph-rsid="167b2a53" style:font-size-asian="10pt" style:font-style-asian="normal" style:font-weight-asian="normal" style:font-size-complex="10pt" style:font-style-complex="normal" style:font-weight-complex="normal"/>
    </style:style>
    <style:style style:name="P312" style:family="paragraph" style:parent-style-name="Standard" style:list-style-name="L11">
      <style:paragraph-properties fo:text-align="start" style:justify-single-word="false"/>
      <style:text-properties style:font-name="Noto Sans" fo:font-size="10pt" fo:language="fr" fo:country="FR" fo:font-style="normal" fo:font-weight="normal" officeooo:rsid="0f0368bd" officeooo:paragraph-rsid="12034c93" style:font-size-asian="10pt" style:font-style-asian="normal" style:font-weight-asian="normal" style:font-size-complex="10pt" style:font-style-complex="normal" style:font-weight-complex="normal"/>
    </style:style>
    <style:style style:name="P313" style:family="paragraph" style:parent-style-name="Standard">
      <style:paragraph-properties fo:text-align="start" style:justify-single-word="false"/>
      <style:text-properties style:font-name="Noto Sans" fo:font-size="10pt" fo:language="fr" fo:country="FR" fo:font-style="normal" fo:font-weight="normal" officeooo:rsid="0f0368bd" officeooo:paragraph-rsid="12034c93" style:font-size-asian="10pt" style:font-style-asian="normal" style:font-weight-asian="normal" style:font-size-complex="10pt" style:font-style-complex="normal" style:font-weight-complex="normal"/>
    </style:style>
    <style:style style:name="P314" style:family="paragraph" style:parent-style-name="Standard" style:list-style-name="L11">
      <style:paragraph-properties fo:text-align="start" style:justify-single-word="false"/>
      <style:text-properties style:font-name="Noto Sans" fo:font-size="10pt" fo:language="fr" fo:country="FR" fo:font-style="normal" fo:font-weight="normal" officeooo:rsid="11a2390e" officeooo:paragraph-rsid="12034c93" style:font-size-asian="10pt" style:font-style-asian="normal" style:font-weight-asian="normal" style:font-size-complex="10pt" style:font-style-complex="normal" style:font-weight-complex="normal"/>
    </style:style>
    <style:style style:name="P315" style:family="paragraph" style:parent-style-name="Standard" style:list-style-name="L11">
      <style:paragraph-properties fo:text-align="start" style:justify-single-word="false"/>
      <style:text-properties style:font-name="Noto Sans" fo:font-size="10pt" fo:language="fr" fo:country="FR" fo:font-style="normal" fo:font-weight="normal" officeooo:rsid="11a8ba38" officeooo:paragraph-rsid="12034c93" style:font-size-asian="10pt" style:font-style-asian="normal" style:font-weight-asian="normal" style:font-size-complex="10pt" style:font-style-complex="normal" style:font-weight-complex="normal"/>
    </style:style>
    <style:style style:name="P316" style:family="paragraph" style:parent-style-name="Standard">
      <style:paragraph-properties fo:text-align="start" style:justify-single-word="false"/>
      <style:text-properties style:font-name="Noto Sans" fo:font-size="10pt" fo:language="fr" fo:country="FR" fo:font-style="normal" fo:font-weight="normal" officeooo:rsid="11a8ba38" officeooo:paragraph-rsid="12034c93" style:font-size-asian="10pt" style:font-style-asian="normal" style:font-weight-asian="normal" style:font-size-complex="10pt" style:font-style-complex="normal" style:font-weight-complex="normal"/>
    </style:style>
    <style:style style:name="P317" style:family="paragraph" style:parent-style-name="Standard" style:list-style-name="L11">
      <style:paragraph-properties fo:text-align="start" style:justify-single-word="false"/>
      <style:text-properties style:font-name="Noto Sans" fo:font-size="10pt" fo:language="fr" fo:country="FR" fo:font-style="normal" fo:font-weight="normal" officeooo:rsid="0f054ade" officeooo:paragraph-rsid="12034c93" style:font-size-asian="10pt" style:font-style-asian="normal" style:font-weight-asian="normal" style:font-size-complex="10pt" style:font-style-complex="normal" style:font-weight-complex="normal"/>
    </style:style>
    <style:style style:name="P318" style:family="paragraph" style:parent-style-name="Standard" style:list-style-name="L11">
      <style:paragraph-properties fo:text-align="start" style:justify-single-word="false"/>
      <style:text-properties style:font-name="Noto Sans" fo:font-size="10pt" fo:language="fr" fo:country="FR" fo:font-style="normal" fo:font-weight="normal" officeooo:rsid="11b39cf1" officeooo:paragraph-rsid="12034c93" style:font-size-asian="10pt" style:font-style-asian="normal" style:font-weight-asian="normal" style:font-size-complex="10pt" style:font-style-complex="normal" style:font-weight-complex="normal"/>
    </style:style>
    <style:style style:name="P319" style:family="paragraph" style:parent-style-name="Standard">
      <style:paragraph-properties fo:text-align="start" style:justify-single-word="false"/>
      <style:text-properties style:font-name="Noto Sans" fo:font-size="10pt" fo:language="fr" fo:country="FR" fo:font-style="normal" fo:font-weight="normal" officeooo:rsid="11b39cf1" officeooo:paragraph-rsid="12034c93" style:font-size-asian="10pt" style:font-style-asian="normal" style:font-weight-asian="normal" style:font-size-complex="10pt" style:font-style-complex="normal" style:font-weight-complex="normal"/>
    </style:style>
    <style:style style:name="P320" style:family="paragraph" style:parent-style-name="Standard" style:list-style-name="L11">
      <style:paragraph-properties fo:text-align="start" style:justify-single-word="false"/>
      <style:text-properties style:font-name="Noto Sans" fo:font-size="10pt" fo:language="fr" fo:country="FR" fo:font-style="normal" fo:font-weight="normal" officeooo:rsid="11c1217b" officeooo:paragraph-rsid="12034c93" style:font-size-asian="10pt" style:font-style-asian="normal" style:font-weight-asian="normal" style:font-size-complex="10pt" style:font-style-complex="normal" style:font-weight-complex="normal"/>
    </style:style>
    <style:style style:name="P321" style:family="paragraph" style:parent-style-name="Standard" style:list-style-name="L11">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322" style:family="paragraph" style:parent-style-name="Standard" style:list-style-name="L11">
      <style:paragraph-properties fo:text-align="start" style:justify-single-word="false"/>
      <style:text-properties style:font-name="Noto Sans" fo:font-size="10pt" fo:language="fr" fo:country="FR" fo:font-style="normal" fo:font-weight="normal" officeooo:rsid="012525b7" officeooo:paragraph-rsid="0b9e2913" style:font-size-asian="10pt" style:font-style-asian="normal" style:font-weight-asian="normal" style:font-size-complex="10pt" style:font-style-complex="normal" style:font-weight-complex="normal"/>
    </style:style>
    <style:style style:name="P323"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324" style:family="paragraph" style:parent-style-name="Standard" style:list-style-name="L11">
      <style:paragraph-properties fo:text-align="start" style:justify-single-word="false"/>
      <style:text-properties style:font-name="Noto Sans" fo:font-size="10pt" fo:language="fr" fo:country="FR" fo:font-style="normal" fo:font-weight="normal" officeooo:rsid="16558f3e" officeooo:paragraph-rsid="1654305b" style:font-size-asian="10pt" style:font-style-asian="normal" style:font-weight-asian="normal" style:font-size-complex="10pt" style:font-style-complex="normal" style:font-weight-complex="normal"/>
    </style:style>
    <style:style style:name="P325" style:family="paragraph" style:parent-style-name="Standard" style:list-style-name="L11">
      <style:paragraph-properties fo:text-align="start" style:justify-single-word="false"/>
      <style:text-properties style:font-name="Noto Sans" fo:font-size="10pt" fo:language="fr" fo:country="FR" fo:font-style="normal" fo:font-weight="normal" officeooo:rsid="16626a1b" officeooo:paragraph-rsid="16626a1b" style:font-size-asian="10pt" style:font-style-asian="normal" style:font-weight-asian="normal" style:font-size-complex="10pt" style:font-style-complex="normal" style:font-weight-complex="normal"/>
    </style:style>
    <style:style style:name="P326" style:family="paragraph" style:parent-style-name="Standard" style:list-style-name="L11">
      <style:paragraph-properties fo:text-align="start" style:justify-single-word="false"/>
      <style:text-properties style:font-name="Noto Sans" fo:font-size="10pt" fo:language="fr" fo:country="FR" fo:font-style="normal" fo:font-weight="normal" officeooo:rsid="168192aa" officeooo:paragraph-rsid="168192aa" style:font-size-asian="10pt" style:font-style-asian="normal" style:font-weight-asian="normal" style:font-size-complex="10pt" style:font-style-complex="normal" style:font-weight-complex="normal"/>
    </style:style>
    <style:style style:name="P327" style:family="paragraph" style:parent-style-name="Standard">
      <style:paragraph-properties fo:text-align="start" style:justify-single-word="false"/>
      <style:text-properties style:font-name="Noto Sans" fo:font-size="10pt" fo:language="fr" fo:country="FR" fo:font-style="normal" fo:font-weight="normal" officeooo:rsid="16977c31" officeooo:paragraph-rsid="16977c31" style:font-size-asian="10pt" style:font-style-asian="normal" style:font-weight-asian="normal" style:font-size-complex="10pt" style:font-style-complex="normal" style:font-weight-complex="normal"/>
    </style:style>
    <style:style style:name="P328" style:family="paragraph" style:parent-style-name="Standard">
      <style:paragraph-properties fo:text-align="start" style:justify-single-word="false"/>
      <style:text-properties style:font-name="Noto Sans" fo:font-size="10pt" fo:language="fr" fo:country="FR" fo:font-style="normal" fo:font-weight="normal" officeooo:rsid="0f0a3fd8" officeooo:paragraph-rsid="12034c93" style:font-size-asian="10pt" style:font-style-asian="normal" style:font-weight-asian="normal" style:font-size-complex="10pt" style:font-style-complex="normal" style:font-weight-complex="normal"/>
    </style:style>
    <style:style style:name="P329" style:family="paragraph" style:parent-style-name="Standard" style:list-style-name="L16">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330"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331"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d101a83" fo:background-color="transparent" style:font-size-asian="10pt" style:font-style-asian="normal" style:font-weight-asian="normal" style:font-size-complex="10pt" style:font-style-complex="normal" style:font-weight-complex="normal"/>
    </style:style>
    <style:style style:name="P332" style:family="paragraph" style:parent-style-name="Standard" style:list-style-name="L11">
      <style:paragraph-properties fo:text-align="start" style:justify-single-word="false"/>
      <style:text-properties style:font-name="Noto Sans" fo:font-size="10pt" fo:language="fr" fo:country="FR" fo:font-style="normal" style:text-underline-style="solid" style:text-underline-width="auto" style:text-underline-color="font-color" fo:font-weight="bold" officeooo:rsid="161b5c3c" officeooo:paragraph-rsid="161b5c3c" style:font-size-asian="10pt" style:font-style-asian="normal" style:font-weight-asian="bold" style:font-size-complex="10pt" style:font-style-complex="normal" style:font-weight-complex="bold"/>
    </style:style>
    <style:style style:name="P333" style:family="paragraph" style:parent-style-name="Standard" style:list-style-name="L11">
      <style:paragraph-properties fo:text-align="start" style:justify-single-word="false"/>
      <style:text-properties style:font-name="Noto Sans" fo:font-size="10pt" fo:language="fr" fo:country="FR" fo:font-style="normal" style:text-underline-style="solid" style:text-underline-width="auto" style:text-underline-color="font-color" fo:font-weight="bold" officeooo:rsid="161e098e" officeooo:paragraph-rsid="161e098e" style:font-size-asian="10pt" style:font-style-asian="normal" style:font-weight-asian="bold" style:font-size-complex="10pt" style:font-style-complex="normal" style:font-weight-complex="bold"/>
    </style:style>
    <style:style style:name="P334" style:family="paragraph" style:parent-style-name="Standard" style:list-style-name="L11">
      <style:paragraph-properties fo:text-align="start" style:justify-single-word="false"/>
      <style:text-properties style:font-name="Noto Sans" fo:font-size="10pt" fo:language="fr" fo:country="FR" fo:font-style="normal" style:text-underline-style="solid" style:text-underline-width="auto" style:text-underline-color="font-color" fo:font-weight="bold" officeooo:rsid="162ba9c3" officeooo:paragraph-rsid="162ba9c3" style:font-size-asian="10pt" style:font-style-asian="normal" style:font-weight-asian="bold" style:font-size-complex="10pt" style:font-style-complex="normal" style:font-weight-complex="bold"/>
    </style:style>
    <style:style style:name="P335" style:family="paragraph" style:parent-style-name="Standard" style:list-style-name="L11">
      <style:paragraph-properties fo:text-align="start" style:justify-single-word="false"/>
      <style:text-properties style:font-name="Noto Sans" fo:font-size="10pt" fo:language="fr" fo:country="FR" fo:font-style="normal" style:text-underline-style="solid" style:text-underline-width="auto" style:text-underline-color="font-color" fo:font-weight="bold" officeooo:rsid="164a62b9" officeooo:paragraph-rsid="164a62b9" style:font-size-asian="10pt" style:font-style-asian="normal" style:font-weight-asian="bold" style:font-size-complex="10pt" style:font-style-complex="normal" style:font-weight-complex="bold"/>
    </style:style>
    <style:style style:name="P336" style:family="paragraph" style:parent-style-name="Standard" style:list-style-name="L11">
      <style:paragraph-properties fo:text-align="start" style:justify-single-word="false"/>
      <style:text-properties style:font-name="Noto Sans" fo:font-size="10pt" fo:language="fr" fo:country="FR" fo:font-style="normal" style:text-underline-style="solid" style:text-underline-width="auto" style:text-underline-color="font-color" fo:font-weight="bold" officeooo:rsid="164c4db6" officeooo:paragraph-rsid="164c4db6" style:font-size-asian="10pt" style:font-style-asian="normal" style:font-weight-asian="bold" style:font-size-complex="10pt" style:font-style-complex="normal" style:font-weight-complex="bold"/>
    </style:style>
    <style:style style:name="P337" style:family="paragraph" style:parent-style-name="Standard" style:list-style-name="L11">
      <style:paragraph-properties fo:text-align="start" style:justify-single-word="false"/>
      <style:text-properties style:font-name="Noto Sans" fo:font-size="10pt" fo:language="fr" fo:country="FR" fo:font-style="normal" style:text-underline-style="solid" style:text-underline-width="auto" style:text-underline-color="font-color" fo:font-weight="bold" officeooo:rsid="16508489" officeooo:paragraph-rsid="16508489" style:font-size-asian="10pt" style:font-style-asian="normal" style:font-weight-asian="bold" style:font-size-complex="10pt" style:font-style-complex="normal" style:font-weight-complex="bold"/>
    </style:style>
    <style:style style:name="P338" style:family="paragraph" style:parent-style-name="Standard" style:list-style-name="L11">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339" style:family="paragraph" style:parent-style-name="Standard" style:list-style-name="L11">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340"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341" style:family="paragraph" style:parent-style-name="Standard" style:list-style-name="L11">
      <style:paragraph-properties fo:text-align="start" style:justify-single-word="false"/>
      <style:text-properties style:font-name="Noto Sans" fo:font-size="10pt" officeooo:rsid="012f32a2" officeooo:paragraph-rsid="069939a0" style:font-size-asian="10pt" style:font-size-complex="10pt"/>
    </style:style>
    <style:style style:name="P342" style:family="paragraph" style:parent-style-name="Standard">
      <style:paragraph-properties fo:text-align="start" style:justify-single-word="false"/>
      <style:text-properties style:font-name="Noto Sans" fo:font-size="10pt" officeooo:paragraph-rsid="10092721" style:font-size-asian="10pt" style:font-size-complex="10pt"/>
    </style:style>
    <style:style style:name="P343" style:family="paragraph" style:parent-style-name="Standard">
      <style:paragraph-properties fo:text-align="start" style:justify-single-word="false"/>
      <style:text-properties style:font-name="Noto Sans" fo:font-size="10pt" officeooo:paragraph-rsid="1291982d" style:font-size-asian="10pt" style:font-size-complex="10pt"/>
    </style:style>
    <style:style style:name="P344" style:family="paragraph" style:parent-style-name="Standard">
      <style:paragraph-properties fo:text-align="start" style:justify-single-word="false"/>
      <style:text-properties style:font-name="Noto Sans" fo:font-size="10pt" officeooo:paragraph-rsid="0cb51d0a" style:font-size-asian="10pt" style:font-size-complex="10pt"/>
    </style:style>
    <style:style style:name="P345" style:family="paragraph" style:parent-style-name="Standard">
      <style:paragraph-properties fo:text-align="start" style:justify-single-word="false"/>
      <style:text-properties style:font-name="Noto Sans" fo:font-size="10pt" officeooo:rsid="04911cac" officeooo:paragraph-rsid="1291982d" style:font-size-asian="10pt" style:font-size-complex="10pt"/>
    </style:style>
    <style:style style:name="P346" style:family="paragraph" style:parent-style-name="Standard" style:list-style-name="L11">
      <style:paragraph-properties fo:text-align="start" style:justify-single-word="false"/>
      <style:text-properties style:font-name="Noto Sans" fo:font-size="10pt" style:text-underline-style="solid" style:text-underline-width="auto" style:text-underline-color="font-color" fo:font-weight="bold" officeooo:rsid="13454a88" officeooo:paragraph-rsid="13454a88" style:font-size-asian="10pt" style:font-weight-asian="bold" style:font-size-complex="10pt" style:font-weight-complex="bold"/>
    </style:style>
    <style:style style:name="P347" style:family="paragraph" style:parent-style-name="Standard" style:list-style-name="L5">
      <style:text-properties style:font-name="Noto Sans" fo:font-weight="bold" officeooo:paragraph-rsid="069939a0" style:font-weight-asian="bold" style:font-weight-complex="bold"/>
    </style:style>
    <style:style style:name="P348" style:family="paragraph" style:parent-style-name="Standard" style:list-style-name="L6">
      <style:text-properties style:font-name="Noto Sans" fo:font-weight="bold" officeooo:paragraph-rsid="069939a0" style:font-weight-asian="bold" style:font-weight-complex="bold"/>
    </style:style>
    <style:style style:name="P349" style:family="paragraph" style:parent-style-name="Standard" style:list-style-name="L5">
      <style:text-properties style:font-name="Noto Sans" officeooo:rsid="003253a9" officeooo:paragraph-rsid="069939a0"/>
    </style:style>
    <style:style style:name="P350" style:family="paragraph" style:parent-style-name="Standard" style:list-style-name="L5">
      <style:text-properties style:font-name="Noto Sans" officeooo:rsid="00355792" officeooo:paragraph-rsid="069939a0"/>
    </style:style>
    <style:style style:name="P351" style:family="paragraph" style:parent-style-name="Standard" style:list-style-name="L5">
      <style:text-properties style:font-name="Noto Sans" officeooo:rsid="00366e0e" officeooo:paragraph-rsid="069939a0"/>
    </style:style>
    <style:style style:name="P352" style:family="paragraph" style:parent-style-name="Standard" style:list-style-name="L5">
      <style:text-properties style:font-name="Noto Sans" officeooo:rsid="00383090" officeooo:paragraph-rsid="069939a0"/>
    </style:style>
    <style:style style:name="P353" style:family="paragraph" style:parent-style-name="Standard" style:list-style-name="L5">
      <style:text-properties style:font-name="Noto Sans" officeooo:rsid="003b848b" officeooo:paragraph-rsid="069939a0"/>
    </style:style>
    <style:style style:name="P354" style:family="paragraph" style:parent-style-name="Standard" style:list-style-name="L11">
      <style:paragraph-properties fo:text-align="start" style:justify-single-word="false"/>
      <style:text-properties style:font-name="Noto Sans" officeooo:paragraph-rsid="1291982d"/>
    </style:style>
    <style:style style:name="P355" style:family="paragraph" style:parent-style-name="Standard" style:list-style-name="L11">
      <style:paragraph-properties fo:text-align="start" style:justify-single-word="false"/>
      <style:text-properties style:font-name="Noto Sans" officeooo:rsid="07bf278f" officeooo:paragraph-rsid="1291982d"/>
    </style:style>
    <style:style style:name="P356" style:family="paragraph" style:parent-style-name="Standard">
      <style:paragraph-properties fo:text-align="center" style:justify-single-word="false"/>
      <style:text-properties style:font-name="Noto Sans" fo:font-size="14pt" fo:language="fr" fo:country="FR" fo:font-weight="bold" officeooo:rsid="0d0b15fc" officeooo:paragraph-rsid="0d0b15fc" fo:background-color="transparent" style:font-size-asian="12.25pt" style:font-weight-asian="bold" style:font-size-complex="14pt" style:font-weight-complex="bold"/>
    </style:style>
    <style:style style:name="P357"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358" style:family="paragraph" style:parent-style-name="Standard">
      <style:paragraph-properties fo:text-align="center" style:justify-single-word="false"/>
      <style:text-properties style:font-name="Noto Sans" fo:language="fr" fo:country="FR" officeooo:rsid="05a14cf9" officeooo:paragraph-rsid="069939a0"/>
    </style:style>
    <style:style style:name="P359" style:family="paragraph" style:parent-style-name="Standard" style:list-style-name="L1">
      <style:paragraph-properties fo:text-align="start" style:justify-single-word="false"/>
      <style:text-properties fo:color="#009353" style:font-name="Noto Sans" fo:font-size="10pt" fo:language="fr" fo:country="FR" officeooo:rsid="13084e99" officeooo:paragraph-rsid="13084e99" style:font-size-asian="10pt" style:font-size-complex="10pt"/>
    </style:style>
    <style:style style:name="P360" style:family="paragraph" style:parent-style-name="Standard" style:list-style-name="L1">
      <style:paragraph-properties fo:text-align="start" style:justify-single-word="false"/>
      <style:text-properties fo:color="#009353" style:font-name="Noto Sans" fo:font-size="10pt" fo:language="fr" fo:country="FR" officeooo:rsid="13097f86" officeooo:paragraph-rsid="13097f86" style:font-size-asian="10pt" style:font-size-complex="10pt"/>
    </style:style>
    <style:style style:name="P361" style:family="paragraph" style:parent-style-name="Standard" style:list-style-name="L1">
      <style:paragraph-properties fo:text-align="start" style:justify-single-word="false"/>
      <style:text-properties fo:color="#009353" style:font-name="Noto Sans" fo:font-size="10pt" fo:language="fr" fo:country="FR" officeooo:rsid="130a82fb" officeooo:paragraph-rsid="130a82fb" style:font-size-asian="10pt" style:font-size-complex="10pt"/>
    </style:style>
    <style:style style:name="P362" style:family="paragraph" style:parent-style-name="Standard" style:list-style-name="L1">
      <style:paragraph-properties fo:text-align="start" style:justify-single-word="false"/>
      <style:text-properties fo:color="#009353" style:font-name="Noto Sans" fo:font-size="10pt" fo:language="fr" fo:country="FR" officeooo:rsid="130c0f2e" officeooo:paragraph-rsid="130c0f2e" style:font-size-asian="10pt" style:font-size-complex="10pt"/>
    </style:style>
    <style:style style:name="P363" style:family="paragraph" style:parent-style-name="Standard" style:list-style-name="L1">
      <style:paragraph-properties fo:text-align="start" style:justify-single-word="false"/>
      <style:text-properties fo:color="#009353" style:font-name="Noto Sans" fo:font-size="10pt" fo:language="fr" fo:country="FR" officeooo:rsid="130c5313" officeooo:paragraph-rsid="130c5313" style:font-size-asian="10pt" style:font-size-complex="10pt"/>
    </style:style>
    <style:style style:name="P364"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0ed2a3" style:font-size-asian="10pt" style:font-size-complex="10pt"/>
    </style:style>
    <style:style style:name="P365"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1315c3" style:font-size-asian="10pt" style:font-size-complex="10pt"/>
    </style:style>
    <style:style style:name="P366"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13df5c" style:font-size-asian="10pt" style:font-size-complex="10pt"/>
    </style:style>
    <style:style style:name="P367"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15d788" style:font-size-asian="10pt" style:font-size-complex="10pt"/>
    </style:style>
    <style:style style:name="P368" style:family="paragraph" style:parent-style-name="Standard" style:list-style-name="L1">
      <style:paragraph-properties fo:text-align="start" style:justify-single-word="false"/>
      <style:text-properties fo:color="#009353" style:font-name="Noto Sans" fo:font-size="10pt" fo:language="fr" fo:country="FR" officeooo:rsid="132271f5" officeooo:paragraph-rsid="131b189e" style:font-size-asian="10pt" style:font-size-complex="10pt"/>
    </style:style>
    <style:style style:name="P369" style:family="paragraph" style:parent-style-name="Standard" style:list-style-name="L7">
      <style:text-properties fo:color="#009353" style:font-name="Noto Sans" fo:font-size="10pt" fo:language="fr" fo:country="FR" fo:font-style="normal" style:text-underline-style="none" fo:font-weight="bold" officeooo:rsid="0e28e431" officeooo:paragraph-rsid="0e28e431" fo:background-color="transparent" style:font-size-asian="8.75pt" style:font-style-asian="normal" style:font-weight-asian="bold" style:font-size-complex="10pt" style:font-style-complex="normal" style:font-weight-complex="bold"/>
    </style:style>
    <style:style style:name="P370" style:family="paragraph" style:parent-style-name="Standard" style:list-style-name="L8">
      <style:text-properties fo:color="#009353" style:font-name="Noto Sans" fo:font-size="10pt" fo:language="fr" fo:country="FR" fo:font-style="normal" style:text-underline-style="none" fo:font-weight="bold" officeooo:rsid="0373b415" officeooo:paragraph-rsid="0cf4667f" fo:background-color="transparent" style:font-size-asian="10pt" style:font-style-asian="normal" style:font-weight-asian="bold" style:font-size-complex="10pt" style:font-style-complex="normal" style:font-weight-complex="bold"/>
    </style:style>
    <style:style style:name="P371" style:family="paragraph" style:parent-style-name="Standard" style:list-style-name="L8">
      <style:text-properties fo:color="#009353" style:font-name="Noto Sans" fo:font-size="10pt" fo:language="fr" fo:country="FR" fo:font-style="normal" style:text-underline-style="none" fo:font-weight="bold" officeooo:rsid="03720790" officeooo:paragraph-rsid="0cf61379" fo:background-color="transparent" style:font-size-asian="10pt" style:font-style-asian="normal" style:font-weight-asian="bold" style:font-size-complex="10pt" style:font-style-complex="normal" style:font-weight-complex="bold"/>
    </style:style>
    <style:style style:name="P372" style:family="paragraph" style:parent-style-name="Standard" style:list-style-name="L8">
      <style:text-properties fo:color="#009353" style:font-name="Noto Sans" fo:font-size="10pt" fo:language="fr" fo:country="FR" fo:font-style="normal" style:text-underline-style="none" fo:font-weight="bold" officeooo:rsid="036f886b" officeooo:paragraph-rsid="0cf80630" fo:background-color="transparent" style:font-size-asian="10pt" style:font-style-asian="normal" style:font-weight-asian="bold" style:font-size-complex="10pt" style:font-style-complex="normal" style:font-weight-complex="bold"/>
    </style:style>
    <style:style style:name="P373" style:family="paragraph" style:parent-style-name="Standard" style:list-style-name="L8">
      <style:text-properties fo:color="#009353" style:font-name="Noto Sans" fo:font-size="10pt" fo:language="fr" fo:country="FR" fo:font-style="normal" style:text-underline-style="none" fo:font-weight="bold" officeooo:rsid="03712fa0" officeooo:paragraph-rsid="0cf97052" fo:background-color="transparent" style:font-size-asian="10pt" style:font-style-asian="normal" style:font-weight-asian="bold" style:font-size-complex="10pt" style:font-style-complex="normal" style:font-weight-complex="bold"/>
    </style:style>
    <style:style style:name="P374" style:family="paragraph" style:parent-style-name="Standard" style:list-style-name="L8">
      <style:text-properties fo:color="#009353" style:font-name="Noto Sans" fo:font-size="10pt" fo:language="fr" fo:country="FR" fo:font-style="normal" style:text-underline-style="none" fo:font-weight="bold" officeooo:rsid="0d21fac2" officeooo:paragraph-rsid="1148c222" fo:background-color="transparent" style:font-size-asian="10pt" style:font-style-asian="normal" style:font-weight-asian="bold" style:font-size-complex="10pt" style:font-style-complex="normal" style:font-weight-complex="bold"/>
    </style:style>
    <style:style style:name="P375" style:family="paragraph" style:parent-style-name="Standard" style:list-style-name="L8">
      <style:text-properties fo:color="#009353" style:font-name="Noto Sans" fo:font-size="10pt" fo:language="fr" fo:country="FR" fo:font-style="normal" style:text-underline-style="none" fo:font-weight="bold" officeooo:rsid="0d21fac2" officeooo:paragraph-rsid="0d21fac2" fo:background-color="transparent" style:font-size-asian="10pt" style:font-style-asian="normal" style:font-weight-asian="bold" style:font-size-complex="10pt" style:font-style-complex="normal" style:font-weight-complex="bold"/>
    </style:style>
    <style:style style:name="P376" style:family="paragraph" style:parent-style-name="Standard" style:list-style-name="L8">
      <style:text-properties fo:color="#009353" style:font-name="Noto Sans" fo:font-size="10pt" fo:language="fr" fo:country="FR" fo:font-style="normal" style:text-underline-style="none" fo:font-weight="bold" officeooo:rsid="0d21fac2" officeooo:paragraph-rsid="11dbbb1c" fo:background-color="transparent" style:font-size-asian="10pt" style:font-style-asian="normal" style:font-weight-asian="bold" style:font-size-complex="10pt" style:font-style-complex="normal" style:font-weight-complex="bold"/>
    </style:style>
    <style:style style:name="P377" style:family="paragraph" style:parent-style-name="Standard" style:list-style-name="L8">
      <style:text-properties fo:color="#009353" style:font-name="Noto Sans" fo:font-size="10pt" fo:language="fr" fo:country="FR" fo:font-style="normal" style:text-underline-style="none" fo:font-weight="bold" officeooo:rsid="0d21fac2" officeooo:paragraph-rsid="11dd1b90" fo:background-color="transparent" style:font-size-asian="10pt" style:font-style-asian="normal" style:font-weight-asian="bold" style:font-size-complex="10pt" style:font-style-complex="normal" style:font-weight-complex="bold"/>
    </style:style>
    <style:style style:name="P378" style:family="paragraph" style:parent-style-name="Standard" style:list-style-name="L8">
      <style:text-properties fo:color="#009353" style:font-name="Noto Sans" fo:font-size="10pt" fo:language="fr" fo:country="FR" fo:font-style="normal" style:text-underline-style="none" fo:font-weight="bold" officeooo:rsid="0d21fac2" officeooo:paragraph-rsid="11deac2b" fo:background-color="transparent" style:font-size-asian="10pt" style:font-style-asian="normal" style:font-weight-asian="bold" style:font-size-complex="10pt" style:font-style-complex="normal" style:font-weight-complex="bold"/>
    </style:style>
    <style:style style:name="P379" style:family="paragraph" style:parent-style-name="Standard" style:list-style-name="L8">
      <style:text-properties fo:color="#009353" style:font-name="Noto Sans" fo:font-size="10pt" fo:language="fr" fo:country="FR" fo:font-style="normal" style:text-underline-style="none" fo:font-weight="bold" officeooo:rsid="0d21fac2" officeooo:paragraph-rsid="11f1c609" fo:background-color="transparent" style:font-size-asian="10pt" style:font-style-asian="normal" style:font-weight-asian="bold" style:font-size-complex="10pt" style:font-style-complex="normal" style:font-weight-complex="bold"/>
    </style:style>
    <style:style style:name="P380" style:family="paragraph" style:parent-style-name="Standard" style:list-style-name="L8">
      <style:text-properties fo:color="#009353" style:font-name="Noto Sans" fo:font-size="10pt" fo:language="fr" fo:country="FR" fo:font-style="normal" style:text-underline-style="none" fo:font-weight="bold" officeooo:rsid="0d218d1c" officeooo:paragraph-rsid="0d218d1c" fo:background-color="transparent" style:font-size-asian="10pt" style:font-style-asian="normal" style:font-weight-asian="bold" style:font-size-complex="10pt" style:font-style-complex="normal" style:font-weight-complex="bold"/>
    </style:style>
    <style:style style:name="P381" style:family="paragraph" style:parent-style-name="Standard" style:list-style-name="L8">
      <style:text-properties fo:color="#009353" style:font-name="Noto Sans" fo:font-size="10pt" fo:language="fr" fo:country="FR" fo:font-style="normal" style:text-underline-style="none" fo:font-weight="bold" officeooo:rsid="0d3435d1" officeooo:paragraph-rsid="0d3435d1" fo:background-color="transparent" style:font-size-asian="10pt" style:font-style-asian="normal" style:font-weight-asian="bold" style:font-size-complex="10pt" style:font-style-complex="normal" style:font-weight-complex="bold"/>
    </style:style>
    <style:style style:name="P382" style:family="paragraph" style:parent-style-name="Standard" style:list-style-name="L8">
      <style:text-properties fo:color="#009353" style:font-name="Noto Sans" fo:font-size="10pt" fo:language="fr" fo:country="FR" fo:font-style="normal" style:text-underline-style="none" fo:font-weight="bold" officeooo:rsid="0383d4d6" officeooo:paragraph-rsid="0cfbfe3c" fo:background-color="transparent" style:font-size-asian="10pt" style:font-style-asian="normal" style:font-weight-asian="bold" style:font-size-complex="10pt" style:font-style-complex="normal" style:font-weight-complex="bold"/>
    </style:style>
    <style:style style:name="P383"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2227" fo:background-color="transparent" style:font-size-asian="10pt" style:font-style-asian="normal" style:font-weight-asian="bold" style:font-size-complex="10pt" style:font-style-complex="normal" style:font-weight-complex="bold"/>
    </style:style>
    <style:style style:name="P384"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4e89" fo:background-color="transparent" style:font-size-asian="10pt" style:font-style-asian="normal" style:font-weight-asian="bold" style:font-size-complex="10pt" style:font-style-complex="normal" style:font-weight-complex="bold"/>
    </style:style>
    <style:style style:name="P385" style:family="paragraph" style:parent-style-name="Standard" style:list-style-name="L8">
      <style:text-properties fo:color="#009353" style:font-name="Noto Sans" fo:font-size="10pt" fo:language="fr" fo:country="FR" fo:font-style="normal" style:text-underline-style="none" fo:font-weight="bold" officeooo:rsid="0383d4d6" officeooo:paragraph-rsid="069939a0" fo:background-color="transparent" style:font-size-asian="10pt" style:font-style-asian="normal" style:font-weight-asian="bold" style:font-size-complex="10pt" style:font-style-complex="normal" style:font-weight-complex="bold"/>
    </style:style>
    <style:style style:name="P386" style:family="paragraph" style:parent-style-name="Standard" style:list-style-name="L8">
      <style:text-properties fo:color="#009353" style:font-name="Noto Sans" fo:font-size="10pt" fo:language="fr" fo:country="FR" fo:font-style="normal" style:text-underline-style="none" fo:font-weight="bold" officeooo:rsid="03848065" officeooo:paragraph-rsid="0d00ead0" fo:background-color="transparent" style:font-size-asian="10pt" style:font-style-asian="normal" style:font-weight-asian="bold" style:font-size-complex="10pt" style:font-style-complex="normal" style:font-weight-complex="bold"/>
    </style:style>
    <style:style style:name="P387" style:family="paragraph" style:parent-style-name="Standard" style:list-style-name="L8">
      <style:text-properties fo:color="#009353" style:font-name="Noto Sans" fo:font-size="10pt" fo:language="fr" fo:country="FR" fo:font-style="normal" style:text-underline-style="none" fo:font-weight="bold" officeooo:rsid="03848065" officeooo:paragraph-rsid="0d0184c0" fo:background-color="transparent" style:font-size-asian="10pt" style:font-style-asian="normal" style:font-weight-asian="bold" style:font-size-complex="10pt" style:font-style-complex="normal" style:font-weight-complex="bold"/>
    </style:style>
    <style:style style:name="P388" style:family="paragraph" style:parent-style-name="Standard" style:list-style-name="L8">
      <style:text-properties fo:color="#009353" style:font-name="Noto Sans" fo:font-size="10pt" fo:language="fr" fo:country="FR" fo:font-style="normal" style:text-underline-style="none" fo:font-weight="bold" officeooo:rsid="03848065" officeooo:paragraph-rsid="0a1336be" fo:background-color="transparent" style:font-size-asian="10pt" style:font-style-asian="normal" style:font-weight-asian="bold" style:font-size-complex="10pt" style:font-style-complex="normal" style:font-weight-complex="bold"/>
    </style:style>
    <style:style style:name="P389" style:family="paragraph" style:parent-style-name="Standard" style:list-style-name="L8">
      <style:text-properties fo:color="#009353" style:font-name="Noto Sans" fo:font-size="10pt" fo:language="fr" fo:country="FR" fo:font-style="normal" style:text-underline-style="none" fo:font-weight="bold" officeooo:rsid="069c6817" officeooo:paragraph-rsid="0d035846" fo:background-color="transparent" style:font-size-asian="10pt" style:font-style-asian="normal" style:font-weight-asian="bold" style:font-size-complex="10pt" style:font-style-complex="normal" style:font-weight-complex="bold"/>
    </style:style>
    <style:style style:name="P390" style:family="paragraph" style:parent-style-name="Standard" style:list-style-name="L8">
      <style:text-properties fo:color="#009353" style:font-name="Noto Sans" fo:font-size="10pt" fo:language="fr" fo:country="FR" fo:font-style="normal" style:text-underline-style="none" fo:font-weight="normal" officeooo:rsid="034bbce6" officeooo:paragraph-rsid="0cfab039" style:font-size-asian="10pt" style:font-style-asian="normal" style:font-weight-asian="normal" style:font-size-complex="10pt" style:font-style-complex="normal" style:font-weight-complex="normal"/>
    </style:style>
    <style:style style:name="P391" style:family="paragraph" style:parent-style-name="Standard" style:list-style-name="L16">
      <style:paragraph-properties fo:text-align="start" style:justify-single-word="false"/>
      <style:text-properties fo:color="#009353" style:font-name="Noto Sans" fo:font-size="10pt" fo:language="fr" fo:country="FR" fo:font-style="normal" officeooo:rsid="024d9b25" officeooo:paragraph-rsid="069939a0" fo:background-color="transparent" style:font-size-asian="10pt" style:font-style-asian="normal" style:font-size-complex="10pt" style:font-style-complex="normal"/>
    </style:style>
    <style:style style:name="P392" style:family="paragraph" style:parent-style-name="Standard" style:list-style-name="L8">
      <style:text-properties fo:color="#009353" style:font-name="Noto Sans" fo:font-size="10pt" fo:language="fr" fo:country="FR" fo:font-weight="bold" style:font-size-asian="10pt" style:font-weight-asian="bold" style:font-size-complex="10pt" style:font-weight-complex="bold"/>
    </style:style>
    <style:style style:name="P393" style:family="paragraph" style:parent-style-name="Standard" style:list-style-name="L8">
      <style:text-properties fo:color="#009353" style:font-name="Noto Sans" fo:font-size="10pt" fo:font-weight="bold" style:font-size-asian="10pt" style:font-weight-asian="bold" style:font-size-complex="10pt" style:font-weight-complex="bold"/>
    </style:style>
    <style:style style:name="P394" style:family="paragraph" style:parent-style-name="Standard" style:list-style-name="L8">
      <style:text-properties fo:color="#009353" style:font-name="Noto Sans" fo:font-size="10pt" fo:font-weight="bold" officeooo:paragraph-rsid="111aef10" style:font-size-asian="10pt" style:font-weight-asian="bold" style:font-size-complex="10pt" style:font-weight-complex="bold"/>
    </style:style>
    <style:style style:name="P395" style:family="paragraph" style:parent-style-name="Standard" style:list-style-name="L8">
      <style:text-properties fo:color="#009353" style:font-name="Noto Sans" fo:font-size="10pt" fo:font-weight="bold" officeooo:paragraph-rsid="10729afb" style:font-size-asian="10pt" style:font-weight-asian="bold" style:font-size-complex="10pt" style:font-weight-complex="bold"/>
    </style:style>
    <style:style style:name="P396" style:family="paragraph" style:parent-style-name="Standard" style:list-style-name="L1">
      <style:paragraph-properties fo:text-align="start" style:justify-single-word="false"/>
      <style:text-properties fo:color="#ce181e" style:font-name="Noto Sans" fo:font-size="10pt" fo:language="fr" fo:country="FR" officeooo:rsid="12b8b30a" officeooo:paragraph-rsid="12b8b30a" style:font-size-asian="10pt" style:font-size-complex="10pt"/>
    </style:style>
    <style:style style:name="P397" style:family="paragraph" style:parent-style-name="Standard" style:list-style-name="L1">
      <style:paragraph-properties fo:text-align="start" style:justify-single-word="false"/>
      <style:text-properties fo:color="#ce181e" style:font-name="Noto Sans" fo:font-size="10pt" fo:language="fr" fo:country="FR" officeooo:rsid="12ba76a3" officeooo:paragraph-rsid="12ba76a3" style:font-size-asian="10pt" style:font-size-complex="10pt"/>
    </style:style>
    <style:style style:name="P398" style:family="paragraph" style:parent-style-name="Standard" style:list-style-name="L1">
      <style:paragraph-properties fo:text-align="start" style:justify-single-word="false"/>
      <style:text-properties fo:color="#ce181e" style:font-name="Noto Sans" fo:font-size="10pt" fo:language="fr" fo:country="FR" officeooo:rsid="12ba868f" officeooo:paragraph-rsid="12ba868f" style:font-size-asian="10pt" style:font-size-complex="10pt"/>
    </style:style>
    <style:style style:name="P399" style:family="paragraph" style:parent-style-name="Standard" style:list-style-name="L1">
      <style:paragraph-properties fo:text-align="start" style:justify-single-word="false"/>
      <style:text-properties fo:color="#ce181e" style:font-name="Noto Sans" fo:font-size="10pt" fo:language="fr" fo:country="FR" officeooo:rsid="12bbe272" officeooo:paragraph-rsid="12bbe272" style:font-size-asian="10pt" style:font-size-complex="10pt"/>
    </style:style>
    <style:style style:name="P400" style:family="paragraph" style:parent-style-name="Standard" style:list-style-name="L1">
      <style:paragraph-properties fo:text-align="start" style:justify-single-word="false"/>
      <style:text-properties fo:color="#ce181e" style:font-name="Noto Sans" fo:font-size="10pt" fo:language="fr" fo:country="FR" officeooo:rsid="12becc31" officeooo:paragraph-rsid="12becc31" style:font-size-asian="10pt" style:font-size-complex="10pt"/>
    </style:style>
    <style:style style:name="P401" style:family="paragraph" style:parent-style-name="Standard" style:list-style-name="L1">
      <style:paragraph-properties fo:text-align="start" style:justify-single-word="false"/>
      <style:text-properties fo:color="#ce181e" style:font-name="Noto Sans" fo:font-size="10pt" fo:language="fr" fo:country="FR" officeooo:rsid="12c4123a" officeooo:paragraph-rsid="12c4123a" style:font-size-asian="10pt" style:font-size-complex="10pt"/>
    </style:style>
    <style:style style:name="P402" style:family="paragraph" style:parent-style-name="Standard" style:list-style-name="L1">
      <style:paragraph-properties fo:text-align="start" style:justify-single-word="false"/>
      <style:text-properties fo:color="#ce181e" style:font-name="Noto Sans" fo:font-size="10pt" fo:language="fr" fo:country="FR" officeooo:rsid="12c5708a" officeooo:paragraph-rsid="12c5708a" style:font-size-asian="10pt" style:font-size-complex="10pt"/>
    </style:style>
    <style:style style:name="P403" style:family="paragraph" style:parent-style-name="Standard" style:list-style-name="L1">
      <style:paragraph-properties fo:text-align="start" style:justify-single-word="false"/>
      <style:text-properties fo:color="#ce181e" style:font-name="Noto Sans" fo:font-size="10pt" fo:language="fr" fo:country="FR" officeooo:rsid="12c9fa76" officeooo:paragraph-rsid="12c9fa76" style:font-size-asian="10pt" style:font-size-complex="10pt"/>
    </style:style>
    <style:style style:name="P404" style:family="paragraph" style:parent-style-name="Standard" style:list-style-name="L1">
      <style:paragraph-properties fo:text-align="start" style:justify-single-word="false"/>
      <style:text-properties fo:color="#ce181e" style:font-name="Noto Sans" fo:font-size="10pt" fo:language="fr" fo:country="FR" officeooo:rsid="12c79b9b" officeooo:paragraph-rsid="12c79b9b" style:font-size-asian="10pt" style:font-size-complex="10pt"/>
    </style:style>
    <style:style style:name="P405" style:family="paragraph" style:parent-style-name="Standard" style:list-style-name="L1">
      <style:paragraph-properties fo:text-align="start" style:justify-single-word="false"/>
      <style:text-properties fo:color="#ce181e" style:font-name="Noto Sans" fo:font-size="10pt" fo:language="fr" fo:country="FR" officeooo:rsid="12f596f9" officeooo:paragraph-rsid="12f596f9" style:font-size-asian="10pt" style:font-size-complex="10pt"/>
    </style:style>
    <style:style style:name="P406" style:family="paragraph" style:parent-style-name="Standard" style:list-style-name="L1">
      <style:paragraph-properties fo:text-align="start" style:justify-single-word="false"/>
      <style:text-properties fo:color="#ce181e" style:font-name="Noto Sans" fo:font-size="10pt" fo:language="fr" fo:country="FR" officeooo:rsid="12f7b0bc" officeooo:paragraph-rsid="12f7b0bc" style:font-size-asian="10pt" style:font-size-complex="10pt"/>
    </style:style>
    <style:style style:name="P407" style:family="paragraph" style:parent-style-name="Standard" style:list-style-name="L1">
      <style:paragraph-properties fo:text-align="start" style:justify-single-word="false"/>
      <style:text-properties fo:color="#ce181e" style:font-name="Noto Sans" fo:font-size="10pt" fo:language="fr" fo:country="FR" officeooo:rsid="13054dac" officeooo:paragraph-rsid="13054dac" style:font-size-asian="10pt" style:font-size-complex="10pt"/>
    </style:style>
    <style:style style:name="P408" style:family="paragraph" style:parent-style-name="Standard" style:list-style-name="L1">
      <style:paragraph-properties fo:text-align="start" style:justify-single-word="false"/>
      <style:text-properties fo:color="#ce181e" style:font-name="Noto Sans" fo:font-size="10pt" fo:language="fr" fo:country="FR" officeooo:rsid="130293fc" officeooo:paragraph-rsid="130293fc" style:font-size-asian="10pt" style:font-size-complex="10pt"/>
    </style:style>
    <style:style style:name="P409" style:family="paragraph" style:parent-style-name="Standard" style:list-style-name="L1">
      <style:paragraph-properties fo:text-align="start" style:justify-single-word="false"/>
      <style:text-properties fo:color="#ce181e" style:font-name="Noto Sans" fo:font-size="10pt" fo:language="fr" fo:country="FR" officeooo:rsid="12db6008" officeooo:paragraph-rsid="12db6008" style:font-size-asian="10pt" style:font-size-complex="10pt"/>
    </style:style>
    <style:style style:name="P410" style:family="paragraph" style:parent-style-name="Standard" style:list-style-name="L1">
      <style:paragraph-properties fo:text-align="start" style:justify-single-word="false"/>
      <style:text-properties fo:color="#ce181e" style:font-name="Noto Sans" fo:font-size="10pt" fo:language="fr" fo:country="FR" officeooo:rsid="12dd915e" officeooo:paragraph-rsid="12dd915e" style:font-size-asian="10pt" style:font-size-complex="10pt"/>
    </style:style>
    <style:style style:name="P411" style:family="paragraph" style:parent-style-name="Standard" style:list-style-name="L1">
      <style:paragraph-properties fo:text-align="start" style:justify-single-word="false"/>
      <style:text-properties fo:color="#ce181e" style:font-name="Noto Sans" fo:font-size="10pt" fo:language="fr" fo:country="FR" officeooo:rsid="12df6720" officeooo:paragraph-rsid="12df6720" style:font-size-asian="10pt" style:font-size-complex="10pt"/>
    </style:style>
    <style:style style:name="P412" style:family="paragraph" style:parent-style-name="Standard" style:list-style-name="L1">
      <style:paragraph-properties fo:text-align="start" style:justify-single-word="false"/>
      <style:text-properties fo:color="#ce181e" style:font-name="Noto Sans" fo:font-size="10pt" fo:language="fr" fo:country="FR" officeooo:rsid="12e0bc2f" officeooo:paragraph-rsid="12e0bc2f" style:font-size-asian="10pt" style:font-size-complex="10pt"/>
    </style:style>
    <style:style style:name="P413" style:family="paragraph" style:parent-style-name="Standard" style:list-style-name="L1">
      <style:paragraph-properties fo:text-align="start" style:justify-single-word="false"/>
      <style:text-properties fo:color="#ce181e" style:font-name="Noto Sans" fo:font-size="10pt" fo:language="fr" fo:country="FR" officeooo:rsid="12e21323" officeooo:paragraph-rsid="12e21323" style:font-size-asian="10pt" style:font-size-complex="10pt"/>
    </style:style>
    <style:style style:name="P414" style:family="paragraph" style:parent-style-name="Standard" style:list-style-name="L1">
      <style:paragraph-properties fo:text-align="start" style:justify-single-word="false"/>
      <style:text-properties fo:color="#ce181e" style:font-name="Noto Sans" fo:font-size="10pt" fo:language="fr" fo:country="FR" officeooo:rsid="132271f5" officeooo:paragraph-rsid="1320283f" style:font-size-asian="10pt" style:font-size-complex="10pt"/>
    </style:style>
    <style:style style:name="P415" style:family="paragraph" style:parent-style-name="Standard" style:list-style-name="L1">
      <style:paragraph-properties fo:text-align="start" style:justify-single-word="false"/>
      <style:text-properties fo:color="#ce181e" style:font-name="Noto Sans" fo:font-size="10pt" fo:language="fr" fo:country="FR" officeooo:rsid="1324619f" officeooo:paragraph-rsid="1324619f" style:font-size-asian="10pt" style:font-size-complex="10pt"/>
    </style:style>
    <style:style style:name="P416" style:family="paragraph" style:parent-style-name="Standard" style:list-style-name="L1">
      <style:paragraph-properties fo:text-align="start" style:justify-single-word="false"/>
      <style:text-properties fo:color="#ce181e" style:font-name="Noto Sans" fo:font-size="10pt" fo:language="fr" fo:country="FR" officeooo:rsid="132575c8" officeooo:paragraph-rsid="132575c8" style:font-size-asian="10pt" style:font-size-complex="10pt"/>
    </style:style>
    <style:style style:name="P417" style:family="paragraph" style:parent-style-name="Standard" style:list-style-name="L11">
      <style:paragraph-properties fo:text-align="start" style:justify-single-word="false"/>
      <style:text-properties fo:color="#ce181e" style:font-name="Noto Sans" fo:font-size="10pt" fo:language="fr" fo:country="FR" style:text-underline-style="none" fo:font-weight="bold" officeooo:rsid="07e0539d" officeooo:paragraph-rsid="09178bf4" style:font-size-asian="10pt" style:font-weight-asian="bold" style:font-size-complex="10pt" style:font-weight-complex="bold"/>
    </style:style>
    <style:style style:name="P418" style:family="paragraph" style:parent-style-name="Standard" style:list-style-name="L11">
      <style:paragraph-properties fo:text-align="start" style:justify-single-word="false"/>
      <style:text-properties fo:color="#ce181e" style:font-name="Noto Sans" fo:font-size="10pt" fo:language="fr" fo:country="FR" fo:font-weight="bold" officeooo:rsid="07e0539d" officeooo:paragraph-rsid="09178bf4" fo:background-color="transparent" style:font-size-asian="10pt" style:font-weight-asian="bold" style:font-size-complex="10pt" style:font-weight-complex="bold"/>
    </style:style>
    <style:style style:name="P419" style:family="paragraph" style:parent-style-name="Standard" style:list-style-name="L11">
      <style:paragraph-properties fo:text-align="start" style:justify-single-word="false"/>
      <style:text-properties fo:color="#ce181e" style:font-name="Noto Sans" fo:font-size="10pt" fo:language="fr" fo:country="FR" fo:font-weight="bold" officeooo:rsid="07e0539d" officeooo:paragraph-rsid="12b4a7d7" fo:background-color="transparent" style:font-size-asian="10pt" style:font-weight-asian="bold" style:font-size-complex="10pt" style:font-weight-complex="bold"/>
    </style:style>
    <style:style style:name="P420" style:family="paragraph" style:parent-style-name="Standard" style:list-style-name="L11">
      <style:paragraph-properties fo:text-align="start" style:justify-single-word="false"/>
      <style:text-properties fo:color="#ce181e" style:font-name="Noto Sans" fo:font-size="10pt" fo:language="fr" fo:country="FR" fo:font-weight="bold" officeooo:rsid="008aeb91" officeooo:paragraph-rsid="069939a0" fo:background-color="transparent" style:font-size-asian="10pt" style:font-weight-asian="bold" style:font-size-complex="10pt" style:font-weight-complex="bold"/>
    </style:style>
    <style:style style:name="P421" style:family="paragraph" style:parent-style-name="Standard" style:list-style-name="L11">
      <style:paragraph-properties fo:text-align="start" style:justify-single-word="false"/>
      <style:text-properties fo:color="#ce181e" style:font-name="Noto Sans" fo:font-size="10pt" fo:language="fr" fo:country="FR" fo:font-weight="bold" officeooo:rsid="008c42d2" officeooo:paragraph-rsid="1294aa53" fo:background-color="transparent" style:font-size-asian="10pt" style:font-weight-asian="bold" style:font-size-complex="10pt" style:font-weight-complex="bold"/>
    </style:style>
    <style:style style:name="P422" style:family="paragraph" style:parent-style-name="Standard" style:list-style-name="L11">
      <style:paragraph-properties fo:text-align="start" style:justify-single-word="false"/>
      <style:text-properties fo:color="#ce181e" style:font-name="Noto Sans" fo:font-size="10pt" fo:language="fr" fo:country="FR" fo:font-weight="bold" officeooo:rsid="008c42d2" officeooo:paragraph-rsid="069939a0" fo:background-color="transparent" style:font-size-asian="10pt" style:font-weight-asian="bold" style:font-size-complex="10pt" style:font-weight-complex="bold"/>
    </style:style>
    <style:style style:name="P423" style:family="paragraph" style:parent-style-name="Standard" style:list-style-name="L11">
      <style:paragraph-properties fo:text-align="start" style:justify-single-word="false"/>
      <style:text-properties fo:color="#ce181e" style:font-name="Noto Sans" fo:font-size="10pt" fo:language="fr" fo:country="FR" fo:font-weight="bold" officeooo:rsid="008c42d2" officeooo:paragraph-rsid="150a2e20" fo:background-color="transparent" style:font-size-asian="10pt" style:font-weight-asian="bold" style:font-size-complex="10pt" style:font-weight-complex="bold"/>
    </style:style>
    <style:style style:name="P424" style:family="paragraph" style:parent-style-name="Standard" style:list-style-name="L11">
      <style:paragraph-properties fo:text-align="start" style:justify-single-word="false"/>
      <style:text-properties fo:color="#ce181e" style:font-name="Noto Sans" fo:font-size="10pt" fo:language="fr" fo:country="FR" fo:font-weight="bold" officeooo:rsid="06bdf6e1" officeooo:paragraph-rsid="06bdf6e1" fo:background-color="transparent" style:font-size-asian="10pt" style:font-weight-asian="bold" style:font-size-complex="10pt" style:font-weight-complex="bold"/>
    </style:style>
    <style:style style:name="P425" style:family="paragraph" style:parent-style-name="Standard" style:list-style-name="L11">
      <style:paragraph-properties fo:text-align="start" style:justify-single-word="false"/>
      <style:text-properties fo:color="#ce181e" style:font-name="Noto Sans" fo:font-size="10pt" fo:language="fr" fo:country="FR" fo:font-weight="bold" officeooo:rsid="008e3aa9" officeooo:paragraph-rsid="1291982d" fo:background-color="transparent" style:font-size-asian="10pt" style:font-weight-asian="bold" style:font-size-complex="10pt" style:font-weight-complex="bold"/>
    </style:style>
    <style:style style:name="P426" style:family="paragraph" style:parent-style-name="Standard" style:list-style-name="L11">
      <style:paragraph-properties fo:text-align="start" style:justify-single-word="false"/>
      <style:text-properties fo:color="#ce181e" style:font-name="Noto Sans" fo:font-size="10pt" fo:language="fr" fo:country="FR" fo:font-weight="bold" officeooo:rsid="008e3aa9" officeooo:paragraph-rsid="069939a0" fo:background-color="transparent" style:font-size-asian="10pt" style:font-weight-asian="bold" style:font-size-complex="10pt" style:font-weight-complex="bold"/>
    </style:style>
    <style:style style:name="P427" style:family="paragraph" style:parent-style-name="Standard" style:list-style-name="L11">
      <style:paragraph-properties fo:text-align="start" style:justify-single-word="false"/>
      <style:text-properties fo:color="#ce181e" style:font-name="Noto Sans" fo:font-size="10pt" fo:language="fr" fo:country="FR" fo:font-weight="bold" officeooo:rsid="008e3aa9" officeooo:paragraph-rsid="0763b356" fo:background-color="transparent" style:font-size-asian="10pt" style:font-weight-asian="bold" style:font-size-complex="10pt" style:font-weight-complex="bold"/>
    </style:style>
    <style:style style:name="P428" style:family="paragraph" style:parent-style-name="Standard" style:list-style-name="L11">
      <style:paragraph-properties fo:text-align="start" style:justify-single-word="false"/>
      <style:text-properties fo:color="#ce181e" style:font-name="Noto Sans" fo:font-size="10pt" fo:language="fr" fo:country="FR" fo:font-weight="bold" officeooo:rsid="008e3aa9" officeooo:paragraph-rsid="10092721" fo:background-color="transparent" style:font-size-asian="10pt" style:font-weight-asian="bold" style:font-size-complex="10pt" style:font-weight-complex="bold"/>
    </style:style>
    <style:style style:name="P429" style:family="paragraph" style:parent-style-name="Standard" style:list-style-name="L11">
      <style:paragraph-properties fo:text-align="start" style:justify-single-word="false"/>
      <style:text-properties fo:color="#ce181e" style:font-name="Noto Sans" fo:font-size="10pt" fo:language="fr" fo:country="FR" fo:font-weight="bold" officeooo:rsid="008e3aa9" officeooo:paragraph-rsid="1588fcf8" fo:background-color="transparent" style:font-size-asian="10pt" style:font-weight-asian="bold" style:font-size-complex="10pt" style:font-weight-complex="bold"/>
    </style:style>
    <style:style style:name="P430" style:family="paragraph" style:parent-style-name="Standard" style:list-style-name="L11">
      <style:paragraph-properties fo:text-align="start" style:justify-single-word="false"/>
      <style:text-properties fo:color="#ce181e" style:font-name="Noto Sans" fo:font-size="10pt" fo:language="fr" fo:country="FR" fo:font-style="normal" style:text-underline-style="none" fo:font-weight="bold" officeooo:rsid="0f8ff91c" officeooo:paragraph-rsid="120da230" fo:background-color="transparent" style:font-size-asian="10pt" style:font-style-asian="normal" style:font-weight-asian="bold" style:font-size-complex="10pt" style:font-style-complex="normal" style:font-weight-complex="bold"/>
    </style:style>
    <style:style style:name="P431" style:family="paragraph" style:parent-style-name="Standard" style:list-style-name="L11">
      <style:paragraph-properties fo:text-align="start" style:justify-single-word="false"/>
      <style:text-properties fo:color="#ce181e" style:font-name="Noto Sans" fo:font-size="10pt" fo:language="fr" fo:country="FR" fo:font-style="normal" style:text-underline-style="none" fo:font-weight="bold" officeooo:rsid="0f8ff91c" officeooo:paragraph-rsid="12034c93" fo:background-color="transparent" style:font-size-asian="10pt" style:font-style-asian="normal" style:font-weight-asian="bold" style:font-size-complex="10pt" style:font-style-complex="normal" style:font-weight-complex="bold"/>
    </style:style>
    <style:style style:name="P432" style:family="paragraph" style:parent-style-name="Standard" style:list-style-name="L11">
      <style:paragraph-properties fo:text-align="start" style:justify-single-word="false"/>
      <style:text-properties fo:color="#ce181e" style:font-name="Noto Sans" fo:font-size="10pt" fo:language="fr" fo:country="FR" fo:font-style="normal" style:text-underline-style="none" fo:font-weight="bold" officeooo:rsid="07676bc2" officeooo:paragraph-rsid="07676bc2" fo:background-color="transparent" style:font-size-asian="10pt" style:font-style-asian="normal" style:font-weight-asian="bold" style:font-size-complex="10pt" style:font-style-complex="normal" style:font-weight-complex="bold"/>
    </style:style>
    <style:style style:name="P433" style:family="paragraph" style:parent-style-name="Standard" style:list-style-name="L11">
      <style:paragraph-properties fo:text-align="start" style:justify-single-word="false"/>
      <style:text-properties fo:color="#ce181e" style:font-name="Noto Sans" fo:font-size="10pt" fo:language="fr" fo:country="FR" fo:font-style="normal" style:text-underline-style="none" fo:font-weight="normal" officeooo:rsid="0f0368bd" officeooo:paragraph-rsid="120da230" fo:background-color="transparent" style:font-size-asian="10pt" style:font-style-asian="normal" style:font-weight-asian="normal" style:font-size-complex="10pt" style:font-style-complex="normal" style:font-weight-complex="normal"/>
    </style:style>
    <style:style style:name="P434" style:family="paragraph" style:parent-style-name="Standard" style:list-style-name="L16">
      <style:paragraph-properties fo:text-align="start" style:justify-single-word="false"/>
      <style:text-properties fo:color="#ce181e" style:font-name="Noto Sans" fo:font-size="10pt" fo:language="fr" fo:country="FR" fo:font-style="normal" officeooo:rsid="02459ba5" officeooo:paragraph-rsid="0a41db82" fo:background-color="transparent" style:font-size-asian="10pt" style:font-style-asian="normal" style:font-size-complex="10pt" style:font-style-complex="normal"/>
    </style:style>
    <style:style style:name="P435" style:family="paragraph" style:parent-style-name="Standard" style:list-style-name="L16">
      <style:paragraph-properties fo:text-align="start" style:justify-single-word="false"/>
      <style:text-properties fo:color="#ce181e" style:font-name="Noto Sans" fo:font-size="10pt" fo:language="fr" fo:country="FR" fo:font-style="normal" officeooo:rsid="02459ba5" officeooo:paragraph-rsid="069939a0" fo:background-color="transparent" style:font-size-asian="10pt" style:font-style-asian="normal" style:font-size-complex="10pt" style:font-style-complex="normal"/>
    </style:style>
    <style:style style:name="P436" style:family="paragraph" style:parent-style-name="Standard" style:list-style-name="L16">
      <style:paragraph-properties fo:text-align="start" style:justify-single-word="false"/>
      <style:text-properties fo:color="#ce181e" style:font-name="Noto Sans" fo:font-size="10pt" fo:language="fr" fo:country="FR" fo:font-style="normal" officeooo:rsid="02459ba5" officeooo:paragraph-rsid="0fcec157" fo:background-color="transparent" style:font-size-asian="10pt" style:font-style-asian="normal" style:font-size-complex="10pt" style:font-style-complex="normal"/>
    </style:style>
    <style:style style:name="P437" style:family="paragraph" style:parent-style-name="Standard" style:list-style-name="L16">
      <style:paragraph-properties fo:text-align="start" style:justify-single-word="false"/>
      <style:text-properties fo:color="#ce181e" style:font-name="Noto Sans" fo:font-size="10pt" fo:language="fr" fo:country="FR" fo:font-style="normal" officeooo:rsid="0245e993" officeooo:paragraph-rsid="069939a0" fo:background-color="transparent" style:font-size-asian="10pt" style:font-style-asian="normal" style:font-size-complex="10pt" style:font-style-complex="normal"/>
    </style:style>
    <style:style style:name="P438" style:family="paragraph" style:parent-style-name="Standard" style:list-style-name="L16">
      <style:paragraph-properties fo:text-align="start" style:justify-single-word="false"/>
      <style:text-properties fo:color="#ce181e" style:font-name="Noto Sans" fo:font-size="10pt" fo:language="fr" fo:country="FR" fo:font-style="normal" officeooo:rsid="0249076b" officeooo:paragraph-rsid="069939a0" fo:background-color="transparent" style:font-size-asian="10pt" style:font-style-asian="normal" style:font-size-complex="10pt" style:font-style-complex="normal"/>
    </style:style>
    <style:style style:name="P439" style:family="paragraph" style:parent-style-name="Standard" style:list-style-name="L16">
      <style:paragraph-properties fo:text-align="start" style:justify-single-word="false"/>
      <style:text-properties fo:color="#ce181e" style:font-name="Noto Sans" fo:font-size="10pt" fo:language="fr" fo:country="FR" fo:font-style="normal" officeooo:rsid="0249fa2e" officeooo:paragraph-rsid="0fed5a26" fo:background-color="transparent" style:font-size-asian="10pt" style:font-style-asian="normal" style:font-size-complex="10pt" style:font-style-complex="normal"/>
    </style:style>
    <style:style style:name="P440" style:family="paragraph" style:parent-style-name="Standard" style:list-style-name="L16">
      <style:paragraph-properties fo:text-align="start" style:justify-single-word="false"/>
      <style:text-properties fo:color="#ce181e" style:font-name="Noto Sans" fo:font-size="10pt" fo:language="fr" fo:country="FR" fo:font-style="normal" officeooo:rsid="0249fa2e" officeooo:paragraph-rsid="0ff4a620" fo:background-color="transparent" style:font-size-asian="10pt" style:font-style-asian="normal" style:font-size-complex="10pt" style:font-style-complex="normal"/>
    </style:style>
    <style:style style:name="P441" style:family="paragraph" style:parent-style-name="Standard" style:list-style-name="L16">
      <style:paragraph-properties fo:text-align="start" style:justify-single-word="false"/>
      <style:text-properties fo:color="#ce181e" style:font-name="Noto Sans" fo:font-size="10pt" fo:language="fr" fo:country="FR" fo:font-style="normal" officeooo:rsid="0249fa2e" officeooo:paragraph-rsid="1002c37c" fo:background-color="transparent" style:font-size-asian="10pt" style:font-style-asian="normal" style:font-size-complex="10pt" style:font-style-complex="normal"/>
    </style:style>
    <style:style style:name="P442" style:family="paragraph" style:parent-style-name="Standard" style:list-style-name="L16">
      <style:paragraph-properties fo:text-align="start" style:justify-single-word="false"/>
      <style:text-properties fo:color="#ce181e" style:font-name="Noto Sans" fo:font-size="10pt" fo:language="fr" fo:country="FR" fo:font-style="normal" officeooo:rsid="0249fa2e" officeooo:paragraph-rsid="069939a0" fo:background-color="transparent" style:font-size-asian="10pt" style:font-style-asian="normal" style:font-size-complex="10pt" style:font-style-complex="normal"/>
    </style:style>
    <style:style style:name="P443" style:family="paragraph" style:parent-style-name="Standard" style:list-style-name="L16">
      <style:paragraph-properties fo:text-align="start" style:justify-single-word="false"/>
      <style:text-properties fo:color="#ce181e" style:font-name="Noto Sans" fo:font-size="10pt" fo:language="fr" fo:country="FR" fo:font-style="normal" officeooo:rsid="02947dfc" officeooo:paragraph-rsid="069939a0" fo:background-color="transparent" style:font-size-asian="10pt" style:font-style-asian="normal" style:font-size-complex="10pt" style:font-style-complex="normal"/>
    </style:style>
    <style:style style:name="P444" style:family="paragraph" style:parent-style-name="Standard" style:list-style-name="L16">
      <style:paragraph-properties fo:text-align="start" style:justify-single-word="false"/>
      <style:text-properties fo:color="#ce181e" style:font-name="Noto Sans" fo:font-size="10pt" fo:language="fr" fo:country="FR" fo:font-style="normal" fo:font-weight="bold" officeooo:rsid="024025c5" officeooo:paragraph-rsid="069939a0" fo:background-color="transparent" style:font-size-asian="10pt" style:font-style-asian="normal" style:font-weight-asian="bold" style:font-size-complex="10pt" style:font-style-complex="normal" style:font-weight-complex="bold"/>
    </style:style>
    <style:style style:name="P445" style:family="paragraph" style:parent-style-name="Standard" style:list-style-name="L16">
      <style:paragraph-properties fo:text-align="start" style:justify-single-word="false"/>
      <style:text-properties fo:color="#ce181e" style:font-name="Noto Sans" fo:font-size="10pt" fo:language="fr" fo:country="FR" fo:font-style="normal" fo:font-weight="bold" officeooo:rsid="0243c7df" officeooo:paragraph-rsid="069939a0" fo:background-color="transparent" style:font-size-asian="10pt" style:font-style-asian="normal" style:font-weight-asian="bold" style:font-size-complex="10pt" style:font-style-complex="normal" style:font-weight-complex="bold"/>
    </style:style>
    <style:style style:name="P446"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447" style:family="paragraph" style:parent-style-name="Standard" style:list-style-name="L11">
      <style:paragraph-properties fo:text-align="start" style:justify-single-word="false"/>
      <style:text-properties fo:color="#ce181e" officeooo:paragraph-rsid="12a6e36e"/>
    </style:style>
    <style:style style:name="P448" style:family="paragraph" style:parent-style-name="Standard" style:list-style-name="L11">
      <style:paragraph-properties fo:text-align="start" style:justify-single-word="false"/>
      <style:text-properties fo:color="#ce181e" style:font-name="Noto Sans" fo:font-size="10pt" fo:language="fr" fo:country="FR" fo:font-weight="bold" officeooo:rsid="008e3aa9" officeooo:paragraph-rsid="069939a0" fo:background-color="transparent" style:font-size-asian="10pt" style:font-weight-asian="bold" style:font-size-complex="10pt" style:font-weight-complex="bold"/>
    </style:style>
    <style:style style:name="P449" style:family="paragraph" style:parent-style-name="Standard" style:list-style-name="L11">
      <style:paragraph-properties fo:text-align="start" style:justify-single-word="false"/>
      <style:text-properties fo:color="#ce181e" style:font-name="Noto Sans" fo:font-size="10pt" fo:language="fr" fo:country="FR" fo:font-weight="bold" officeooo:rsid="008e3aa9" officeooo:paragraph-rsid="16b52a91" fo:background-color="transparent" style:font-size-asian="10pt" style:font-weight-asian="bold" style:font-size-complex="10pt" style:font-weight-complex="bold"/>
    </style:style>
    <style:style style:name="P450" style:family="paragraph" style:parent-style-name="Standard" style:list-style-name="L2">
      <style:text-properties officeooo:paragraph-rsid="0c5441bb"/>
    </style:style>
    <style:style style:name="P451" style:family="paragraph" style:parent-style-name="Standard" style:list-style-name="L2">
      <style:text-properties officeooo:paragraph-rsid="0c54d022"/>
    </style:style>
    <style:style style:name="P452" style:family="paragraph" style:parent-style-name="Standard" style:list-style-name="L7">
      <style:text-properties fo:color="#000000" officeooo:rsid="0e22646b" officeooo:paragraph-rsid="0e22646b"/>
    </style:style>
    <style:style style:name="P453"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2558a0" style:font-size-asian="10pt" style:font-style-asian="normal" style:font-weight-asian="normal" style:font-size-complex="10pt" style:font-style-complex="normal" style:font-weight-complex="normal"/>
    </style:style>
    <style:style style:name="P454"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455" style:family="paragraph" style:parent-style-name="Standard" style:list-style-name="L8">
      <style:text-properties fo:color="#000000" style:font-name="Noto Sans" fo:font-size="10pt" fo:language="fr" fo:country="FR" fo:font-style="normal" style:text-underline-style="none" fo:font-weight="normal" officeooo:rsid="035c2032" officeooo:paragraph-rsid="106d4e43" style:font-size-asian="10pt" style:font-style-asian="normal" style:font-weight-asian="normal" style:font-size-complex="10pt" style:font-style-complex="normal" style:font-weight-complex="normal"/>
    </style:style>
    <style:style style:name="P45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457" style:family="paragraph" style:parent-style-name="Standard">
      <style:text-properties fo:color="#000000" style:font-name="Noto Sans" fo:font-size="10pt" fo:language="fr" fo:country="FR" fo:font-style="normal" style:text-underline-style="none" fo:font-weight="normal" officeooo:rsid="035c2032" officeooo:paragraph-rsid="111aef10" style:font-size-asian="10pt" style:font-style-asian="normal" style:font-weight-asian="normal" style:font-size-complex="10pt" style:font-style-complex="normal" style:font-weight-complex="normal"/>
    </style:style>
    <style:style style:name="P458" style:family="paragraph" style:parent-style-name="Standard">
      <style:text-properties fo:color="#000000" style:font-name="Noto Sans" fo:font-size="10pt" fo:language="fr" fo:country="FR" fo:font-style="normal" style:text-underline-style="none" fo:font-weight="normal" officeooo:rsid="035c2032" officeooo:paragraph-rsid="0e3025a8" style:font-size-asian="10pt" style:font-style-asian="normal" style:font-weight-asian="normal" style:font-size-complex="10pt" style:font-style-complex="normal" style:font-weight-complex="normal"/>
    </style:style>
    <style:style style:name="P459" style:family="paragraph" style:parent-style-name="Standard" style:list-style-name="L8">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460" style:family="paragraph" style:parent-style-name="Standard" style:list-style-name="L8">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461"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462"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463"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464" style:family="paragraph" style:parent-style-name="Standard" style:list-style-name="L8">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465"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466" style:family="paragraph" style:parent-style-name="Standard" style:list-style-name="L8">
      <style:text-properties fo:color="#000000" style:font-name="Noto Sans" fo:font-size="10pt" fo:language="fr" fo:country="FR" fo:font-style="normal" style:text-underline-style="none" fo:font-weight="normal" officeooo:rsid="0379a6f6" officeooo:paragraph-rsid="10788756" style:font-size-asian="10pt" style:font-style-asian="normal" style:font-weight-asian="normal" style:font-size-complex="10pt" style:font-style-complex="normal" style:font-weight-complex="normal"/>
    </style:style>
    <style:style style:name="P467"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468"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469" style:family="paragraph" style:parent-style-name="Standard" style:list-style-name="L8">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470" style:family="paragraph" style:parent-style-name="Standard">
      <style:text-properties fo:color="#000000" style:font-name="Noto Sans" fo:font-size="10pt" fo:language="fr" fo:country="FR" fo:font-style="normal" style:text-underline-style="none" fo:font-weight="normal" officeooo:rsid="0d2363c6" officeooo:paragraph-rsid="11f1c609" style:font-size-asian="10pt" style:font-style-asian="normal" style:font-weight-asian="normal" style:font-size-complex="10pt" style:font-style-complex="normal" style:font-weight-complex="normal"/>
    </style:style>
    <style:style style:name="P471" style:family="paragraph" style:parent-style-name="Standard">
      <style:text-properties fo:color="#000000" style:font-name="Noto Sans" fo:font-size="10pt" fo:language="fr" fo:country="FR" fo:font-style="normal" style:text-underline-style="none" fo:font-weight="normal" officeooo:rsid="0d2363c6" officeooo:paragraph-rsid="11deac2b" style:font-size-asian="10pt" style:font-style-asian="normal" style:font-weight-asian="normal" style:font-size-complex="10pt" style:font-style-complex="normal" style:font-weight-complex="normal"/>
    </style:style>
    <style:style style:name="P472" style:family="paragraph" style:parent-style-name="Standard">
      <style:text-properties fo:color="#000000" style:font-name="Noto Sans" fo:font-size="10pt" fo:language="fr" fo:country="FR" fo:font-style="normal" style:text-underline-style="none" fo:font-weight="normal" officeooo:rsid="0d2363c6" officeooo:paragraph-rsid="11dd1b90" style:font-size-asian="10pt" style:font-style-asian="normal" style:font-weight-asian="normal" style:font-size-complex="10pt" style:font-style-complex="normal" style:font-weight-complex="normal"/>
    </style:style>
    <style:style style:name="P473" style:family="paragraph" style:parent-style-name="Standard">
      <style:text-properties fo:color="#000000" style:font-name="Noto Sans" fo:font-size="10pt" fo:language="fr" fo:country="FR" fo:font-style="normal" style:text-underline-style="none" fo:font-weight="normal" officeooo:rsid="0d2363c6" officeooo:paragraph-rsid="11dbbb1c" style:font-size-asian="10pt" style:font-style-asian="normal" style:font-weight-asian="normal" style:font-size-complex="10pt" style:font-style-complex="normal" style:font-weight-complex="normal"/>
    </style:style>
    <style:style style:name="P474" style:family="paragraph" style:parent-style-name="Standard">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475" style:family="paragraph" style:parent-style-name="Standard" style:list-style-name="L8">
      <style:text-properties fo:color="#000000" style:font-name="Noto Sans" fo:font-size="10pt" fo:language="fr" fo:country="FR" fo:font-style="normal" style:text-underline-style="none" fo:font-weight="normal" officeooo:rsid="0d41218e" officeooo:paragraph-rsid="107aa049" style:font-size-asian="10pt" style:font-style-asian="normal" style:font-weight-asian="normal" style:font-size-complex="10pt" style:font-style-complex="normal" style:font-weight-complex="normal"/>
    </style:style>
    <style:style style:name="P476" style:family="paragraph" style:parent-style-name="Standard">
      <style:text-properties fo:color="#000000" style:font-name="Noto Sans" fo:font-size="10pt" fo:language="fr" fo:country="FR" fo:font-style="normal" style:text-underline-style="none" fo:font-weight="normal" officeooo:rsid="0d41218e" officeooo:paragraph-rsid="11f1c609" style:font-size-asian="10pt" style:font-style-asian="normal" style:font-weight-asian="normal" style:font-size-complex="10pt" style:font-style-complex="normal" style:font-weight-complex="normal"/>
    </style:style>
    <style:style style:name="P477"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dbbb1c" style:font-size-asian="10pt" style:font-style-asian="normal" style:font-weight-asian="normal" style:font-size-complex="10pt" style:font-style-complex="normal" style:font-weight-complex="normal"/>
    </style:style>
    <style:style style:name="P478"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dd1b90" style:font-size-asian="10pt" style:font-style-asian="normal" style:font-weight-asian="normal" style:font-size-complex="10pt" style:font-style-complex="normal" style:font-weight-complex="normal"/>
    </style:style>
    <style:style style:name="P479"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deac2b" style:font-size-asian="10pt" style:font-style-asian="normal" style:font-weight-asian="normal" style:font-size-complex="10pt" style:font-style-complex="normal" style:font-weight-complex="normal"/>
    </style:style>
    <style:style style:name="P480"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f1c609" style:font-size-asian="10pt" style:font-style-asian="normal" style:font-weight-asian="normal" style:font-size-complex="10pt" style:font-style-complex="normal" style:font-weight-complex="normal"/>
    </style:style>
    <style:style style:name="P481" style:family="paragraph" style:parent-style-name="Standard" style:list-style-name="L8">
      <style:text-properties fo:color="#000000" style:font-name="Noto Sans" fo:font-size="10pt" fo:language="fr" fo:country="FR" fo:font-style="normal" style:text-underline-style="none" fo:font-weight="normal" officeooo:rsid="0d3435d1" officeooo:paragraph-rsid="107c36bb" style:font-size-asian="10pt" style:font-style-asian="normal" style:font-weight-asian="normal" style:font-size-complex="10pt" style:font-style-complex="normal" style:font-weight-complex="normal"/>
    </style:style>
    <style:style style:name="P482"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483"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484" style:family="paragraph" style:parent-style-name="Standard">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485" style:family="paragraph" style:parent-style-name="Standard">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486" style:family="paragraph" style:parent-style-name="Standard" style:list-style-name="L8">
      <style:text-properties fo:color="#000000" style:font-name="Noto Sans" fo:font-size="10pt" fo:language="fr" fo:country="FR" fo:font-style="normal" style:text-underline-style="none" fo:font-weight="normal" officeooo:rsid="107cd8f4" officeooo:paragraph-rsid="10b3bd03" style:font-size-asian="10pt" style:font-style-asian="normal" style:font-weight-asian="normal" style:font-size-complex="10pt" style:font-style-complex="normal" style:font-weight-complex="normal"/>
    </style:style>
    <style:style style:name="P487"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488"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10b58192" style:font-size-asian="10pt" style:font-style-asian="normal" style:font-weight-asian="normal" style:font-size-complex="10pt" style:font-style-complex="normal" style:font-weight-complex="normal"/>
    </style:style>
    <style:style style:name="P489"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956d958" officeooo:paragraph-rsid="10b58192" style:font-size-asian="10pt" style:font-style-asian="normal" style:font-weight-asian="normal" style:font-size-complex="10pt" style:font-style-complex="normal" style:font-weight-complex="normal"/>
    </style:style>
    <style:style style:name="P490"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491"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492" style:family="paragraph" style:parent-style-name="Standard" style:list-style-name="L8">
      <style:text-properties fo:color="#000000" style:font-name="Noto Sans" fo:font-size="10pt" fo:language="fr" fo:country="FR" fo:font-style="normal" style:text-underline-style="none" fo:font-weight="normal" officeooo:rsid="038fb2dd" officeooo:paragraph-rsid="10ade669" style:font-size-asian="10pt" style:font-style-asian="normal" style:font-weight-asian="normal" style:font-size-complex="10pt" style:font-style-complex="normal" style:font-weight-complex="normal"/>
    </style:style>
    <style:style style:name="P493"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494" style:family="paragraph" style:parent-style-name="Standard" style:list-style-name="L8">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495" style:family="paragraph" style:parent-style-name="Standard">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496" style:family="paragraph" style:parent-style-name="Standard" style:list-style-name="L8">
      <style:text-properties fo:color="#000000" style:font-name="Noto Sans" fo:font-size="10pt" fo:language="fr" fo:country="FR" fo:font-style="normal" style:text-underline-style="none" fo:font-weight="normal" officeooo:rsid="0397b7bf" officeooo:paragraph-rsid="10ab124f" style:font-size-asian="10pt" style:font-style-asian="normal" style:font-weight-asian="normal" style:font-size-complex="10pt" style:font-style-complex="normal" style:font-weight-complex="normal"/>
    </style:style>
    <style:style style:name="P497"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498" style:family="paragraph" style:parent-style-name="Standard" style:list-style-name="L8">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499" style:family="paragraph" style:parent-style-name="Standard">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500" style:family="paragraph" style:parent-style-name="Standard" style:list-style-name="L8">
      <style:text-properties fo:color="#000000" style:font-name="Noto Sans" fo:font-size="10pt" fo:language="fr" fo:country="FR" fo:font-style="normal" style:text-underline-style="none" fo:font-weight="normal" officeooo:rsid="03a01426" officeooo:paragraph-rsid="10a707d8" style:font-size-asian="10pt" style:font-style-asian="normal" style:font-weight-asian="normal" style:font-size-complex="10pt" style:font-style-complex="normal" style:font-weight-complex="normal"/>
    </style:style>
    <style:style style:name="P501"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502" style:family="paragraph" style:parent-style-name="Standard" style:list-style-name="L8">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503" style:family="paragraph" style:parent-style-name="Standard">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504" style:family="paragraph" style:parent-style-name="Standard" style:list-style-name="L8">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505" style:family="paragraph" style:parent-style-name="Standard" style:list-style-name="L11">
      <style:paragraph-properties fo:text-align="start" style:justify-single-word="false"/>
      <style:text-properties fo:color="#000000" style:font-name="Noto Sans" fo:font-size="10pt" fo:language="fr" fo:country="FR" fo:font-style="normal" style:text-underline-style="none" fo:font-weight="normal" officeooo:rsid="16302103" officeooo:paragraph-rsid="16b14a3e" style:font-size-asian="10pt" style:font-style-asian="normal" style:font-weight-asian="normal" style:font-size-complex="10pt" style:font-style-complex="normal" style:font-weight-complex="normal"/>
    </style:style>
    <style:style style:name="P506"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507"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508" style:family="paragraph" style:parent-style-name="Standard">
      <style:text-properties fo:color="#000000" style:font-name="Noto Sans" fo:font-size="10pt" fo:language="fr" fo:country="FR" fo:font-style="normal" style:text-underline-style="none" fo:font-weight="normal" officeooo:rsid="0e3d719a" officeooo:paragraph-rsid="0e3025a8" style:font-size-asian="10pt" style:font-style-asian="normal" style:font-weight-asian="normal" style:font-size-complex="10pt" style:font-style-complex="normal" style:font-weight-complex="normal"/>
    </style:style>
    <style:style style:name="P509"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510"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511"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512"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48c222" fo:background-color="transparent" style:font-size-asian="10pt" style:font-style-asian="normal" style:font-weight-asian="normal" style:font-size-complex="10pt" style:font-style-complex="normal" style:font-weight-complex="normal"/>
    </style:style>
    <style:style style:name="P513" style:family="paragraph" style:parent-style-name="Standard">
      <style:text-properties fo:color="#000000" style:font-name="Noto Sans" fo:font-size="10pt" fo:language="fr" fo:country="FR" fo:font-style="normal" style:text-underline-style="none" fo:font-weight="normal" officeooo:rsid="10794c20" officeooo:paragraph-rsid="1148c222" fo:background-color="transparent" style:font-size-asian="10pt" style:font-style-asian="normal" style:font-weight-asian="normal" style:font-size-complex="10pt" style:font-style-complex="normal" style:font-weight-complex="normal"/>
    </style:style>
    <style:style style:name="P514"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515" style:family="paragraph" style:parent-style-name="Standard">
      <style:text-properties fo:color="#000000"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516" style:family="paragraph" style:parent-style-name="Standard">
      <style:text-properties fo:color="#000000"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517"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518" style:family="paragraph" style:parent-style-name="Standard" style:list-style-name="L11">
      <style:paragraph-properties fo:text-align="start" style:justify-single-word="false"/>
      <style:text-properties fo:color="#000000" style:font-name="Noto Sans" fo:font-size="10pt" fo:language="fr" fo:country="FR" fo:font-style="normal" style:text-underline-style="solid" style:text-underline-width="auto" style:text-underline-color="font-color" fo:font-weight="bold" officeooo:rsid="16ac5a55" officeooo:paragraph-rsid="16ac5a55" style:font-size-asian="10pt" style:font-style-asian="normal" style:font-weight-asian="bold" style:font-size-complex="10pt" style:font-style-complex="normal" style:font-weight-complex="bold"/>
    </style:style>
    <style:style style:name="P519" style:family="paragraph" style:parent-style-name="Standard" style:list-style-name="L15">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520" style:family="paragraph" style:parent-style-name="Standard">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521" style:family="paragraph" style:parent-style-name="Standard">
      <style:paragraph-properties fo:text-align="start" style:justify-single-word="false"/>
      <style:text-properties fo:color="#000000" style:font-name="Noto Sans" fo:font-size="10pt" fo:language="fr" fo:country="FR" fo:font-weight="normal" officeooo:rsid="105b153c" officeooo:paragraph-rsid="1057a8dc" style:font-size-asian="10pt" style:font-weight-asian="normal" style:font-size-complex="10pt" style:font-weight-complex="normal"/>
    </style:style>
    <style:style style:name="P522"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543db1" style:font-size-asian="10pt" style:font-weight-asian="normal" style:font-size-complex="10pt" style:font-weight-complex="normal"/>
    </style:style>
    <style:style style:name="P523"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419de8" style:font-size-asian="10pt" style:font-weight-asian="normal" style:font-size-complex="10pt" style:font-weight-complex="normal"/>
    </style:style>
    <style:style style:name="P524"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33f2a5" style:font-size-asian="10pt" style:font-weight-asian="normal" style:font-size-complex="10pt" style:font-weight-complex="normal"/>
    </style:style>
    <style:style style:name="P525" style:family="paragraph" style:parent-style-name="Standard">
      <style:paragraph-properties fo:text-align="start" style:justify-single-word="false"/>
      <style:text-properties fo:color="#000000" style:font-name="Noto Sans" fo:font-size="10pt" fo:language="fr" fo:country="FR" fo:font-weight="normal" officeooo:rsid="1015a071" officeooo:paragraph-rsid="10292c89" style:font-size-asian="10pt" style:font-weight-asian="normal" style:font-size-complex="10pt" style:font-weight-complex="normal"/>
    </style:style>
    <style:style style:name="P526" style:family="paragraph" style:parent-style-name="Standard">
      <style:paragraph-properties fo:text-align="start" style:justify-single-word="false"/>
      <style:text-properties fo:color="#000000" style:font-name="Noto Sans" fo:font-size="10pt" fo:language="fr" fo:country="FR" fo:font-weight="normal" officeooo:rsid="10141285" officeooo:paragraph-rsid="1010a2f9" style:font-size-asian="10pt" style:font-weight-asian="normal" style:font-size-complex="10pt" style:font-weight-complex="normal"/>
    </style:style>
    <style:style style:name="P527"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528"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529"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1d4bc4" officeooo:paragraph-rsid="0d1d4bc4" style:font-size-asian="11pt" style:font-style-asian="italic" style:font-weight-asian="bold" style:font-size-complex="11pt" style:font-style-complex="italic" style:font-weight-complex="bold"/>
    </style:style>
    <style:style style:name="P530"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327ca0" officeooo:paragraph-rsid="0d327ca0" style:font-size-asian="11pt" style:font-style-asian="italic" style:font-weight-asian="bold" style:font-size-complex="11pt" style:font-style-complex="italic" style:font-weight-complex="bold"/>
    </style:style>
    <style:style style:name="P531"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532"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533" style:family="paragraph" style:parent-style-name="Standard" style:list-style-name="L11">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534" style:family="paragraph" style:parent-style-name="Standard" style:list-style-name="L7">
      <style:text-properties fo:color="#000000" officeooo:paragraph-rsid="089891bf"/>
    </style:style>
    <style:style style:name="P535" style:family="paragraph" style:parent-style-name="Standard" style:list-style-name="L10">
      <style:paragraph-properties fo:text-align="start" style:justify-single-word="false"/>
      <style:text-properties fo:color="#000000" officeooo:paragraph-rsid="09178bf4"/>
    </style:style>
    <style:style style:name="P536" style:family="paragraph" style:parent-style-name="Standard" style:list-style-name="L11">
      <style:paragraph-properties fo:text-align="start" style:justify-single-word="false"/>
      <style:text-properties fo:color="#000000" officeooo:paragraph-rsid="069939a0"/>
    </style:style>
    <style:style style:name="P537" style:family="paragraph" style:parent-style-name="Standard" style:list-style-name="L10">
      <style:paragraph-properties fo:text-align="start" style:justify-single-word="false"/>
      <style:text-properties fo:color="#000000" fo:font-size="10pt" style:text-underline-style="none" fo:font-weight="normal" officeooo:rsid="1730ca4d" officeooo:paragraph-rsid="1730ca4d" style:font-size-asian="8.75pt" style:font-weight-asian="normal" style:font-size-complex="10pt" style:font-weight-complex="normal"/>
    </style:style>
    <style:style style:name="P538" style:family="paragraph" style:parent-style-name="Standard">
      <style:paragraph-properties fo:text-align="start" style:justify-single-word="false"/>
      <style:text-properties fo:color="#000000" fo:font-size="10pt" style:text-underline-style="none" fo:font-weight="normal" officeooo:rsid="1730ca4d" officeooo:paragraph-rsid="1730ca4d" style:font-size-asian="8.75pt" style:font-weight-asian="normal" style:font-size-complex="10pt" style:font-weight-complex="normal"/>
    </style:style>
    <style:style style:name="P539" style:family="paragraph" style:parent-style-name="Standard" style:list-style-name="L8">
      <style:text-properties officeooo:paragraph-rsid="111aef10"/>
    </style:style>
    <style:style style:name="P540" style:family="paragraph" style:parent-style-name="Standard" style:list-style-name="L8">
      <style:text-properties officeooo:paragraph-rsid="08b5d66a"/>
    </style:style>
    <style:style style:name="P541" style:family="paragraph" style:parent-style-name="Standard" style:list-style-name="L8">
      <style:text-properties officeooo:paragraph-rsid="06a0f42e"/>
    </style:style>
    <style:style style:name="P542" style:family="paragraph" style:parent-style-name="Standard" style:list-style-name="L11">
      <style:paragraph-properties fo:text-align="start" style:justify-single-word="false"/>
      <style:text-properties officeooo:paragraph-rsid="13d692a0"/>
    </style:style>
    <style:style style:name="P543" style:family="paragraph" style:parent-style-name="Standard" style:list-style-name="L11">
      <style:paragraph-properties fo:text-align="start" style:justify-single-word="false"/>
      <style:text-properties officeooo:paragraph-rsid="1436359e"/>
    </style:style>
    <style:style style:name="P544" style:family="paragraph" style:parent-style-name="Standard" style:list-style-name="L11">
      <style:paragraph-properties fo:text-align="start" style:justify-single-word="false"/>
      <style:text-properties officeooo:paragraph-rsid="1427e399"/>
    </style:style>
    <style:style style:name="P545" style:family="paragraph" style:parent-style-name="Standard" style:list-style-name="L11">
      <style:paragraph-properties fo:text-align="start" style:justify-single-word="false"/>
      <style:text-properties officeooo:paragraph-rsid="1429eaa6"/>
    </style:style>
    <style:style style:name="P546" style:family="paragraph" style:parent-style-name="Standard" style:list-style-name="L11">
      <style:paragraph-properties fo:text-align="start" style:justify-single-word="false"/>
      <style:text-properties officeooo:paragraph-rsid="0eca433a"/>
    </style:style>
    <style:style style:name="P547" style:family="paragraph" style:parent-style-name="Standard" style:list-style-name="L11">
      <style:paragraph-properties fo:text-align="start" style:justify-single-word="false"/>
      <style:text-properties officeooo:paragraph-rsid="0ed820d2"/>
    </style:style>
    <style:style style:name="P548" style:family="paragraph" style:parent-style-name="Standard" style:list-style-name="L11">
      <style:paragraph-properties fo:text-align="start" style:justify-single-word="false"/>
      <style:text-properties officeooo:paragraph-rsid="14e6fca0"/>
    </style:style>
    <style:style style:name="P549" style:family="paragraph" style:parent-style-name="Standard" style:list-style-name="L11">
      <style:paragraph-properties fo:text-align="start" style:justify-single-word="false"/>
      <style:text-properties officeooo:paragraph-rsid="1291982d"/>
    </style:style>
    <style:style style:name="P550" style:family="paragraph" style:parent-style-name="Standard" style:list-style-name="L11">
      <style:paragraph-properties fo:text-align="start" style:justify-single-word="false"/>
      <style:text-properties officeooo:paragraph-rsid="153b61f3"/>
    </style:style>
    <style:style style:name="P551" style:family="paragraph" style:parent-style-name="Standard" style:list-style-name="L11">
      <style:paragraph-properties fo:text-align="start" style:justify-single-word="false"/>
      <style:text-properties officeooo:paragraph-rsid="12034c93"/>
    </style:style>
    <style:style style:name="P552" style:family="paragraph" style:parent-style-name="Standard" style:list-style-name="L11">
      <style:paragraph-properties fo:text-align="start" style:justify-single-word="false"/>
      <style:text-properties officeooo:paragraph-rsid="069939a0"/>
    </style:style>
    <style:style style:name="P553" style:family="paragraph" style:parent-style-name="Standard" style:list-style-name="L11">
      <style:paragraph-properties fo:text-align="start" style:justify-single-word="false"/>
      <style:text-properties officeooo:paragraph-rsid="0dfdd84d"/>
    </style:style>
    <style:style style:name="P554" style:family="paragraph" style:parent-style-name="Standard" style:list-style-name="L11">
      <style:paragraph-properties fo:text-align="start" style:justify-single-word="false"/>
      <style:text-properties officeooo:paragraph-rsid="172b5166"/>
    </style:style>
    <style:style style:name="P555" style:family="paragraph" style:parent-style-name="Standard" style:list-style-name="L11">
      <style:paragraph-properties fo:text-align="start" style:justify-single-word="false"/>
      <style:text-properties officeooo:paragraph-rsid="16dda46e"/>
    </style:style>
    <style:style style:name="P556" style:family="paragraph" style:parent-style-name="Standard" style:list-style-name="L14">
      <style:paragraph-properties fo:text-align="start" style:justify-single-word="false"/>
      <style:text-properties officeooo:paragraph-rsid="1033f2a5"/>
    </style:style>
    <style:style style:name="P557" style:family="paragraph" style:parent-style-name="Standard" style:list-style-name="L15">
      <style:paragraph-properties fo:text-align="start" style:justify-single-word="false"/>
      <style:text-properties officeooo:paragraph-rsid="10543db1"/>
    </style:style>
    <style:style style:name="P558" style:family="paragraph" style:parent-style-name="Standard" style:list-style-name="L15">
      <style:paragraph-properties fo:text-align="start" style:justify-single-word="false"/>
      <style:text-properties officeooo:paragraph-rsid="116de534"/>
    </style:style>
    <style:style style:name="P559" style:family="paragraph" style:parent-style-name="Standard" style:list-style-name="L16">
      <style:paragraph-properties fo:text-align="start" style:justify-single-word="false"/>
      <style:text-properties officeooo:paragraph-rsid="0fdd9907"/>
    </style:style>
    <style:style style:name="P560" style:family="paragraph" style:parent-style-name="Standard" style:list-style-name="L16">
      <style:paragraph-properties fo:text-align="start" style:justify-single-word="false"/>
      <style:text-properties officeooo:paragraph-rsid="069939a0"/>
    </style:style>
    <style:style style:name="P561" style:family="paragraph" style:parent-style-name="Standard">
      <style:paragraph-properties fo:text-align="start" style:justify-single-word="false"/>
      <style:text-properties officeooo:paragraph-rsid="172b5166"/>
    </style:style>
    <style:style style:name="P562" style:family="paragraph" style:parent-style-name="Standard" style:list-style-name="L19">
      <style:paragraph-properties fo:text-align="start" style:justify-single-word="false"/>
      <style:text-properties officeooo:paragraph-rsid="1757bbe1"/>
    </style:style>
    <style:style style:name="P563" style:family="paragraph" style:parent-style-name="Standard" style:list-style-name="L11">
      <style:paragraph-properties fo:text-align="start" style:justify-single-word="false"/>
      <style:text-properties officeooo:rsid="138733fc" officeooo:paragraph-rsid="138733fc"/>
    </style:style>
    <style:style style:name="P564" style:family="paragraph" style:parent-style-name="Standard" style:list-style-name="L11">
      <style:paragraph-properties fo:text-align="start" style:justify-single-word="false"/>
      <style:text-properties officeooo:rsid="012525b7" officeooo:paragraph-rsid="069939a0"/>
    </style:style>
    <style:style style:name="P565" style:family="paragraph" style:parent-style-name="Standard" style:list-style-name="L15">
      <style:paragraph-properties fo:text-align="start" style:justify-single-word="false"/>
      <style:text-properties officeooo:rsid="1057a8dc" officeooo:paragraph-rsid="1057a8dc"/>
    </style:style>
    <style:style style:name="P566" style:family="paragraph" style:parent-style-name="Standard" style:list-style-name="L15">
      <style:paragraph-properties fo:text-align="start" style:justify-single-word="false"/>
      <style:text-properties officeooo:rsid="105c3e37" officeooo:paragraph-rsid="105c3e37"/>
    </style:style>
    <style:style style:name="P567" style:family="paragraph" style:parent-style-name="Standard" style:list-style-name="L11">
      <style:paragraph-properties fo:text-align="start" style:justify-single-word="false"/>
      <style:text-properties officeooo:rsid="0dd05e1f" officeooo:paragraph-rsid="0dfdd84d"/>
    </style:style>
    <style:style style:name="P568" style:family="paragraph" style:parent-style-name="Standard" style:list-style-name="L11">
      <style:paragraph-properties fo:text-align="start" style:justify-single-word="false"/>
      <style:text-properties style:text-underline-style="solid" style:text-underline-width="auto" style:text-underline-color="font-color" fo:font-weight="bold" officeooo:rsid="176dd628" officeooo:paragraph-rsid="176dd628" style:font-weight-asian="bold" style:font-weight-complex="bold"/>
    </style:style>
    <style:style style:name="P569" style:family="paragraph" style:parent-style-name="Standard" style:list-style-name="L11">
      <style:paragraph-properties fo:text-align="start" style:justify-single-word="false"/>
      <style:text-properties style:text-underline-style="solid" style:text-underline-width="auto" style:text-underline-color="font-color" fo:font-weight="bold" officeooo:rsid="1776f93c" officeooo:paragraph-rsid="1776f93c" style:font-weight-asian="bold" style:font-weight-complex="bold"/>
    </style:style>
    <style:style style:name="P570" style:family="paragraph" style:parent-style-name="Standard" style:list-style-name="L11">
      <style:paragraph-properties fo:text-align="start" style:justify-single-word="false"/>
      <style:text-properties style:font-name="Noto Sans" fo:font-size="10pt" fo:language="fr" fo:country="FR" officeooo:rsid="00e80f3a" officeooo:paragraph-rsid="16b52a91" style:font-size-asian="10pt" style:font-size-complex="10pt"/>
    </style:style>
    <style:style style:name="P571" style:family="paragraph" style:parent-style-name="Standard" style:list-style-name="L11">
      <style:paragraph-properties fo:text-align="start" style:justify-single-word="false"/>
      <style:text-properties style:font-name="Noto Sans" fo:font-size="10pt" fo:language="fr" fo:country="FR" officeooo:rsid="00e80f3a" officeooo:paragraph-rsid="117898c6" style:font-size-asian="10pt" style:font-size-complex="10pt"/>
    </style:style>
    <style:style style:name="P572" style:family="paragraph" style:parent-style-name="Standard">
      <style:paragraph-properties fo:text-align="start" style:justify-single-word="false"/>
      <style:text-properties style:font-name="Noto Sans" fo:font-size="10pt" fo:language="fr" fo:country="FR" officeooo:rsid="171e48fc" officeooo:paragraph-rsid="117898c6" style:font-size-asian="10pt" style:font-size-complex="10pt"/>
    </style:style>
    <style:style style:name="P573" style:family="paragraph" style:parent-style-name="Standard" style:list-style-name="L11">
      <style:paragraph-properties fo:text-align="start" style:justify-single-word="false"/>
      <style:text-properties style:font-name="Noto Sans" fo:font-size="10pt" fo:language="fr" fo:country="FR" style:text-underline-style="none" fo:font-weight="normal" officeooo:rsid="00e80f3a" officeooo:paragraph-rsid="1726ef60" style:font-size-asian="10pt" style:font-weight-asian="normal" style:font-size-complex="10pt" style:font-weight-complex="normal"/>
    </style:style>
    <style:style style:name="P574" style:family="paragraph" style:parent-style-name="Standard">
      <style:paragraph-properties fo:text-align="start" style:justify-single-word="false"/>
      <style:text-properties style:font-name="Noto Sans" fo:font-size="10pt" fo:language="fr" fo:country="FR" style:text-underline-style="none" fo:font-weight="normal" officeooo:rsid="00e80f3a" officeooo:paragraph-rsid="1726ef60" style:font-size-asian="10pt" style:font-weight-asian="normal" style:font-size-complex="10pt" style:font-weight-complex="normal"/>
    </style:style>
    <style:style style:name="P575"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6c0ce01" officeooo:paragraph-rsid="16c0ce01" style:font-size-asian="10pt" style:font-weight-asian="bold" style:font-size-complex="10pt" style:font-weight-complex="bold"/>
    </style:style>
    <style:style style:name="P576"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717160a" officeooo:paragraph-rsid="1717160a" style:font-size-asian="10pt" style:font-weight-asian="bold" style:font-size-complex="10pt" style:font-weight-complex="bold"/>
    </style:style>
    <style:style style:name="P577" style:family="paragraph" style:parent-style-name="Standard" style:list-style-name="L11">
      <style:paragraph-properties fo:text-align="start" style:justify-single-word="false"/>
      <style:text-properties style:font-name="Noto Sans" fo:font-size="10pt" fo:language="fr" fo:country="FR" style:text-underline-style="solid" style:text-underline-width="auto" style:text-underline-color="font-color" fo:font-weight="bold" officeooo:rsid="1717160a" officeooo:paragraph-rsid="1726ef60" style:font-size-asian="10pt" style:font-weight-asian="bold" style:font-size-complex="10pt" style:font-weight-complex="bold"/>
    </style:style>
    <style:style style:name="P578" style:family="paragraph" style:parent-style-name="Standard">
      <style:paragraph-properties fo:text-align="start" style:justify-single-word="false"/>
      <style:text-properties style:font-name="Noto Sans" fo:font-size="10pt" officeooo:paragraph-rsid="16b52a91" style:font-size-asian="10pt" style:font-size-complex="10pt"/>
    </style:style>
    <style:style style:name="P579" style:family="paragraph" style:parent-style-name="Standard" style:list-style-name="L11">
      <style:paragraph-properties fo:text-align="start" style:justify-single-word="false"/>
      <style:text-properties style:font-name="Noto Sans" fo:font-size="10pt" officeooo:paragraph-rsid="170b4c68" style:font-size-asian="10pt" style:font-size-complex="10pt"/>
    </style:style>
    <style:style style:name="P580" style:family="paragraph" style:parent-style-name="Standard">
      <style:paragraph-properties fo:text-align="start" style:justify-single-word="false"/>
      <style:text-properties style:font-name="Noto Sans" fo:font-size="10pt" officeooo:rsid="16dda46e" officeooo:paragraph-rsid="16dda46e" style:font-size-asian="10pt" style:font-size-complex="10pt"/>
    </style:style>
    <style:style style:name="P581" style:family="paragraph" style:parent-style-name="Standard" style:list-style-name="L11">
      <style:paragraph-properties fo:text-align="start" style:justify-single-word="false"/>
      <style:text-properties style:font-name="Noto Sans" fo:font-size="10pt" officeooo:rsid="16e712f2" officeooo:paragraph-rsid="16e712f2" style:font-size-asian="10pt" style:font-size-complex="10pt"/>
    </style:style>
    <style:style style:name="P582" style:family="paragraph" style:parent-style-name="Standard" style:list-style-name="L11">
      <style:paragraph-properties fo:text-align="start" style:justify-single-word="false"/>
      <style:text-properties style:font-name="Noto Sans" fo:font-size="10pt" officeooo:rsid="16f472c9" officeooo:paragraph-rsid="16f472c9" style:font-size-asian="10pt" style:font-size-complex="10pt"/>
    </style:style>
    <style:style style:name="P583" style:family="paragraph" style:parent-style-name="Standard">
      <style:paragraph-properties fo:text-align="start" style:justify-single-word="false"/>
      <style:text-properties style:font-name="Noto Sans" fo:font-size="10pt" officeooo:rsid="16f472c9" officeooo:paragraph-rsid="16f472c9" style:font-size-asian="10pt" style:font-size-complex="10pt"/>
    </style:style>
    <style:style style:name="P584" style:family="paragraph" style:parent-style-name="Standard" style:list-style-name="L11">
      <style:paragraph-properties fo:text-align="start" style:justify-single-word="false"/>
      <style:text-properties style:font-name="Noto Sans" fo:font-size="10pt" style:text-underline-style="solid" style:text-underline-width="auto" style:text-underline-color="font-color" fo:font-weight="bold" officeooo:rsid="16cbcc4d" officeooo:paragraph-rsid="16cbcc4d" style:font-size-asian="10pt" style:font-weight-asian="bold" style:font-size-complex="10pt" style:font-weight-complex="bold"/>
    </style:style>
    <style:style style:name="P585" style:family="paragraph" style:parent-style-name="Standard">
      <style:paragraph-properties fo:text-align="center" style:justify-single-word="false"/>
      <style:text-properties officeooo:paragraph-rsid="11f7a405"/>
    </style:style>
    <style:style style:name="P586" style:family="paragraph" style:parent-style-name="Standard">
      <style:text-properties officeooo:paragraph-rsid="069939a0"/>
    </style:style>
    <style:style style:name="P587" style:family="paragraph" style:parent-style-name="Standard" style:list-style-name="L11">
      <style:paragraph-properties fo:text-align="start" style:justify-single-word="false"/>
      <style:text-properties officeooo:rsid="1770c871" officeooo:paragraph-rsid="1770c871"/>
    </style:style>
    <style:style style:name="P588" style:family="paragraph" style:parent-style-name="Standard">
      <style:paragraph-properties fo:text-align="start" style:justify-single-word="false"/>
      <style:text-properties officeooo:rsid="1770c871" officeooo:paragraph-rsid="1770c871"/>
    </style:style>
    <style:style style:name="P589"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P590"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style="normal" fo:font-weight="normal" officeooo:rsid="0d101a83" officeooo:paragraph-rsid="069939a0" fo:background-color="transparent" style:font-size-asian="10pt" style:font-style-asian="normal" style:font-weight-asian="normal" style:font-size-complex="10pt" style:font-style-complex="normal" style:font-weight-complex="normal"/>
    </style:style>
    <style:style style:name="P591"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d0b15fc" officeooo:paragraph-rsid="069939a0" fo:background-color="transparent" style:font-size-asian="10pt" style:font-size-complex="10pt"/>
    </style:style>
    <style:style style:name="P592"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69939a0" style:font-size-asian="10pt" style:font-size-complex="10pt"/>
    </style:style>
    <style:style style:name="P593"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be8669c" style:font-size-asian="10pt" style:font-size-complex="10pt"/>
    </style:style>
    <style:style style:name="P594"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T1" style:family="text">
      <style:text-properties officeooo:rsid="0003c338"/>
    </style:style>
    <style:style style:name="T2" style:family="text">
      <style:text-properties officeooo:rsid="01f55db6"/>
    </style:style>
    <style:style style:name="T3" style:family="text">
      <style:text-properties officeooo:rsid="0234ab8b"/>
    </style:style>
    <style:style style:name="T4" style:family="text">
      <style:text-properties fo:color="#ffffff" fo:font-size="12pt" officeooo:rsid="0234ab8b" fo:background-color="#000000" loext:char-shading-value="0" style:font-size-asian="12pt" style:font-size-complex="12pt"/>
    </style:style>
    <style:style style:name="T5" style:family="text">
      <style:text-properties officeooo:rsid="02521b5f"/>
    </style:style>
    <style:style style:name="T6" style:family="text">
      <style:text-properties officeooo:rsid="027057f7"/>
    </style:style>
    <style:style style:name="T7" style:family="text">
      <style:text-properties officeooo:rsid="02719616"/>
    </style:style>
    <style:style style:name="T8" style:family="text">
      <style:text-properties officeooo:rsid="02733ae0"/>
    </style:style>
    <style:style style:name="T9" style:family="text">
      <style:text-properties officeooo:rsid="025bc39f"/>
    </style:style>
    <style:style style:name="T10" style:family="text">
      <style:text-properties officeooo:rsid="00683f97"/>
    </style:style>
    <style:style style:name="T11" style:family="text">
      <style:text-properties officeooo:rsid="0193ee38"/>
    </style:style>
    <style:style style:name="T12" style:family="text">
      <style:text-properties officeooo:rsid="0090c14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f70126" style:font-style-asian="italic" style:font-weight-asian="bold" style:font-style-complex="italic" style:font-weight-complex="bold"/>
    </style:style>
    <style:style style:name="T15" style:family="text">
      <style:text-properties fo:font-style="italic" fo:font-weight="bold" officeooo:rsid="02e91c62" style:font-style-asian="italic" style:font-weight-asian="bold" style:font-style-complex="italic" style:font-weight-complex="bold"/>
    </style:style>
    <style:style style:name="T16" style:family="text">
      <style:text-properties fo:font-style="italic" fo:font-weight="bold" officeooo:rsid="031d2ae7" style:font-style-asian="italic" style:font-weight-asian="bold" style:font-style-complex="italic" style:font-weight-complex="bold"/>
    </style:style>
    <style:style style:name="T17" style:family="text">
      <style:text-properties fo:font-style="italic" fo:font-weight="bold" officeooo:rsid="02aedb50"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9"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20"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23"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24"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28" style:family="text">
      <style:text-properties officeooo:rsid="00ffdbb3"/>
    </style:style>
    <style:style style:name="T29" style:family="text">
      <style:text-properties officeooo:rsid="01007862"/>
    </style:style>
    <style:style style:name="T30" style:family="text">
      <style:text-properties officeooo:rsid="0116bac4"/>
    </style:style>
    <style:style style:name="T31" style:family="text">
      <style:text-properties officeooo:rsid="01267c26"/>
    </style:style>
    <style:style style:name="T32" style:family="text">
      <style:text-properties officeooo:rsid="012af064"/>
    </style:style>
    <style:style style:name="T33" style:family="text">
      <style:text-properties officeooo:rsid="012f32a2"/>
    </style:style>
    <style:style style:name="T34" style:family="text">
      <style:text-properties officeooo:rsid="0136a306"/>
    </style:style>
    <style:style style:name="T35" style:family="text">
      <style:text-properties officeooo:rsid="013cd036"/>
    </style:style>
    <style:style style:name="T36" style:family="text">
      <style:text-properties officeooo:rsid="015e1bcd"/>
    </style:style>
    <style:style style:name="T37" style:family="text">
      <style:text-properties officeooo:rsid="01929b91"/>
    </style:style>
    <style:style style:name="T38" style:family="text">
      <style:text-properties officeooo:rsid="01a319fc"/>
    </style:style>
    <style:style style:name="T39" style:family="text">
      <style:text-properties officeooo:rsid="01a91d59"/>
    </style:style>
    <style:style style:name="T40" style:family="text">
      <style:text-properties officeooo:rsid="01b28b88"/>
    </style:style>
    <style:style style:name="T41" style:family="text">
      <style:text-properties officeooo:rsid="01b38182"/>
    </style:style>
    <style:style style:name="T42" style:family="text">
      <style:text-properties officeooo:rsid="01b44dba"/>
    </style:style>
    <style:style style:name="T43" style:family="text">
      <style:text-properties officeooo:rsid="01b5e350"/>
    </style:style>
    <style:style style:name="T44" style:family="text">
      <style:text-properties officeooo:rsid="01b6a742"/>
    </style:style>
    <style:style style:name="T45" style:family="text">
      <style:text-properties officeooo:rsid="01bea4df"/>
    </style:style>
    <style:style style:name="T46" style:family="text">
      <style:text-properties officeooo:rsid="01cf7d6e"/>
    </style:style>
    <style:style style:name="T47" style:family="text">
      <style:text-properties officeooo:rsid="01d3abfb"/>
    </style:style>
    <style:style style:name="T48" style:family="text">
      <style:text-properties officeooo:rsid="01e3bc08"/>
    </style:style>
    <style:style style:name="T49" style:family="text">
      <style:text-properties officeooo:rsid="020acc6b"/>
    </style:style>
    <style:style style:name="T50" style:family="text">
      <style:text-properties officeooo:rsid="02331a73"/>
    </style:style>
    <style:style style:name="T51" style:family="text">
      <style:text-properties officeooo:rsid="025043f5"/>
    </style:style>
    <style:style style:name="T52" style:family="text">
      <style:text-properties fo:font-weight="bold" style:font-weight-asian="bold" style:font-weight-complex="bold"/>
    </style:style>
    <style:style style:name="T53" style:family="text">
      <style:text-properties fo:font-weight="bold" officeooo:rsid="024ba2f1" style:font-weight-asian="bold" style:font-weight-complex="bold"/>
    </style:style>
    <style:style style:name="T54" style:family="text">
      <style:text-properties fo:font-weight="bold" officeooo:rsid="024dc016" style:font-weight-asian="bold" style:font-weight-complex="bold"/>
    </style:style>
    <style:style style:name="T55" style:family="text">
      <style:text-properties fo:font-weight="bold" officeooo:rsid="0136a306" style:font-weight-asian="bold" style:font-weight-complex="bold"/>
    </style:style>
    <style:style style:name="T56" style:family="text">
      <style:text-properties fo:font-weight="bold" officeooo:rsid="02cf4c4d" style:font-weight-asian="bold" style:font-weight-complex="bold"/>
    </style:style>
    <style:style style:name="T57" style:family="text">
      <style:text-properties fo:font-weight="bold" officeooo:rsid="02d10829" style:font-weight-asian="bold" style:font-weight-complex="bold"/>
    </style:style>
    <style:style style:name="T58" style:family="text">
      <style:text-properties fo:font-weight="bold" officeooo:rsid="02d13b4d" style:font-weight-asian="bold" style:font-weight-complex="bold"/>
    </style:style>
    <style:style style:name="T59" style:family="text">
      <style:text-properties fo:font-weight="bold" officeooo:rsid="02976326" style:font-weight-asian="bold" style:font-weight-complex="bold"/>
    </style:style>
    <style:style style:name="T60" style:family="text">
      <style:text-properties fo:font-weight="bold" officeooo:rsid="02d4602e" style:font-weight-asian="bold" style:font-weight-complex="bold"/>
    </style:style>
    <style:style style:name="T61" style:family="text">
      <style:text-properties fo:font-weight="bold" officeooo:rsid="028c5ee7" style:font-weight-asian="bold" style:font-weight-complex="bold"/>
    </style:style>
    <style:style style:name="T62" style:family="text">
      <style:text-properties fo:font-weight="bold" officeooo:rsid="035e1b16" style:font-weight-asian="bold" style:font-weight-complex="bold"/>
    </style:style>
    <style:style style:name="T63" style:family="text">
      <style:text-properties fo:font-weight="bold" officeooo:rsid="00683f97" style:font-weight-asian="bold" style:font-weight-complex="bold"/>
    </style:style>
    <style:style style:name="T64" style:family="text">
      <style:text-properties fo:font-weight="bold" officeooo:rsid="0116bac4" style:font-weight-asian="bold" style:font-weight-complex="bold"/>
    </style:style>
    <style:style style:name="T65" style:family="text">
      <style:text-properties fo:font-weight="bold" officeooo:rsid="085100db" style:font-weight-asian="bold" style:font-weight-complex="bold"/>
    </style:style>
    <style:style style:name="T66" style:family="text">
      <style:text-properties fo:font-weight="bold" officeooo:rsid="09439e83" style:font-weight-asian="bold" style:font-weight-complex="bold"/>
    </style:style>
    <style:style style:name="T67" style:family="text">
      <style:text-properties fo:font-weight="bold" officeooo:rsid="09541b13" style:font-weight-asian="bold" style:font-weight-complex="bold"/>
    </style:style>
    <style:style style:name="T68" style:family="text">
      <style:text-properties fo:font-weight="bold" officeooo:rsid="013cd036" style:font-weight-asian="bold" style:font-weight-complex="bold"/>
    </style:style>
    <style:style style:name="T69" style:family="text">
      <style:text-properties fo:font-weight="bold" officeooo:rsid="049d396c" style:font-weight-asian="bold" style:font-weight-complex="bold"/>
    </style:style>
    <style:style style:name="T70" style:family="text">
      <style:text-properties fo:font-weight="bold" officeooo:rsid="021ccbc6" style:font-weight-asian="bold" style:font-weight-complex="bold"/>
    </style:style>
    <style:style style:name="T71" style:family="text">
      <style:text-properties fo:font-weight="bold" officeooo:rsid="02636335" style:font-weight-asian="bold" style:font-weight-complex="bold"/>
    </style:style>
    <style:style style:name="T72" style:family="text">
      <style:text-properties fo:font-weight="bold" officeooo:rsid="06f454fa" style:font-weight-asian="bold" style:font-weight-complex="bold"/>
    </style:style>
    <style:style style:name="T73" style:family="text">
      <style:text-properties fo:font-weight="bold" officeooo:rsid="01f55db6" style:font-weight-asian="bold" style:font-weight-complex="bold"/>
    </style:style>
    <style:style style:name="T74" style:family="text">
      <style:text-properties fo:font-weight="bold" officeooo:rsid="0c4f7346" style:font-weight-asian="bold" style:font-weight-complex="bold"/>
    </style:style>
    <style:style style:name="T75" style:family="text">
      <style:text-properties fo:font-weight="bold" officeooo:rsid="0c950901" style:font-weight-asian="bold" style:font-weight-complex="bold"/>
    </style:style>
    <style:style style:name="T76" style:family="text">
      <style:text-properties fo:font-weight="bold" officeooo:rsid="0ca53b84" style:font-weight-asian="bold" style:font-weight-complex="bold"/>
    </style:style>
    <style:style style:name="T77" style:family="text">
      <style:text-properties fo:font-weight="bold" officeooo:rsid="0ca876c9" style:font-weight-asian="bold" style:font-weight-complex="bold"/>
    </style:style>
    <style:style style:name="T78" style:family="text">
      <style:text-properties fo:font-weight="bold" officeooo:rsid="0cab4d05" style:font-weight-asian="bold" style:font-weight-complex="bold"/>
    </style:style>
    <style:style style:name="T79" style:family="text">
      <style:text-properties fo:font-weight="bold" officeooo:rsid="0cb28dfa" style:font-weight-asian="bold" style:font-weight-complex="bold"/>
    </style:style>
    <style:style style:name="T80" style:family="text">
      <style:text-properties fo:font-weight="bold" officeooo:rsid="0c72f23d" style:font-weight-asian="bold" style:font-weight-complex="bold"/>
    </style:style>
    <style:style style:name="T81" style:family="text">
      <style:text-properties fo:font-weight="bold" officeooo:rsid="0cb8e983" style:font-weight-asian="bold" style:font-weight-complex="bold"/>
    </style:style>
    <style:style style:name="T82" style:family="text">
      <style:text-properties fo:font-weight="bold" officeooo:rsid="0cba13e7" style:font-weight-asian="bold" style:font-weight-complex="bold"/>
    </style:style>
    <style:style style:name="T83" style:family="text">
      <style:text-properties fo:font-weight="bold" officeooo:rsid="0d24e6c4" style:font-weight-asian="bold" style:font-weight-complex="bold"/>
    </style:style>
    <style:style style:name="T84" style:family="text">
      <style:text-properties fo:font-weight="bold" officeooo:rsid="0d42048a" style:font-weight-asian="bold" style:font-weight-complex="bold"/>
    </style:style>
    <style:style style:name="T85" style:family="text">
      <style:text-properties fo:font-weight="bold" officeooo:rsid="0d5277ef" style:font-weight-asian="bold" style:font-weight-complex="bold"/>
    </style:style>
    <style:style style:name="T86" style:family="text">
      <style:text-properties fo:font-weight="bold" officeooo:rsid="0dae8a0f" style:font-weight-asian="bold" style:font-weight-complex="bold"/>
    </style:style>
    <style:style style:name="T87" style:family="text">
      <style:text-properties fo:font-weight="bold" officeooo:rsid="0db205a8" style:font-weight-asian="bold" style:font-weight-complex="bold"/>
    </style:style>
    <style:style style:name="T88" style:family="text">
      <style:text-properties fo:font-weight="bold" officeooo:rsid="0e674865" style:font-weight-asian="bold" style:font-weight-complex="bold"/>
    </style:style>
    <style:style style:name="T89" style:family="text">
      <style:text-properties fo:font-weight="bold" officeooo:rsid="0f016ebb" style:font-weight-asian="bold" style:font-weight-complex="bold"/>
    </style:style>
    <style:style style:name="T90" style:family="text">
      <style:text-properties fo:font-weight="bold" officeooo:rsid="0f023d16" style:font-weight-asian="bold" style:font-weight-complex="bold"/>
    </style:style>
    <style:style style:name="T91" style:family="text">
      <style:text-properties fo:font-weight="bold" officeooo:rsid="0f0c0534" style:font-weight-asian="bold" style:font-weight-complex="bold"/>
    </style:style>
    <style:style style:name="T92" style:family="text">
      <style:text-properties fo:font-weight="bold" officeooo:rsid="03f82b90" style:font-weight-asian="bold" style:font-weight-complex="bold"/>
    </style:style>
    <style:style style:name="T93" style:family="text">
      <style:text-properties fo:font-weight="bold" officeooo:rsid="045806d5" style:font-weight-asian="bold" style:font-weight-complex="bold"/>
    </style:style>
    <style:style style:name="T94" style:family="text">
      <style:text-properties fo:font-weight="bold" officeooo:rsid="0fceb17a" style:font-weight-asian="bold" style:font-weight-complex="bold"/>
    </style:style>
    <style:style style:name="T95" style:family="text">
      <style:text-properties fo:font-weight="bold" officeooo:rsid="0fcfeeb7" style:font-weight-asian="bold" style:font-weight-complex="bold"/>
    </style:style>
    <style:style style:name="T96" style:family="text">
      <style:text-properties fo:font-weight="bold" officeooo:rsid="0ff67f91" style:font-weight-asian="bold" style:font-weight-complex="bold"/>
    </style:style>
    <style:style style:name="T97" style:family="text">
      <style:text-properties fo:font-weight="bold" officeooo:rsid="0ffc0842" style:font-weight-asian="bold" style:font-weight-complex="bold"/>
    </style:style>
    <style:style style:name="T98" style:family="text">
      <style:text-properties fo:font-weight="bold" officeooo:rsid="0ffd638b" style:font-weight-asian="bold" style:font-weight-complex="bold"/>
    </style:style>
    <style:style style:name="T99" style:family="text">
      <style:text-properties fo:font-weight="bold" officeooo:rsid="0ffd7a8e" style:font-weight-asian="bold" style:font-weight-complex="bold"/>
    </style:style>
    <style:style style:name="T100" style:family="text">
      <style:text-properties fo:font-weight="bold" officeooo:rsid="1002c37c" style:font-weight-asian="bold" style:font-weight-complex="bold"/>
    </style:style>
    <style:style style:name="T101" style:family="text">
      <style:text-properties fo:font-weight="bold" officeooo:rsid="10060144" style:font-weight-asian="bold" style:font-weight-complex="bold"/>
    </style:style>
    <style:style style:name="T102" style:family="text">
      <style:text-properties fo:font-weight="bold" officeooo:rsid="100d245d" style:font-weight-asian="bold" style:font-weight-complex="bold"/>
    </style:style>
    <style:style style:name="T103" style:family="text">
      <style:text-properties fo:font-weight="bold" officeooo:rsid="10111bd1" style:font-weight-asian="bold" style:font-weight-complex="bold"/>
    </style:style>
    <style:style style:name="T104" style:family="text">
      <style:text-properties fo:font-weight="bold" officeooo:rsid="1081ecd8" style:font-weight-asian="bold" style:font-weight-complex="bold"/>
    </style:style>
    <style:style style:name="T105" style:family="text">
      <style:text-properties fo:font-weight="bold" officeooo:rsid="0f05dde9" style:font-weight-asian="bold" style:font-weight-complex="bold"/>
    </style:style>
    <style:style style:name="T106" style:family="text">
      <style:text-properties fo:font-weight="bold" officeooo:rsid="12adecf9" style:font-weight-asian="bold" style:font-weight-complex="bold"/>
    </style:style>
    <style:style style:name="T107" style:family="text">
      <style:text-properties fo:font-weight="bold" officeooo:rsid="1352ac3c" style:font-weight-asian="bold" style:font-weight-complex="bold"/>
    </style:style>
    <style:style style:name="T108" style:family="text">
      <style:text-properties fo:font-weight="bold" officeooo:rsid="1355402a" style:font-weight-asian="bold" style:font-weight-complex="bold"/>
    </style:style>
    <style:style style:name="T109" style:family="text">
      <style:text-properties fo:font-weight="bold" officeooo:rsid="137ab81e" style:font-weight-asian="bold" style:font-weight-complex="bold"/>
    </style:style>
    <style:style style:name="T110" style:family="text">
      <style:text-properties fo:font-weight="bold" officeooo:rsid="137df835" style:font-weight-asian="bold" style:font-weight-complex="bold"/>
    </style:style>
    <style:style style:name="T111" style:family="text">
      <style:text-properties fo:font-weight="bold" officeooo:rsid="148ca94e" style:font-weight-asian="bold" style:font-weight-complex="bold"/>
    </style:style>
    <style:style style:name="T112" style:family="text">
      <style:text-properties fo:font-weight="bold" officeooo:rsid="1509af22" style:font-weight-asian="bold" style:font-weight-complex="bold"/>
    </style:style>
    <style:style style:name="T113" style:family="text">
      <style:text-properties fo:font-weight="bold" officeooo:rsid="156cb833" style:font-weight-asian="bold" style:font-weight-complex="bold"/>
    </style:style>
    <style:style style:name="T114" style:family="text">
      <style:text-properties fo:font-weight="bold" officeooo:rsid="15539cbf" style:font-weight-asian="bold" style:font-weight-complex="bold"/>
    </style:style>
    <style:style style:name="T115" style:family="text">
      <style:text-properties fo:font-weight="bold" officeooo:rsid="16131bb1" style:font-weight-asian="bold" style:font-weight-complex="bold"/>
    </style:style>
    <style:style style:name="T116" style:family="text">
      <style:text-properties fo:font-weight="bold" officeooo:rsid="163e2a8d" style:font-weight-asian="bold" style:font-weight-complex="bold"/>
    </style:style>
    <style:style style:name="T117" style:family="text">
      <style:text-properties fo:font-weight="bold" officeooo:rsid="1685848a" style:font-weight-asian="bold" style:font-weight-complex="bold"/>
    </style:style>
    <style:style style:name="T118" style:family="text">
      <style:text-properties fo:font-weight="bold" officeooo:rsid="16870f77" style:font-weight-asian="bold" style:font-weight-complex="bold"/>
    </style:style>
    <style:style style:name="T119" style:family="text">
      <style:text-properties fo:font-weight="bold" officeooo:rsid="16882494" style:font-weight-asian="bold" style:font-weight-complex="bold"/>
    </style:style>
    <style:style style:name="T120" style:family="text">
      <style:text-properties fo:font-weight="bold" officeooo:rsid="169019ca" style:font-weight-asian="bold" style:font-weight-complex="bold"/>
    </style:style>
    <style:style style:name="T121" style:family="text">
      <style:text-properties fo:font-weight="bold" officeooo:rsid="16a1d0e2" style:font-weight-asian="bold" style:font-weight-complex="bold"/>
    </style:style>
    <style:style style:name="T122" style:family="text">
      <style:text-properties fo:font-weight="bold" officeooo:rsid="16a4bb2a" style:font-weight-asian="bold" style:font-weight-complex="bold"/>
    </style:style>
    <style:style style:name="T123" style:family="text">
      <style:text-properties fo:font-weight="bold" officeooo:rsid="16a54a2c" style:font-weight-asian="bold" style:font-weight-complex="bold"/>
    </style:style>
    <style:style style:name="T124" style:family="text">
      <style:text-properties fo:font-weight="bold" officeooo:rsid="16f67668" style:font-weight-asian="bold" style:font-weight-complex="bold"/>
    </style:style>
    <style:style style:name="T125" style:family="text">
      <style:text-properties fo:font-weight="bold" officeooo:rsid="16fa8f3e" style:font-weight-asian="bold" style:font-weight-complex="bold"/>
    </style:style>
    <style:style style:name="T126" style:family="text">
      <style:text-properties fo:font-weight="bold" officeooo:rsid="16fb5d2d" style:font-weight-asian="bold" style:font-weight-complex="bold"/>
    </style:style>
    <style:style style:name="T127" style:family="text">
      <style:text-properties fo:font-weight="bold" officeooo:rsid="16ff7df0" style:font-weight-asian="bold" style:font-weight-complex="bold"/>
    </style:style>
    <style:style style:name="T128" style:family="text">
      <style:text-properties fo:font-weight="bold" officeooo:rsid="1764058b" style:font-weight-asian="bold" style:font-weight-complex="bold"/>
    </style:style>
    <style:style style:name="T129" style:family="text">
      <style:text-properties fo:font-weight="bold" fo:background-color="transparent" loext:char-shading-value="0" style:font-weight-asian="bold" style:font-weight-complex="bold"/>
    </style:style>
    <style:style style:name="T130" style:family="text">
      <style:text-properties fo:font-weight="bold" officeooo:rsid="0ceec50a" fo:background-color="transparent" loext:char-shading-value="0" style:font-weight-asian="bold" style:font-weight-complex="bold"/>
    </style:style>
    <style:style style:name="T131" style:family="text">
      <style:text-properties fo:font-weight="bold" officeooo:rsid="0896fe28" fo:background-color="transparent" loext:char-shading-value="0" style:font-weight-asian="bold" style:font-weight-complex="bold"/>
    </style:style>
    <style:style style:name="T132" style:family="text">
      <style:text-properties officeooo:rsid="02a4fc5a"/>
    </style:style>
    <style:style style:name="T133" style:family="text">
      <style:text-properties officeooo:rsid="02aedb50"/>
    </style:style>
    <style:style style:name="T134" style:family="text">
      <style:text-properties officeooo:rsid="02cf4c4d"/>
    </style:style>
    <style:style style:name="T135" style:family="text">
      <style:text-properties officeooo:rsid="02e91c62"/>
    </style:style>
    <style:style style:name="T136" style:family="text">
      <style:text-properties officeooo:rsid="031d2ae7"/>
    </style:style>
    <style:style style:name="T137" style:family="text">
      <style:text-properties officeooo:rsid="035e1b16"/>
    </style:style>
    <style:style style:name="T138" style:family="text">
      <style:text-properties officeooo:rsid="037a0fd8"/>
    </style:style>
    <style:style style:name="T139" style:family="text">
      <style:text-properties officeooo:rsid="037f7173"/>
    </style:style>
    <style:style style:name="T140" style:family="text">
      <style:text-properties officeooo:rsid="0387a5c8"/>
    </style:style>
    <style:style style:name="T141" style:family="text">
      <style:text-properties officeooo:rsid="038e8bc4"/>
    </style:style>
    <style:style style:name="T142" style:family="text">
      <style:text-properties officeooo:rsid="039182c7"/>
    </style:style>
    <style:style style:name="T143" style:family="text">
      <style:text-properties officeooo:rsid="0398611a"/>
    </style:style>
    <style:style style:name="T144" style:family="text">
      <style:text-properties officeooo:rsid="039c7adb"/>
    </style:style>
    <style:style style:name="T145" style:family="text">
      <style:text-properties officeooo:rsid="03a03fe9"/>
    </style:style>
    <style:style style:name="T146" style:family="text">
      <style:text-properties fo:color="#000000" fo:font-size="10pt" fo:font-weight="bold" fo:background-color="#ffffff" loext:char-shading-value="0" style:font-size-asian="10pt" style:font-weight-asian="bold" style:font-size-complex="10pt" style:font-weight-complex="bold"/>
    </style:style>
    <style:style style:name="T147" style:family="text">
      <style:text-properties fo:color="#000000" fo:font-style="normal" style:text-underline-style="none" fo:font-weight="normal" officeooo:rsid="10c87de8" style:font-style-asian="normal" style:font-weight-asian="normal" style:font-style-complex="normal" style:font-weight-complex="normal"/>
    </style:style>
    <style:style style:name="T148" style:family="text">
      <style:text-properties fo:color="#000000" fo:font-style="normal" style:text-underline-style="none" fo:font-weight="normal" officeooo:rsid="0aa29bc9" style:font-style-asian="normal" style:font-weight-asian="normal" style:font-style-complex="normal" style:font-weight-complex="normal"/>
    </style:style>
    <style:style style:name="T149" style:family="text">
      <style:text-properties fo:color="#000000" fo:font-style="normal" style:text-underline-style="none" fo:font-weight="normal" officeooo:rsid="10d1c6ce" style:font-style-asian="normal" style:font-weight-asian="normal" style:font-style-complex="normal" style:font-weight-complex="normal"/>
    </style:style>
    <style:style style:name="T150" style:family="text">
      <style:text-properties fo:color="#000000" fo:font-style="normal" style:text-underline-style="none" fo:font-weight="normal" officeooo:rsid="13a48f5c" style:font-style-asian="normal" style:font-weight-asian="normal" style:font-style-complex="normal" style:font-weight-complex="normal"/>
    </style:style>
    <style:style style:name="T151" style:family="text">
      <style:text-properties fo:color="#000000" fo:font-style="normal" style:text-underline-style="none" fo:font-weight="normal" officeooo:rsid="13f198fa" style:font-style-asian="normal" style:font-weight-asian="normal" style:font-style-complex="normal" style:font-weight-complex="normal"/>
    </style:style>
    <style:style style:name="T152" style:family="text">
      <style:text-properties fo:color="#000000" fo:font-style="normal" style:text-underline-style="none" fo:font-weight="normal" officeooo:rsid="1409187d" style:font-style-asian="normal" style:font-weight-asian="normal" style:font-style-complex="normal" style:font-weight-complex="normal"/>
    </style:style>
    <style:style style:name="T153" style:family="text">
      <style:text-properties fo:color="#000000" fo:font-style="normal" fo:font-weight="normal" officeooo:rsid="10c87de8" style:font-style-asian="normal" style:font-weight-asian="normal" style:font-style-complex="normal" style:font-weight-complex="normal"/>
    </style:style>
    <style:style style:name="T154" style:family="text">
      <style:text-properties fo:color="#000000" fo:font-style="normal" fo:font-weight="normal" officeooo:rsid="0aa29bc9" style:font-style-asian="normal" style:font-weight-asian="normal" style:font-style-complex="normal" style:font-weight-complex="normal"/>
    </style:style>
    <style:style style:name="T155" style:family="text">
      <style:text-properties fo:color="#000000" fo:font-style="normal" fo:font-weight="normal" officeooo:rsid="10d1c6ce" style:font-style-asian="normal" style:font-weight-asian="normal" style:font-style-complex="normal" style:font-weight-complex="normal"/>
    </style:style>
    <style:style style:name="T156"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57"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58" style:family="text">
      <style:text-properties fo:color="#000000" style:font-name="Noto Sans"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159" style:family="text">
      <style:text-properties fo:color="#000000" style:font-name="Noto Sans" fo:font-size="10pt" fo:language="fr" fo:country="FR" fo:font-style="normal" style:text-underline-style="none" fo:font-weight="normal" officeooo:rsid="0b323c1f" style:font-size-asian="10pt" style:font-style-asian="normal" style:font-weight-asian="normal" style:font-size-complex="10pt" style:font-style-complex="normal" style:font-weight-complex="normal"/>
    </style:style>
    <style:style style:name="T160" style:family="text">
      <style:text-properties fo:color="#000000" style:font-name="Noto Sans" fo:font-size="10pt" fo:language="fr" fo:country="FR" fo:font-style="normal" style:text-underline-style="none" fo:font-weight="normal" officeooo:rsid="0b323e63" style:font-size-asian="10pt" style:font-style-asian="normal" style:font-weight-asian="normal" style:font-size-complex="10pt" style:font-style-complex="normal" style:font-weight-complex="normal"/>
    </style:style>
    <style:style style:name="T161" style:family="text">
      <style:text-properties fo:color="#000000" style:font-name="Noto Sans" fo:font-size="10pt" fo:language="fr" fo:country="FR" fo:font-style="normal" style:text-underline-style="none" fo:font-weight="normal" officeooo:rsid="06a0f42e" style:font-size-asian="10pt" style:font-style-asian="normal" style:font-weight-asian="normal" style:font-size-complex="10pt" style:font-style-complex="normal" style:font-weight-complex="normal"/>
    </style:style>
    <style:style style:name="T162" style:family="text">
      <style:text-properties fo:color="#000000" style:font-name="Noto Sans" fo:font-size="10pt" fo:language="fr" fo:country="FR" fo:font-style="normal" style:text-underline-style="none" fo:font-weight="normal" officeooo:rsid="06a1d6f1" style:font-size-asian="10pt" style:font-style-asian="normal" style:font-weight-asian="normal" style:font-size-complex="10pt" style:font-style-complex="normal" style:font-weight-complex="normal"/>
    </style:style>
    <style:style style:name="T163" style:family="text">
      <style:text-properties fo:color="#000000" style:font-name="Noto Sans" fo:font-size="10pt" fo:language="fr" fo:country="FR" fo:font-style="normal" style:text-underline-style="none" fo:font-weight="normal" officeooo:rsid="0b50e6bd" style:font-size-asian="10pt" style:font-style-asian="normal" style:font-weight-asian="normal" style:font-size-complex="10pt" style:font-style-complex="normal" style:font-weight-complex="normal"/>
    </style:style>
    <style:style style:name="T164" style:family="text">
      <style:text-properties fo:color="#000000" style:font-name="Noto Sans" fo:font-size="10pt" fo:language="fr" fo:country="FR" fo:font-style="normal" style:text-underline-style="none" fo:font-weight="normal" officeooo:rsid="106c0f94" style:font-size-asian="10pt" style:font-style-asian="normal" style:font-weight-asian="normal" style:font-size-complex="10pt" style:font-style-complex="normal" style:font-weight-complex="normal"/>
    </style:style>
    <style:style style:name="T165" style:family="text">
      <style:text-properties fo:color="#000000" style:font-name="Noto Sans" fo:font-size="10pt" fo:language="fr" fo:country="FR" fo:font-style="normal" style:text-underline-style="none" fo:font-weight="normal" officeooo:rsid="035e1b16" style:font-size-asian="10pt" style:font-style-asian="normal" style:font-weight-asian="normal" style:font-size-complex="10pt" style:font-style-complex="normal" style:font-weight-complex="normal"/>
    </style:style>
    <style:style style:name="T166" style:family="text">
      <style:text-properties fo:color="#000000" style:font-name="Noto Sans" fo:font-size="10pt" fo:language="fr" fo:country="FR" fo:font-style="normal" style:text-underline-style="none" fo:font-weight="normal" officeooo:rsid="10711ccd" fo:background-color="transparent" loext:char-shading-value="0" style:font-size-asian="10pt" style:font-style-asian="normal" style:font-weight-asian="normal" style:font-size-complex="10pt" style:font-style-complex="normal" style:font-weight-complex="normal"/>
    </style:style>
    <style:style style:name="T167" style:family="text">
      <style:text-properties fo:color="#000000" style:font-name="Noto Sans" fo:font-size="10pt" fo:language="fr" fo:country="FR" fo:font-style="normal" style:text-underline-style="none" fo:font-weight="normal" officeooo:rsid="0379a6f6" fo:background-color="transparent" loext:char-shading-value="0" style:font-size-asian="10pt" style:font-style-asian="normal" style:font-weight-asian="normal" style:font-size-complex="10pt" style:font-style-complex="normal" style:font-weight-complex="normal"/>
    </style:style>
    <style:style style:name="T168" style:family="text">
      <style:text-properties fo:color="#000000" style:font-name="Noto Sans" fo:font-size="10pt" fo:language="fr" fo:country="FR" fo:font-style="normal" style:text-underline-style="none" fo:font-weight="normal" officeooo:rsid="037a0fd8" fo:background-color="transparent" loext:char-shading-value="0" style:font-size-asian="10pt" style:font-style-asian="normal" style:font-weight-asian="normal" style:font-size-complex="10pt" style:font-style-complex="normal" style:font-weight-complex="normal"/>
    </style:style>
    <style:style style:name="T169" style:family="text">
      <style:text-properties fo:color="#000000" style:font-name="Noto Sans" fo:font-size="10pt" fo:language="fr" fo:country="FR" fo:font-style="normal" style:text-underline-style="none" fo:font-weight="bold" officeooo:rsid="06a0f42e" style:font-size-asian="10pt" style:font-style-asian="normal" style:font-weight-asian="bold" style:font-size-complex="10pt" style:font-style-complex="normal" style:font-weight-complex="bold"/>
    </style:style>
    <style:style style:name="T170" style:family="text">
      <style:text-properties fo:color="#000000" style:font-name="Noto Sans" fo:font-size="10pt" fo:language="fr" fo:country="FR" fo:font-style="normal" style:text-underline-style="none" fo:font-weight="bold" officeooo:rsid="06a1d6f1" style:font-size-asian="10pt" style:font-style-asian="normal" style:font-weight-asian="bold" style:font-size-complex="10pt" style:font-style-complex="normal" style:font-weight-complex="bold"/>
    </style:style>
    <style:style style:name="T171" style:family="text">
      <style:text-properties fo:color="#000000"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172" style:family="text">
      <style:text-properties fo:color="#000000" style:font-name="Noto Sans" fo:font-size="10pt" fo:language="fr" fo:country="FR" fo:font-style="normal" style:text-underline-style="none" fo:font-weight="bold" officeooo:rsid="035e1b16" style:font-size-asian="10pt" style:font-style-asian="normal" style:font-weight-asian="bold" style:font-size-complex="10pt" style:font-style-complex="normal" style:font-weight-complex="bold"/>
    </style:style>
    <style:style style:name="T173" style:family="text">
      <style:text-properties fo:color="#000000" style:font-name="Noto Sans" fo:font-size="10pt" fo:language="fr" fo:country="FR" fo:font-style="normal" style:text-underline-style="none" fo:font-weight="bold" officeooo:rsid="111caf22" style:font-size-asian="10pt" style:font-style-asian="normal" style:font-weight-asian="bold" style:font-size-complex="10pt" style:font-style-complex="normal" style:font-weight-complex="bold"/>
    </style:style>
    <style:style style:name="T174" style:family="text">
      <style:text-properties fo:color="#000000" style:font-name="Noto Sans" fo:font-size="10pt" fo:language="fr" fo:country="FR" fo:font-weight="bold" officeooo:rsid="10358973" style:font-size-asian="10pt" style:font-weight-asian="bold" style:font-size-complex="10pt" style:font-weight-complex="bold"/>
    </style:style>
    <style:style style:name="T175" style:family="text">
      <style:text-properties fo:color="#000000" style:font-name="Noto Sans" fo:font-size="10pt" fo:language="fr" fo:country="FR" fo:font-weight="bold" officeooo:rsid="1058a496" style:font-size-asian="10pt" style:font-weight-asian="bold" style:font-size-complex="10pt" style:font-weight-complex="bold"/>
    </style:style>
    <style:style style:name="T176" style:family="text">
      <style:text-properties fo:color="#000000" style:font-name="Noto Sans" fo:font-size="10pt" fo:language="fr" fo:country="FR" fo:font-weight="bold" officeooo:rsid="105db12a" style:font-size-asian="10pt" style:font-weight-asian="bold" style:font-size-complex="10pt" style:font-weight-complex="bold"/>
    </style:style>
    <style:style style:name="T177" style:family="text">
      <style:text-properties fo:color="#000000" style:font-name="Noto Sans" fo:font-size="10pt" fo:language="fr" fo:country="FR" fo:font-weight="bold" officeooo:rsid="177dac3d" fo:background-color="transparent" loext:char-shading-value="0" style:font-size-asian="10pt" style:font-weight-asian="bold" style:font-size-complex="10pt" style:font-weight-complex="bold"/>
    </style:style>
    <style:style style:name="T178" style:family="text">
      <style:text-properties fo:color="#000000" style:font-name="Noto Sans" fo:font-size="10pt" fo:language="fr" fo:country="FR" fo:font-weight="normal" style:font-size-asian="10pt" style:font-weight-asian="normal" style:font-size-complex="10pt" style:font-weight-complex="normal"/>
    </style:style>
    <style:style style:name="T179" style:family="text">
      <style:text-properties fo:color="#000000" style:font-name="Noto Sans" fo:font-size="10pt" fo:language="fr" fo:country="FR" fo:font-weight="normal" officeooo:rsid="1033f2a5" style:font-size-asian="10pt" style:font-weight-asian="normal" style:font-size-complex="10pt" style:font-weight-complex="normal"/>
    </style:style>
    <style:style style:name="T180" style:family="text">
      <style:text-properties fo:color="#000000" style:font-name="Noto Sans" fo:font-size="10pt" fo:language="fr" fo:country="FR" fo:font-weight="normal" officeooo:rsid="1032ab60" style:font-size-asian="10pt" style:font-weight-asian="normal" style:font-size-complex="10pt" style:font-weight-complex="normal"/>
    </style:style>
    <style:style style:name="T181" style:family="text">
      <style:text-properties fo:color="#000000" style:font-name="Noto Sans" fo:font-size="10pt" fo:language="fr" fo:country="FR" fo:font-weight="normal" officeooo:rsid="10358973" style:font-size-asian="10pt" style:font-weight-asian="normal" style:font-size-complex="10pt" style:font-weight-complex="normal"/>
    </style:style>
    <style:style style:name="T182" style:family="text">
      <style:text-properties fo:color="#000000" style:font-name="Noto Sans" fo:font-size="10pt" fo:language="fr" fo:country="FR" fo:font-weight="normal" officeooo:rsid="10368f47" style:font-size-asian="10pt" style:font-weight-asian="normal" style:font-size-complex="10pt" style:font-weight-complex="normal"/>
    </style:style>
    <style:style style:name="T183" style:family="text">
      <style:text-properties fo:color="#000000" style:font-name="Noto Sans" fo:font-size="10pt" fo:language="fr" fo:country="FR" fo:font-weight="normal" officeooo:rsid="10384526" style:font-size-asian="10pt" style:font-weight-asian="normal" style:font-size-complex="10pt" style:font-weight-complex="normal"/>
    </style:style>
    <style:style style:name="T184" style:family="text">
      <style:text-properties fo:color="#000000" style:font-name="Noto Sans" fo:font-size="10pt" fo:language="fr" fo:country="FR" fo:font-weight="normal" officeooo:rsid="1039544d" style:font-size-asian="10pt" style:font-weight-asian="normal" style:font-size-complex="10pt" style:font-weight-complex="normal"/>
    </style:style>
    <style:style style:name="T185" style:family="text">
      <style:text-properties fo:color="#000000" style:font-name="Noto Sans" fo:font-size="10pt" fo:language="fr" fo:country="FR" fo:font-weight="normal" officeooo:rsid="103b0be1" style:font-size-asian="10pt" style:font-weight-asian="normal" style:font-size-complex="10pt" style:font-weight-complex="normal"/>
    </style:style>
    <style:style style:name="T186" style:family="text">
      <style:text-properties fo:color="#000000" style:font-name="Noto Sans" fo:font-size="10pt" fo:language="fr" fo:country="FR" fo:font-weight="normal" officeooo:rsid="103ca3c0" style:font-size-asian="10pt" style:font-weight-asian="normal" style:font-size-complex="10pt" style:font-weight-complex="normal"/>
    </style:style>
    <style:style style:name="T187" style:family="text">
      <style:text-properties fo:color="#000000" style:font-name="Noto Sans" fo:font-size="10pt" fo:language="fr" fo:country="FR" fo:font-weight="normal" officeooo:rsid="104e4a99" style:font-size-asian="10pt" style:font-weight-asian="normal" style:font-size-complex="10pt" style:font-weight-complex="normal"/>
    </style:style>
    <style:style style:name="T188" style:family="text">
      <style:text-properties fo:color="#000000" style:font-name="Noto Sans" fo:font-size="10pt" fo:language="fr" fo:country="FR" fo:font-weight="normal" officeooo:rsid="104f8b5f" style:font-size-asian="10pt" style:font-weight-asian="normal" style:font-size-complex="10pt" style:font-weight-complex="normal"/>
    </style:style>
    <style:style style:name="T189" style:family="text">
      <style:text-properties fo:color="#000000" style:font-name="Noto Sans" fo:font-size="10pt" fo:language="fr" fo:country="FR" fo:font-weight="normal" officeooo:rsid="10515a75" style:font-size-asian="10pt" style:font-weight-asian="normal" style:font-size-complex="10pt" style:font-weight-complex="normal"/>
    </style:style>
    <style:style style:name="T190" style:family="text">
      <style:text-properties fo:color="#000000" style:font-name="Noto Sans" fo:font-size="10pt" fo:language="fr" fo:country="FR" fo:font-weight="normal" officeooo:rsid="1058a496" style:font-size-asian="10pt" style:font-weight-asian="normal" style:font-size-complex="10pt" style:font-weight-complex="normal"/>
    </style:style>
    <style:style style:name="T191" style:family="text">
      <style:text-properties fo:color="#000000" style:font-name="Noto Sans" fo:font-size="10pt" fo:language="fr" fo:country="FR" fo:font-weight="normal" officeooo:rsid="1058dc0b" style:font-size-asian="10pt" style:font-weight-asian="normal" style:font-size-complex="10pt" style:font-weight-complex="normal"/>
    </style:style>
    <style:style style:name="T192" style:family="text">
      <style:text-properties fo:color="#000000" style:font-name="Noto Sans" fo:font-size="10pt" fo:language="fr" fo:country="FR" fo:font-weight="normal" officeooo:rsid="1059beae" style:font-size-asian="10pt" style:font-weight-asian="normal" style:font-size-complex="10pt" style:font-weight-complex="normal"/>
    </style:style>
    <style:style style:name="T193" style:family="text">
      <style:text-properties fo:color="#000000" style:font-name="Noto Sans" fo:font-size="10pt" fo:language="fr" fo:country="FR" fo:font-weight="normal" officeooo:rsid="105b153c" style:font-size-asian="10pt" style:font-weight-asian="normal" style:font-size-complex="10pt" style:font-weight-complex="normal"/>
    </style:style>
    <style:style style:name="T194" style:family="text">
      <style:text-properties fo:color="#000000" style:font-name="Noto Sans" fo:font-size="10pt" fo:language="fr" fo:country="FR" fo:font-weight="normal" officeooo:rsid="105db12a" style:font-size-asian="10pt" style:font-weight-asian="normal" style:font-size-complex="10pt" style:font-weight-complex="normal"/>
    </style:style>
    <style:style style:name="T195" style:family="text">
      <style:text-properties fo:color="#000000" style:font-name="Noto Sans" fo:font-size="10pt" fo:language="fr" fo:country="FR" fo:font-weight="normal" officeooo:rsid="105fa4e4" style:font-size-asian="10pt" style:font-weight-asian="normal" style:font-size-complex="10pt" style:font-weight-complex="normal"/>
    </style:style>
    <style:style style:name="T196" style:family="text">
      <style:text-properties fo:color="#000000" style:font-name="Noto Sans" fo:font-size="10pt" fo:language="fr" fo:country="FR" fo:font-weight="normal" officeooo:rsid="1060d6b2" style:font-size-asian="10pt" style:font-weight-asian="normal" style:font-size-complex="10pt" style:font-weight-complex="normal"/>
    </style:style>
    <style:style style:name="T197" style:family="text">
      <style:text-properties fo:color="#000000" style:font-name="Noto Sans" fo:font-size="10pt" fo:language="fr" fo:country="FR" fo:font-weight="normal" officeooo:rsid="1061b623" style:font-size-asian="10pt" style:font-weight-asian="normal" style:font-size-complex="10pt" style:font-weight-complex="normal"/>
    </style:style>
    <style:style style:name="T198" style:family="text">
      <style:text-properties fo:color="#000000" style:font-name="Noto Sans" fo:font-size="10pt" fo:language="fr" fo:country="FR" fo:font-weight="normal" officeooo:rsid="0109f6ee" fo:background-color="transparent" loext:char-shading-value="0" style:font-size-asian="10pt" style:font-weight-asian="normal" style:font-size-complex="10pt" style:font-weight-complex="normal"/>
    </style:style>
    <style:style style:name="T199" style:family="text">
      <style:text-properties fo:color="#000000" style:font-name="Noto Sans" fo:font-size="10pt" fo:language="fr" fo:country="FR" fo:font-weight="normal" officeooo:rsid="177dac3d" fo:background-color="transparent" loext:char-shading-value="0" style:font-size-asian="10pt" style:font-weight-asian="normal" style:font-size-complex="10pt" style:font-weight-complex="normal"/>
    </style:style>
    <style:style style:name="T200" style:family="text">
      <style:text-properties fo:color="#000000" style:font-name="Noto Sans" fo:font-size="11pt" fo:language="fr" fo:country="FR" fo:font-style="normal" style:text-underline-style="solid" style:text-underline-width="auto" style:text-underline-color="font-color" fo:font-weight="bold" officeooo:rsid="03cd4620" style:font-size-asian="11pt" style:font-style-asian="normal" style:font-weight-asian="bold" style:font-size-complex="11pt" style:font-style-complex="normal" style:font-weight-complex="bold"/>
    </style:style>
    <style:style style:name="T201" style:family="text">
      <style:text-properties fo:color="#000000" style:font-name="Noto Sans" fo:font-size="11pt" fo:language="fr" fo:country="FR" fo:font-style="normal" style:text-underline-style="solid" style:text-underline-width="auto" style:text-underline-color="font-color" fo:font-weight="bold" officeooo:rsid="08421cff" style:font-size-asian="11pt" style:font-style-asian="normal" style:font-weight-asian="bold" style:font-size-complex="11pt" style:font-style-complex="normal" style:font-weight-complex="bold"/>
    </style:style>
    <style:style style:name="T202" style:family="text">
      <style:text-properties fo:color="#000000" style:font-name="Noto Sans" fo:font-size="11pt" fo:language="fr" fo:country="FR" fo:font-style="normal" style:text-underline-style="solid" style:text-underline-width="auto" style:text-underline-color="font-color" fo:font-weight="bold" officeooo:rsid="11679042" style:font-size-asian="11pt" style:font-style-asian="normal" style:font-weight-asian="bold" style:font-size-complex="11pt" style:font-style-complex="normal" style:font-weight-complex="bold"/>
    </style:style>
    <style:style style:name="T203" style:family="text">
      <style:text-properties fo:color="#000000" style:font-name="Noto Sans" fo:font-size="11pt" fo:language="fr" fo:country="FR" fo:font-style="normal" style:text-underline-style="solid" style:text-underline-width="auto" style:text-underline-color="font-color" fo:font-weight="bold" officeooo:rsid="1201bec1" style:font-size-asian="11pt" style:font-style-asian="normal" style:font-weight-asian="bold" style:font-size-complex="11pt" style:font-style-complex="normal" style:font-weight-complex="bold"/>
    </style:style>
    <style:style style:name="T204" style:family="text">
      <style:text-properties fo:color="#000000" style:font-name="Noto Sans" fo:font-size="11pt" fo:language="fr" fo:country="FR" fo:font-style="normal" style:text-underline-style="solid" style:text-underline-width="auto" style:text-underline-color="font-color" fo:font-weight="bold" officeooo:rsid="1286d942" style:font-size-asian="11pt" style:font-style-asian="normal" style:font-weight-asian="bold" style:font-size-complex="11pt" style:font-style-complex="normal" style:font-weight-complex="bold"/>
    </style:style>
    <style:style style:name="T205" style:family="text">
      <style:text-properties fo:color="#000000" style:font-name="Noto Sans" fo:font-size="11pt" fo:language="fr" fo:country="FR" fo:font-style="normal" style:text-underline-style="solid" style:text-underline-width="auto" style:text-underline-color="font-color" fo:font-weight="bold" officeooo:rsid="1292df9c" style:font-size-asian="11pt" style:font-style-asian="normal" style:font-weight-asian="bold" style:font-size-complex="11pt" style:font-style-complex="normal" style:font-weight-complex="bold"/>
    </style:style>
    <style:style style:name="T206" style:family="text">
      <style:text-properties fo:color="#000000" style:font-name="Noto Sans" fo:font-size="11pt" fo:language="fr" fo:country="FR" style:text-underline-style="solid" style:text-underline-width="auto" style:text-underline-color="font-color" fo:font-weight="bold" officeooo:rsid="03cd4620" style:font-size-asian="11pt" style:font-weight-asian="bold" style:font-size-complex="11pt" style:font-weight-complex="bold"/>
    </style:style>
    <style:style style:name="T207" style:family="text">
      <style:text-properties fo:color="#000000" style:font-name="Noto Sans" fo:font-size="11pt" fo:language="fr" fo:country="FR" style:text-underline-style="solid" style:text-underline-width="auto" style:text-underline-color="font-color" fo:font-weight="bold" officeooo:rsid="08421cff" style:font-size-asian="11pt" style:font-weight-asian="bold" style:font-size-complex="11pt" style:font-weight-complex="bold"/>
    </style:style>
    <style:style style:name="T208" style:family="text">
      <style:text-properties fo:color="#000000" style:font-name="Noto Sans" fo:font-size="11pt" fo:language="fr" fo:country="FR" style:text-underline-style="solid" style:text-underline-width="auto" style:text-underline-color="font-color" fo:font-weight="bold" officeooo:rsid="116ede9b" style:font-size-asian="11pt" style:font-weight-asian="bold" style:font-size-complex="11pt" style:font-weight-complex="bold"/>
    </style:style>
    <style:style style:name="T209" style:family="text">
      <style:text-properties fo:color="#000000" style:font-name="Noto Sans" fo:font-size="11pt" fo:language="fr" fo:country="FR" style:text-underline-style="solid" style:text-underline-width="auto" style:text-underline-color="font-color" fo:font-weight="bold" officeooo:rsid="11708602" style:font-size-asian="11pt" style:font-weight-asian="bold" style:font-size-complex="11pt" style:font-weight-complex="bold"/>
    </style:style>
    <style:style style:name="T210" style:family="text">
      <style:text-properties fo:color="#000000" style:font-name="Noto Sans" fo:font-size="11pt" fo:language="fr" fo:country="FR" style:text-underline-style="solid" style:text-underline-width="auto" style:text-underline-color="font-color" fo:font-weight="bold" officeooo:rsid="0f1eacb1" style:font-size-asian="11pt" style:font-weight-asian="bold" style:font-size-complex="11pt" style:font-weight-complex="bold"/>
    </style:style>
    <style:style style:name="T211" style:family="text">
      <style:text-properties fo:color="#000000" style:font-name="Noto Sans" fo:font-size="11pt" fo:language="fr" fo:country="FR" style:text-underline-style="solid" style:text-underline-width="auto" style:text-underline-color="font-color" fo:font-weight="bold" officeooo:rsid="0844f805" style:font-size-asian="11pt" style:font-weight-asian="bold" style:font-size-complex="11pt" style:font-weight-complex="bold"/>
    </style:style>
    <style:style style:name="T212" style:family="text">
      <style:text-properties fo:color="#000000" style:font-name="Noto Sans" fo:font-size="11pt" fo:language="fr" fo:country="FR" style:text-underline-style="solid" style:text-underline-width="auto" style:text-underline-color="font-color" fo:font-weight="bold" officeooo:rsid="012f32a2" style:font-size-asian="11pt" style:font-weight-asian="bold" style:font-size-complex="11pt" style:font-weight-complex="bold"/>
    </style:style>
    <style:style style:name="T213" style:family="text">
      <style:text-properties fo:color="#000000" style:font-name="Noto Sans" fo:font-size="11pt" fo:language="fr" fo:country="FR" style:text-underline-style="solid" style:text-underline-width="auto" style:text-underline-color="font-color" fo:font-weight="bold" officeooo:rsid="128bcac1" style:font-size-asian="11pt" style:font-weight-asian="bold" style:font-size-complex="11pt" style:font-weight-complex="bold"/>
    </style:style>
    <style:style style:name="T214" style:family="text">
      <style:text-properties fo:color="#000000" style:font-name="Noto Sans" fo:font-size="11pt" fo:language="fr" fo:country="FR" style:text-underline-style="solid" style:text-underline-width="auto" style:text-underline-color="font-color" fo:font-weight="bold" officeooo:rsid="128cb37d" style:font-size-asian="11pt" style:font-weight-asian="bold" style:font-size-complex="11pt" style:font-weight-complex="bold"/>
    </style:style>
    <style:style style:name="T215" style:family="text">
      <style:text-properties fo:color="#000000" style:font-name="Noto Sans" fo:font-size="11pt" fo:language="fr" fo:country="FR" style:text-underline-style="solid" style:text-underline-width="auto" style:text-underline-color="font-color" fo:font-weight="bold" officeooo:rsid="128e757f" style:font-size-asian="11pt" style:font-weight-asian="bold" style:font-size-complex="11pt" style:font-weight-complex="bold"/>
    </style:style>
    <style:style style:name="T216" style:family="text">
      <style:text-properties fo:color="#000000" style:font-name="Noto Sans" fo:font-size="11pt" fo:language="fr" fo:country="FR" style:text-underline-style="solid" style:text-underline-width="auto" style:text-underline-color="font-color" fo:font-weight="bold" officeooo:rsid="1293b10c" style:font-size-asian="11pt" style:font-weight-asian="bold" style:font-size-complex="11pt" style:font-weight-complex="bold"/>
    </style:style>
    <style:style style:name="T217" style:family="text">
      <style:text-properties fo:color="#000000" fo:font-weight="bold" officeooo:rsid="028c5ee7" style:font-weight-asian="bold" style:font-weight-complex="bold"/>
    </style:style>
    <style:style style:name="T218" style:family="text">
      <style:text-properties fo:color="#000000" fo:font-weight="bold" officeooo:rsid="03f64af3" style:font-weight-asian="bold" style:font-weight-complex="bold"/>
    </style:style>
    <style:style style:name="T219" style:family="text">
      <style:text-properties fo:color="#000000" fo:font-weight="bold" officeooo:rsid="101294ed" style:font-weight-asian="bold" style:font-weight-complex="bold"/>
    </style:style>
    <style:style style:name="T220" style:family="text">
      <style:text-properties fo:color="#000000" fo:font-weight="bold" officeooo:rsid="1028d2f4" style:font-weight-asian="bold" style:font-weight-complex="bold"/>
    </style:style>
    <style:style style:name="T221" style:family="text">
      <style:text-properties fo:color="#000000" fo:font-weight="bold" officeooo:rsid="10326697" style:font-weight-asian="bold" style:font-weight-complex="bold"/>
    </style:style>
    <style:style style:name="T222" style:family="text">
      <style:text-properties fo:color="#000000" fo:font-weight="bold" officeooo:rsid="10400654" style:font-weight-asian="bold" style:font-weight-complex="bold"/>
    </style:style>
    <style:style style:name="T223" style:family="text">
      <style:text-properties fo:color="#000000" fo:font-weight="bold" officeooo:rsid="1042df04" style:font-weight-asian="bold" style:font-weight-complex="bold"/>
    </style:style>
    <style:style style:name="T224" style:family="text">
      <style:text-properties fo:color="#000000" fo:font-weight="bold" officeooo:rsid="1045ef0b" style:font-weight-asian="bold" style:font-weight-complex="bold"/>
    </style:style>
    <style:style style:name="T225" style:family="text">
      <style:text-properties fo:color="#000000" fo:font-weight="bold" officeooo:rsid="10467500" style:font-weight-asian="bold" style:font-weight-complex="bold"/>
    </style:style>
    <style:style style:name="T226" style:family="text">
      <style:text-properties fo:color="#000000" fo:font-weight="bold" officeooo:rsid="1048e8d8" style:font-weight-asian="bold" style:font-weight-complex="bold"/>
    </style:style>
    <style:style style:name="T227" style:family="text">
      <style:text-properties fo:color="#000000" fo:font-weight="normal" style:font-weight-asian="normal" style:font-weight-complex="normal"/>
    </style:style>
    <style:style style:name="T228" style:family="text">
      <style:text-properties fo:color="#000000" fo:font-weight="normal" officeooo:rsid="101294ed" style:font-weight-asian="normal" style:font-weight-complex="normal"/>
    </style:style>
    <style:style style:name="T229" style:family="text">
      <style:text-properties fo:color="#000000" fo:font-weight="normal" officeooo:rsid="10141285" style:font-weight-asian="normal" style:font-weight-complex="normal"/>
    </style:style>
    <style:style style:name="T230" style:family="text">
      <style:text-properties fo:color="#000000" fo:font-weight="normal" officeooo:rsid="1015a071" style:font-weight-asian="normal" style:font-weight-complex="normal"/>
    </style:style>
    <style:style style:name="T231" style:family="text">
      <style:text-properties fo:color="#000000" fo:font-weight="normal" officeooo:rsid="10179d8a" style:font-weight-asian="normal" style:font-weight-complex="normal"/>
    </style:style>
    <style:style style:name="T232" style:family="text">
      <style:text-properties fo:color="#000000" fo:font-weight="normal" officeooo:rsid="101894c4" style:font-weight-asian="normal" style:font-weight-complex="normal"/>
    </style:style>
    <style:style style:name="T233" style:family="text">
      <style:text-properties fo:color="#000000" fo:font-weight="normal" officeooo:rsid="101a7650" style:font-weight-asian="normal" style:font-weight-complex="normal"/>
    </style:style>
    <style:style style:name="T234" style:family="text">
      <style:text-properties fo:color="#000000" fo:font-weight="normal" officeooo:rsid="101c04b2" style:font-weight-asian="normal" style:font-weight-complex="normal"/>
    </style:style>
    <style:style style:name="T235" style:family="text">
      <style:text-properties fo:color="#000000" fo:font-weight="normal" officeooo:rsid="101f2333" style:font-weight-asian="normal" style:font-weight-complex="normal"/>
    </style:style>
    <style:style style:name="T236" style:family="text">
      <style:text-properties fo:color="#000000" fo:font-weight="normal" officeooo:rsid="10217ae2" style:font-weight-asian="normal" style:font-weight-complex="normal"/>
    </style:style>
    <style:style style:name="T237" style:family="text">
      <style:text-properties fo:color="#000000" fo:font-weight="normal" officeooo:rsid="1028d2f4" style:font-weight-asian="normal" style:font-weight-complex="normal"/>
    </style:style>
    <style:style style:name="T238" style:family="text">
      <style:text-properties fo:color="#000000" fo:font-weight="normal" officeooo:rsid="10292c89" style:font-weight-asian="normal" style:font-weight-complex="normal"/>
    </style:style>
    <style:style style:name="T239" style:family="text">
      <style:text-properties fo:color="#000000" fo:font-weight="normal" officeooo:rsid="10304260" style:font-weight-asian="normal" style:font-weight-complex="normal"/>
    </style:style>
    <style:style style:name="T240" style:family="text">
      <style:text-properties fo:color="#000000" fo:font-weight="normal" officeooo:rsid="103157e9" style:font-weight-asian="normal" style:font-weight-complex="normal"/>
    </style:style>
    <style:style style:name="T241" style:family="text">
      <style:text-properties fo:color="#000000" fo:font-weight="normal" officeooo:rsid="10326697" style:font-weight-asian="normal" style:font-weight-complex="normal"/>
    </style:style>
    <style:style style:name="T242" style:family="text">
      <style:text-properties fo:color="#000000" fo:font-weight="normal" officeooo:rsid="1032ab60" style:font-weight-asian="normal" style:font-weight-complex="normal"/>
    </style:style>
    <style:style style:name="T243" style:family="text">
      <style:text-properties fo:color="#000000" fo:font-weight="normal" officeooo:rsid="1039544d" style:font-weight-asian="normal" style:font-weight-complex="normal"/>
    </style:style>
    <style:style style:name="T244" style:family="text">
      <style:text-properties fo:color="#000000" fo:font-weight="normal" officeooo:rsid="103b0be1" style:font-weight-asian="normal" style:font-weight-complex="normal"/>
    </style:style>
    <style:style style:name="T245" style:family="text">
      <style:text-properties fo:color="#000000" fo:font-weight="normal" officeooo:rsid="103ca3c0" style:font-weight-asian="normal" style:font-weight-complex="normal"/>
    </style:style>
    <style:style style:name="T246" style:family="text">
      <style:text-properties fo:color="#000000" fo:font-weight="normal" officeooo:rsid="10400654" style:font-weight-asian="normal" style:font-weight-complex="normal"/>
    </style:style>
    <style:style style:name="T247" style:family="text">
      <style:text-properties fo:color="#000000" fo:font-weight="normal" officeooo:rsid="1042df04" style:font-weight-asian="normal" style:font-weight-complex="normal"/>
    </style:style>
    <style:style style:name="T248" style:family="text">
      <style:text-properties fo:color="#000000" fo:font-weight="normal" officeooo:rsid="10440a85" style:font-weight-asian="normal" style:font-weight-complex="normal"/>
    </style:style>
    <style:style style:name="T249" style:family="text">
      <style:text-properties fo:color="#000000" fo:font-weight="normal" officeooo:rsid="1045ef0b" style:font-weight-asian="normal" style:font-weight-complex="normal"/>
    </style:style>
    <style:style style:name="T250" style:family="text">
      <style:text-properties fo:color="#000000" fo:font-weight="normal" officeooo:rsid="10476d27" style:font-weight-asian="normal" style:font-weight-complex="normal"/>
    </style:style>
    <style:style style:name="T251" style:family="text">
      <style:text-properties fo:color="#000000" fo:font-weight="normal" officeooo:rsid="1048e8d8" style:font-weight-asian="normal" style:font-weight-complex="normal"/>
    </style:style>
    <style:style style:name="T252" style:family="text">
      <style:text-properties fo:color="#000000" fo:font-weight="normal" officeooo:rsid="1049d5dc" style:font-weight-asian="normal" style:font-weight-complex="normal"/>
    </style:style>
    <style:style style:name="T253" style:family="text">
      <style:text-properties fo:color="#000000" fo:font-weight="normal" officeooo:rsid="104a9ef3" style:font-weight-asian="normal" style:font-weight-complex="normal"/>
    </style:style>
    <style:style style:name="T254" style:family="text">
      <style:text-properties fo:color="#000000" style:font-name="Noto Sans" fo:font-size="10pt" fo:language="fr" fo:country="FR" style:text-underline-style="none" fo:font-weight="normal" officeooo:rsid="172b5166" style:font-size-asian="10pt" style:font-weight-asian="normal" style:font-size-complex="10pt" style:font-weight-complex="normal"/>
    </style:style>
    <style:style style:name="T255" style:family="text">
      <style:text-properties fo:color="#000000" style:font-name="Noto Sans" fo:font-size="10pt" fo:language="fr" fo:country="FR" style:text-underline-style="none" fo:font-weight="normal" officeooo:rsid="172ee955" style:font-size-asian="10pt" style:font-weight-asian="normal" style:font-size-complex="10pt" style:font-weight-complex="normal"/>
    </style:style>
    <style:style style:name="T256" style:family="text">
      <style:text-properties fo:color="#000000" style:font-name="Noto Sans" fo:font-size="10pt" fo:language="fr" fo:country="FR" style:text-underline-style="none" fo:font-weight="normal" officeooo:rsid="1736d7d1" style:font-size-asian="10pt" style:font-weight-asian="normal" style:font-size-complex="10pt" style:font-weight-complex="normal"/>
    </style:style>
    <style:style style:name="T257" style:family="text">
      <style:text-properties fo:color="#000000" style:font-name="Noto Sans" fo:font-size="10pt" fo:language="fr" fo:country="FR" style:text-underline-style="solid" style:text-underline-width="auto" style:text-underline-color="font-color" fo:font-weight="bold" officeooo:rsid="1736d7d1" style:font-size-asian="10pt" style:font-weight-asian="bold" style:font-size-complex="10pt" style:font-weight-complex="bold"/>
    </style:style>
    <style:style style:name="T258" style:family="text">
      <style:text-properties officeooo:rsid="03ca71a3"/>
    </style:style>
    <style:style style:name="T259" style:family="text">
      <style:text-properties officeooo:rsid="0469370a"/>
    </style:style>
    <style:style style:name="T260" style:family="text">
      <style:text-properties fo:font-size="10pt" fo:language="fr" fo:country="FR" officeooo:rsid="0477f9bb" fo:background-color="transparent" loext:char-shading-value="0" style:font-size-asian="10pt" style:font-size-complex="10pt"/>
    </style:style>
    <style:style style:name="T261" style:family="text">
      <style:text-properties fo:font-size="10pt" fo:language="fr" fo:country="FR" officeooo:rsid="05687bd2" fo:background-color="transparent" loext:char-shading-value="0" style:font-size-asian="10pt" style:font-size-complex="10pt"/>
    </style:style>
    <style:style style:name="T262" style:family="text">
      <style:text-properties fo:font-size="10pt" fo:language="fr" fo:country="FR" officeooo:rsid="013cd036" fo:background-color="transparent" loext:char-shading-value="0" style:font-size-asian="10pt" style:font-size-complex="10pt"/>
    </style:style>
    <style:style style:name="T263" style:family="text">
      <style:text-properties fo:font-size="10pt" fo:language="fr" fo:country="FR" officeooo:rsid="07b0832d" fo:background-color="transparent" loext:char-shading-value="0" style:font-size-asian="10pt" style:font-size-complex="10pt"/>
    </style:style>
    <style:style style:name="T264" style:family="text">
      <style:text-properties fo:font-size="10pt" fo:language="fr" fo:country="FR" officeooo:rsid="07be0171" fo:background-color="transparent" loext:char-shading-value="0" style:font-size-asian="10pt" style:font-size-complex="10pt"/>
    </style:style>
    <style:style style:name="T265" style:family="text">
      <style:text-properties fo:font-size="10pt" fo:language="fr" fo:country="FR" officeooo:rsid="07ceca20" fo:background-color="transparent" loext:char-shading-value="0" style:font-size-asian="10pt" style:font-size-complex="10pt"/>
    </style:style>
    <style:style style:name="T266" style:family="text">
      <style:text-properties fo:font-size="10pt" fo:language="fr" fo:country="FR" officeooo:rsid="07d06646" fo:background-color="transparent" loext:char-shading-value="0" style:font-size-asian="10pt" style:font-size-complex="10pt"/>
    </style:style>
    <style:style style:name="T267" style:family="text">
      <style:text-properties fo:font-size="10pt" fo:language="fr" fo:country="FR" officeooo:rsid="07d2271a" fo:background-color="transparent" loext:char-shading-value="0" style:font-size-asian="10pt" style:font-size-complex="10pt"/>
    </style:style>
    <style:style style:name="T268" style:family="text">
      <style:text-properties fo:font-size="10pt" fo:language="fr" fo:country="FR" officeooo:rsid="07d64152" fo:background-color="transparent" loext:char-shading-value="0" style:font-size-asian="10pt" style:font-size-complex="10pt"/>
    </style:style>
    <style:style style:name="T269" style:family="text">
      <style:text-properties fo:font-size="10pt" fo:language="fr" fo:country="FR" officeooo:rsid="07d71409" fo:background-color="transparent" loext:char-shading-value="0" style:font-size-asian="10pt" style:font-size-complex="10pt"/>
    </style:style>
    <style:style style:name="T270" style:family="text">
      <style:text-properties fo:font-size="10pt" fo:language="fr" fo:country="FR" officeooo:rsid="07d8ae4d" fo:background-color="transparent" loext:char-shading-value="0" style:font-size-asian="10pt" style:font-size-complex="10pt"/>
    </style:style>
    <style:style style:name="T271" style:family="text">
      <style:text-properties fo:font-size="10pt" fo:language="fr" fo:country="FR" officeooo:rsid="0855ec35" fo:background-color="transparent" loext:char-shading-value="0" style:font-size-asian="10pt" style:font-size-complex="10pt"/>
    </style:style>
    <style:style style:name="T272" style:family="text">
      <style:text-properties fo:font-size="10pt" fo:language="fr" fo:country="FR" officeooo:rsid="0855f7d5" fo:background-color="transparent" loext:char-shading-value="0" style:font-size-asian="10pt" style:font-size-complex="10pt"/>
    </style:style>
    <style:style style:name="T273" style:family="text">
      <style:text-properties fo:font-size="10pt" fo:language="fr" fo:country="FR" officeooo:rsid="085602c0" fo:background-color="transparent" loext:char-shading-value="0" style:font-size-asian="10pt" style:font-size-complex="10pt"/>
    </style:style>
    <style:style style:name="T274" style:family="text">
      <style:text-properties fo:font-size="10pt" fo:language="fr" fo:country="FR" officeooo:rsid="0858dd57" fo:background-color="transparent" loext:char-shading-value="0" style:font-size-asian="10pt" style:font-size-complex="10pt"/>
    </style:style>
    <style:style style:name="T275" style:family="text">
      <style:text-properties fo:font-size="10pt" fo:language="fr" fo:country="FR" officeooo:rsid="086c51df" fo:background-color="transparent" loext:char-shading-value="0" style:font-size-asian="10pt" style:font-size-complex="10pt"/>
    </style:style>
    <style:style style:name="T276" style:family="text">
      <style:text-properties fo:font-size="10pt" fo:language="fr" fo:country="FR" officeooo:rsid="09cfa695" fo:background-color="transparent" loext:char-shading-value="0" style:font-size-asian="10pt" style:font-size-complex="10pt"/>
    </style:style>
    <style:style style:name="T277" style:family="text">
      <style:text-properties fo:font-size="10pt" fo:language="fr" fo:country="FR" officeooo:rsid="09d1a0d8" fo:background-color="transparent" loext:char-shading-value="0" style:font-size-asian="10pt" style:font-size-complex="10pt"/>
    </style:style>
    <style:style style:name="T278" style:family="text">
      <style:text-properties fo:font-size="10pt" fo:language="fr" fo:country="FR" officeooo:rsid="09d238cc" fo:background-color="transparent" loext:char-shading-value="0" style:font-size-asian="10pt" style:font-size-complex="10pt"/>
    </style:style>
    <style:style style:name="T279" style:family="text">
      <style:text-properties fo:font-size="10pt" fo:language="fr" fo:country="FR" officeooo:rsid="09d29fd3" fo:background-color="transparent" loext:char-shading-value="0" style:font-size-asian="10pt" style:font-size-complex="10pt"/>
    </style:style>
    <style:style style:name="T280" style:family="text">
      <style:text-properties fo:font-size="10pt" fo:language="fr" fo:country="FR" officeooo:rsid="09d43f76" fo:background-color="transparent" loext:char-shading-value="0" style:font-size-asian="10pt" style:font-size-complex="10pt"/>
    </style:style>
    <style:style style:name="T281" style:family="text">
      <style:text-properties fo:font-size="10pt" fo:language="fr" fo:country="FR" style:font-size-asian="10pt" style:font-size-complex="10pt"/>
    </style:style>
    <style:style style:name="T282" style:family="text">
      <style:text-properties fo:font-size="10pt" fo:language="fr" fo:country="FR" officeooo:rsid="0029054f" style:font-size-asian="10pt" style:font-size-complex="10pt"/>
    </style:style>
    <style:style style:name="T283" style:family="text">
      <style:text-properties fo:font-size="10pt" fo:language="fr" fo:country="FR" officeooo:rsid="00295416" style:font-size-asian="10pt" style:font-size-complex="10pt"/>
    </style:style>
    <style:style style:name="T284" style:family="text">
      <style:text-properties fo:font-size="10pt" fo:language="fr" fo:country="FR" officeooo:rsid="0053114d" style:font-size-asian="10pt" style:font-size-complex="10pt"/>
    </style:style>
    <style:style style:name="T285" style:family="text">
      <style:text-properties fo:font-size="10pt" fo:language="fr" fo:country="FR" officeooo:rsid="003cf453" style:font-size-asian="10pt" style:font-size-complex="10pt"/>
    </style:style>
    <style:style style:name="T286" style:family="text">
      <style:text-properties fo:font-size="10pt" fo:language="fr" fo:country="FR" officeooo:rsid="002a97c5" style:font-size-asian="10pt" style:font-size-complex="10pt"/>
    </style:style>
    <style:style style:name="T287" style:family="text">
      <style:text-properties fo:font-size="10pt" fo:language="fr" fo:country="FR" officeooo:rsid="002c7a96" style:font-size-asian="10pt" style:font-size-complex="10pt"/>
    </style:style>
    <style:style style:name="T288" style:family="text">
      <style:text-properties fo:font-size="10pt" fo:language="fr" fo:country="FR" officeooo:rsid="002d85a7" style:font-size-asian="10pt" style:font-size-complex="10pt"/>
    </style:style>
    <style:style style:name="T289" style:family="text">
      <style:text-properties fo:font-size="10pt" fo:language="fr" fo:country="FR" officeooo:rsid="00305917" style:font-size-asian="10pt" style:font-size-complex="10pt"/>
    </style:style>
    <style:style style:name="T290" style:family="text">
      <style:text-properties fo:font-size="10pt" fo:language="fr" fo:country="FR" officeooo:rsid="003dd165" style:font-size-asian="10pt" style:font-size-complex="10pt"/>
    </style:style>
    <style:style style:name="T291" style:family="text">
      <style:text-properties fo:font-size="10pt" fo:language="fr" fo:country="FR" officeooo:rsid="003f6351" style:font-size-asian="10pt" style:font-size-complex="10pt"/>
    </style:style>
    <style:style style:name="T292" style:family="text">
      <style:text-properties fo:font-size="10pt" fo:language="fr" fo:country="FR" officeooo:rsid="004104c5" style:font-size-asian="10pt" style:font-size-complex="10pt"/>
    </style:style>
    <style:style style:name="T293" style:family="text">
      <style:text-properties fo:font-size="10pt" fo:language="fr" fo:country="FR" officeooo:rsid="0036643d" style:font-size-asian="10pt" style:font-size-complex="10pt"/>
    </style:style>
    <style:style style:name="T294" style:family="text">
      <style:text-properties fo:font-size="10pt" fo:language="fr" fo:country="FR" officeooo:rsid="00429ad3" style:font-size-asian="10pt" style:font-size-complex="10pt"/>
    </style:style>
    <style:style style:name="T295" style:family="text">
      <style:text-properties fo:font-size="10pt" fo:language="fr" fo:country="FR" officeooo:rsid="0045b62e" style:font-size-asian="10pt" style:font-size-complex="10pt"/>
    </style:style>
    <style:style style:name="T296" style:family="text">
      <style:text-properties fo:font-size="10pt" fo:language="fr" fo:country="FR" officeooo:rsid="004428e7" style:font-size-asian="10pt" style:font-size-complex="10pt"/>
    </style:style>
    <style:style style:name="T297" style:family="text">
      <style:text-properties fo:font-size="10pt" fo:language="fr" fo:country="FR" officeooo:rsid="004ed19a" style:font-size-asian="10pt" style:font-size-complex="10pt"/>
    </style:style>
    <style:style style:name="T298" style:family="text">
      <style:text-properties fo:font-size="10pt" fo:language="fr" fo:country="FR" officeooo:rsid="0046ad24" style:font-size-asian="10pt" style:font-size-complex="10pt"/>
    </style:style>
    <style:style style:name="T299" style:family="text">
      <style:text-properties fo:font-size="10pt" fo:language="fr" fo:country="FR" officeooo:rsid="00210d48" style:font-size-asian="10pt" style:font-size-complex="10pt"/>
    </style:style>
    <style:style style:name="T300" style:family="text">
      <style:text-properties fo:font-size="10pt" fo:language="fr" fo:country="FR" officeooo:rsid="0bc90238" style:font-size-asian="10pt" style:font-size-complex="10pt"/>
    </style:style>
    <style:style style:name="T301" style:family="text">
      <style:text-properties fo:font-size="10pt" fo:language="fr" fo:country="FR" officeooo:rsid="0bc9b7a0" style:font-size-asian="10pt" style:font-size-complex="10pt"/>
    </style:style>
    <style:style style:name="T302"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303"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304"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305"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306" style:family="text">
      <style:text-properties fo:font-size="10pt" fo:language="fr" fo:country="FR" fo:font-weight="normal" officeooo:rsid="09cfa695" fo:background-color="transparent" loext:char-shading-value="0" style:font-size-asian="10pt" style:font-weight-asian="normal" style:font-size-complex="10pt" style:font-weight-complex="normal"/>
    </style:style>
    <style:style style:name="T307" style:family="text">
      <style:text-properties fo:font-size="10pt" style:font-size-asian="10pt" style:font-size-complex="10pt"/>
    </style:style>
    <style:style style:name="T308" style:family="text">
      <style:text-properties fo:font-size="10pt" officeooo:rsid="048e1c4e" style:font-size-asian="10pt" style:font-size-complex="10pt"/>
    </style:style>
    <style:style style:name="T309" style:family="text">
      <style:text-properties fo:font-size="10pt" officeooo:rsid="048e237d" style:font-size-asian="10pt" style:font-size-complex="10pt"/>
    </style:style>
    <style:style style:name="T310" style:family="text">
      <style:text-properties fo:font-size="10pt" officeooo:rsid="048e9bc6" style:font-size-asian="10pt" style:font-size-complex="10pt"/>
    </style:style>
    <style:style style:name="T311" style:family="text">
      <style:text-properties fo:font-size="10pt" officeooo:rsid="0494c156" style:font-size-asian="10pt" style:font-size-complex="10pt"/>
    </style:style>
    <style:style style:name="T312" style:family="text">
      <style:text-properties fo:font-size="10pt" officeooo:rsid="048fdefa" style:font-size-asian="10pt" style:font-size-complex="10pt"/>
    </style:style>
    <style:style style:name="T313" style:family="text">
      <style:text-properties fo:font-size="10pt" officeooo:rsid="0567361b" style:font-size-asian="10pt" style:font-size-complex="10pt"/>
    </style:style>
    <style:style style:name="T314" style:family="text">
      <style:text-properties fo:font-size="10pt" officeooo:rsid="07b79dc4" style:font-size-asian="10pt" style:font-size-complex="10pt"/>
    </style:style>
    <style:style style:name="T315" style:family="text">
      <style:text-properties fo:font-size="10pt" officeooo:rsid="07b8587c" style:font-size-asian="10pt" style:font-size-complex="10pt"/>
    </style:style>
    <style:style style:name="T316" style:family="text">
      <style:text-properties fo:font-size="10pt" officeooo:rsid="07ba475d" style:font-size-asian="10pt" style:font-size-complex="10pt"/>
    </style:style>
    <style:style style:name="T317" style:family="text">
      <style:text-properties fo:font-size="10pt" officeooo:rsid="07bfd7d2" style:font-size-asian="10pt" style:font-size-complex="10pt"/>
    </style:style>
    <style:style style:name="T318" style:family="text">
      <style:text-properties fo:font-size="10pt" officeooo:rsid="07c11c8a" style:font-size-asian="10pt" style:font-size-complex="10pt"/>
    </style:style>
    <style:style style:name="T319" style:family="text">
      <style:text-properties fo:font-size="10pt" officeooo:rsid="07c23ade" style:font-size-asian="10pt" style:font-size-complex="10pt"/>
    </style:style>
    <style:style style:name="T320" style:family="text">
      <style:text-properties fo:font-size="10pt" officeooo:rsid="07c72ca5" style:font-size-asian="10pt" style:font-size-complex="10pt"/>
    </style:style>
    <style:style style:name="T321" style:family="text">
      <style:text-properties fo:font-size="10pt" officeooo:rsid="07c909cd" style:font-size-asian="10pt" style:font-size-complex="10pt"/>
    </style:style>
    <style:style style:name="T322" style:family="text">
      <style:text-properties fo:font-size="10pt" officeooo:rsid="07c97ef3" style:font-size-asian="10pt" style:font-size-complex="10pt"/>
    </style:style>
    <style:style style:name="T323" style:family="text">
      <style:text-properties fo:font-size="10pt" officeooo:rsid="07da6169" style:font-size-asian="10pt" style:font-size-complex="10pt"/>
    </style:style>
    <style:style style:name="T324" style:family="text">
      <style:text-properties fo:font-size="10pt" officeooo:rsid="07dc41e2" style:font-size-asian="10pt" style:font-size-complex="10pt"/>
    </style:style>
    <style:style style:name="T325" style:family="text">
      <style:text-properties fo:font-size="10pt" officeooo:rsid="086c51df" style:font-size-asian="10pt" style:font-size-complex="10pt"/>
    </style:style>
    <style:style style:name="T326" style:family="text">
      <style:text-properties fo:font-size="10pt" officeooo:rsid="09d9dea4" style:font-size-asian="10pt" style:font-size-complex="10pt"/>
    </style:style>
    <style:style style:name="T327" style:family="text">
      <style:text-properties fo:font-size="10pt" officeooo:rsid="09da87ce" style:font-size-asian="10pt" style:font-size-complex="10pt"/>
    </style:style>
    <style:style style:name="T328" style:family="text">
      <style:text-properties fo:font-size="10pt" officeooo:rsid="0d19918c" style:font-size-asian="10pt" style:font-size-complex="10pt"/>
    </style:style>
    <style:style style:name="T329" style:family="text">
      <style:text-properties fo:font-size="10pt" fo:font-weight="bold" style:font-size-asian="10pt" style:font-weight-asian="bold" style:font-size-complex="10pt" style:font-weight-complex="bold"/>
    </style:style>
    <style:style style:name="T330" style:family="text">
      <style:text-properties fo:font-size="10pt" fo:font-weight="bold" officeooo:rsid="07ba475d" style:font-size-asian="10pt" style:font-weight-asian="bold" style:font-size-complex="10pt" style:font-weight-complex="bold"/>
    </style:style>
    <style:style style:name="T331" style:family="text">
      <style:text-properties fo:font-size="10pt" fo:font-weight="bold" officeooo:rsid="07baa46b" style:font-size-asian="10pt" style:font-weight-asian="bold" style:font-size-complex="10pt" style:font-weight-complex="bold"/>
    </style:style>
    <style:style style:name="T332" style:family="text">
      <style:text-properties fo:font-size="10pt" fo:font-weight="bold" officeooo:rsid="07c23ade" style:font-size-asian="10pt" style:font-weight-asian="bold" style:font-size-complex="10pt" style:font-weight-complex="bold"/>
    </style:style>
    <style:style style:name="T333" style:family="text">
      <style:text-properties fo:font-size="10pt" fo:font-weight="bold" officeooo:rsid="07c3e58a" style:font-size-asian="10pt" style:font-weight-asian="bold" style:font-size-complex="10pt" style:font-weight-complex="bold"/>
    </style:style>
    <style:style style:name="T334" style:family="text">
      <style:text-properties fo:font-size="10pt" fo:font-weight="bold" officeooo:rsid="07d93e7e" style:font-size-asian="10pt" style:font-weight-asian="bold" style:font-size-complex="10pt" style:font-weight-complex="bold"/>
    </style:style>
    <style:style style:name="T335" style:family="text">
      <style:text-properties fo:font-size="10pt" fo:font-weight="bold" officeooo:rsid="04911cac" style:font-size-asian="10pt" style:font-weight-asian="bold" style:font-size-complex="10pt" style:font-weight-complex="bold"/>
    </style:style>
    <style:style style:name="T336" style:family="text">
      <style:text-properties fo:font-size="10pt" fo:font-weight="bold" officeooo:rsid="048e1c4e" style:font-size-asian="10pt" style:font-weight-asian="bold" style:font-size-complex="10pt" style:font-weight-complex="bold"/>
    </style:style>
    <style:style style:name="T337" style:family="text">
      <style:text-properties fo:font-size="10pt" fo:font-weight="normal" style:font-size-asian="10pt" style:font-weight-asian="normal" style:font-size-complex="10pt" style:font-weight-complex="normal"/>
    </style:style>
    <style:style style:name="T338" style:family="text">
      <style:text-properties fo:font-size="10pt" fo:font-weight="normal" officeooo:rsid="07c3e58a" style:font-size-asian="10pt" style:font-weight-asian="normal" style:font-size-complex="10pt" style:font-weight-complex="normal"/>
    </style:style>
    <style:style style:name="T339" style:family="text">
      <style:text-properties fo:font-size="10pt" fo:font-weight="normal" officeooo:rsid="07c5c90a" style:font-size-asian="10pt" style:font-weight-asian="normal" style:font-size-complex="10pt" style:font-weight-complex="normal"/>
    </style:style>
    <style:style style:name="T340" style:family="text">
      <style:text-properties fo:font-size="10pt" fo:font-weight="normal" officeooo:rsid="07dd1797" style:font-size-asian="10pt" style:font-weight-asian="normal" style:font-size-complex="10pt" style:font-weight-complex="normal"/>
    </style:style>
    <style:style style:name="T341" style:family="text">
      <style:text-properties fo:font-size="10pt" fo:font-weight="normal" officeooo:rsid="086c51df" style:font-size-asian="10pt" style:font-weight-asian="normal" style:font-size-complex="10pt" style:font-weight-complex="normal"/>
    </style:style>
    <style:style style:name="T342" style:family="text">
      <style:text-properties fo:font-size="10pt" fo:font-weight="normal" officeooo:rsid="09db23a1" style:font-size-asian="10pt" style:font-weight-asian="normal" style:font-size-complex="10pt" style:font-weight-complex="normal"/>
    </style:style>
    <style:style style:name="T343" style:family="text">
      <style:text-properties fo:font-size="10pt" fo:font-weight="normal" officeooo:rsid="0b8bcaec" style:font-size-asian="10pt" style:font-weight-asian="normal" style:font-size-complex="10pt" style:font-weight-complex="normal"/>
    </style:style>
    <style:style style:name="T344" style:family="text">
      <style:text-properties officeooo:rsid="049509da"/>
    </style:style>
    <style:style style:name="T345" style:family="text">
      <style:text-properties officeooo:rsid="049949d3"/>
    </style:style>
    <style:style style:name="T346" style:family="text">
      <style:text-properties officeooo:rsid="04d21d0e"/>
    </style:style>
    <style:style style:name="T347" style:family="text">
      <style:text-properties fo:font-style="normal" fo:font-weight="normal" officeooo:rsid="02079189" style:font-style-asian="normal" style:font-weight-asian="normal" style:font-style-complex="normal" style:font-weight-complex="normal"/>
    </style:style>
    <style:style style:name="T348" style:family="text">
      <style:text-properties fo:font-style="normal" fo:font-weight="normal" officeooo:rsid="0167ba35" style:font-style-asian="normal" style:font-weight-asian="normal" style:font-style-complex="normal" style:font-weight-complex="normal"/>
    </style:style>
    <style:style style:name="T349" style:family="text">
      <style:text-properties fo:font-style="normal" fo:font-weight="normal" officeooo:rsid="00f70126" style:font-style-asian="normal" style:font-weight-asian="normal" style:font-style-complex="normal" style:font-weight-complex="normal"/>
    </style:style>
    <style:style style:name="T350" style:family="text">
      <style:text-properties fo:font-style="normal" fo:font-weight="normal" officeooo:rsid="077e8b5a" style:font-style-asian="normal" style:font-weight-asian="normal" style:font-style-complex="normal" style:font-weight-complex="normal"/>
    </style:style>
    <style:style style:name="T351" style:family="text">
      <style:text-properties fo:font-style="normal" fo:font-weight="normal" officeooo:rsid="077fc491" style:font-style-asian="normal" style:font-weight-asian="normal" style:font-style-complex="normal" style:font-weight-complex="normal"/>
    </style:style>
    <style:style style:name="T352" style:family="text">
      <style:text-properties fo:font-style="normal" fo:font-weight="normal" officeooo:rsid="0780d77f" style:font-style-asian="normal" style:font-weight-asian="normal" style:font-style-complex="normal" style:font-weight-complex="normal"/>
    </style:style>
    <style:style style:name="T353" style:family="text">
      <style:text-properties fo:font-style="normal" fo:font-weight="normal" officeooo:rsid="0781a064" style:font-style-asian="normal" style:font-weight-asian="normal" style:font-style-complex="normal" style:font-weight-complex="normal"/>
    </style:style>
    <style:style style:name="T354" style:family="text">
      <style:text-properties fo:font-style="normal" fo:font-weight="normal" officeooo:rsid="1182f53c" style:font-style-asian="normal" style:font-weight-asian="normal" style:font-style-complex="normal" style:font-weight-complex="normal"/>
    </style:style>
    <style:style style:name="T355" style:family="text">
      <style:text-properties fo:font-style="normal" style:text-underline-style="none" style:font-style-asian="normal" style:font-style-complex="normal"/>
    </style:style>
    <style:style style:name="T356" style:family="text">
      <style:text-properties fo:font-style="normal" style:text-underline-style="none" officeooo:rsid="07ffef87" style:font-style-asian="normal" style:font-style-complex="normal"/>
    </style:style>
    <style:style style:name="T357" style:family="text">
      <style:text-properties fo:font-style="normal" style:text-underline-style="none" officeooo:rsid="06d6177b" style:font-style-asian="normal" style:font-style-complex="normal"/>
    </style:style>
    <style:style style:name="T358" style:family="text">
      <style:text-properties fo:font-style="normal" style:text-underline-style="none" officeooo:rsid="07fd1e10" style:font-style-asian="normal" style:font-style-complex="normal"/>
    </style:style>
    <style:style style:name="T359" style:family="text">
      <style:text-properties fo:font-style="normal" style:text-underline-style="none" officeooo:rsid="1404274c" style:font-style-asian="normal" style:font-style-complex="normal"/>
    </style:style>
    <style:style style:name="T360" style:family="text">
      <style:text-properties fo:font-style="normal" style:font-style-asian="normal" style:font-style-complex="normal"/>
    </style:style>
    <style:style style:name="T361" style:family="text">
      <style:text-properties fo:font-style="normal" officeooo:rsid="11fa0825" style:font-style-asian="normal" style:font-style-complex="normal"/>
    </style:style>
    <style:style style:name="T362" style:family="text">
      <style:text-properties fo:font-style="normal" officeooo:rsid="12898150" style:font-style-asian="normal" style:font-style-complex="normal"/>
    </style:style>
    <style:style style:name="T363" style:family="text">
      <style:text-properties fo:font-style="normal" fo:font-weight="bold" officeooo:rsid="0116bac4" style:font-style-asian="normal" style:font-weight-asian="bold" style:font-style-complex="normal" style:font-weight-complex="bold"/>
    </style:style>
    <style:style style:name="T364" style:family="text">
      <style:text-properties fo:font-style="normal" fo:font-weight="bold" officeooo:rsid="0bacb041" style:font-style-asian="normal" style:font-weight-asian="bold" style:font-style-complex="normal" style:font-weight-complex="bold"/>
    </style:style>
    <style:style style:name="T365" style:family="text">
      <style:text-properties fo:font-style="normal" fo:font-weight="bold" officeooo:rsid="0bae46e1" style:font-style-asian="normal" style:font-weight-asian="bold" style:font-style-complex="normal" style:font-weight-complex="bold"/>
    </style:style>
    <style:style style:name="T366" style:family="text">
      <style:text-properties fo:font-style="normal" fo:background-color="transparent" loext:char-shading-value="0" style:font-style-asian="normal" style:font-style-complex="normal"/>
    </style:style>
    <style:style style:name="T367" style:family="text">
      <style:text-properties fo:font-style="normal" officeooo:rsid="06d6177b" fo:background-color="transparent" loext:char-shading-value="0" style:font-style-asian="normal" style:font-style-complex="normal"/>
    </style:style>
    <style:style style:name="T368" style:family="text">
      <style:text-properties officeooo:rsid="05766766"/>
    </style:style>
    <style:style style:name="T369" style:family="text">
      <style:text-properties officeooo:rsid="0590c80b"/>
    </style:style>
    <style:style style:name="T370" style:family="text">
      <style:text-properties officeooo:rsid="0591e1d8"/>
    </style:style>
    <style:style style:name="T371" style:family="text">
      <style:text-properties officeooo:rsid="05a1d51d"/>
    </style:style>
    <style:style style:name="T372" style:family="text">
      <style:text-properties officeooo:rsid="06b04ea9"/>
    </style:style>
    <style:style style:name="T373" style:family="text">
      <style:text-properties officeooo:rsid="06c43280"/>
    </style:style>
    <style:style style:name="T374" style:family="text">
      <style:text-properties officeooo:rsid="06dd8148"/>
    </style:style>
    <style:style style:name="T375" style:family="text">
      <style:text-properties officeooo:rsid="06e02744"/>
    </style:style>
    <style:style style:name="T376" style:family="text">
      <style:text-properties officeooo:rsid="06f2f981"/>
    </style:style>
    <style:style style:name="T377" style:family="text">
      <style:text-properties officeooo:rsid="071172a9"/>
    </style:style>
    <style:style style:name="T378" style:family="text">
      <style:text-properties fo:language="fr" fo:country="FR"/>
    </style:style>
    <style:style style:name="T379" style:family="text">
      <style:text-properties fo:language="fr" fo:country="FR" officeooo:rsid="071d5cc4"/>
    </style:style>
    <style:style style:name="T380" style:family="text">
      <style:text-properties fo:language="fr" fo:country="FR" officeooo:rsid="07200500"/>
    </style:style>
    <style:style style:name="T381" style:family="text">
      <style:text-properties fo:language="fr" fo:country="FR" officeooo:rsid="0729fb89"/>
    </style:style>
    <style:style style:name="T382" style:family="text">
      <style:text-properties fo:language="fr" fo:country="FR" officeooo:rsid="072b3236"/>
    </style:style>
    <style:style style:name="T383" style:family="text">
      <style:text-properties fo:language="fr" fo:country="FR" officeooo:rsid="0b2c61a2"/>
    </style:style>
    <style:style style:name="T384" style:family="text">
      <style:text-properties fo:language="fr" fo:country="FR" officeooo:rsid="0ca3fe40"/>
    </style:style>
    <style:style style:name="T385" style:family="text">
      <style:text-properties fo:language="fr" fo:country="FR" officeooo:rsid="01d31726"/>
    </style:style>
    <style:style style:name="T386" style:family="text">
      <style:text-properties fo:language="fr" fo:country="FR" officeooo:rsid="0b7aeb40"/>
    </style:style>
    <style:style style:name="T387" style:family="text">
      <style:text-properties fo:language="fr" fo:country="FR" officeooo:rsid="1021d753"/>
    </style:style>
    <style:style style:name="T388" style:family="text">
      <style:text-properties fo:font-weight="normal" style:font-weight-asian="normal" style:font-weight-complex="normal"/>
    </style:style>
    <style:style style:name="T389" style:family="text">
      <style:text-properties fo:font-weight="normal" officeooo:rsid="07270e84" style:font-weight-asian="normal" style:font-weight-complex="normal"/>
    </style:style>
    <style:style style:name="T390" style:family="text">
      <style:text-properties fo:font-weight="normal" officeooo:rsid="0ca1cb27" style:font-weight-asian="normal" style:font-weight-complex="normal"/>
    </style:style>
    <style:style style:name="T391" style:family="text">
      <style:text-properties fo:font-weight="normal" officeooo:rsid="0ca53b84" style:font-weight-asian="normal" style:font-weight-complex="normal"/>
    </style:style>
    <style:style style:name="T392" style:family="text">
      <style:text-properties fo:font-weight="normal" officeooo:rsid="0ca876c9" style:font-weight-asian="normal" style:font-weight-complex="normal"/>
    </style:style>
    <style:style style:name="T393" style:family="text">
      <style:text-properties fo:font-weight="normal" officeooo:rsid="0cac8443" style:font-weight-asian="normal" style:font-weight-complex="normal"/>
    </style:style>
    <style:style style:name="T394" style:family="text">
      <style:text-properties fo:font-weight="normal" officeooo:rsid="0cb03190" style:font-weight-asian="normal" style:font-weight-complex="normal"/>
    </style:style>
    <style:style style:name="T395" style:family="text">
      <style:text-properties fo:font-weight="normal" officeooo:rsid="0cb28dfa" style:font-weight-asian="normal" style:font-weight-complex="normal"/>
    </style:style>
    <style:style style:name="T396" style:family="text">
      <style:text-properties fo:font-weight="normal" officeooo:rsid="0db205a8" style:font-weight-asian="normal" style:font-weight-complex="normal"/>
    </style:style>
    <style:style style:name="T397" style:family="text">
      <style:text-properties fo:font-weight="normal" officeooo:rsid="0db3d5ff" style:font-weight-asian="normal" style:font-weight-complex="normal"/>
    </style:style>
    <style:style style:name="T398" style:family="text">
      <style:text-properties fo:font-weight="normal" officeooo:rsid="0db59a18" style:font-weight-asian="normal" style:font-weight-complex="normal"/>
    </style:style>
    <style:style style:name="T399" style:family="text">
      <style:text-properties fo:font-weight="normal" officeooo:rsid="0e674865" style:font-weight-asian="normal" style:font-weight-complex="normal"/>
    </style:style>
    <style:style style:name="T400" style:family="text">
      <style:text-properties fo:font-weight="normal" officeooo:rsid="0e67dbc9" style:font-weight-asian="normal" style:font-weight-complex="normal"/>
    </style:style>
    <style:style style:name="T401" style:family="text">
      <style:text-properties fo:font-weight="normal" officeooo:rsid="0e69c059" style:font-weight-asian="normal" style:font-weight-complex="normal"/>
    </style:style>
    <style:style style:name="T402" style:family="text">
      <style:text-properties fo:font-weight="normal" officeooo:rsid="0e75662c" style:font-weight-asian="normal" style:font-weight-complex="normal"/>
    </style:style>
    <style:style style:name="T403" style:family="text">
      <style:text-properties fo:font-weight="normal" officeooo:rsid="0e8504e2" style:font-weight-asian="normal" style:font-weight-complex="normal"/>
    </style:style>
    <style:style style:name="T404" style:family="text">
      <style:text-properties fo:font-weight="normal" officeooo:rsid="0e85e742" style:font-weight-asian="normal" style:font-weight-complex="normal"/>
    </style:style>
    <style:style style:name="T405" style:family="text">
      <style:text-properties fo:font-weight="normal" officeooo:rsid="0ea29861" style:font-weight-asian="normal" style:font-weight-complex="normal"/>
    </style:style>
    <style:style style:name="T406" style:family="text">
      <style:text-properties fo:font-weight="normal" officeooo:rsid="0ea7185d" style:font-weight-asian="normal" style:font-weight-complex="normal"/>
    </style:style>
    <style:style style:name="T407" style:family="text">
      <style:text-properties fo:font-weight="normal" officeooo:rsid="0e8f8c42" style:font-weight-asian="normal" style:font-weight-complex="normal"/>
    </style:style>
    <style:style style:name="T408" style:family="text">
      <style:text-properties fo:font-weight="normal" officeooo:rsid="0ea844ef" style:font-weight-asian="normal" style:font-weight-complex="normal"/>
    </style:style>
    <style:style style:name="T409" style:family="text">
      <style:text-properties fo:font-weight="normal" officeooo:rsid="0ea911f0" style:font-weight-asian="normal" style:font-weight-complex="normal"/>
    </style:style>
    <style:style style:name="T410" style:family="text">
      <style:text-properties fo:font-weight="normal" officeooo:rsid="0eaa8d19" style:font-weight-asian="normal" style:font-weight-complex="normal"/>
    </style:style>
    <style:style style:name="T411" style:family="text">
      <style:text-properties fo:font-weight="normal" officeooo:rsid="0ffc0842" style:font-weight-asian="normal" style:font-weight-complex="normal"/>
    </style:style>
    <style:style style:name="T412" style:family="text">
      <style:text-properties fo:font-weight="normal" officeooo:rsid="0ffd96dd" style:font-weight-asian="normal" style:font-weight-complex="normal"/>
    </style:style>
    <style:style style:name="T413" style:family="text">
      <style:text-properties fo:font-weight="normal" officeooo:rsid="10060144" style:font-weight-asian="normal" style:font-weight-complex="normal"/>
    </style:style>
    <style:style style:name="T414" style:family="text">
      <style:text-properties fo:font-weight="normal" officeooo:rsid="10079a7a" style:font-weight-asian="normal" style:font-weight-complex="normal"/>
    </style:style>
    <style:style style:name="T415" style:family="text">
      <style:text-properties fo:font-weight="normal" officeooo:rsid="1008fe7b" style:font-weight-asian="normal" style:font-weight-complex="normal"/>
    </style:style>
    <style:style style:name="T416" style:family="text">
      <style:text-properties fo:font-weight="normal" officeooo:rsid="100b05a0" style:font-weight-asian="normal" style:font-weight-complex="normal"/>
    </style:style>
    <style:style style:name="T417" style:family="text">
      <style:text-properties fo:font-weight="normal" officeooo:rsid="100c1b41" style:font-weight-asian="normal" style:font-weight-complex="normal"/>
    </style:style>
    <style:style style:name="T418" style:family="text">
      <style:text-properties fo:font-weight="normal" officeooo:rsid="100d245d" style:font-weight-asian="normal" style:font-weight-complex="normal"/>
    </style:style>
    <style:style style:name="T419" style:family="text">
      <style:text-properties fo:font-weight="normal" officeooo:rsid="100dbdd2" style:font-weight-asian="normal" style:font-weight-complex="normal"/>
    </style:style>
    <style:style style:name="T420" style:family="text">
      <style:text-properties fo:font-weight="normal" officeooo:rsid="07c5c90a" style:font-weight-asian="normal" style:font-weight-complex="normal"/>
    </style:style>
    <style:style style:name="T421" style:family="text">
      <style:text-properties fo:font-weight="normal" officeooo:rsid="10111bd1" style:font-weight-asian="normal" style:font-weight-complex="normal"/>
    </style:style>
    <style:style style:name="T422" style:family="text">
      <style:text-properties fo:font-weight="normal" officeooo:rsid="101294ed" style:font-weight-asian="normal" style:font-weight-complex="normal"/>
    </style:style>
    <style:style style:name="T423" style:family="text">
      <style:text-properties fo:font-weight="normal" officeooo:rsid="118b1418" style:font-weight-asian="normal" style:font-weight-complex="normal"/>
    </style:style>
    <style:style style:name="T424" style:family="text">
      <style:text-properties fo:font-weight="normal" officeooo:rsid="1352ac3c" style:font-weight-asian="normal" style:font-weight-complex="normal"/>
    </style:style>
    <style:style style:name="T425" style:family="text">
      <style:text-properties fo:font-weight="normal" officeooo:rsid="1353944e" style:font-weight-asian="normal" style:font-weight-complex="normal"/>
    </style:style>
    <style:style style:name="T426" style:family="text">
      <style:text-properties fo:font-weight="normal" officeooo:rsid="1356eaad" style:font-weight-asian="normal" style:font-weight-complex="normal"/>
    </style:style>
    <style:style style:name="T427" style:family="text">
      <style:text-properties fo:font-weight="normal" officeooo:rsid="135821dc" style:font-weight-asian="normal" style:font-weight-complex="normal"/>
    </style:style>
    <style:style style:name="T428" style:family="text">
      <style:text-properties fo:font-weight="normal" officeooo:rsid="1358a206" style:font-weight-asian="normal" style:font-weight-complex="normal"/>
    </style:style>
    <style:style style:name="T429" style:family="text">
      <style:text-properties fo:font-weight="normal" officeooo:rsid="137df835" style:font-weight-asian="normal" style:font-weight-complex="normal"/>
    </style:style>
    <style:style style:name="T430" style:family="text">
      <style:text-properties fo:font-weight="normal" officeooo:rsid="137fcace" style:font-weight-asian="normal" style:font-weight-complex="normal"/>
    </style:style>
    <style:style style:name="T431" style:family="text">
      <style:text-properties fo:font-weight="normal" officeooo:rsid="138d84fa" style:font-weight-asian="normal" style:font-weight-complex="normal"/>
    </style:style>
    <style:style style:name="T432" style:family="text">
      <style:text-properties fo:font-weight="normal" officeooo:rsid="138fa1b2" style:font-weight-asian="normal" style:font-weight-complex="normal"/>
    </style:style>
    <style:style style:name="T433" style:family="text">
      <style:text-properties fo:font-weight="normal" officeooo:rsid="139094ac" style:font-weight-asian="normal" style:font-weight-complex="normal"/>
    </style:style>
    <style:style style:name="T434" style:family="text">
      <style:text-properties fo:font-weight="normal" officeooo:rsid="1390971b" style:font-weight-asian="normal" style:font-weight-complex="normal"/>
    </style:style>
    <style:style style:name="T435" style:family="text">
      <style:text-properties fo:font-weight="normal" officeooo:rsid="139a594f" style:font-weight-asian="normal" style:font-weight-complex="normal"/>
    </style:style>
    <style:style style:name="T436" style:family="text">
      <style:text-properties fo:font-weight="normal" officeooo:rsid="13ab8c24" style:font-weight-asian="normal" style:font-weight-complex="normal"/>
    </style:style>
    <style:style style:name="T437" style:family="text">
      <style:text-properties fo:font-weight="normal" officeooo:rsid="13b69f5e" style:font-weight-asian="normal" style:font-weight-complex="normal"/>
    </style:style>
    <style:style style:name="T438" style:family="text">
      <style:text-properties fo:font-weight="normal" officeooo:rsid="13b79dcf" style:font-weight-asian="normal" style:font-weight-complex="normal"/>
    </style:style>
    <style:style style:name="T439" style:family="text">
      <style:text-properties fo:font-weight="normal" officeooo:rsid="13b95318" style:font-weight-asian="normal" style:font-weight-complex="normal"/>
    </style:style>
    <style:style style:name="T440" style:family="text">
      <style:text-properties fo:font-weight="normal" officeooo:rsid="13bd4267" style:font-weight-asian="normal" style:font-weight-complex="normal"/>
    </style:style>
    <style:style style:name="T441" style:family="text">
      <style:text-properties fo:font-weight="normal" officeooo:rsid="13c0b93d" style:font-weight-asian="normal" style:font-weight-complex="normal"/>
    </style:style>
    <style:style style:name="T442" style:family="text">
      <style:text-properties fo:font-weight="normal" officeooo:rsid="13defccc" style:font-weight-asian="normal" style:font-weight-complex="normal"/>
    </style:style>
    <style:style style:name="T443" style:family="text">
      <style:text-properties fo:font-weight="normal" officeooo:rsid="13e6f29c" style:font-weight-asian="normal" style:font-weight-complex="normal"/>
    </style:style>
    <style:style style:name="T444" style:family="text">
      <style:text-properties fo:font-weight="normal" officeooo:rsid="13e7098d" style:font-weight-asian="normal" style:font-weight-complex="normal"/>
    </style:style>
    <style:style style:name="T445" style:family="text">
      <style:text-properties fo:font-weight="normal" officeooo:rsid="13e851ad" style:font-weight-asian="normal" style:font-weight-complex="normal"/>
    </style:style>
    <style:style style:name="T446" style:family="text">
      <style:text-properties fo:font-weight="normal" officeooo:rsid="148ca94e" style:font-weight-asian="normal" style:font-weight-complex="normal"/>
    </style:style>
    <style:style style:name="T447" style:family="text">
      <style:text-properties fo:font-weight="normal" officeooo:rsid="148d5ed7" style:font-weight-asian="normal" style:font-weight-complex="normal"/>
    </style:style>
    <style:style style:name="T448" style:family="text">
      <style:text-properties fo:font-weight="normal" officeooo:rsid="1491bd01" style:font-weight-asian="normal" style:font-weight-complex="normal"/>
    </style:style>
    <style:style style:name="T449" style:family="text">
      <style:text-properties fo:font-weight="normal" officeooo:rsid="14e741f1" style:font-weight-asian="normal" style:font-weight-complex="normal"/>
    </style:style>
    <style:style style:name="T450" style:family="text">
      <style:text-properties fo:font-weight="normal" officeooo:rsid="1509af22" style:font-weight-asian="normal" style:font-weight-complex="normal"/>
    </style:style>
    <style:style style:name="T451" style:family="text">
      <style:text-properties fo:font-weight="normal" officeooo:rsid="1516d8c8" style:font-weight-asian="normal" style:font-weight-complex="normal"/>
    </style:style>
    <style:style style:name="T452" style:family="text">
      <style:text-properties fo:font-weight="normal" officeooo:rsid="14cc60da" style:font-weight-asian="normal" style:font-weight-complex="normal"/>
    </style:style>
    <style:style style:name="T453" style:family="text">
      <style:text-properties fo:font-weight="normal" officeooo:rsid="14b392ee" style:font-weight-asian="normal" style:font-weight-complex="normal"/>
    </style:style>
    <style:style style:name="T454" style:family="text">
      <style:text-properties fo:font-weight="normal" officeooo:rsid="15208efd" style:font-weight-asian="normal" style:font-weight-complex="normal"/>
    </style:style>
    <style:style style:name="T455" style:family="text">
      <style:text-properties fo:font-weight="normal" officeooo:rsid="1521ed98" style:font-weight-asian="normal" style:font-weight-complex="normal"/>
    </style:style>
    <style:style style:name="T456" style:family="text">
      <style:text-properties fo:font-weight="normal" officeooo:rsid="155fe388" style:font-weight-asian="normal" style:font-weight-complex="normal"/>
    </style:style>
    <style:style style:name="T457" style:family="text">
      <style:text-properties fo:font-weight="normal" officeooo:rsid="16e8f758" style:font-weight-asian="normal" style:font-weight-complex="normal"/>
    </style:style>
    <style:style style:name="T458" style:family="text">
      <style:text-properties fo:font-weight="normal" officeooo:rsid="16ea570d" style:font-weight-asian="normal" style:font-weight-complex="normal"/>
    </style:style>
    <style:style style:name="T459" style:family="text">
      <style:text-properties fo:font-weight="normal" officeooo:rsid="16ebfd52" style:font-weight-asian="normal" style:font-weight-complex="normal"/>
    </style:style>
    <style:style style:name="T460" style:family="text">
      <style:text-properties fo:font-weight="normal" officeooo:rsid="16ed529f" style:font-weight-asian="normal" style:font-weight-complex="normal"/>
    </style:style>
    <style:style style:name="T461" style:family="text">
      <style:text-properties fo:font-weight="normal" officeooo:rsid="16f2f218" style:font-weight-asian="normal" style:font-weight-complex="normal"/>
    </style:style>
    <style:style style:name="T462" style:family="text">
      <style:text-properties fo:font-weight="normal" officeooo:rsid="16f3cf56" style:font-weight-asian="normal" style:font-weight-complex="normal"/>
    </style:style>
    <style:style style:name="T463" style:family="text">
      <style:text-properties fo:font-weight="normal" officeooo:rsid="16f67668" style:font-weight-asian="normal" style:font-weight-complex="normal"/>
    </style:style>
    <style:style style:name="T464" style:family="text">
      <style:text-properties fo:font-weight="normal" officeooo:rsid="16fa8f3e" style:font-weight-asian="normal" style:font-weight-complex="normal"/>
    </style:style>
    <style:style style:name="T465" style:family="text">
      <style:text-properties fo:font-weight="normal" officeooo:rsid="16fcd921" style:font-weight-asian="normal" style:font-weight-complex="normal"/>
    </style:style>
    <style:style style:name="T466" style:family="text">
      <style:text-properties fo:font-weight="normal" officeooo:rsid="16feeba8" style:font-weight-asian="normal" style:font-weight-complex="normal"/>
    </style:style>
    <style:style style:name="T467" style:family="text">
      <style:text-properties fo:font-weight="normal" officeooo:rsid="16ff7df0" style:font-weight-asian="normal" style:font-weight-complex="normal"/>
    </style:style>
    <style:style style:name="T468" style:family="text">
      <style:text-properties fo:font-weight="normal" officeooo:rsid="1701a668" style:font-weight-asian="normal" style:font-weight-complex="normal"/>
    </style:style>
    <style:style style:name="T469" style:family="text">
      <style:text-properties fo:font-weight="normal" officeooo:rsid="1702f719" style:font-weight-asian="normal" style:font-weight-complex="normal"/>
    </style:style>
    <style:style style:name="T470" style:family="text">
      <style:text-properties fo:font-weight="normal" officeooo:rsid="170d0155" style:font-weight-asian="normal" style:font-weight-complex="normal"/>
    </style:style>
    <style:style style:name="T471" style:family="text">
      <style:text-properties fo:font-weight="normal" officeooo:rsid="170ef97c" style:font-weight-asian="normal" style:font-weight-complex="normal"/>
    </style:style>
    <style:style style:name="T472" style:family="text">
      <style:text-properties fo:font-weight="normal" officeooo:rsid="170f9163" style:font-weight-asian="normal" style:font-weight-complex="normal"/>
    </style:style>
    <style:style style:name="T473" style:family="text">
      <style:text-properties fo:font-weight="normal" officeooo:rsid="17101d3a" style:font-weight-asian="normal" style:font-weight-complex="normal"/>
    </style:style>
    <style:style style:name="T474" style:family="text">
      <style:text-properties fo:font-weight="normal" officeooo:rsid="1710f263" style:font-weight-asian="normal" style:font-weight-complex="normal"/>
    </style:style>
    <style:style style:name="T475" style:family="text">
      <style:text-properties fo:font-weight="normal" officeooo:rsid="17116b95" style:font-weight-asian="normal" style:font-weight-complex="normal"/>
    </style:style>
    <style:style style:name="T476" style:family="text">
      <style:text-properties fo:font-weight="normal" officeooo:rsid="17128843" style:font-weight-asian="normal" style:font-weight-complex="normal"/>
    </style:style>
    <style:style style:name="T477" style:family="text">
      <style:text-properties fo:font-weight="normal" officeooo:rsid="1723d8fc" style:font-weight-asian="normal" style:font-weight-complex="normal"/>
    </style:style>
    <style:style style:name="T478" style:family="text">
      <style:text-properties fo:font-weight="normal" officeooo:rsid="1724bca3" style:font-weight-asian="normal" style:font-weight-complex="normal"/>
    </style:style>
    <style:style style:name="T479" style:family="text">
      <style:text-properties fo:font-weight="normal" officeooo:rsid="170b4c68" style:font-weight-asian="normal" style:font-weight-complex="normal"/>
    </style:style>
    <style:style style:name="T480" style:family="text">
      <style:text-properties fo:font-weight="normal" officeooo:rsid="174628fe" style:font-weight-asian="normal" style:font-weight-complex="normal"/>
    </style:style>
    <style:style style:name="T481" style:family="text">
      <style:text-properties fo:font-weight="normal" officeooo:rsid="1749a0ac" style:font-weight-asian="normal" style:font-weight-complex="normal"/>
    </style:style>
    <style:style style:name="T482" style:family="text">
      <style:text-properties officeooo:rsid="07382ef8"/>
    </style:style>
    <style:style style:name="T483" style:family="text">
      <style:text-properties officeooo:rsid="0745d56e"/>
    </style:style>
    <style:style style:name="T484" style:family="text">
      <style:text-properties officeooo:rsid="0753c9dd"/>
    </style:style>
    <style:style style:name="T485" style:family="text">
      <style:text-properties officeooo:rsid="075792ee"/>
    </style:style>
    <style:style style:name="T486" style:family="text">
      <style:text-properties officeooo:rsid="075888fd"/>
    </style:style>
    <style:style style:name="T487" style:family="text">
      <style:text-properties officeooo:rsid="075a6b95"/>
    </style:style>
    <style:style style:name="T488" style:family="text">
      <style:text-properties officeooo:rsid="075c0899"/>
    </style:style>
    <style:style style:name="T489" style:family="text">
      <style:text-properties officeooo:rsid="075c2b2b"/>
    </style:style>
    <style:style style:name="T490" style:family="text">
      <style:text-properties officeooo:rsid="07a4a5e8"/>
    </style:style>
    <style:style style:name="T491" style:family="text">
      <style:text-properties officeooo:rsid="083b9b3a"/>
    </style:style>
    <style:style style:name="T492" style:family="text">
      <style:text-properties officeooo:rsid="0855d50a"/>
    </style:style>
    <style:style style:name="T493" style:family="text">
      <style:text-properties officeooo:rsid="08b0b5f5"/>
    </style:style>
    <style:style style:name="T494" style:family="text">
      <style:text-properties officeooo:rsid="08bbd37d"/>
    </style:style>
    <style:style style:name="T495" style:family="text">
      <style:text-properties officeooo:rsid="08d34640"/>
    </style:style>
    <style:style style:name="T496" style:family="text">
      <style:text-properties style:text-underline-style="solid" style:text-underline-width="auto" style:text-underline-color="font-color" fo:font-weight="bold" style:font-weight-asian="bold" style:font-weight-complex="bold"/>
    </style:style>
    <style:style style:name="T497" style:family="text">
      <style:text-properties style:text-underline-style="solid" style:text-underline-width="auto" style:text-underline-color="font-color" fo:font-weight="bold" officeooo:rsid="12ae1e84" style:font-weight-asian="bold" style:font-weight-complex="bold"/>
    </style:style>
    <style:style style:name="T498" style:family="text">
      <style:text-properties officeooo:rsid="091a0e05"/>
    </style:style>
    <style:style style:name="T499" style:family="text">
      <style:text-properties officeooo:rsid="091c45af"/>
    </style:style>
    <style:style style:name="T500" style:family="text">
      <style:text-properties officeooo:rsid="092e7c1d"/>
    </style:style>
    <style:style style:name="T501" style:family="text">
      <style:text-properties officeooo:rsid="0935b44f"/>
    </style:style>
    <style:style style:name="T502" style:family="text">
      <style:text-properties officeooo:rsid="093cc683"/>
    </style:style>
    <style:style style:name="T503" style:family="text">
      <style:text-properties officeooo:rsid="093dc472"/>
    </style:style>
    <style:style style:name="T504" style:family="text">
      <style:text-properties officeooo:rsid="09439e83"/>
    </style:style>
    <style:style style:name="T505" style:family="text">
      <style:text-properties style:font-name="Noto Sans" fo:font-size="11pt" fo:language="fr" fo:country="F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506"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507"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508" style:family="text">
      <style:text-properties style:font-name="Noto San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509" style:family="text">
      <style:text-properties style:font-name="Noto Sans" fo:font-size="11pt" fo:language="fr" fo:country="FR" fo:font-style="italic" style:text-underline-style="solid" style:text-underline-width="auto" style:text-underline-color="font-color" fo:font-weight="bold" officeooo:rsid="0e3d0241" style:font-size-asian="11pt" style:font-style-asian="italic" style:font-weight-asian="bold" style:font-size-complex="11pt" style:font-style-complex="italic" style:font-weight-complex="bold"/>
    </style:style>
    <style:style style:name="T510"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511"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512"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513"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514" style:family="text">
      <style:text-properties style:font-name="Noto Sans" fo:font-size="11pt" fo:language="fr" fo:country="FR" fo:font-style="normal" style:text-underline-style="solid" style:text-underline-width="auto" style:text-underline-color="font-color" fo:font-weight="bold" officeooo:rsid="1285afe4" style:font-size-asian="11pt" style:font-style-asian="normal" style:font-weight-asian="bold" style:font-size-complex="11pt" style:font-style-complex="normal" style:font-weight-complex="bold"/>
    </style:style>
    <style:style style:name="T515"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516"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517" style:family="text">
      <style:text-properties style:font-name="Noto Sans" fo:font-size="11pt" fo:language="fr" fo:country="FR" style:text-underline-style="solid" style:text-underline-width="auto" style:text-underline-color="font-color" fo:font-weight="bold" officeooo:rsid="12868f40" style:font-size-asian="11pt" style:font-weight-asian="bold" style:font-size-complex="11pt" style:font-weight-complex="bold"/>
    </style:style>
    <style:style style:name="T518" style:family="text">
      <style:text-properties style:font-name="Noto Sans" fo:font-size="10pt" fo:language="fr" fo:country="FR" officeooo:rsid="0276d58c" fo:background-color="transparent" loext:char-shading-value="0" style:font-size-asian="10pt" style:font-size-complex="10pt"/>
    </style:style>
    <style:style style:name="T519" style:family="text">
      <style:text-properties style:font-name="Noto Sans" fo:font-size="10pt" fo:language="fr" fo:country="FR" officeooo:rsid="0277b189" fo:background-color="transparent" loext:char-shading-value="0" style:font-size-asian="10pt" style:font-size-complex="10pt"/>
    </style:style>
    <style:style style:name="T520" style:family="text">
      <style:text-properties style:font-name="Noto Sans" fo:font-size="10pt" fo:language="fr" fo:country="FR" officeooo:rsid="027751ac" fo:background-color="transparent" loext:char-shading-value="0" style:font-size-asian="10pt" style:font-size-complex="10pt"/>
    </style:style>
    <style:style style:name="T521" style:family="text">
      <style:text-properties style:font-name="Noto Sans" fo:font-size="10pt" fo:language="fr" fo:country="FR" officeooo:rsid="0851322c" fo:background-color="transparent" loext:char-shading-value="0" style:font-size-asian="10pt" style:font-size-complex="10pt"/>
    </style:style>
    <style:style style:name="T522" style:family="text">
      <style:text-properties style:font-name="Noto Sans" fo:font-size="10pt" fo:language="fr" fo:country="FR" officeooo:rsid="027d681b" fo:background-color="transparent" loext:char-shading-value="0" style:font-size-asian="10pt" style:font-size-complex="10pt"/>
    </style:style>
    <style:style style:name="T523" style:family="text">
      <style:text-properties style:font-name="Noto Sans" fo:font-size="10pt" fo:language="fr" fo:country="FR" officeooo:rsid="027f10c2" fo:background-color="transparent" loext:char-shading-value="0" style:font-size-asian="10pt" style:font-size-complex="10pt"/>
    </style:style>
    <style:style style:name="T524" style:family="text">
      <style:text-properties style:font-name="Noto Sans" fo:font-size="10pt" fo:language="fr" fo:country="FR" officeooo:rsid="0280f42e" fo:background-color="transparent" loext:char-shading-value="0" style:font-size-asian="10pt" style:font-size-complex="10pt"/>
    </style:style>
    <style:style style:name="T525" style:family="text">
      <style:text-properties style:font-name="Noto Sans" fo:font-size="10pt" fo:language="fr" fo:country="FR" officeooo:rsid="02815319" fo:background-color="transparent" loext:char-shading-value="0" style:font-size-asian="10pt" style:font-size-complex="10pt"/>
    </style:style>
    <style:style style:name="T526" style:family="text">
      <style:text-properties style:font-name="Noto Sans" fo:font-size="10pt" fo:language="fr" fo:country="FR" officeooo:rsid="0285ce78" fo:background-color="transparent" loext:char-shading-value="0" style:font-size-asian="10pt" style:font-size-complex="10pt"/>
    </style:style>
    <style:style style:name="T527" style:family="text">
      <style:text-properties style:font-name="Noto Sans" fo:font-size="10pt" fo:language="fr" fo:country="FR" officeooo:rsid="02867b6f" fo:background-color="transparent" loext:char-shading-value="0" style:font-size-asian="10pt" style:font-size-complex="10pt"/>
    </style:style>
    <style:style style:name="T528" style:family="text">
      <style:text-properties style:font-name="Noto Sans" fo:font-size="10pt" fo:language="fr" fo:country="FR" officeooo:rsid="028dbeca" fo:background-color="transparent" loext:char-shading-value="0" style:font-size-asian="10pt" style:font-size-complex="10pt"/>
    </style:style>
    <style:style style:name="T529" style:family="text">
      <style:text-properties style:font-name="Noto Sans" fo:font-size="10pt" fo:language="fr" fo:country="FR" officeooo:rsid="0290f839" fo:background-color="transparent" loext:char-shading-value="0" style:font-size-asian="10pt" style:font-size-complex="10pt"/>
    </style:style>
    <style:style style:name="T530" style:family="text">
      <style:text-properties style:font-name="Noto Sans" fo:font-size="10pt" fo:language="fr" fo:country="FR" officeooo:rsid="0fd45b50" fo:background-color="transparent" loext:char-shading-value="0" style:font-size-asian="10pt" style:font-size-complex="10pt"/>
    </style:style>
    <style:style style:name="T531" style:family="text">
      <style:text-properties style:font-name="Noto Sans" fo:font-size="10pt" fo:language="fr" fo:country="FR" officeooo:rsid="0fd5e572" fo:background-color="transparent" loext:char-shading-value="0" style:font-size-asian="10pt" style:font-size-complex="10pt"/>
    </style:style>
    <style:style style:name="T532" style:family="text">
      <style:text-properties style:font-name="Noto Sans" fo:font-size="10pt" fo:language="fr" fo:country="FR" officeooo:rsid="0fdd2216" fo:background-color="transparent" loext:char-shading-value="0" style:font-size-asian="10pt" style:font-size-complex="10pt"/>
    </style:style>
    <style:style style:name="T533" style:family="text">
      <style:text-properties style:font-name="Noto Sans" fo:font-size="10pt" fo:language="fr" fo:country="FR" officeooo:rsid="0fdfcac8" fo:background-color="transparent" loext:char-shading-value="0" style:font-size-asian="10pt" style:font-size-complex="10pt"/>
    </style:style>
    <style:style style:name="T534" style:family="text">
      <style:text-properties style:font-name="Noto Sans" fo:font-size="10pt" fo:language="fr" fo:country="FR" officeooo:rsid="0fe10126" fo:background-color="transparent" loext:char-shading-value="0" style:font-size-asian="10pt" style:font-size-complex="10pt"/>
    </style:style>
    <style:style style:name="T535" style:family="text">
      <style:text-properties style:font-name="Noto Sans" fo:font-size="10pt" fo:language="fr" fo:country="FR" officeooo:rsid="0fe80e59" fo:background-color="transparent" loext:char-shading-value="0" style:font-size-asian="10pt" style:font-size-complex="10pt"/>
    </style:style>
    <style:style style:name="T536" style:family="text">
      <style:text-properties style:font-name="Noto Sans" fo:font-size="10pt" fo:language="fr" fo:country="FR" officeooo:rsid="0fe9a55f" fo:background-color="transparent" loext:char-shading-value="0" style:font-size-asian="10pt" style:font-size-complex="10pt"/>
    </style:style>
    <style:style style:name="T537" style:family="text">
      <style:text-properties style:font-name="Noto Sans" fo:font-size="10pt" fo:language="fr" fo:country="FR" officeooo:rsid="0feaeff7" fo:background-color="transparent" loext:char-shading-value="0" style:font-size-asian="10pt" style:font-size-complex="10pt"/>
    </style:style>
    <style:style style:name="T538" style:family="text">
      <style:text-properties style:font-name="Noto Sans" fo:font-size="10pt" fo:language="fr" fo:country="FR" officeooo:rsid="0fece44a" fo:background-color="transparent" loext:char-shading-value="0" style:font-size-asian="10pt" style:font-size-complex="10pt"/>
    </style:style>
    <style:style style:name="T539" style:family="text">
      <style:text-properties style:font-name="Noto Sans" fo:font-size="10pt" fo:language="fr" fo:country="FR" officeooo:rsid="098f579d" fo:background-color="transparent" loext:char-shading-value="0" style:font-size-asian="10pt" style:font-size-complex="10pt"/>
    </style:style>
    <style:style style:name="T540" style:family="text">
      <style:text-properties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541" style:family="text">
      <style:text-properties style:font-name="Noto Sans" fo:font-size="10pt" fo:language="fr" fo:country="FR" fo:font-weight="bold" officeooo:rsid="0fe00f97" fo:background-color="transparent" loext:char-shading-value="0" style:font-size-asian="10pt" style:font-weight-asian="bold" style:font-size-complex="10pt" style:font-weight-complex="bold"/>
    </style:style>
    <style:style style:name="T542" style:family="text">
      <style:text-properties style:font-name="Noto Sans" fo:font-size="10pt" fo:language="fr" fo:country="FR" fo:font-weight="bold" officeooo:rsid="0fdd9907" fo:background-color="transparent" loext:char-shading-value="0" style:font-size-asian="10pt" style:font-weight-asian="bold" style:font-size-complex="10pt" style:font-weight-complex="bold"/>
    </style:style>
    <style:style style:name="T543" style:family="text">
      <style:text-properties style:font-name="Noto Sans" fo:font-size="10pt" fo:language="fr" fo:country="FR" fo:font-weight="bold" officeooo:rsid="02521b5f" style:font-size-asian="10pt" style:font-weight-asian="bold" style:font-size-complex="10pt" style:font-weight-complex="bold"/>
    </style:style>
    <style:style style:name="T544" style:family="text">
      <style:text-properties style:font-name="Noto Sans" fo:font-size="10pt" fo:language="fr" fo:country="FR" fo:font-weight="bold" officeooo:rsid="0dca0eec" style:font-size-asian="10pt" style:font-weight-asian="bold" style:font-size-complex="10pt" style:font-weight-complex="bold"/>
    </style:style>
    <style:style style:name="T545" style:family="text">
      <style:text-properties style:font-name="Noto Sans" fo:font-size="10pt" fo:language="fr" fo:country="FR" fo:font-weight="bold" officeooo:rsid="0dccc3e9" style:font-size-asian="10pt" style:font-weight-asian="bold" style:font-size-complex="10pt" style:font-weight-complex="bold"/>
    </style:style>
    <style:style style:name="T546" style:family="text">
      <style:text-properties style:font-name="Noto Sans" fo:font-size="10pt" fo:language="fr" fo:country="FR" fo:font-weight="bold" officeooo:rsid="0eca433a" style:font-size-asian="10pt" style:font-weight-asian="bold" style:font-size-complex="10pt" style:font-weight-complex="bold"/>
    </style:style>
    <style:style style:name="T547" style:family="text">
      <style:text-properties style:font-name="Noto Sans" fo:font-size="10pt" fo:language="fr" fo:country="FR" fo:font-weight="normal" officeooo:rsid="0290f839" fo:background-color="transparent" loext:char-shading-value="0" style:font-size-asian="10pt" style:font-weight-asian="normal" style:font-size-complex="10pt" style:font-weight-complex="normal"/>
    </style:style>
    <style:style style:name="T548" style:family="text">
      <style:text-properties style:font-name="Noto Sans" fo:font-size="10pt" fo:language="fr" fo:country="FR" fo:font-weight="normal" officeooo:rsid="08742412" fo:background-color="transparent" loext:char-shading-value="0" style:font-size-asian="10pt" style:font-weight-asian="normal" style:font-size-complex="10pt" style:font-weight-complex="normal"/>
    </style:style>
    <style:style style:name="T549" style:family="text">
      <style:text-properties style:font-name="Noto Sans" fo:font-size="10pt" fo:language="fr" fo:country="FR" fo:font-weight="normal" style:font-size-asian="10pt" style:font-weight-asian="normal" style:font-size-complex="10pt" style:font-weight-complex="normal"/>
    </style:style>
    <style:style style:name="T550" style:family="text">
      <style:text-properties style:font-name="Noto Sans" fo:font-size="10pt" fo:language="fr" fo:country="FR" fo:font-weight="normal" officeooo:rsid="02521b5f" style:font-size-asian="10pt" style:font-weight-asian="normal" style:font-size-complex="10pt" style:font-weight-complex="normal"/>
    </style:style>
    <style:style style:name="T551" style:family="text">
      <style:text-properties style:font-name="Noto Sans" fo:font-size="10pt" fo:language="fr" fo:country="FR" fo:font-weight="normal" officeooo:rsid="0dca0eec" style:font-size-asian="10pt" style:font-weight-asian="normal" style:font-size-complex="10pt" style:font-weight-complex="normal"/>
    </style:style>
    <style:style style:name="T552" style:family="text">
      <style:text-properties style:font-name="Noto Sans" fo:font-size="10pt" fo:language="fr" fo:country="FR" fo:font-weight="normal" officeooo:rsid="0dcb4711" style:font-size-asian="10pt" style:font-weight-asian="normal" style:font-size-complex="10pt" style:font-weight-complex="normal"/>
    </style:style>
    <style:style style:name="T553" style:family="text">
      <style:text-properties style:font-name="Noto Sans" fo:font-size="10pt" fo:language="fr" fo:country="FR" fo:font-weight="normal" officeooo:rsid="0dccc3e9" style:font-size-asian="10pt" style:font-weight-asian="normal" style:font-size-complex="10pt" style:font-weight-complex="normal"/>
    </style:style>
    <style:style style:name="T554" style:family="text">
      <style:text-properties style:font-name="Noto Sans" fo:font-size="10pt" fo:language="fr" fo:country="FR" fo:font-weight="normal" officeooo:rsid="0dcdfcbe" style:font-size-asian="10pt" style:font-weight-asian="normal" style:font-size-complex="10pt" style:font-weight-complex="normal"/>
    </style:style>
    <style:style style:name="T555" style:family="text">
      <style:text-properties style:font-name="Noto Sans" fo:font-size="10pt" fo:language="fr" fo:country="FR" fo:font-weight="normal" officeooo:rsid="0db59a18" style:font-size-asian="10pt" style:font-weight-asian="normal" style:font-size-complex="10pt" style:font-weight-complex="normal"/>
    </style:style>
    <style:style style:name="T556" style:family="text">
      <style:text-properties style:font-name="Noto Sans" fo:font-size="10pt" fo:language="fr" fo:country="FR" fo:font-weight="normal" officeooo:rsid="0eca433a" style:font-size-asian="10pt" style:font-weight-asian="normal" style:font-size-complex="10pt" style:font-weight-complex="normal"/>
    </style:style>
    <style:style style:name="T557" style:family="text">
      <style:text-properties style:font-name="Noto Sans" fo:font-size="10pt" fo:language="fr" fo:country="FR" fo:font-weight="normal" officeooo:rsid="0eca905e" style:font-size-asian="10pt" style:font-weight-asian="normal" style:font-size-complex="10pt" style:font-weight-complex="normal"/>
    </style:style>
    <style:style style:name="T558" style:family="text">
      <style:text-properties style:font-name="Noto Sans" fo:font-size="10pt" fo:language="fr" fo:country="FR" fo:font-weight="normal" officeooo:rsid="0eccce86" style:font-size-asian="10pt" style:font-weight-asian="normal" style:font-size-complex="10pt" style:font-weight-complex="normal"/>
    </style:style>
    <style:style style:name="T559" style:family="text">
      <style:text-properties style:font-name="Noto Sans" fo:font-size="10pt" fo:language="fr" fo:country="FR" fo:font-weight="normal" officeooo:rsid="0ecc4dd9" style:font-size-asian="10pt" style:font-weight-asian="normal" style:font-size-complex="10pt" style:font-weight-complex="normal"/>
    </style:style>
    <style:style style:name="T560" style:family="text">
      <style:text-properties style:font-name="Noto Sans" fo:font-size="10pt" fo:language="fr" fo:country="FR" fo:font-weight="normal" officeooo:rsid="0ecf4e1d" style:font-size-asian="10pt" style:font-weight-asian="normal" style:font-size-complex="10pt" style:font-weight-complex="normal"/>
    </style:style>
    <style:style style:name="T561" style:family="text">
      <style:text-properties style:font-name="Noto Sans" fo:font-size="10pt" fo:language="fr" fo:country="FR" fo:font-weight="normal" officeooo:rsid="0ecceab5" style:font-size-asian="10pt" style:font-weight-asian="normal" style:font-size-complex="10pt" style:font-weight-complex="normal"/>
    </style:style>
    <style:style style:name="T562" style:family="text">
      <style:text-properties style:font-name="Noto Sans" fo:font-size="10pt" fo:language="fr" fo:country="FR" fo:font-weight="normal" officeooo:rsid="0ecde408" style:font-size-asian="10pt" style:font-weight-asian="normal" style:font-size-complex="10pt" style:font-weight-complex="normal"/>
    </style:style>
    <style:style style:name="T563" style:family="text">
      <style:text-properties style:font-name="Noto Sans" fo:font-size="10pt" fo:language="fr" fo:country="FR" fo:font-weight="normal" officeooo:rsid="0ecec100" style:font-size-asian="10pt" style:font-weight-asian="normal" style:font-size-complex="10pt" style:font-weight-complex="normal"/>
    </style:style>
    <style:style style:name="T564" style:family="text">
      <style:text-properties style:font-name="Noto Sans" fo:font-size="10pt" fo:language="fr" fo:country="FR" fo:font-weight="normal" officeooo:rsid="0ed2b8d1" style:font-size-asian="10pt" style:font-weight-asian="normal" style:font-size-complex="10pt" style:font-weight-complex="normal"/>
    </style:style>
    <style:style style:name="T565" style:family="text">
      <style:text-properties style:font-name="Noto Sans" fo:font-size="10pt" fo:language="fr" fo:country="FR" fo:font-weight="normal" officeooo:rsid="0ed49940" style:font-size-asian="10pt" style:font-weight-asian="normal" style:font-size-complex="10pt" style:font-weight-complex="normal"/>
    </style:style>
    <style:style style:name="T566" style:family="text">
      <style:text-properties style:font-name="Noto Sans" fo:font-size="10pt" fo:language="fr" fo:country="FR" fo:font-weight="normal" officeooo:rsid="0ed820d2" style:font-size-asian="10pt" style:font-weight-asian="normal" style:font-size-complex="10pt" style:font-weight-complex="normal"/>
    </style:style>
    <style:style style:name="T567" style:family="text">
      <style:text-properties style:font-name="Noto Sans" fo:font-size="10pt" fo:language="fr" fo:country="FR" fo:font-weight="normal" officeooo:rsid="0eda7818" style:font-size-asian="10pt" style:font-weight-asian="normal" style:font-size-complex="10pt" style:font-weight-complex="normal"/>
    </style:style>
    <style:style style:name="T568" style:family="text">
      <style:text-properties style:font-name="Noto Sans" fo:font-size="10pt" fo:language="fr" fo:country="FR" fo:font-weight="normal" officeooo:rsid="0ee4896c" style:font-size-asian="10pt" style:font-weight-asian="normal" style:font-size-complex="10pt" style:font-weight-complex="normal"/>
    </style:style>
    <style:style style:name="T569" style:family="text">
      <style:text-properties style:font-name="Noto Sans" fo:font-size="10pt" fo:language="fr" fo:country="FR" fo:font-weight="normal" officeooo:rsid="11300051" style:font-size-asian="10pt" style:font-weight-asian="normal" style:font-size-complex="10pt" style:font-weight-complex="normal"/>
    </style:style>
    <style:style style:name="T570" style:family="text">
      <style:text-properties style:font-name="Noto Sans" fo:font-size="10pt" fo:language="fr" fo:country="FR" fo:font-weight="normal" officeooo:rsid="1132ed21" style:font-size-asian="10pt" style:font-weight-asian="normal" style:font-size-complex="10pt" style:font-weight-complex="normal"/>
    </style:style>
    <style:style style:name="T571" style:family="text">
      <style:text-properties style:font-name="Noto Sans" fo:font-size="10pt" fo:language="fr" fo:country="FR" fo:font-weight="normal" officeooo:rsid="11330f4b" style:font-size-asian="10pt" style:font-weight-asian="normal" style:font-size-complex="10pt" style:font-weight-complex="normal"/>
    </style:style>
    <style:style style:name="T572" style:family="text">
      <style:text-properties style:font-name="Noto Sans" fo:font-size="10pt" fo:language="fr" fo:country="FR" fo:font-weight="normal" officeooo:rsid="11335fc1" style:font-size-asian="10pt" style:font-weight-asian="normal" style:font-size-complex="10pt" style:font-weight-complex="normal"/>
    </style:style>
    <style:style style:name="T573" style:family="text">
      <style:text-properties style:font-name="Noto Sans" fo:font-size="10pt" fo:language="fr" fo:country="FR" fo:font-weight="normal" officeooo:rsid="1135252c" style:font-size-asian="10pt" style:font-weight-asian="normal" style:font-size-complex="10pt" style:font-weight-complex="normal"/>
    </style:style>
    <style:style style:name="T574" style:family="text">
      <style:text-properties style:font-name="Noto Sans" fo:font-size="10pt" fo:language="fr" fo:country="FR" fo:font-weight="normal" officeooo:rsid="113721e4" style:font-size-asian="10pt" style:font-weight-asian="normal" style:font-size-complex="10pt" style:font-weight-complex="normal"/>
    </style:style>
    <style:style style:name="T575" style:family="text">
      <style:text-properties style:font-name="Noto Sans" fo:font-size="10pt" fo:language="fr" fo:country="FR" fo:font-weight="normal" officeooo:rsid="113728e3" style:font-size-asian="10pt" style:font-weight-asian="normal" style:font-size-complex="10pt" style:font-weight-complex="normal"/>
    </style:style>
    <style:style style:name="T576" style:family="text">
      <style:text-properties style:font-name="Noto Sans" fo:font-size="10pt" fo:language="fr" fo:country="FR" fo:font-weight="normal" officeooo:rsid="113911e6" style:font-size-asian="10pt" style:font-weight-asian="normal" style:font-size-complex="10pt" style:font-weight-complex="normal"/>
    </style:style>
    <style:style style:name="T577" style:family="text">
      <style:text-properties style:font-name="Noto Sans" fo:font-size="10pt" fo:language="fr" fo:country="FR" fo:font-weight="normal" officeooo:rsid="113b2eab" style:font-size-asian="10pt" style:font-weight-asian="normal" style:font-size-complex="10pt" style:font-weight-complex="normal"/>
    </style:style>
    <style:style style:name="T578" style:family="text">
      <style:text-properties style:font-name="Noto Sans" fo:font-size="10pt" fo:language="fr" fo:country="FR" fo:font-weight="normal" officeooo:rsid="14e741f1" style:font-size-asian="10pt" style:font-weight-asian="normal" style:font-size-complex="10pt" style:font-weight-complex="normal"/>
    </style:style>
    <style:style style:name="T579" style:family="text">
      <style:text-properties style:font-name="Noto San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580" style:family="text">
      <style:text-properties style:font-name="Noto San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581" style:family="text">
      <style:text-properties style:font-name="Noto Sans" fo:font-size="10pt" fo:language="fr" fo:country="FR" fo:font-style="normal" fo:font-weight="normal" style:font-size-asian="10pt" style:font-style-asian="normal" style:font-weight-asian="normal" style:font-size-complex="10pt" style:font-style-complex="normal" style:font-weight-complex="normal"/>
    </style:style>
    <style:style style:name="T582" style:family="text">
      <style:text-properties style:font-name="Noto Sans" fo:font-size="10pt" fo:language="fr" fo:country="FR" fo:font-style="normal" fo:font-weight="normal" officeooo:rsid="011f7b8a" style:font-size-asian="10pt" style:font-style-asian="normal" style:font-weight-asian="normal" style:font-size-complex="10pt" style:font-style-complex="normal" style:font-weight-complex="normal"/>
    </style:style>
    <style:style style:name="T583" style:family="text">
      <style:text-properties style:font-name="Noto Sans" fo:font-size="10pt" fo:language="fr" fo:country="FR" fo:font-style="normal" fo:font-weight="normal" officeooo:rsid="012525b7" style:font-size-asian="10pt" style:font-style-asian="normal" style:font-weight-asian="normal" style:font-size-complex="10pt" style:font-style-complex="normal" style:font-weight-complex="normal"/>
    </style:style>
    <style:style style:name="T584" style:family="text">
      <style:text-properties style:font-name="Noto Sans" fo:font-size="10pt" fo:language="fr" fo:country="FR" fo:font-style="normal" fo:font-weight="normal" officeooo:rsid="0eaf70d4" style:font-size-asian="10pt" style:font-style-asian="normal" style:font-weight-asian="normal" style:font-size-complex="10pt" style:font-style-complex="normal" style:font-weight-complex="normal"/>
    </style:style>
    <style:style style:name="T585" style:family="text">
      <style:text-properties style:font-name="Noto Sans" fo:font-size="10pt" fo:language="fr" fo:country="FR" fo:font-style="normal" fo:font-weight="normal" officeooo:rsid="0dee27c7" style:font-size-asian="10pt" style:font-style-asian="normal" style:font-weight-asian="normal" style:font-size-complex="10pt" style:font-style-complex="normal" style:font-weight-complex="normal"/>
    </style:style>
    <style:style style:name="T586" style:family="text">
      <style:text-properties style:font-name="Noto Sans" fo:font-size="10pt" fo:language="fr" fo:country="FR" fo:font-style="normal" fo:font-weight="normal" officeooo:rsid="0f1c3486" style:font-size-asian="10pt" style:font-style-asian="normal" style:font-weight-asian="normal" style:font-size-complex="10pt" style:font-style-complex="normal" style:font-weight-complex="normal"/>
    </style:style>
    <style:style style:name="T587" style:family="text">
      <style:text-properties style:font-name="Noto Sans" fo:font-size="10pt" fo:language="fr" fo:country="FR" fo:font-style="normal" fo:font-weight="normal" officeooo:rsid="11912f68" style:font-size-asian="10pt" style:font-style-asian="normal" style:font-weight-asian="normal" style:font-size-complex="10pt" style:font-style-complex="normal" style:font-weight-complex="normal"/>
    </style:style>
    <style:style style:name="T588" style:family="text">
      <style:text-properties style:font-name="Noto Sans" fo:font-size="10pt" fo:language="fr" fo:country="FR" fo:font-style="normal" fo:font-weight="normal" officeooo:rsid="11919bae" style:font-size-asian="10pt" style:font-style-asian="normal" style:font-weight-asian="normal" style:font-size-complex="10pt" style:font-style-complex="normal" style:font-weight-complex="normal"/>
    </style:style>
    <style:style style:name="T589" style:family="text">
      <style:text-properties style:font-name="Noto Sans" fo:font-size="10pt" fo:language="fr" fo:country="FR" fo:font-style="normal" fo:font-weight="normal" officeooo:rsid="1192a358" style:font-size-asian="10pt" style:font-style-asian="normal" style:font-weight-asian="normal" style:font-size-complex="10pt" style:font-style-complex="normal" style:font-weight-complex="normal"/>
    </style:style>
    <style:style style:name="T590" style:family="text">
      <style:text-properties style:font-name="Noto Sans" fo:font-size="10pt" fo:language="fr" fo:country="FR" fo:font-style="normal" fo:font-weight="normal" officeooo:rsid="11946993" style:font-size-asian="10pt" style:font-style-asian="normal" style:font-weight-asian="normal" style:font-size-complex="10pt" style:font-style-complex="normal" style:font-weight-complex="normal"/>
    </style:style>
    <style:style style:name="T591" style:family="text">
      <style:text-properties style:font-name="Noto Sans" fo:font-size="10pt" fo:language="fr" fo:country="FR" fo:font-style="normal" fo:font-weight="bold" style:font-size-asian="10pt" style:font-style-asian="normal" style:font-weight-asian="bold" style:font-size-complex="10pt" style:font-style-complex="normal" style:font-weight-complex="bold"/>
    </style:style>
    <style:style style:name="T592" style:family="text">
      <style:text-properties style:font-name="Noto Sans" fo:font-size="10pt" fo:language="fr" fo:country="FR" fo:font-style="normal" fo:font-weight="bold" officeooo:rsid="011f7b8a" style:font-size-asian="10pt" style:font-style-asian="normal" style:font-weight-asian="bold" style:font-size-complex="10pt" style:font-style-complex="normal" style:font-weight-complex="bold"/>
    </style:style>
    <style:style style:name="T593" style:family="text">
      <style:text-properties style:font-name="Noto Sans" fo:font-size="10pt" fo:language="fr" fo:country="FR" fo:font-style="normal" style:text-underline-style="none" fo:font-weight="bold" officeooo:rsid="07fd1e10" fo:background-color="transparent" loext:char-shading-value="0" style:font-size-asian="10pt" style:font-style-asian="normal" style:font-weight-asian="bold" style:font-size-complex="10pt" style:font-style-complex="normal" style:font-weight-complex="bold"/>
    </style:style>
    <style:style style:name="T594" style:family="text">
      <style:text-properties style:font-name="Noto Sans" fo:font-size="10pt" fo:language="fr" fo:country="FR" fo:font-style="normal" style:text-underline-style="none" fo:font-weight="bold" officeooo:rsid="06d6177b" fo:background-color="transparent" loext:char-shading-value="0" style:font-size-asian="10pt" style:font-style-asian="normal" style:font-weight-asian="bold" style:font-size-complex="10pt" style:font-style-complex="normal" style:font-weight-complex="bold"/>
    </style:style>
    <style:style style:name="T595" style:family="text">
      <style:text-properties style:font-name="Noto Sans" fo:font-size="10pt" fo:language="fr" fo:country="FR" fo:font-style="normal" style:text-underline-style="none" fo:font-weight="bold" officeooo:rsid="07e0539d" fo:background-color="transparent" loext:char-shading-value="0" style:font-size-asian="10pt" style:font-style-asian="normal" style:font-weight-asian="bold" style:font-size-complex="10pt" style:font-style-complex="normal" style:font-weight-complex="bold"/>
    </style:style>
    <style:style style:name="T596" style:family="text">
      <style:text-properties style:font-name="Noto Sans" fo:font-size="10pt" fo:language="fr" fo:country="FR" fo:font-style="normal" style:text-underline-style="none" fo:font-weight="bold" officeooo:rsid="13af1729" fo:background-color="transparent" loext:char-shading-value="0" style:font-size-asian="10pt" style:font-style-asian="normal" style:font-weight-asian="bold" style:font-size-complex="10pt" style:font-style-complex="normal" style:font-weight-complex="bold"/>
    </style:style>
    <style:style style:name="T597" style:family="text">
      <style:text-properties style:font-name="Noto Sans" fo:font-size="10pt" fo:language="fr" fo:country="FR" style:font-size-asian="10pt" style:font-size-complex="10pt"/>
    </style:style>
    <style:style style:name="T598" style:family="text">
      <style:text-properties style:font-name="Noto Sans" fo:font-size="10pt" fo:language="fr" fo:country="FR" officeooo:rsid="02521b5f" style:font-size-asian="10pt" style:font-size-complex="10pt"/>
    </style:style>
    <style:style style:name="T599" style:family="text">
      <style:text-properties style:font-name="Noto Sans" fo:font-size="10pt" fo:language="fr" fo:country="FR" officeooo:rsid="0c576ca4" style:font-size-asian="10pt" style:font-size-complex="10pt"/>
    </style:style>
    <style:style style:name="T600" style:family="text">
      <style:text-properties style:font-name="Noto Sans" fo:font-size="10pt" fo:language="fr" fo:country="FR" officeooo:rsid="0c593864" style:font-size-asian="10pt" style:font-size-complex="10pt"/>
    </style:style>
    <style:style style:name="T601" style:family="text">
      <style:text-properties style:font-name="Noto Sans" fo:font-size="10pt" fo:language="fr" fo:country="FR" officeooo:rsid="0dc0374f" style:font-size-asian="10pt" style:font-size-complex="10pt"/>
    </style:style>
    <style:style style:name="T602" style:family="text">
      <style:text-properties style:font-name="Noto Sans" fo:font-size="10pt" fo:language="fr" fo:country="FR" officeooo:rsid="0dc907b6" style:font-size-asian="10pt" style:font-size-complex="10pt"/>
    </style:style>
    <style:style style:name="T603" style:family="text">
      <style:text-properties style:font-name="Noto Sans" fo:font-size="10pt" fo:language="fr" fo:country="FR" officeooo:rsid="0767a76e" style:font-size-asian="10pt" style:font-size-complex="10pt"/>
    </style:style>
    <style:style style:name="T604" style:family="text">
      <style:text-properties style:font-name="Noto Sans" fo:font-size="10pt" fo:language="fr" fo:country="FR" officeooo:rsid="0de9d4c0" style:font-size-asian="10pt" style:font-size-complex="10pt"/>
    </style:style>
    <style:style style:name="T605" style:family="text">
      <style:text-properties style:font-name="Noto Sans" fo:font-size="10pt" fo:language="fr" fo:country="FR" officeooo:rsid="08d34640" style:font-size-asian="10pt" style:font-size-complex="10pt"/>
    </style:style>
    <style:style style:name="T606" style:family="text">
      <style:text-properties style:font-name="Noto Sans" fo:font-size="10pt" fo:language="fr" fo:country="FR" officeooo:rsid="08d99287" style:font-size-asian="10pt" style:font-size-complex="10pt"/>
    </style:style>
    <style:style style:name="T607" style:family="text">
      <style:text-properties style:font-name="Noto Sans" fo:font-size="10pt" fo:language="fr" fo:country="FR" officeooo:rsid="0eca433a" style:font-size-asian="10pt" style:font-size-complex="10pt"/>
    </style:style>
    <style:style style:name="T608" style:family="text">
      <style:text-properties style:font-name="Noto Sans" fo:font-size="10pt" fo:language="fr" fo:country="FR" officeooo:rsid="0faba85d" style:font-size-asian="10pt" style:font-size-complex="10pt"/>
    </style:style>
    <style:style style:name="T609" style:family="text">
      <style:text-properties style:font-name="Noto Sans" fo:font-size="10pt" fo:language="fr" fo:country="FR" officeooo:rsid="10cc6572" style:font-size-asian="10pt" style:font-size-complex="10pt"/>
    </style:style>
    <style:style style:name="T610" style:family="text">
      <style:text-properties style:font-name="Noto Sans" fo:font-size="10pt" fo:language="fr" fo:country="FR" officeooo:rsid="118e48e2" style:font-size-asian="10pt" style:font-size-complex="10pt"/>
    </style:style>
    <style:style style:name="T611" style:family="text">
      <style:text-properties style:font-name="Noto Sans" fo:font-size="10pt" fo:language="fr" fo:country="FR" officeooo:rsid="00a64c20" style:font-size-asian="10pt" style:font-size-complex="10pt"/>
    </style:style>
    <style:style style:name="T612" style:family="text">
      <style:text-properties style:font-name="Noto Sans" fo:font-size="10pt" fo:language="fr" fo:country="FR" officeooo:rsid="0eb8b3e8" style:font-size-asian="10pt" style:font-size-complex="10pt"/>
    </style:style>
    <style:style style:name="T613" style:family="text">
      <style:text-properties style:font-name="Noto Sans" fo:font-size="10pt" fo:language="fr" fo:country="FR" officeooo:rsid="14384c00" style:font-size-asian="10pt" style:font-size-complex="10pt"/>
    </style:style>
    <style:style style:name="T614" style:family="text">
      <style:text-properties style:font-name="Noto Sans" fo:font-size="10pt" fo:language="fr" fo:country="FR" officeooo:rsid="1439bd6c" style:font-size-asian="10pt" style:font-size-complex="10pt"/>
    </style:style>
    <style:style style:name="T615" style:family="text">
      <style:text-properties style:font-name="Noto Sans" fo:font-size="10pt" fo:language="fr" fo:country="FR" officeooo:rsid="1439c35a" style:font-size-asian="10pt" style:font-size-complex="10pt"/>
    </style:style>
    <style:style style:name="T616" style:family="text">
      <style:text-properties style:font-name="Noto Sans" fo:font-size="10pt" fo:language="fr" fo:country="FR" officeooo:rsid="143be625" style:font-size-asian="10pt" style:font-size-complex="10pt"/>
    </style:style>
    <style:style style:name="T617" style:family="text">
      <style:text-properties style:font-name="Noto Sans" fo:font-size="10pt" fo:language="fr" fo:country="FR" officeooo:rsid="1597e771" style:font-size-asian="10pt" style:font-size-complex="10pt"/>
    </style:style>
    <style:style style:name="T618" style:family="text">
      <style:text-properties style:font-name="Noto Sans" fo:font-size="10pt" fo:language="fr" fo:country="FR" officeooo:rsid="0d5df557" style:font-size-asian="10pt" style:font-size-complex="10pt"/>
    </style:style>
    <style:style style:name="T619" style:family="text">
      <style:text-properties style:font-name="Noto Sans" fo:font-size="10pt" fo:language="fr" fo:country="FR" officeooo:rsid="0d5ace6b" style:font-size-asian="10pt" style:font-size-complex="10pt"/>
    </style:style>
    <style:style style:name="T620" style:family="text">
      <style:text-properties style:font-name="Noto Sans" fo:font-size="10pt" fo:language="fr" fo:country="FR" officeooo:rsid="0d5d8d24" style:font-size-asian="10pt" style:font-size-complex="10pt"/>
    </style:style>
    <style:style style:name="T621" style:family="text">
      <style:text-properties style:font-name="Noto Sans" fo:font-size="10pt" fo:language="fr" fo:country="FR" officeooo:rsid="175ba273" style:font-size-asian="10pt" style:font-size-complex="10pt"/>
    </style:style>
    <style:style style:name="T622" style:family="text">
      <style:text-properties style:font-name="Noto Sans" fo:font-size="10pt" fo:language="fr" fo:country="FR" officeooo:rsid="175ca390" style:font-size-asian="10pt" style:font-size-complex="10pt"/>
    </style:style>
    <style:style style:name="T623" style:family="text">
      <style:text-properties style:font-name="Noto Sans" fo:font-size="10pt" fo:language="fr" fo:country="FR" officeooo:rsid="175ca676" style:font-size-asian="10pt" style:font-size-complex="10pt"/>
    </style:style>
    <style:style style:name="T624" style:family="text">
      <style:text-properties style:font-name="Noto Sans" fo:font-size="10pt" fo:language="fr" fo:country="FR" officeooo:rsid="177a71e1" style:font-size-asian="10pt" style:font-size-complex="10pt"/>
    </style:style>
    <style:style style:name="T625" style:family="text">
      <style:text-properties style:font-name="Noto Sans" fo:font-size="10pt" fo:language="fr" fo:country="FR" officeooo:rsid="177ad473" style:font-size-asian="10pt" style:font-size-complex="10pt"/>
    </style:style>
    <style:style style:name="T626" style:family="text">
      <style:text-properties style:font-name="Noto Sans" fo:font-size="10pt" fo:language="fr" fo:country="FR" style:text-underline-style="none" fo:font-weight="bold" officeooo:rsid="139775c8" style:font-size-asian="10pt" style:font-weight-asian="bold" style:font-size-complex="10pt" style:font-weight-complex="bold"/>
    </style:style>
    <style:style style:name="T627" style:family="text">
      <style:text-properties style:font-name="Noto Sans" fo:font-size="10pt" fo:language="fr" fo:country="FR" style:text-underline-style="none" fo:font-weight="bold" officeooo:rsid="1393bcdc" style:font-size-asian="10pt" style:font-weight-asian="bold" style:font-size-complex="10pt" style:font-weight-complex="bold"/>
    </style:style>
    <style:style style:name="T628" style:family="text">
      <style:text-properties style:font-name="Noto Sans" fo:font-size="10pt" fo:language="fr" fo:country="FR" style:text-underline-style="none" style:font-size-asian="10pt" style:font-size-complex="10pt"/>
    </style:style>
    <style:style style:name="T629" style:family="text">
      <style:text-properties style:font-name="Noto Sans" fo:font-size="10pt" fo:language="fr" fo:country="FR" style:text-underline-style="none" officeooo:rsid="07e0e288" style:font-size-asian="10pt" style:font-size-complex="10pt"/>
    </style:style>
    <style:style style:name="T630" style:family="text">
      <style:text-properties style:font-name="Noto Sans" fo:font-size="10pt" fo:language="fr" fo:country="FR" style:text-underline-style="none" officeooo:rsid="07e1914a" style:font-size-asian="10pt" style:font-size-complex="10pt"/>
    </style:style>
    <style:style style:name="T631" style:family="text">
      <style:text-properties style:font-name="Noto Sans" fo:font-size="10pt" fo:language="fr" fo:country="FR" style:text-underline-style="none" officeooo:rsid="136d143c" style:font-size-asian="10pt" style:font-size-complex="10pt"/>
    </style:style>
    <style:style style:name="T632" style:family="text">
      <style:text-properties style:font-name="Noto Sans" fo:font-size="10pt" fo:language="fr" fo:country="FR" style:text-underline-style="none" officeooo:rsid="136d96a7" style:font-size-asian="10pt" style:font-size-complex="10pt"/>
    </style:style>
    <style:style style:name="T633" style:family="text">
      <style:text-properties style:font-name="Noto Sans" fo:font-size="10pt" fo:language="fr" fo:country="FR" style:text-underline-style="none" officeooo:rsid="136e636d" style:font-size-asian="10pt" style:font-size-complex="10pt"/>
    </style:style>
    <style:style style:name="T634" style:family="text">
      <style:text-properties style:font-name="Noto Sans" fo:font-size="10pt" fo:language="fr" fo:country="FR" style:text-underline-style="none" officeooo:rsid="13700a8c" style:font-size-asian="10pt" style:font-size-complex="10pt"/>
    </style:style>
    <style:style style:name="T635" style:family="text">
      <style:text-properties style:font-name="Noto Sans" fo:font-size="10pt" fo:language="fr" fo:country="FR" style:text-underline-style="none" officeooo:rsid="1370bbc4" style:font-size-asian="10pt" style:font-size-complex="10pt"/>
    </style:style>
    <style:style style:name="T636" style:family="text">
      <style:text-properties style:font-name="Noto Sans" fo:font-size="10pt" fo:language="fr" fo:country="FR" style:text-underline-style="none" officeooo:rsid="139046ea" style:font-size-asian="10pt" style:font-size-complex="10pt"/>
    </style:style>
    <style:style style:name="T637" style:family="text">
      <style:text-properties style:font-name="Noto Sans" fo:font-size="10pt" fo:language="fr" fo:country="FR" style:text-underline-style="none" officeooo:rsid="1393bcdc" style:font-size-asian="10pt" style:font-size-complex="10pt"/>
    </style:style>
    <style:style style:name="T638" style:family="text">
      <style:text-properties style:font-name="Noto Sans" fo:font-size="10pt" fo:language="fr" fo:country="FR" style:text-underline-style="none" officeooo:rsid="1394ca5f" style:font-size-asian="10pt" style:font-size-complex="10pt"/>
    </style:style>
    <style:style style:name="T639" style:family="text">
      <style:text-properties style:font-name="Noto Sans" fo:font-size="10pt" fo:language="fr" fo:country="FR" style:text-underline-style="none" officeooo:rsid="13961561" style:font-size-asian="10pt" style:font-size-complex="10pt"/>
    </style:style>
    <style:style style:name="T640" style:family="text">
      <style:text-properties style:font-name="Noto Sans" fo:font-size="10pt" fo:language="fr" fo:country="FR" style:text-underline-style="none" officeooo:rsid="139775c8" style:font-size-asian="10pt" style:font-size-complex="10pt"/>
    </style:style>
    <style:style style:name="T641" style:family="text">
      <style:text-properties style:font-name="Noto Sans" fo:font-size="10pt" fo:language="fr" fo:country="FR" style:text-underline-style="none" officeooo:rsid="13d692a0" style:font-size-asian="10pt" style:font-size-complex="10pt"/>
    </style:style>
    <style:style style:name="T642" style:family="text">
      <style:text-properties style:font-name="Noto Sans" fo:font-size="10pt" fo:language="fr" fo:country="FR" style:text-underline-style="none" officeooo:rsid="13d8b4c2" style:font-size-asian="10pt" style:font-size-complex="10pt"/>
    </style:style>
    <style:style style:name="T643" style:family="text">
      <style:text-properties style:font-name="Noto Sans" fo:font-size="10pt" fo:language="fr" fo:country="FR" style:text-underline-style="none" officeooo:rsid="13d9a9bd" style:font-size-asian="10pt" style:font-size-complex="10pt"/>
    </style:style>
    <style:style style:name="T644" style:family="text">
      <style:text-properties style:font-name="Noto Sans" fo:font-size="10pt" fo:language="fr" fo:country="FR" style:text-underline-style="none" officeooo:rsid="13dd5f34" style:font-size-asian="10pt" style:font-size-complex="10pt"/>
    </style:style>
    <style:style style:name="T645" style:family="text">
      <style:text-properties style:font-name="Noto Sans" fo:font-size="10pt" fo:language="fr" fo:country="FR" style:text-underline-style="none" officeooo:rsid="13ddc9cc" style:font-size-asian="10pt" style:font-size-complex="10pt"/>
    </style:style>
    <style:style style:name="T646" style:family="text">
      <style:text-properties style:font-name="Noto Sans" fo:font-size="10pt" fo:language="fr" fo:country="FR" style:text-underline-style="none" officeooo:rsid="13de1ed4" style:font-size-asian="10pt" style:font-size-complex="10pt"/>
    </style:style>
    <style:style style:name="T647" style:family="text">
      <style:text-properties style:font-name="Noto Sans" fo:font-size="10pt" fo:language="fr" fo:country="FR" style:text-underline-style="none" officeooo:rsid="15610090" style:font-size-asian="10pt" style:font-size-complex="10pt"/>
    </style:style>
    <style:style style:name="T648" style:family="text">
      <style:text-properties style:font-name="Noto Sans" fo:font-size="10pt" fo:language="fr" fo:country="FR" style:text-underline-style="none" fo:font-weight="normal" officeooo:rsid="07e1914a" style:font-size-asian="10pt" style:font-weight-asian="normal" style:font-size-complex="10pt" style:font-weight-complex="normal"/>
    </style:style>
    <style:style style:name="T649" style:family="text">
      <style:text-properties style:font-name="Noto Sans" fo:font-size="10pt" fo:language="fr" fo:country="FR" style:text-underline-style="none" fo:font-weight="normal" officeooo:rsid="0b105efd" style:font-size-asian="10pt" style:font-weight-asian="normal" style:font-size-complex="10pt" style:font-weight-complex="normal"/>
    </style:style>
    <style:style style:name="T650" style:family="text">
      <style:text-properties style:font-name="Noto Sans" fo:font-size="10pt" fo:language="fr" fo:country="FR" style:text-underline-style="none" fo:font-weight="normal" officeooo:rsid="139775c8" style:font-size-asian="10pt" style:font-weight-asian="normal" style:font-size-complex="10pt" style:font-weight-complex="normal"/>
    </style:style>
    <style:style style:name="T651" style:family="text">
      <style:text-properties style:font-name="Noto Sans" fo:font-size="12pt" fo:language="fr" fo:country="FR" style:text-underline-style="solid" style:text-underline-width="auto" style:text-underline-color="font-color" fo:font-weight="bold" officeooo:rsid="11f7a405" style:font-size-asian="12pt" style:font-weight-asian="bold" style:font-size-complex="12pt" style:font-weight-complex="bold"/>
    </style:style>
    <style:style style:name="T652" style:family="text">
      <style:text-properties style:font-name="Noto Sans" fo:font-size="12pt" fo:language="fr" fo:country="FR" style:text-underline-style="solid" style:text-underline-width="auto" style:text-underline-color="font-color" fo:font-weight="bold" officeooo:rsid="127ef8f0" style:font-size-asian="12pt" style:font-weight-asian="bold" style:font-size-complex="12pt" style:font-weight-complex="bold"/>
    </style:style>
    <style:style style:name="T653" style:family="text">
      <style:text-properties style:font-name="Noto Sans" fo:font-size="12pt" fo:language="fr" fo:country="FR" style:text-underline-style="solid" style:text-underline-width="auto" style:text-underline-color="font-color" fo:font-weight="bold" officeooo:rsid="11fa0825" style:font-size-asian="12pt" style:font-weight-asian="bold" style:font-size-complex="12pt" style:font-weight-complex="bold"/>
    </style:style>
    <style:style style:name="T654" style:family="text">
      <style:text-properties style:font-name="Noto Sans" fo:language="fr" fo:country="FR" fo:font-style="normal" style:font-style-asian="normal" style:font-style-complex="normal"/>
    </style:style>
    <style:style style:name="T655" style:family="text">
      <style:text-properties style:font-name="Noto Sans" fo:language="fr" fo:country="FR" fo:font-style="normal" officeooo:rsid="06d6177b" style:font-style-asian="normal" style:font-style-complex="normal"/>
    </style:style>
    <style:style style:name="T656" style:family="text">
      <style:text-properties style:font-name="Noto Sans" fo:language="fr" fo:country="FR" fo:font-style="normal" officeooo:rsid="1732fbb1" style:font-style-asian="normal" style:font-style-complex="normal"/>
    </style:style>
    <style:style style:name="T657" style:family="text">
      <style:text-properties style:font-name="Noto Sans" fo:language="fr" fo:country="FR" fo:font-style="normal" style:text-underline-style="solid" style:text-underline-width="auto" style:text-underline-color="font-color" fo:font-weight="bold" officeooo:rsid="1732fbb1" style:font-style-asian="normal" style:font-weight-asian="bold" style:font-style-complex="normal" style:font-weight-complex="bold"/>
    </style:style>
    <style:style style:name="T658" style:family="text">
      <style:text-properties officeooo:rsid="09893b4c"/>
    </style:style>
    <style:style style:name="T659" style:family="text">
      <style:text-properties officeooo:rsid="099578f1"/>
    </style:style>
    <style:style style:name="T660" style:family="text">
      <style:text-properties officeooo:rsid="0997bc65"/>
    </style:style>
    <style:style style:name="T661" style:family="text">
      <style:text-properties officeooo:rsid="09df83d0"/>
    </style:style>
    <style:style style:name="T662" style:family="text">
      <style:text-properties officeooo:rsid="09e17405"/>
    </style:style>
    <style:style style:name="T663" style:family="text">
      <style:text-properties officeooo:rsid="09e61226"/>
    </style:style>
    <style:style style:name="T664" style:family="text">
      <style:text-properties officeooo:rsid="09e65f19"/>
    </style:style>
    <style:style style:name="T665" style:family="text">
      <style:text-properties officeooo:rsid="09f334bd"/>
    </style:style>
    <style:style style:name="T666" style:family="text">
      <style:text-properties officeooo:rsid="09f59318"/>
    </style:style>
    <style:style style:name="T667" style:family="text">
      <style:text-properties officeooo:rsid="09f9c5e2"/>
    </style:style>
    <style:style style:name="T668" style:family="text">
      <style:text-properties officeooo:rsid="09fdbb7d"/>
    </style:style>
    <style:style style:name="T669" style:family="text">
      <style:text-properties officeooo:rsid="09fe441b"/>
    </style:style>
    <style:style style:name="T670" style:family="text">
      <style:text-properties officeooo:rsid="09ffd5f8"/>
    </style:style>
    <style:style style:name="T671" style:family="text">
      <style:text-properties officeooo:rsid="0a025d9d"/>
    </style:style>
    <style:style style:name="T672" style:family="text">
      <style:text-properties officeooo:rsid="0a08889b"/>
    </style:style>
    <style:style style:name="T673" style:family="text">
      <style:text-properties officeooo:rsid="0a13e79b"/>
    </style:style>
    <style:style style:name="T674" style:family="text">
      <style:text-properties officeooo:rsid="0a2c7198"/>
    </style:style>
    <style:style style:name="T675" style:family="text">
      <style:text-properties officeooo:rsid="0a2c96b0"/>
    </style:style>
    <style:style style:name="T676" style:family="text">
      <style:text-properties officeooo:rsid="0a3d0781"/>
    </style:style>
    <style:style style:name="T677" style:family="text">
      <style:text-properties officeooo:rsid="0a3f21cc"/>
    </style:style>
    <style:style style:name="T678" style:family="text">
      <style:text-properties fo:font-size="11pt" fo:font-style="italic" fo:font-weight="bold" officeooo:rsid="00f70126" style:font-size-asian="11pt" style:font-style-asian="italic" style:font-weight-asian="bold" style:font-size-complex="11pt" style:font-style-complex="italic" style:font-weight-complex="bold"/>
    </style:style>
    <style:style style:name="T679" style:family="text">
      <style:text-properties officeooo:rsid="0ada99a7"/>
    </style:style>
    <style:style style:name="T680" style:family="text">
      <style:text-properties officeooo:rsid="0b06b0d5"/>
    </style:style>
    <style:style style:name="T681" style:family="text">
      <style:text-properties officeooo:rsid="0b23aec1"/>
    </style:style>
    <style:style style:name="T682" style:family="text">
      <style:text-properties officeooo:rsid="0b2584ec"/>
    </style:style>
    <style:style style:name="T683" style:family="text">
      <style:text-properties officeooo:rsid="0b289b44"/>
    </style:style>
    <style:style style:name="T684" style:family="text">
      <style:text-properties officeooo:rsid="0b2ee7e7"/>
    </style:style>
    <style:style style:name="T685" style:family="text">
      <style:text-properties officeooo:rsid="0b2fd1fe"/>
    </style:style>
    <style:style style:name="T686" style:family="text">
      <style:text-properties officeooo:rsid="0b751593"/>
    </style:style>
    <style:style style:name="T687" style:family="text">
      <style:text-properties officeooo:rsid="0b8358a4"/>
    </style:style>
    <style:style style:name="T688" style:family="text">
      <style:text-properties officeooo:rsid="0b9ed1f3"/>
    </style:style>
    <style:style style:name="T689" style:family="text">
      <style:text-properties officeooo:rsid="0ba64aa0"/>
    </style:style>
    <style:style style:name="T690" style:family="text">
      <style:text-properties officeooo:rsid="0bacb041"/>
    </style:style>
    <style:style style:name="T691" style:family="text">
      <style:text-properties officeooo:rsid="0bb7a087"/>
    </style:style>
    <style:style style:name="T692" style:family="text">
      <style:text-properties officeooo:rsid="0bd179ad"/>
    </style:style>
    <style:style style:name="T693" style:family="text">
      <style:text-properties officeooo:rsid="0bd5545c"/>
    </style:style>
    <style:style style:name="T694" style:family="text">
      <style:text-properties officeooo:rsid="0bd556e0"/>
    </style:style>
    <style:style style:name="T695" style:family="text">
      <style:text-properties officeooo:rsid="0be8669c"/>
    </style:style>
    <style:style style:name="T696" style:family="text">
      <style:text-properties fo:font-size="14pt" fo:font-weight="bold" style:font-size-asian="14pt" style:font-weight-asian="bold" style:font-size-complex="14pt" style:font-weight-complex="bold"/>
    </style:style>
    <style:style style:name="T697" style:family="text">
      <style:text-properties fo:font-size="14pt" fo:font-weight="bold" officeooo:rsid="0bd5545c" style:font-size-asian="14pt" style:font-weight-asian="bold" style:font-size-complex="14pt" style:font-weight-complex="bold"/>
    </style:style>
    <style:style style:name="T698" style:family="text">
      <style:text-properties officeooo:rsid="0c4f7346"/>
    </style:style>
    <style:style style:name="T699" style:family="text">
      <style:text-properties officeooo:rsid="0cbb53f3"/>
    </style:style>
    <style:style style:name="T700" style:family="text">
      <style:text-properties officeooo:rsid="0cc08b28"/>
    </style:style>
    <style:style style:name="T701" style:family="text">
      <style:text-properties officeooo:rsid="0cd2d1ac"/>
    </style:style>
    <style:style style:name="T702" style:family="text">
      <style:text-properties officeooo:rsid="0cdd1105"/>
    </style:style>
    <style:style style:name="T703" style:family="text">
      <style:text-properties officeooo:rsid="0cdffbcc"/>
    </style:style>
    <style:style style:name="T704" style:family="text">
      <style:text-properties officeooo:rsid="0ceec50a"/>
    </style:style>
    <style:style style:name="T705" style:family="text">
      <style:text-properties officeooo:rsid="0d051a65"/>
    </style:style>
    <style:style style:name="T706" style:family="text">
      <style:text-properties officeooo:rsid="0d0c54b8"/>
    </style:style>
    <style:style style:name="T707" style:family="text">
      <style:text-properties officeooo:rsid="0d21fac2"/>
    </style:style>
    <style:style style:name="T708" style:family="text">
      <style:text-properties officeooo:rsid="0d24e6c4"/>
    </style:style>
    <style:style style:name="T709" style:family="text">
      <style:text-properties officeooo:rsid="0d2f98eb"/>
    </style:style>
    <style:style style:name="T710" style:family="text">
      <style:text-properties officeooo:rsid="0d308ea0"/>
    </style:style>
    <style:style style:name="T711" style:family="text">
      <style:text-properties officeooo:rsid="0d352cc1"/>
    </style:style>
    <style:style style:name="T712" style:family="text">
      <style:text-properties officeooo:rsid="0d3fecc8"/>
    </style:style>
    <style:style style:name="T713" style:family="text">
      <style:text-properties officeooo:rsid="0d42048a"/>
    </style:style>
    <style:style style:name="T714" style:family="text">
      <style:text-properties officeooo:rsid="0d566733"/>
    </style:style>
    <style:style style:name="T715" style:family="text">
      <style:text-properties officeooo:rsid="0d637589"/>
    </style:style>
    <style:style style:name="T716" style:family="text">
      <style:text-properties officeooo:rsid="0da86d76"/>
    </style:style>
    <style:style style:name="T717" style:family="text">
      <style:text-properties officeooo:rsid="0dabcba7"/>
    </style:style>
    <style:style style:name="T718" style:family="text">
      <style:text-properties officeooo:rsid="0dae8a0f"/>
    </style:style>
    <style:style style:name="T719" style:family="text">
      <style:text-properties officeooo:rsid="0e1ea53d"/>
    </style:style>
    <style:style style:name="T720" style:family="text">
      <style:text-properties officeooo:rsid="0e2040b2"/>
    </style:style>
    <style:style style:name="T721" style:family="text">
      <style:text-properties officeooo:rsid="0e205dbe"/>
    </style:style>
    <style:style style:name="T722" style:family="text">
      <style:text-properties officeooo:rsid="0e219493"/>
    </style:style>
    <style:style style:name="T723" style:family="text">
      <style:text-properties officeooo:rsid="0e446f6c"/>
    </style:style>
    <style:style style:name="T724" style:family="text">
      <style:text-properties officeooo:rsid="0e4593db"/>
    </style:style>
    <style:style style:name="T725" style:family="text">
      <style:text-properties officeooo:rsid="0e45dc85"/>
    </style:style>
    <style:style style:name="T726" style:family="text">
      <style:text-properties officeooo:rsid="0e46deb5"/>
    </style:style>
    <style:style style:name="T727" style:family="text">
      <style:text-properties officeooo:rsid="0e46f7c9"/>
    </style:style>
    <style:style style:name="T728" style:family="text">
      <style:text-properties officeooo:rsid="0e4caff9"/>
    </style:style>
    <style:style style:name="T729" style:family="text">
      <style:text-properties officeooo:rsid="0e5b069e"/>
    </style:style>
    <style:style style:name="T730" style:family="text">
      <style:text-properties officeooo:rsid="0e5e1457"/>
    </style:style>
    <style:style style:name="T731" style:family="text">
      <style:text-properties officeooo:rsid="0e607f48"/>
    </style:style>
    <style:style style:name="T732" style:family="text">
      <style:text-properties officeooo:rsid="0e662b43"/>
    </style:style>
    <style:style style:name="T733" style:family="text">
      <style:text-properties officeooo:rsid="0eb1f5bd"/>
    </style:style>
    <style:style style:name="T734" style:family="text">
      <style:text-properties officeooo:rsid="0f05dde9"/>
    </style:style>
    <style:style style:name="T735" style:family="text">
      <style:text-properties fo:color="#ce181e" fo:font-weight="bold" style:font-weight-asian="bold" style:font-weight-complex="bold"/>
    </style:style>
    <style:style style:name="T736" style:family="text">
      <style:text-properties fo:color="#ce181e" fo:font-weight="bold" officeooo:rsid="0302b498" style:font-weight-asian="bold" style:font-weight-complex="bold"/>
    </style:style>
    <style:style style:name="T737" style:family="text">
      <style:text-properties fo:color="#ce181e" fo:font-weight="bold" officeooo:rsid="03043f71" style:font-weight-asian="bold" style:font-weight-complex="bold"/>
    </style:style>
    <style:style style:name="T738" style:family="text">
      <style:text-properties fo:color="#ce181e" fo:font-weight="bold" officeooo:rsid="03090ec1" style:font-weight-asian="bold" style:font-weight-complex="bold"/>
    </style:style>
    <style:style style:name="T739" style:family="text">
      <style:text-properties fo:color="#ce181e" fo:font-weight="bold" officeooo:rsid="02d7fd34" style:font-weight-asian="bold" style:font-weight-complex="bold"/>
    </style:style>
    <style:style style:name="T740" style:family="text">
      <style:text-properties fo:color="#ce181e" fo:font-weight="bold" officeooo:rsid="024dc016" style:font-weight-asian="bold" style:font-weight-complex="bold"/>
    </style:style>
    <style:style style:name="T741" style:family="text">
      <style:text-properties fo:color="#ce181e" fo:font-weight="bold" officeooo:rsid="03f7c436" style:font-weight-asian="bold" style:font-weight-complex="bold"/>
    </style:style>
    <style:style style:name="T742" style:family="text">
      <style:text-properties fo:color="#ce181e" fo:font-weight="bold" officeooo:rsid="101294ed" style:font-weight-asian="bold" style:font-weight-complex="bold"/>
    </style:style>
    <style:style style:name="T743" style:family="text">
      <style:text-properties fo:color="#ce181e" fo:font-weight="bold" officeooo:rsid="10315b77" style:font-weight-asian="bold" style:font-weight-complex="bold"/>
    </style:style>
    <style:style style:name="T744" style:family="text">
      <style:text-properties fo:color="#ce181e" fo:font-weight="bold" officeooo:rsid="11a6bd25" style:font-weight-asian="bold" style:font-weight-complex="bold"/>
    </style:style>
    <style:style style:name="T745" style:family="text">
      <style:text-properties fo:color="#ce181e" fo:font-weight="bold" officeooo:rsid="13e7098d" style:font-weight-asian="bold" style:font-weight-complex="bold"/>
    </style:style>
    <style:style style:name="T746" style:family="text">
      <style:text-properties fo:color="#ce181e" fo:font-weight="bold" officeooo:rsid="13e9a74d" style:font-weight-asian="bold" style:font-weight-complex="bold"/>
    </style:style>
    <style:style style:name="T747" style:family="text">
      <style:text-properties fo:color="#ce181e" fo:font-weight="bold" officeooo:rsid="13f3103c" style:font-weight-asian="bold" style:font-weight-complex="bold"/>
    </style:style>
    <style:style style:name="T748" style:family="text">
      <style:text-properties fo:color="#ce181e" fo:font-weight="bold" officeooo:rsid="1410f745" style:font-weight-asian="bold" style:font-weight-complex="bold"/>
    </style:style>
    <style:style style:name="T749" style:family="text">
      <style:text-properties fo:color="#ce181e" fo:font-weight="bold" officeooo:rsid="1414861c" style:font-weight-asian="bold" style:font-weight-complex="bold"/>
    </style:style>
    <style:style style:name="T750" style:family="text">
      <style:text-properties fo:color="#ce181e" fo:font-weight="bold" officeooo:rsid="14cc60da" style:font-weight-asian="bold" style:font-weight-complex="bold"/>
    </style:style>
    <style:style style:name="T751" style:family="text">
      <style:text-properties fo:color="#ce181e" fo:font-weight="bold" officeooo:rsid="15462264" style:font-weight-asian="bold" style:font-weight-complex="bold"/>
    </style:style>
    <style:style style:name="T752" style:family="text">
      <style:text-properties fo:color="#ce181e" fo:font-weight="bold" officeooo:rsid="15539cbf" style:font-weight-asian="bold" style:font-weight-complex="bold"/>
    </style:style>
    <style:style style:name="T753" style:family="text">
      <style:text-properties fo:color="#ce181e" fo:font-weight="bold" officeooo:rsid="16105d3f" style:font-weight-asian="bold" style:font-weight-complex="bold"/>
    </style:style>
    <style:style style:name="T754" style:family="text">
      <style:text-properties fo:color="#ce181e" fo:font-weight="bold" officeooo:rsid="16834eb0" style:font-weight-asian="bold" style:font-weight-complex="bold"/>
    </style:style>
    <style:style style:name="T755" style:family="text">
      <style:text-properties fo:color="#ce181e" fo:font-weight="bold" officeooo:rsid="1724dcb2" style:font-weight-asian="bold" style:font-weight-complex="bold"/>
    </style:style>
    <style:style style:name="T756" style:family="text">
      <style:text-properties fo:color="#ce181e" fo:font-weight="bold" fo:background-color="transparent" loext:char-shading-value="0" style:font-weight-asian="bold" style:font-weight-complex="bold"/>
    </style:style>
    <style:style style:name="T757" style:family="text">
      <style:text-properties fo:color="#ce181e" fo:font-weight="bold" officeooo:rsid="00c96c20" fo:background-color="transparent" loext:char-shading-value="0" style:font-weight-asian="bold" style:font-weight-complex="bold"/>
    </style:style>
    <style:style style:name="T758" style:family="text">
      <style:text-properties fo:color="#ce181e" fo:font-weight="bold" officeooo:rsid="01e3e08e" fo:background-color="transparent" loext:char-shading-value="0" style:font-weight-asian="bold" style:font-weight-complex="bold"/>
    </style:style>
    <style:style style:name="T759" style:family="text">
      <style:text-properties fo:color="#ce181e" fo:font-weight="bold" officeooo:rsid="0f705908" fo:background-color="transparent" loext:char-shading-value="0" style:font-weight-asian="bold" style:font-weight-complex="bold"/>
    </style:style>
    <style:style style:name="T760" style:family="text">
      <style:text-properties fo:color="#ce181e" fo:font-weight="bold" officeooo:rsid="099578f1" fo:background-color="transparent" loext:char-shading-value="0" style:font-weight-asian="bold" style:font-weight-complex="bold"/>
    </style:style>
    <style:style style:name="T761" style:family="text">
      <style:text-properties fo:color="#ce181e" fo:font-weight="bold" officeooo:rsid="015e1bcd" fo:background-color="transparent" loext:char-shading-value="0" style:font-weight-asian="bold" style:font-weight-complex="bold"/>
    </style:style>
    <style:style style:name="T762" style:family="text">
      <style:text-properties fo:color="#ce181e" fo:font-weight="bold" officeooo:rsid="06b618e1" fo:background-color="transparent" loext:char-shading-value="0" style:font-weight-asian="bold" style:font-weight-complex="bold"/>
    </style:style>
    <style:style style:name="T763" style:family="text">
      <style:text-properties fo:color="#ce181e" fo:font-weight="bold" officeooo:rsid="0b8d99de" fo:background-color="transparent" loext:char-shading-value="0" style:font-weight-asian="bold" style:font-weight-complex="bold"/>
    </style:style>
    <style:style style:name="T764" style:family="text">
      <style:text-properties fo:color="#ce181e" fo:font-weight="bold" officeooo:rsid="158c1a83" fo:background-color="transparent" loext:char-shading-value="0" style:font-weight-asian="bold" style:font-weight-complex="bold"/>
    </style:style>
    <style:style style:name="T765" style:family="text">
      <style:text-properties fo:color="#ce181e" style:font-name="Noto Sans" fo:font-size="10pt" fo:language="fr" fo:country="FR" fo:font-weight="bold" officeooo:rsid="0109f6ee" fo:background-color="transparent" loext:char-shading-value="0" style:font-size-asian="10pt" style:font-weight-asian="bold" style:font-size-complex="10pt" style:font-weight-complex="bold"/>
    </style:style>
    <style:style style:name="T766" style:family="text">
      <style:text-properties fo:color="#ce181e" style:font-name="Noto Sans" fo:font-size="10pt" fo:language="fr" fo:country="FR" fo:font-weight="bold" officeooo:rsid="025043f5" fo:background-color="#ffffff" loext:char-shading-value="0" style:font-size-asian="10pt" style:font-weight-asian="bold" style:font-size-complex="10pt" style:font-weight-complex="bold"/>
    </style:style>
    <style:style style:name="T767" style:family="text">
      <style:text-properties fo:color="#ce181e" style:font-name="Noto Sans" fo:font-size="10pt" fo:language="fr" fo:country="FR" fo:font-weight="bold" officeooo:rsid="008e3aa9" fo:background-color="#ffffff" loext:char-shading-value="0" style:font-size-asian="10pt" style:font-weight-asian="bold" style:font-size-complex="10pt" style:font-weight-complex="bold"/>
    </style:style>
    <style:style style:name="T768" style:family="text">
      <style:text-properties fo:color="#ce181e" style:font-name="Noto Sans" fo:font-size="10pt" fo:language="fr" fo:country="FR" fo:font-style="normal" style:text-underline-style="none" fo:font-weight="normal" officeooo:rsid="0f0368bd" fo:background-color="transparent" loext:char-shading-value="0" style:font-size-asian="10pt" style:font-style-asian="normal" style:font-weight-asian="normal" style:font-size-complex="10pt" style:font-style-complex="normal" style:font-weight-complex="normal"/>
    </style:style>
    <style:style style:name="T769" style:family="text">
      <style:text-properties fo:color="#ce181e" fo:language="fr" fo:country="FR" fo:font-weight="bold" fo:background-color="transparent" loext:char-shading-value="0" style:font-weight-asian="bold" style:font-weight-complex="bold"/>
    </style:style>
    <style:style style:name="T770" style:family="text">
      <style:text-properties fo:color="#ce181e" officeooo:rsid="0ada99a7" fo:background-color="transparent" loext:char-shading-value="0"/>
    </style:style>
    <style:style style:name="T771" style:family="text">
      <style:text-properties fo:color="#ce181e" officeooo:rsid="133c0976" fo:background-color="transparent" loext:char-shading-value="0"/>
    </style:style>
    <style:style style:name="T772" style:family="text">
      <style:text-properties fo:color="#ce181e" style:text-underline-style="none" fo:font-weight="bold" officeooo:rsid="13b28c4c" style:font-weight-asian="bold" style:font-weight-complex="bold"/>
    </style:style>
    <style:style style:name="T773" style:family="text">
      <style:text-properties fo:color="#ce181e" style:text-underline-style="none" fo:font-weight="bold" officeooo:rsid="13b41c69" style:font-weight-asian="bold" style:font-weight-complex="bold"/>
    </style:style>
    <style:style style:name="T774" style:family="text">
      <style:text-properties fo:color="#ce181e" style:text-underline-style="none" fo:font-weight="bold" officeooo:rsid="1405b8a6" style:font-weight-asian="bold" style:font-weight-complex="bold"/>
    </style:style>
    <style:style style:name="T775" style:family="text">
      <style:text-properties fo:color="#ce181e" style:font-name="Noto Sans" fo:font-size="10pt" fo:font-weight="bold" officeooo:rsid="16de9643" style:font-size-asian="10pt" style:font-weight-asian="bold" style:font-size-complex="10pt" style:font-weight-complex="bold"/>
    </style:style>
    <style:style style:name="T776" style:family="text">
      <style:text-properties fo:color="#ce181e" style:font-name="Noto Sans" fo:font-size="10pt" fo:font-weight="bold" officeooo:rsid="16ee50cb" style:font-size-asian="10pt" style:font-weight-asian="bold" style:font-size-complex="10pt" style:font-weight-complex="bold"/>
    </style:style>
    <style:style style:name="T777" style:family="text">
      <style:text-properties fo:color="#009353"/>
    </style:style>
    <style:style style:name="T778" style:family="text">
      <style:text-properties fo:color="#009353" fo:font-weight="bold" style:font-weight-asian="bold" style:font-weight-complex="bold"/>
    </style:style>
    <style:style style:name="T779" style:family="text">
      <style:text-properties fo:color="#009353" fo:font-weight="bold" officeooo:rsid="0db59a18" style:font-weight-asian="bold" style:font-weight-complex="bold"/>
    </style:style>
    <style:style style:name="T780" style:family="text">
      <style:text-properties fo:color="#009353" fo:font-weight="bold" officeooo:rsid="039182c7" style:font-weight-asian="bold" style:font-weight-complex="bold"/>
    </style:style>
    <style:style style:name="T781" style:family="text">
      <style:text-properties fo:color="#009353" fo:font-weight="bold" officeooo:rsid="0398611a" style:font-weight-asian="bold" style:font-weight-complex="bold"/>
    </style:style>
    <style:style style:name="T782" style:family="text">
      <style:text-properties fo:color="#009353" fo:font-weight="bold" officeooo:rsid="03a03fe9" style:font-weight-asian="bold" style:font-weight-complex="bold"/>
    </style:style>
    <style:style style:name="T783" style:family="text">
      <style:text-properties fo:color="#009353" fo:font-weight="bold" officeooo:rsid="0469370a" style:font-weight-asian="bold" style:font-weight-complex="bold"/>
    </style:style>
    <style:style style:name="T784" style:family="text">
      <style:text-properties fo:color="#009353" fo:font-weight="bold" officeooo:rsid="09cc3c51" style:font-weight-asian="bold" style:font-weight-complex="bold"/>
    </style:style>
    <style:style style:name="T785" style:family="text">
      <style:text-properties fo:color="#009353" fo:font-weight="bold" officeooo:rsid="1093cb09" style:font-weight-asian="bold" style:font-weight-complex="bold"/>
    </style:style>
    <style:style style:name="T786" style:family="text">
      <style:text-properties fo:color="#009353" fo:font-weight="bold" officeooo:rsid="10a3872d" style:font-weight-asian="bold" style:font-weight-complex="bold"/>
    </style:style>
    <style:style style:name="T787" style:family="text">
      <style:text-properties fo:color="#009353" fo:font-weight="bold" officeooo:rsid="10a4d169" style:font-weight-asian="bold" style:font-weight-complex="bold"/>
    </style:style>
    <style:style style:name="T788" style:family="text">
      <style:text-properties fo:color="#009353" fo:font-weight="bold" officeooo:rsid="10a60c1a" style:font-weight-asian="bold" style:font-weight-complex="bold"/>
    </style:style>
    <style:style style:name="T789" style:family="text">
      <style:text-properties fo:color="#009353" fo:font-weight="bold" officeooo:rsid="071172a9" style:font-weight-asian="bold" style:font-weight-complex="bold"/>
    </style:style>
    <style:style style:name="T790" style:family="text">
      <style:text-properties fo:color="#009353" fo:font-weight="bold" officeooo:rsid="10d000ff" style:font-weight-asian="bold" style:font-weight-complex="bold"/>
    </style:style>
    <style:style style:name="T791" style:family="text">
      <style:text-properties fo:color="#009353" fo:font-weight="bold" officeooo:rsid="13c7c989" style:font-weight-asian="bold" style:font-weight-complex="bold"/>
    </style:style>
    <style:style style:name="T792" style:family="text">
      <style:text-properties fo:color="#009353" fo:font-weight="bold" officeooo:rsid="13e926e4" style:font-weight-asian="bold" style:font-weight-complex="bold"/>
    </style:style>
    <style:style style:name="T793" style:family="text">
      <style:text-properties fo:color="#009353" fo:font-weight="bold" officeooo:rsid="13f3103c" style:font-weight-asian="bold" style:font-weight-complex="bold"/>
    </style:style>
    <style:style style:name="T794" style:family="text">
      <style:text-properties fo:color="#009353" fo:font-weight="bold" officeooo:rsid="14078f9f" style:font-weight-asian="bold" style:font-weight-complex="bold"/>
    </style:style>
    <style:style style:name="T795" style:family="text">
      <style:text-properties fo:color="#009353" fo:font-weight="bold" officeooo:rsid="140c6516" style:font-weight-asian="bold" style:font-weight-complex="bold"/>
    </style:style>
    <style:style style:name="T796" style:family="text">
      <style:text-properties fo:color="#009353" fo:font-weight="bold" officeooo:rsid="14111e84" style:font-weight-asian="bold" style:font-weight-complex="bold"/>
    </style:style>
    <style:style style:name="T797" style:family="text">
      <style:text-properties fo:color="#009353" fo:font-weight="bold" officeooo:rsid="1411bd05" style:font-weight-asian="bold" style:font-weight-complex="bold"/>
    </style:style>
    <style:style style:name="T798" style:family="text">
      <style:text-properties fo:color="#009353" fo:font-weight="bold" officeooo:rsid="144acc29" style:font-weight-asian="bold" style:font-weight-complex="bold"/>
    </style:style>
    <style:style style:name="T799" style:family="text">
      <style:text-properties fo:color="#009353" fo:font-weight="bold" officeooo:rsid="1450b2f6" style:font-weight-asian="bold" style:font-weight-complex="bold"/>
    </style:style>
    <style:style style:name="T800" style:family="text">
      <style:text-properties fo:color="#009353" fo:font-weight="bold" officeooo:rsid="148167b9" style:font-weight-asian="bold" style:font-weight-complex="bold"/>
    </style:style>
    <style:style style:name="T801" style:family="text">
      <style:text-properties fo:color="#009353" fo:font-weight="bold" officeooo:rsid="148ca94e" style:font-weight-asian="bold" style:font-weight-complex="bold"/>
    </style:style>
    <style:style style:name="T802" style:family="text">
      <style:text-properties fo:color="#009353" fo:font-weight="bold" officeooo:rsid="14b392ee" style:font-weight-asian="bold" style:font-weight-complex="bold"/>
    </style:style>
    <style:style style:name="T803" style:family="text">
      <style:text-properties fo:color="#009353" fo:font-weight="bold" officeooo:rsid="14e741f1" style:font-weight-asian="bold" style:font-weight-complex="bold"/>
    </style:style>
    <style:style style:name="T804" style:family="text">
      <style:text-properties fo:color="#009353" fo:font-weight="bold" officeooo:rsid="14f42183" style:font-weight-asian="bold" style:font-weight-complex="bold"/>
    </style:style>
    <style:style style:name="T805" style:family="text">
      <style:text-properties fo:color="#009353" fo:font-weight="bold" officeooo:rsid="150c8edf" style:font-weight-asian="bold" style:font-weight-complex="bold"/>
    </style:style>
    <style:style style:name="T806" style:family="text">
      <style:text-properties fo:color="#009353" fo:font-weight="bold" officeooo:rsid="17654a45" style:font-weight-asian="bold" style:font-weight-complex="bold"/>
    </style:style>
    <style:style style:name="T807" style:family="text">
      <style:text-properties fo:color="#009353" fo:font-weight="bold" officeooo:rsid="098f579d" fo:background-color="transparent" loext:char-shading-value="0" style:font-weight-asian="bold" style:font-weight-complex="bold"/>
    </style:style>
    <style:style style:name="T808" style:family="text">
      <style:text-properties fo:color="#009353"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809" style:family="text">
      <style:text-properties fo:color="#009353" style:font-name="Noto Sans" fo:font-size="10pt" fo:language="fr" fo:country="FR" fo:font-style="normal" style:text-underline-style="none" fo:font-weight="bold" officeooo:rsid="0d403be7" style:font-size-asian="10pt" style:font-style-asian="normal" style:font-weight-asian="bold" style:font-size-complex="10pt" style:font-style-complex="normal" style:font-weight-complex="bold"/>
    </style:style>
    <style:style style:name="T810" style:family="text">
      <style:text-properties fo:color="#009353"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811" style:family="text">
      <style:text-properties fo:color="#009353" style:font-name="Noto Sans" fo:font-size="10pt" fo:language="fr" fo:country="FR" fo:font-weight="bold" officeooo:rsid="08742412" fo:background-color="transparent" loext:char-shading-value="0" style:font-size-asian="10pt" style:font-weight-asian="bold" style:font-size-complex="10pt" style:font-weight-complex="bold"/>
    </style:style>
    <style:style style:name="T812" style:family="text">
      <style:text-properties fo:color="#009353" style:font-name="Noto Sans" fo:font-size="10pt" fo:language="fr" fo:country="FR" fo:font-weight="bold" officeooo:rsid="0874b5df" fo:background-color="transparent" loext:char-shading-value="0" style:font-size-asian="10pt" style:font-weight-asian="bold" style:font-size-complex="10pt" style:font-weight-complex="bold"/>
    </style:style>
    <style:style style:name="T813" style:family="text">
      <style:text-properties fo:color="#009353" style:font-name="Noto Sans" fo:font-size="10pt" fo:language="fr" fo:country="FR" fo:font-weight="bold" officeooo:rsid="098f579d" fo:background-color="transparent" loext:char-shading-value="0" style:font-size-asian="10pt" style:font-weight-asian="bold" style:font-size-complex="10pt" style:font-weight-complex="bold"/>
    </style:style>
    <style:style style:name="T814" style:family="text">
      <style:text-properties fo:color="#009353" style:font-name="Noto Sans" fo:font-size="10pt" fo:language="fr" fo:country="FR" fo:font-weight="bold" officeooo:rsid="08d34640" style:font-size-asian="10pt" style:font-weight-asian="bold" style:font-size-complex="10pt" style:font-weight-complex="bold"/>
    </style:style>
    <style:style style:name="T815" style:family="text">
      <style:text-properties fo:color="#009353" style:font-name="Noto Sans" fo:font-size="10pt" fo:language="fr" fo:country="FR" fo:font-weight="bold" officeooo:rsid="08de3e81" style:font-size-asian="10pt" style:font-weight-asian="bold" style:font-size-complex="10pt" style:font-weight-complex="bold"/>
    </style:style>
    <style:style style:name="T816" style:family="text">
      <style:text-properties fo:color="#009353" style:font-name="Noto Sans" fo:font-size="10pt" fo:language="fr" fo:country="FR" fo:font-weight="bold" officeooo:rsid="08d99287" style:font-size-asian="10pt" style:font-weight-asian="bold" style:font-size-complex="10pt" style:font-weight-complex="bold"/>
    </style:style>
    <style:style style:name="T817" style:family="text">
      <style:text-properties fo:color="#009353" style:font-name="Noto Sans" fo:font-size="10pt" fo:language="fr" fo:country="FR" fo:font-weight="bold" officeooo:rsid="0db59a18" style:font-size-asian="10pt" style:font-weight-asian="bold" style:font-size-complex="10pt" style:font-weight-complex="bold"/>
    </style:style>
    <style:style style:name="T818" style:family="text">
      <style:text-properties fo:color="#009353" style:font-name="Noto Sans" fo:font-size="10pt" fo:language="fr" fo:country="FR" fo:font-weight="bold" officeooo:rsid="14e741f1" style:font-size-asian="10pt" style:font-weight-asian="bold" style:font-size-complex="10pt" style:font-weight-complex="bold"/>
    </style:style>
    <style:style style:name="T819" style:family="text">
      <style:text-properties fo:color="#009353" style:font-name="Noto Sans" fo:font-size="10pt" fo:language="fr" fo:country="FR" style:text-underline-style="none" fo:font-weight="bold" officeooo:rsid="07e1914a" style:font-size-asian="10pt" style:font-weight-asian="bold" style:font-size-complex="10pt" style:font-weight-complex="bold"/>
    </style:style>
    <style:style style:name="T820" style:family="text">
      <style:text-properties fo:color="#009353" style:font-name="Noto Sans" fo:font-size="10pt" fo:language="fr" fo:country="FR" style:text-underline-style="none" fo:font-weight="bold" officeooo:rsid="0d4991cf" style:font-size-asian="10pt" style:font-weight-asian="bold" style:font-size-complex="10pt" style:font-weight-complex="bold"/>
    </style:style>
    <style:style style:name="T821" style:family="text">
      <style:text-properties fo:color="#009353" style:font-name="Noto Sans" fo:font-size="10pt" fo:language="fr" fo:country="FR" style:text-underline-style="none" fo:font-weight="bold" officeooo:rsid="13638668" style:font-size-asian="10pt" style:font-weight-asian="bold" style:font-size-complex="10pt" style:font-weight-complex="bold"/>
    </style:style>
    <style:style style:name="T822" style:family="text">
      <style:text-properties fo:color="#009353" fo:font-size="10pt" fo:language="fr" fo:country="FR" fo:font-weight="bold" officeooo:rsid="07be0171" fo:background-color="transparent" loext:char-shading-value="0" style:font-size-asian="10pt" style:font-weight-asian="bold" style:font-size-complex="10pt" style:font-weight-complex="bold"/>
    </style:style>
    <style:style style:name="T823" style:family="text">
      <style:text-properties fo:color="#009353" fo:font-size="10pt" fo:language="fr" fo:country="FR" fo:font-weight="bold" officeooo:rsid="086c51df" fo:background-color="transparent" loext:char-shading-value="0" style:font-size-asian="10pt" style:font-weight-asian="bold" style:font-size-complex="10pt" style:font-weight-complex="bold"/>
    </style:style>
    <style:style style:name="T824" style:family="text">
      <style:text-properties fo:color="#009353" style:text-underline-style="none" fo:font-weight="bold" style:font-weight-asian="bold" style:font-weight-complex="bold"/>
    </style:style>
    <style:style style:name="T825" style:family="text">
      <style:text-properties fo:color="#009353" style:text-underline-style="none" fo:font-weight="bold" officeooo:rsid="10d000ff" style:font-weight-asian="bold" style:font-weight-complex="bold"/>
    </style:style>
    <style:style style:name="T826" style:family="text">
      <style:text-properties fo:color="#009353" style:text-underline-style="none" fo:font-weight="bold" officeooo:rsid="10d76380" style:font-weight-asian="bold" style:font-weight-complex="bold"/>
    </style:style>
    <style:style style:name="T827" style:family="text">
      <style:text-properties fo:color="#009353" style:text-underline-style="none" fo:font-weight="bold" officeooo:rsid="07e1914a" style:font-weight-asian="bold" style:font-weight-complex="bold"/>
    </style:style>
    <style:style style:name="T828" style:family="text">
      <style:text-properties fo:color="#009353" style:text-underline-style="none" fo:font-weight="bold" officeooo:rsid="0d4991cf" style:font-weight-asian="bold" style:font-weight-complex="bold"/>
    </style:style>
    <style:style style:name="T829" style:family="text">
      <style:text-properties fo:color="#009353" style:text-underline-style="none" fo:font-weight="bold" officeooo:rsid="14163497" style:font-weight-asian="bold" style:font-weight-complex="bold"/>
    </style:style>
    <style:style style:name="T830" style:family="text">
      <style:text-properties fo:color="#009353" style:text-underline-style="none" fo:font-weight="bold" officeooo:rsid="16527515" style:font-weight-asian="bold" style:font-weight-complex="bold"/>
    </style:style>
    <style:style style:name="T831" style:family="text">
      <style:text-properties officeooo:rsid="0fd7abe8"/>
    </style:style>
    <style:style style:name="T832" style:family="text">
      <style:text-properties officeooo:rsid="0fd7cabb"/>
    </style:style>
    <style:style style:name="T833" style:family="text">
      <style:text-properties officeooo:rsid="0fdc0945"/>
    </style:style>
    <style:style style:name="T834" style:family="text">
      <style:text-properties officeooo:rsid="0fe45c9b"/>
    </style:style>
    <style:style style:name="T835" style:family="text">
      <style:text-properties officeooo:rsid="0fe4ad80"/>
    </style:style>
    <style:style style:name="T836" style:family="text">
      <style:text-properties officeooo:rsid="0feaeff7"/>
    </style:style>
    <style:style style:name="T837" style:family="text">
      <style:text-properties officeooo:rsid="100a02cd"/>
    </style:style>
    <style:style style:name="T838" style:family="text">
      <style:text-properties officeooo:rsid="1063c209"/>
    </style:style>
    <style:style style:name="T839" style:family="text">
      <style:text-properties officeooo:rsid="1069d76f"/>
    </style:style>
    <style:style style:name="T840" style:family="text">
      <style:text-properties officeooo:rsid="106bd1ca"/>
    </style:style>
    <style:style style:name="T841" style:family="text">
      <style:text-properties officeooo:rsid="106c0f94"/>
    </style:style>
    <style:style style:name="T842" style:family="text">
      <style:text-properties officeooo:rsid="106f3a83"/>
    </style:style>
    <style:style style:name="T843" style:family="text">
      <style:text-properties officeooo:rsid="10754b3b"/>
    </style:style>
    <style:style style:name="T844" style:family="text">
      <style:text-properties officeooo:rsid="10768f3e"/>
    </style:style>
    <style:style style:name="T845" style:family="text">
      <style:text-properties officeooo:rsid="10794c20"/>
    </style:style>
    <style:style style:name="T846" style:family="text">
      <style:text-properties officeooo:rsid="107cd8f4"/>
    </style:style>
    <style:style style:name="T847" style:family="text">
      <style:text-properties officeooo:rsid="107e7c46"/>
    </style:style>
    <style:style style:name="T848" style:family="text">
      <style:text-properties officeooo:rsid="10804e6d"/>
    </style:style>
    <style:style style:name="T849" style:family="text">
      <style:text-properties officeooo:rsid="1081a509"/>
    </style:style>
    <style:style style:name="T850" style:family="text">
      <style:text-properties officeooo:rsid="1081ecd8"/>
    </style:style>
    <style:style style:name="T851" style:family="text">
      <style:text-properties officeooo:rsid="1085239f"/>
    </style:style>
    <style:style style:name="T852" style:family="text">
      <style:text-properties officeooo:rsid="10859a2b"/>
    </style:style>
    <style:style style:name="T853" style:family="text">
      <style:text-properties officeooo:rsid="108916d9"/>
    </style:style>
    <style:style style:name="T854" style:family="text">
      <style:text-properties officeooo:rsid="108d511a"/>
    </style:style>
    <style:style style:name="T855" style:family="text">
      <style:text-properties officeooo:rsid="108de657"/>
    </style:style>
    <style:style style:name="T856" style:family="text">
      <style:text-properties officeooo:rsid="109143bf"/>
    </style:style>
    <style:style style:name="T857" style:family="text">
      <style:text-properties officeooo:rsid="1093cb09"/>
    </style:style>
    <style:style style:name="T858" style:family="text">
      <style:text-properties officeooo:rsid="109b3eaa"/>
    </style:style>
    <style:style style:name="T859" style:family="text">
      <style:text-properties officeooo:rsid="109e6935"/>
    </style:style>
    <style:style style:name="T860" style:family="text">
      <style:text-properties officeooo:rsid="109f5497"/>
    </style:style>
    <style:style style:name="T861" style:family="text">
      <style:text-properties officeooo:rsid="10ae1890"/>
    </style:style>
    <style:style style:name="T862" style:family="text">
      <style:text-properties officeooo:rsid="10b8f616"/>
    </style:style>
    <style:style style:name="T863" style:family="text">
      <style:text-properties style:text-underline-style="none"/>
    </style:style>
    <style:style style:name="T864" style:family="text">
      <style:text-properties style:text-underline-style="none" fo:font-weight="bold" officeooo:rsid="138fa1b2" style:font-weight-asian="bold" style:font-weight-complex="bold"/>
    </style:style>
    <style:style style:name="T865" style:family="text">
      <style:text-properties style:text-underline-style="none" fo:font-weight="bold" officeooo:rsid="15635e78" style:font-weight-asian="bold" style:font-weight-complex="bold"/>
    </style:style>
    <style:style style:name="T866" style:family="text">
      <style:text-properties style:text-underline-style="none" fo:font-weight="bold" officeooo:rsid="15678b27" style:font-weight-asian="bold" style:font-weight-complex="bold"/>
    </style:style>
    <style:style style:name="T867" style:family="text">
      <style:text-properties style:text-underline-style="none" fo:font-weight="bold" officeooo:rsid="165cfb76" style:font-weight-asian="bold" style:font-weight-complex="bold"/>
    </style:style>
    <style:style style:name="T868" style:family="text">
      <style:text-properties style:text-underline-style="none" officeooo:rsid="08d34640"/>
    </style:style>
    <style:style style:name="T869" style:family="text">
      <style:text-properties style:text-underline-style="none" officeooo:rsid="07e0e288"/>
    </style:style>
    <style:style style:name="T870" style:family="text">
      <style:text-properties style:text-underline-style="none" fo:font-weight="normal" officeooo:rsid="1390971b" style:font-weight-asian="normal" style:font-weight-complex="normal"/>
    </style:style>
    <style:style style:name="T871" style:family="text">
      <style:text-properties style:text-underline-style="none" fo:font-weight="normal" officeooo:rsid="138fa1b2" style:font-weight-asian="normal" style:font-weight-complex="normal"/>
    </style:style>
    <style:style style:name="T872" style:family="text">
      <style:text-properties style:text-underline-style="none" fo:font-weight="normal" officeooo:rsid="13b28c4c" style:font-weight-asian="normal" style:font-weight-complex="normal"/>
    </style:style>
    <style:style style:name="T873" style:family="text">
      <style:text-properties style:text-underline-style="none" fo:font-weight="normal" officeooo:rsid="13b9cb1b" style:font-weight-asian="normal" style:font-weight-complex="normal"/>
    </style:style>
    <style:style style:name="T874" style:family="text">
      <style:text-properties style:text-underline-style="none" fo:font-weight="normal" officeooo:rsid="07e1914a" style:font-weight-asian="normal" style:font-weight-complex="normal"/>
    </style:style>
    <style:style style:name="T875" style:family="text">
      <style:text-properties style:text-underline-style="none" fo:font-weight="normal" officeooo:rsid="0b105efd" style:font-weight-asian="normal" style:font-weight-complex="normal"/>
    </style:style>
    <style:style style:name="T876" style:family="text">
      <style:text-properties style:text-underline-style="none" fo:font-weight="normal" officeooo:rsid="13e0580b" style:font-weight-asian="normal" style:font-weight-complex="normal"/>
    </style:style>
    <style:style style:name="T877" style:family="text">
      <style:text-properties style:text-underline-style="none" fo:font-weight="normal" officeooo:rsid="1562b32a" style:font-weight-asian="normal" style:font-weight-complex="normal"/>
    </style:style>
    <style:style style:name="T878" style:family="text">
      <style:text-properties style:text-underline-style="none" fo:font-weight="normal" officeooo:rsid="1565d945" style:font-weight-asian="normal" style:font-weight-complex="normal"/>
    </style:style>
    <style:style style:name="T879" style:family="text">
      <style:text-properties style:text-underline-style="none" officeooo:rsid="1370bbc4"/>
    </style:style>
    <style:style style:name="T880" style:family="text">
      <style:text-properties style:text-underline-style="none" officeooo:rsid="136e636d"/>
    </style:style>
    <style:style style:name="T881" style:family="text">
      <style:text-properties style:text-underline-style="none" officeooo:rsid="07e1914a"/>
    </style:style>
    <style:style style:name="T882" style:family="text">
      <style:text-properties style:text-underline-style="none" officeooo:rsid="16527515"/>
    </style:style>
    <style:style style:name="T883" style:family="text">
      <style:text-properties style:text-underline-style="none" officeooo:rsid="16575070"/>
    </style:style>
    <style:style style:name="T884" style:family="text">
      <style:text-properties style:text-underline-style="none" officeooo:rsid="165c376d"/>
    </style:style>
    <style:style style:name="T885" style:family="text">
      <style:text-properties style:text-underline-style="none" officeooo:rsid="165cb567"/>
    </style:style>
    <style:style style:name="T886" style:family="text">
      <style:text-properties style:text-underline-style="none" officeooo:rsid="165cfb76"/>
    </style:style>
    <style:style style:name="T887" style:family="text">
      <style:text-properties style:text-underline-style="none" officeooo:rsid="165e8f78"/>
    </style:style>
    <style:style style:name="T888" style:family="text">
      <style:text-properties style:text-underline-style="none" officeooo:rsid="16601119"/>
    </style:style>
    <style:style style:name="T889" style:family="text">
      <style:text-properties style:text-underline-style="none" officeooo:rsid="1661bc31"/>
    </style:style>
    <style:style style:name="T890" style:family="text">
      <style:text-properties style:text-underline-style="none" officeooo:rsid="16622b80"/>
    </style:style>
    <style:style style:name="T891" style:family="text">
      <style:text-properties style:text-underline-style="none" officeooo:rsid="175f0d04"/>
    </style:style>
    <style:style style:name="T892" style:family="text">
      <style:text-properties officeooo:rsid="07e0e288"/>
    </style:style>
    <style:style style:name="T893" style:family="text">
      <style:text-properties officeooo:rsid="00c96c20"/>
    </style:style>
    <style:style style:name="T894" style:family="text">
      <style:text-properties officeooo:rsid="1148c222"/>
    </style:style>
    <style:style style:name="T895" style:family="text">
      <style:text-properties officeooo:rsid="118f89a5"/>
    </style:style>
    <style:style style:name="T896" style:family="text">
      <style:text-properties officeooo:rsid="11a47d5c"/>
    </style:style>
    <style:style style:name="T897" style:family="text">
      <style:text-properties officeooo:rsid="11a6bd25"/>
    </style:style>
    <style:style style:name="T898" style:family="text">
      <style:text-properties officeooo:rsid="11aa9544"/>
    </style:style>
    <style:style style:name="T899" style:family="text">
      <style:text-properties officeooo:rsid="11abdf4b"/>
    </style:style>
    <style:style style:name="T900" style:family="text">
      <style:text-properties officeooo:rsid="11b5ed28"/>
    </style:style>
    <style:style style:name="T901" style:family="text">
      <style:text-properties officeooo:rsid="11c2c917"/>
    </style:style>
    <style:style style:name="T902" style:family="text">
      <style:text-properties officeooo:rsid="11c316e6"/>
    </style:style>
    <style:style style:name="T903" style:family="text">
      <style:text-properties officeooo:rsid="11da5d70"/>
    </style:style>
    <style:style style:name="T904" style:family="text">
      <style:text-properties officeooo:rsid="11e16759"/>
    </style:style>
    <style:style style:name="T905" style:family="text">
      <style:text-properties officeooo:rsid="11e76678"/>
    </style:style>
    <style:style style:name="T906" style:family="text">
      <style:text-properties officeooo:rsid="11ebcfae"/>
    </style:style>
    <style:style style:name="T907" style:family="text">
      <style:text-properties officeooo:rsid="11f35de9"/>
    </style:style>
    <style:style style:name="T908" style:family="text">
      <style:text-properties officeooo:rsid="120da230"/>
    </style:style>
    <style:style style:name="T909" style:family="text">
      <style:text-properties officeooo:rsid="12660532"/>
    </style:style>
    <style:style style:name="T910" style:family="text">
      <style:text-properties officeooo:rsid="12955cb6"/>
    </style:style>
    <style:style style:name="T911" style:family="text">
      <style:text-properties officeooo:rsid="12965b2c"/>
    </style:style>
    <style:style style:name="T912" style:family="text">
      <style:text-properties officeooo:rsid="12adecf9"/>
    </style:style>
    <style:style style:name="T913" style:family="text">
      <style:text-properties officeooo:rsid="12ce1ca4"/>
    </style:style>
    <style:style style:name="T914" style:family="text">
      <style:text-properties officeooo:rsid="12cf719e"/>
    </style:style>
    <style:style style:name="T915" style:family="text">
      <style:text-properties officeooo:rsid="12d179ed"/>
    </style:style>
    <style:style style:name="T916" style:family="text">
      <style:text-properties officeooo:rsid="12d73200"/>
    </style:style>
    <style:style style:name="T917" style:family="text">
      <style:text-properties officeooo:rsid="12d85bdd"/>
    </style:style>
    <style:style style:name="T918" style:family="text">
      <style:text-properties officeooo:rsid="12e4e3ec"/>
    </style:style>
    <style:style style:name="T919" style:family="text">
      <style:text-properties officeooo:rsid="12ef8eb2"/>
    </style:style>
    <style:style style:name="T920" style:family="text">
      <style:text-properties officeooo:rsid="12f31c10"/>
    </style:style>
    <style:style style:name="T921" style:family="text">
      <style:text-properties officeooo:rsid="12fe64f4"/>
    </style:style>
    <style:style style:name="T922" style:family="text">
      <style:text-properties officeooo:rsid="12ff3ae0"/>
    </style:style>
    <style:style style:name="T923" style:family="text">
      <style:text-properties officeooo:rsid="1301139b"/>
    </style:style>
    <style:style style:name="T924" style:family="text">
      <style:text-properties officeooo:rsid="13233b82"/>
    </style:style>
    <style:style style:name="T925" style:family="text">
      <style:text-properties officeooo:rsid="132a3b76"/>
    </style:style>
    <style:style style:name="T926" style:family="text">
      <style:text-properties officeooo:rsid="137ab81e"/>
    </style:style>
    <style:style style:name="T927" style:family="text">
      <style:text-properties officeooo:rsid="13a2feaf"/>
    </style:style>
    <style:style style:name="T928" style:family="text">
      <style:text-properties officeooo:rsid="13c7c989"/>
    </style:style>
    <style:style style:name="T929" style:family="text">
      <style:text-properties officeooo:rsid="13f3103c"/>
    </style:style>
    <style:style style:name="T930" style:family="text">
      <style:text-properties officeooo:rsid="144acc29"/>
    </style:style>
    <style:style style:name="T931" style:family="text">
      <style:text-properties officeooo:rsid="14585155"/>
    </style:style>
    <style:style style:name="T932" style:family="text">
      <style:text-properties officeooo:rsid="1459d8f5"/>
    </style:style>
    <style:style style:name="T933" style:family="text">
      <style:text-properties officeooo:rsid="14641a74"/>
    </style:style>
    <style:style style:name="T934" style:family="text">
      <style:text-properties officeooo:rsid="1473e1c1"/>
    </style:style>
    <style:style style:name="T935" style:family="text">
      <style:text-properties officeooo:rsid="14814041"/>
    </style:style>
    <style:style style:name="T936" style:family="text">
      <style:text-properties officeooo:rsid="148167b9"/>
    </style:style>
    <style:style style:name="T937" style:family="text">
      <style:text-properties officeooo:rsid="148ca94e"/>
    </style:style>
    <style:style style:name="T938" style:family="text">
      <style:text-properties officeooo:rsid="14b392ee"/>
    </style:style>
    <style:style style:name="T939" style:family="text">
      <style:text-properties officeooo:rsid="14c3536b"/>
    </style:style>
    <style:style style:name="T940" style:family="text">
      <style:text-properties officeooo:rsid="14cc60da"/>
    </style:style>
    <style:style style:name="T941" style:family="text">
      <style:text-properties officeooo:rsid="14f55a79"/>
    </style:style>
    <style:style style:name="T942" style:family="text">
      <style:text-properties officeooo:rsid="1509af22"/>
    </style:style>
    <style:style style:name="T943" style:family="text">
      <style:text-properties officeooo:rsid="150a2e20"/>
    </style:style>
    <style:style style:name="T944" style:family="text">
      <style:text-properties officeooo:rsid="1518d8f2"/>
    </style:style>
    <style:style style:name="T945" style:family="text">
      <style:text-properties officeooo:rsid="1529ed74"/>
    </style:style>
    <style:style style:name="T946" style:family="text">
      <style:text-properties officeooo:rsid="153ebec3"/>
    </style:style>
    <style:style style:name="T947" style:family="text">
      <style:text-properties officeooo:rsid="15462264"/>
    </style:style>
    <style:style style:name="T948" style:family="text">
      <style:text-properties officeooo:rsid="154b258e"/>
    </style:style>
    <style:style style:name="T949" style:family="text">
      <style:text-properties officeooo:rsid="15539cbf"/>
    </style:style>
    <style:style style:name="T950" style:family="text">
      <style:text-properties officeooo:rsid="156cb833"/>
    </style:style>
    <style:style style:name="T951" style:family="text">
      <style:text-properties officeooo:rsid="157b6d4f"/>
    </style:style>
    <style:style style:name="T952" style:family="text">
      <style:text-properties officeooo:rsid="157ee9bd"/>
    </style:style>
    <style:style style:name="T953" style:family="text">
      <style:text-properties officeooo:rsid="159256ce"/>
    </style:style>
    <style:style style:name="T954" style:family="text">
      <style:text-properties officeooo:rsid="159d8136"/>
    </style:style>
    <style:style style:name="T955" style:family="text">
      <style:text-properties officeooo:rsid="15aef4f5"/>
    </style:style>
    <style:style style:name="T956" style:family="text">
      <style:text-properties officeooo:rsid="15c70e61"/>
    </style:style>
    <style:style style:name="T957" style:family="text">
      <style:text-properties officeooo:rsid="15df425b"/>
    </style:style>
    <style:style style:name="T958" style:family="text">
      <style:text-properties officeooo:rsid="15e135c1"/>
    </style:style>
    <style:style style:name="T959" style:family="text">
      <style:text-properties officeooo:rsid="15e4fe7f"/>
    </style:style>
    <style:style style:name="T960" style:family="text">
      <style:text-properties officeooo:rsid="15ea4aa3"/>
    </style:style>
    <style:style style:name="T961" style:family="text">
      <style:text-properties officeooo:rsid="15ebaff2"/>
    </style:style>
    <style:style style:name="T962" style:family="text">
      <style:text-properties officeooo:rsid="15f1a0ee"/>
    </style:style>
    <style:style style:name="T963" style:family="text">
      <style:text-properties officeooo:rsid="15ffb7e8"/>
    </style:style>
    <style:style style:name="T964" style:family="text">
      <style:text-properties officeooo:rsid="16015e96"/>
    </style:style>
    <style:style style:name="T965" style:family="text">
      <style:text-properties officeooo:rsid="1609e355"/>
    </style:style>
    <style:style style:name="T966" style:family="text">
      <style:text-properties officeooo:rsid="16131bb1"/>
    </style:style>
    <style:style style:name="T967" style:family="text">
      <style:text-properties officeooo:rsid="16189be7"/>
    </style:style>
    <style:style style:name="T968" style:family="text">
      <style:text-properties officeooo:rsid="1619d13c"/>
    </style:style>
    <style:style style:name="T969" style:family="text">
      <style:text-properties officeooo:rsid="16222607"/>
    </style:style>
    <style:style style:name="T970" style:family="text">
      <style:text-properties officeooo:rsid="162277d2"/>
    </style:style>
    <style:style style:name="T971" style:family="text">
      <style:text-properties officeooo:rsid="16228e54"/>
    </style:style>
    <style:style style:name="T972" style:family="text">
      <style:text-properties officeooo:rsid="162433fc"/>
    </style:style>
    <style:style style:name="T973" style:family="text">
      <style:text-properties officeooo:rsid="162b6a47"/>
    </style:style>
    <style:style style:name="T974" style:family="text">
      <style:text-properties officeooo:rsid="1633cb54"/>
    </style:style>
    <style:style style:name="T975" style:family="text">
      <style:text-properties officeooo:rsid="163766bf"/>
    </style:style>
    <style:style style:name="T976" style:family="text">
      <style:text-properties officeooo:rsid="163e2a8d"/>
    </style:style>
    <style:style style:name="T977" style:family="text">
      <style:text-properties officeooo:rsid="1644e289"/>
    </style:style>
    <style:style style:name="T978" style:family="text">
      <style:text-properties officeooo:rsid="16467add"/>
    </style:style>
    <style:style style:name="T979" style:family="text">
      <style:text-properties officeooo:rsid="166afc63"/>
    </style:style>
    <style:style style:name="T980" style:family="text">
      <style:text-properties officeooo:rsid="166c14bf"/>
    </style:style>
    <style:style style:name="T981" style:family="text">
      <style:text-properties officeooo:rsid="167a7585"/>
    </style:style>
    <style:style style:name="T982" style:family="text">
      <style:text-properties officeooo:rsid="167cd2c1"/>
    </style:style>
    <style:style style:name="T983" style:family="text">
      <style:text-properties officeooo:rsid="16834eb0"/>
    </style:style>
    <style:style style:name="T984" style:family="text">
      <style:text-properties officeooo:rsid="1685848a"/>
    </style:style>
    <style:style style:name="T985" style:family="text">
      <style:text-properties officeooo:rsid="16870f77"/>
    </style:style>
    <style:style style:name="T986" style:family="text">
      <style:text-properties officeooo:rsid="16882494"/>
    </style:style>
    <style:style style:name="T987" style:family="text">
      <style:text-properties officeooo:rsid="169019ca"/>
    </style:style>
    <style:style style:name="T988" style:family="text">
      <style:text-properties officeooo:rsid="169c2528"/>
    </style:style>
    <style:style style:name="T989" style:family="text">
      <style:text-properties officeooo:rsid="169eb991"/>
    </style:style>
    <style:style style:name="T990" style:family="text">
      <style:text-properties officeooo:rsid="16a1782d"/>
    </style:style>
    <style:style style:name="T991" style:family="text">
      <style:text-properties officeooo:rsid="16a1d0e2"/>
    </style:style>
    <style:style style:name="T992" style:family="text">
      <style:text-properties officeooo:rsid="16a4bb2a"/>
    </style:style>
    <style:style style:name="T993" style:family="text">
      <style:text-properties officeooo:rsid="16a54a2c"/>
    </style:style>
    <style:style style:name="T994" style:family="text">
      <style:text-properties officeooo:rsid="16b978b7"/>
    </style:style>
    <style:style style:name="T995" style:family="text">
      <style:text-properties officeooo:rsid="16bb0225"/>
    </style:style>
    <style:style style:name="T996" style:family="text">
      <style:text-properties style:font-name="Noto Sans" officeooo:rsid="0136a306"/>
    </style:style>
    <style:style style:name="T997" style:family="text">
      <style:text-properties style:font-name="Noto Sans" fo:font-size="10pt" officeooo:rsid="16dda46e" style:font-size-asian="10pt" style:font-size-complex="10pt"/>
    </style:style>
    <style:style style:name="T998" style:family="text">
      <style:text-properties style:font-name="Noto Sans" fo:font-size="10pt" officeooo:rsid="16de9643" style:font-size-asian="10pt" style:font-size-complex="10pt"/>
    </style:style>
    <style:style style:name="T999" style:family="text">
      <style:text-properties style:font-name="Noto Sans" fo:font-size="10pt" fo:font-weight="bold" officeooo:rsid="16de9643" style:font-size-asian="10pt" style:font-weight-asian="bold" style:font-size-complex="10pt" style:font-weight-complex="bold"/>
    </style:style>
    <style:style style:name="T1000" style:family="text">
      <style:text-properties officeooo:rsid="16f4fbe0"/>
    </style:style>
    <style:style style:name="T1001" style:family="text">
      <style:text-properties officeooo:rsid="1726a9da"/>
    </style:style>
    <style:style style:name="T1002" style:family="text">
      <style:text-properties officeooo:rsid="172890bc"/>
    </style:style>
    <style:style style:name="T1003" style:family="text">
      <style:text-properties officeooo:rsid="173b161b"/>
    </style:style>
    <style:style style:name="T1004" style:family="text">
      <style:text-properties officeooo:rsid="175ccc0c"/>
    </style:style>
    <style:style style:name="T1005" style:family="text">
      <style:text-properties officeooo:rsid="175e6846"/>
    </style:style>
    <style:style style:name="T1006" style:family="text">
      <style:text-properties officeooo:rsid="1760c513"/>
    </style:style>
    <style:style style:name="T1007" style:family="text">
      <style:text-properties officeooo:rsid="1787dcff"/>
    </style:style>
    <style:style style:name="T1008" style:family="text">
      <style:text-properties officeooo:rsid="17941e9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6">Documentation <text:span text:style-name="T1">du fichier de réinstallation de programmes pour Linux – Version Bêta :</text:span></text:p>
      <text:p text:style-name="P358"/>
      <text:p text:style-name="P358">La documentation officielle <text:span text:style-name="T371">des deux scripts de réinstallation en version Bêta</text:span></text:p>
      <text:p text:style-name="P594"/>
      <text:p text:style-name="P195"/>
      <text:p text:style-name="P357">Sommaire :</text:p>
      <text:list xml:id="list3478413882" text:style-name="L1">
        <text:list-item>
          <text:p text:style-name="P2">1<text:span text:style-name="T661">) Description du script</text:span></text:p>
          <text:list>
            <text:list-item>
              <text:p text:style-name="P8">1.1) <text:span text:style-name="T665">Description globale</text:span></text:p>
            </text:list-item>
            <text:list-item>
              <text:p text:style-name="P8">1.2) <text:span text:style-name="T666">Interpréteur Shell et chemin d’accès</text:span></text:p>
            </text:list-item>
          </text:list>
        </text:list-item>
        <text:list-item>
          <text:p text:style-name="P3">2) <text:span text:style-name="T662">Fonctionnalités du script</text:span></text:p>
        </text:list-item>
        <text:list-item>
          <text:p text:style-name="P4">3) <text:span text:style-name="T664">Organisation du script</text:span></text:p>
          <text:list>
            <text:list-item>
              <text:p text:style-name="P9">3.1) <text:span text:style-name="T667">Description des variables et de leur fonctionnement</text:span></text:p>
              <text:list>
                <text:list-item>
                  <text:p text:style-name="P19">3.1.1) Variables d’arguments</text:p>
                  <text:list>
                    <text:list-item>
                      <text:p text:style-name="P359">SCRIPT_USERNAME</text:p>
                    </text:list-item>
                  </text:list>
                </text:list-item>
                <text:list-item>
                  <text:p text:style-name="P20">3.1.<text:span text:style-name="T719">2</text:span>) <text:span text:style-name="T668">Variables de paramétrage du chronomètre</text:span></text:p>
                  <text:list>
                    <text:list-item>
                      <text:p text:style-name="P360">SCRIPT_SLEEP</text:p>
                    </text:list-item>
                    <text:list-item>
                      <text:p text:style-name="P361">SCRIPT_SLEEP_HEADER</text:p>
                    </text:list-item>
                    <text:list-item>
                      <text:p text:style-name="P362">SCRIPT_SLEEP_INST</text:p>
                    </text:list-item>
                    <text:list-item>
                      <text:p text:style-name="P363">SCRIPT_SLEEP_INST_CAT</text:p>
                    </text:list-item>
                  </text:list>
                </text:list-item>
                <text:list-item>
                  <text:p text:style-name="P20">3.1.<text:span text:style-name="T720">3</text:span>) <text:span text:style-name="T669">Variables d’encodage de couleurs</text:span></text:p>
                  <text:list>
                    <text:list-item>
                      <text:p text:style-name="P364">SCRIPT_C_<text:span text:style-name="T951">CYAN</text:span></text:p>
                    </text:list-item>
                    <text:list-item>
                      <text:p text:style-name="P364">SCRIPT_C_JAUNE</text:p>
                    </text:list-item>
                    <text:list-item>
                      <text:p text:style-name="P364">SCRIPT_C_RESET</text:p>
                    </text:list-item>
                    <text:list-item>
                      <text:p text:style-name="P364">SCRIPT_C_ROUGE</text:p>
                    </text:list-item>
                    <text:list-item>
                      <text:p text:style-name="P364">SCRIPT_C_VERT</text:p>
                    </text:list-item>
                  </text:list>
                </text:list-item>
                <text:list-item>
                  <text:p text:style-name="P21">3.1.<text:span text:style-name="T720">4</text:span>) <text:span text:style-name="T709">Variables de dossiers et de fichiers</text:span></text:p>
                  <text:list>
                    <text:list-item>
                      <text:p text:style-name="P365">SCRIPT_HOMEDIR</text:p>
                    </text:list-item>
                    <text:list-item>
                      <text:p text:style-name="P365">SCRIPT_LOGPARENT</text:p>
                    </text:list-item>
                    <text:list-item>
                      <text:p text:style-name="P365">SCRIPT_LOGPATH</text:p>
                    </text:list-item>
                    <text:list-item>
                      <text:p text:style-name="P365">SCRIPT_REDIRECT</text:p>
                    </text:list-item>
                  </text:list>
                </text:list-item>
                <text:list-item>
                  <text:p text:style-name="P22">3.1.<text:span text:style-name="T721">5</text:span>) Variables de resso<text:span text:style-name="T712">u</text:span>rces</text:p>
                  <text:list>
                    <text:list-item>
                      <text:p text:style-name="P366">SCRIPT_REPO</text:p>
                    </text:list-item>
                  </text:list>
                </text:list-item>
                <text:list-item>
                  <text:p text:style-name="P20">3.1.<text:span text:style-name="T721">6</text:span>) <text:span text:style-name="T670">Variables d’affichage de texte</text:span></text:p>
                  <text:list>
                    <text:list-item>
                      <text:p text:style-name="P367">SCRIPT_HEADER_LINE_CHAR</text:p>
                    </text:list-item>
                    <text:list-item>
                      <text:p text:style-name="P367">SCRIPT_COLS</text:p>
                    </text:list-item>
                    <text:list-item>
                      <text:p text:style-name="P367">SCRIPT_HASH</text:p>
                    </text:list-item>
                    <text:list-item>
                      <text:p text:style-name="P367">SCRIPT_TAB</text:p>
                    </text:list-item>
                    <text:list-item>
                      <text:p text:style-name="P367">SCRIPT_J_TAB</text:p>
                    </text:list-item>
                    <text:list-item>
                      <text:p text:style-name="P367">SCRIPT_R_TAB</text:p>
                    </text:list-item>
                    <text:list-item>
                      <text:p text:style-name="P367">SCRIPT_V_TAB</text:p>
                    </text:list-item>
                    <text:list-item>
                      <text:p text:style-name="P367">SCRIPT_VOID</text:p>
                    </text:list-item>
                  </text:list>
                </text:list-item>
                <text:list-item>
                  <text:p text:style-name="P23">3.1.<text:span text:style-name="T722">7</text:span>) <text:span text:style-name="T674">Variables de version</text:span></text:p>
                  <text:list>
                    <text:list-item>
                      <text:p text:style-name="P368">SCRIPT_VERSION</text:p>
                    </text:list-item>
                  </text:list>
                </text:list-item>
              </text:list>
            </text:list-item>
            <text:list-item>
              <text:p text:style-name="P9">3.2) <text:span text:style-name="T675">Description des fonctions du script</text:span></text:p>
              <text:list>
                <text:list-item>
                  <text:p text:style-name="P10">3.2.<text:span text:style-name="T913">1</text:span>) <text:span text:style-name="T914">Fonctions indépendantes de l’avancement du script</text:span></text:p>
                  <text:list>
                    <text:list-item>
                      <text:p text:style-name="P24">3.2.1.<text:span text:style-name="T917">1</text:span>) <text:span text:style-name="T671">Définition des fonctions de décoration du script</text:span></text:p>
                      <text:list>
                        <text:list-item>
                          <text:p text:style-name="P396"><text:soft-page-break/>j_echo</text:p>
                        </text:list-item>
                        <text:list-item>
                          <text:p text:style-name="P397">r_echo_str</text:p>
                        </text:list-item>
                        <text:list-item>
                          <text:p text:style-name="P398">r_echo</text:p>
                        </text:list-item>
                        <text:list-item>
                          <text:p text:style-name="P399">v_echo_str</text:p>
                        </text:list-item>
                        <text:list-item>
                          <text:p text:style-name="P399">v_echo</text:p>
                        </text:list-item>
                      </text:list>
                    </text:list-item>
                    <text:list-item>
                      <text:p text:style-name="P24">3.2.<text:span text:style-name="T916">1.</text:span>2) <text:span text:style-name="T918">Définition des fonctions de création de headers</text:span></text:p>
                      <text:list>
                        <text:list-item>
                          <text:p text:style-name="P400">draw_header_line</text:p>
                        </text:list-item>
                        <text:list-item>
                          <text:p text:style-name="P401">header_base</text:p>
                        </text:list-item>
                        <text:list-item>
                          <text:p text:style-name="P402">script_header</text:p>
                        </text:list-item>
                        <text:list-item>
                          <text:p text:style-name="P403">header_install</text:p>
                        </text:list-item>
                        <text:list-item>
                          <text:p text:style-name="P404">handle_errors</text:p>
                        </text:list-item>
                      </text:list>
                    </text:list-item>
                    <text:list-item>
                      <text:p text:style-name="P25">3.2.1.3) <text:span text:style-name="T920">Définition des fonctions d’installation</text:span></text:p>
                      <text:list>
                        <text:list-item>
                          <text:p text:style-name="P405">pack_install</text:p>
                        </text:list-item>
                        <text:list-item>
                          <text:p text:style-name="P406">snap_install</text:p>
                        </text:list-item>
                      </text:list>
                    </text:list-item>
                    <text:list-item>
                      <text:p text:style-name="P26">3.2.1.<text:span text:style-name="T919">4) Définition des fonctions de création de fichiers et de dossiers</text:span></text:p>
                      <text:list>
                        <text:list-item>
                          <text:p text:style-name="P407">makefile</text:p>
                        </text:list-item>
                        <text:list-item>
                          <text:p text:style-name="P407">makedir</text:p>
                        </text:list-item>
                      </text:list>
                    </text:list-item>
                  </text:list>
                </text:list-item>
                <text:list-item>
                  <text:p text:style-name="P11">3.2.<text:span text:style-name="T915">2</text:span>) <text:span text:style-name="T914">Fonctions dépendantes de l’avancement du script</text:span></text:p>
                  <text:list>
                    <text:list-item>
                      <text:p text:style-name="P27">3.2.<text:span text:style-name="T921">2.1</text:span>) <text:span text:style-name="T672">Définition des fonctions d’initialisation</text:span></text:p>
                      <text:list>
                        <text:list-item>
                          <text:p text:style-name="P408">create_log_file</text:p>
                        </text:list-item>
                        <text:list-item>
                          <text:p text:style-name="P409">script_init</text:p>
                        </text:list-item>
                        <text:list-item>
                          <text:p text:style-name="P410">get_dist_package_manager</text:p>
                        </text:list-item>
                        <text:list-item>
                          <text:p text:style-name="P411">launch_script</text:p>
                        </text:list-item>
                      </text:list>
                    </text:list-item>
                    <text:list-item>
                      <text:p text:style-name="P28">3.2.<text:span text:style-name="T922">2.2</text:span>) <text:span text:style-name="T676">Connexion à Internet et mises à jour</text:span></text:p>
                      <text:list>
                        <text:list-item>
                          <text:p text:style-name="P412">check_internet_connection</text:p>
                        </text:list-item>
                        <text:list-item>
                          <text:p text:style-name="P413">dist_upgrade</text:p>
                        </text:list-item>
                      </text:list>
                    </text:list-item>
                    <text:list-item>
                      <text:p text:style-name="P29">3.2.<text:span text:style-name="T925">2.3</text:span>) Définition des fonctions <text:span text:style-name="T923">de paramétrage</text:span></text:p>
                      <text:list>
                        <text:list-item>
                          <text:p text:style-name="P414">set_sudo</text:p>
                        </text:list-item>
                      </text:list>
                    </text:list-item>
                    <text:list-item>
                      <text:p text:style-name="P30">3.2.<text:span text:style-name="T925">2.4</text:span>) Fonctions <text:span text:style-name="T924">de fin d’installation</text:span></text:p>
                      <text:list>
                        <text:list-item>
                          <text:p text:style-name="P415">autoremove</text:p>
                        </text:list-item>
                        <text:list-item>
                          <text:p text:style-name="P416">is_installation_done</text:p>
                        </text:list-item>
                      </text:list>
                    </text:list-item>
                  </text:list>
                </text:list-item>
              </text:list>
            </text:list-item>
            <text:list-item>
              <text:p text:style-name="P9">3.3) <text:span text:style-name="T677">Ordre d’appel des fonctions</text:span></text:p>
            </text:list-item>
          </text:list>
        </text:list-item>
      </text:list>
      <text:p text:style-name="P589"/>
      <text:p text:style-name="P527"/>
      <text:p text:style-name="P7">1) Description du <text:span text:style-name="T485">script</text:span> :</text:p>
      <text:p text:style-name="P17"><text:span text:style-name="T18">1.</text:span><text:span text:style-name="T21">1</text:span><text:span text:style-name="T18">) </text:span><text:span text:style-name="T19">Description globale :</text:span></text:p>
      <text:p text:style-name="P177">Ce script a été écrit dans le but de vous faire gagner du temps après une (ré)installation fraîche d’<text:span text:style-name="T909">une distribution</text:span> Linux sur votre ordinateur. </text:p>
      <text:p text:style-name="P177"/>
      <text:p text:style-name="P178">Il a été écrit en <text:span text:style-name="T52">Shell </text:span><text:span text:style-name="T80">UNIX </text:span><text:span text:style-name="T81">(et </text:span><text:span text:style-name="T82">encore plus précisément, en Shell Bash</text:span><text:span text:style-name="T81">)</text:span>, qui, <text:span text:style-name="T489">à l’instar du Batch (Windows) ou de l’AppleScript (OS X),</text:span> est un langage de script <text:span text:style-name="T486">de haut niveau </text:span>permettant de manipuler les fonctionnalités d’un système d’exploitation tels que des appels système, des exécutions de commandes, <text:span text:style-name="T488">des variables d’environnement,</text:span> <text:span text:style-name="T487">et bien plus. On parle alors de langage Shell (coquille en français), car on agit avec le système d’exploitation via un langage lui servant de « coquille ».</text:span></text:p>
      <text:p text:style-name="P177"/>
      <text:p text:style-name="P17"><text:span text:style-name="T18">1.</text:span><text:span text:style-name="T21">2</text:span><text:span text:style-name="T18">) </text:span><text:span text:style-name="T20">Interpréteur </text:span><text:span text:style-name="T27">S</text:span><text:span text:style-name="T20">hell</text:span><text:span text:style-name="T19"> </text:span><text:span text:style-name="T22">et </text:span><text:span text:style-name="T23">chemin d’accès </text:span><text:span text:style-name="T19">:</text:span></text:p>
      <text:p text:style-name="P176">Un fichier script <text:span text:style-name="T684">S</text:span>hell n’étant pas compilé comme certains langages (C, C++, Haskell, Go<text:span text:style-name="T484">lang</text:span>, OCaml), il est donc interprété par un interpréteur, <text:span text:style-name="T344">comme le Python ou les langages web (HTML, CSS, PHP, JavaScript)</text:span>.</text:p>
      <text:p text:style-name="P170"><text:soft-page-break/></text:p>
      <text:p text:style-name="P170">L’interpréteur <text:span text:style-name="T682">S</text:span>hell <text:span text:style-name="T2">choisi pour ce script est le </text:span><text:span text:style-name="T73">Bash</text:span><text:span text:style-name="T2">, qui est de loin l’interpréteur et l’interface Shell la plus utilisée sur Linux et sur les autres systèmes UNIX.</text:span></text:p>
      <text:p text:style-name="P170"/>
      <text:p text:style-name="P175"><text:span text:style-name="T700">L’interpréteur</text:span> <text:span text:style-name="T699">Shell choisi pour l’exécution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span></text:p>
      <text:p text:style-name="P174"/>
      <text:p text:style-name="P173">Cependant, si vous préférez utiliser un autre interpréteur <text:span text:style-name="T685">S</text:span>hell <text:span text:style-name="T701">pour lancer le script</text:span> (ZSH, <text:span text:style-name="T681">KSH</text:span>, <text:span text:style-name="T702">CSH, </text:span>TCSH, SH, Fish), vous devez changer ce qui suit le <text:span text:style-name="T52">sh</text:span><text:span text:style-name="T72">e</text:span><text:span text:style-name="T52">bang</text:span> du fichier <text:span text:style-name="T74">et</text:span><text:span text:style-name="T698"> modifier certaines lignes, car le Bash possède des commandes qui lui sont propres (et utilisées dans ce script, comme la commande </text:span><text:span text:style-name="T75">command -v</text:span><text:span text:style-name="T698">), ce qui rend ce script incompatible avec d’autres interpréteurs</text:span>.</text:p>
      <text:p text:style-name="P173"/>
      <text:p text:style-name="P172">Au lieu de <text:span text:style-name="T703">changer le shebang du fichier, vous pouvez également, après avoir modifié le corps du script pour le rendre compatible, appeler votre interpréteur Shell et passer en argument le fichier que vous souhaitez exécuter.</text:span></text:p>
      <text:p text:style-name="P16"/>
      <text:p text:style-name="P171">Le sh<text:span text:style-name="T376">e</text:span>bang <text:span text:style-name="T10">(parfois orthographié </text:span><text:span text:style-name="T63">shabang</text:span><text:span text:style-name="T10">)</text:span> est un <text:span text:style-name="T3">en-tête d’un fichier texte (représenté par ces deux caractères → <text:s/></text:span><text:span text:style-name="T4">#! </text:span><text:span text:style-name="T3">), indiquant au système d’exploitation que ce fichier n’est pas un fichier exécutable binaire, mais un fichier de script à interpréter par un interpréteur Shell.</text:span></text:p>
      <text:p text:style-name="P170"/>
      <text:p text:style-name="P169">Ce qui suit <text:span text:style-name="T5">directement le shebang est la destination, depuis le dossier racine, du fichier exécutable de l’interpréteur Shell utilisé, généralement dans les dossiers contenant les fichiers binaires :</text:span></text:p>
      <text:list xml:id="list2512200940" text:style-name="L2">
        <text:list-item>
          <text:p text:style-name="P450"><text:span text:style-name="T543">/bin :</text:span><text:span text:style-name="T598"> </text:span><text:span text:style-name="T599">Fi</text:span><text:span text:style-name="T598">chiers exécutables système</text:span></text:p>
        </text:list-item>
        <text:list-item>
          <text:p text:style-name="P451"><text:span text:style-name="T543">/usr/bin :</text:span><text:span text:style-name="T598"> </text:span><text:span text:style-name="T600">F</text:span><text:span text:style-name="T598">ichiers exécutables de logiciels</text:span></text:p>
        </text:list-item>
        <text:list-item>
          <text:p text:style-name="P451"><text:span text:style-name="T543">/usr/local/bin :</text:span><text:span text:style-name="T550"> </text:span><text:span text:style-name="T598">).</text:span></text:p>
        </text:list-item>
      </text:list>
      <text:p text:style-name="P168"><text:s/></text:p>
      <text:p text:style-name="P32">Ici, il s’agit de :</text:p>
      <text:list xml:id="list1330604934" text:style-name="L3">
        <text:list-item>
          <text:p text:style-name="P31">!<text:span text:style-name="T70">#/bin/bash</text:span></text:p>
        </text:list-item>
      </text:list>
      <text:p text:style-name="P167"/>
      <text:p text:style-name="P35">Pour <text:span text:style-name="T6">exécuter ce script avec</text:span>, par exemple,<text:span text:style-name="T7"> l’interpréteur</text:span> <text:span text:style-name="T683">S</text:span>hell <text:span text:style-name="T8">ZSH</text:span> <text:span text:style-name="T9">(généralement non-installé par défaut) une fois les modifications apportées au script, la modification à effectuer est la suivante :</text:span></text:p>
      <text:list xml:id="list3681399411" text:style-name="L4">
        <text:list-item>
          <text:p text:style-name="P33">!<text:span text:style-name="T71">#/bin/zsh</text:span></text:p>
        </text:list-item>
      </text:list>
      <text:p text:style-name="P34"/>
      <text:p text:style-name="P344"><text:span text:style-name="T379">Si vous souhaitez </text:span><text:span text:style-name="T380">consulter la liste des </text:span><text:span text:style-name="T384">interpréteurs </text:span><text:span text:style-name="T383">S</text:span><text:span text:style-name="T380">hell </text:span><text:span text:style-name="T381">déjà</text:span><text:span text:style-name="T380"> installés sur votre </text:span><text:span text:style-name="T382">système</text:span><text:span text:style-name="T380">, tapez la commande </text:span><text:span text:style-name="T52">cat /etc/shells</text:span><text:span text:style-name="T388"> </text:span><text:span text:style-name="T389">dans votre terminal.</text:span></text:p>
      <text:p text:style-name="P344"><text:span text:style-name="T390">Si vous cherchez un </text:span><text:span text:style-name="T391">interpréteur Shell en particulier, tapez dans votre terminal </text:span><text:span text:style-name="T76">which </text:span><text:span text:style-name="T89">nom_de_l’</text:span><text:span text:style-name="T78">interpréteur</text:span><text:span text:style-name="T391"> </text:span><text:span text:style-name="T394">(</text:span><text:span text:style-name="T392">ou, </text:span><text:span text:style-name="T393">si vous </text:span><text:span text:style-name="T395">préférez </text:span><text:span text:style-name="T79">ET</text:span><text:span text:style-name="T395"> que vous</text:span><text:span text:style-name="T393"> utilisez l’interface Bash,</text:span><text:span text:style-name="T392"> </text:span><text:span text:style-name="T77">command -v </text:span><text:span text:style-name="T90">nom_de_l’</text:span><text:span text:style-name="T78">interpréteur</text:span><text:span text:style-name="T394">)</text:span></text:p>
      <text:p text:style-name="P34"/>
      <text:p text:style-name="P165">Pour <text:span text:style-name="T482">parcourir la liste des dossiers servant de chemin de commandes et de fichiers exécutables, tapez </text:span><text:span text:style-name="T789">$PATH</text:span><text:span text:style-name="T377"> dans votre terminal (variable d’environnement parcourant les chemins des dossiers contenant les fichiers exécutables que vous appelez via votre terminal.</text:span></text:p>
      <text:p text:style-name="P166">Quand vous tapez une commande, votre terminal parcourt les chemins de tous les dossiers présents dans cette variable depuis la racine pour trouver l’exécutable appelé).</text:p>
      <text:p text:style-name="P164"/>
      <text:p text:style-name="P163">Si vous souhaitez <text:span text:style-name="T483">exécuter en ligne de commandes un fichier Shell dans n’importe quel dossier, il vous faut le déplacer vers un des dossiers parcourus par la variable d’environnement </text:span><text:span text:style-name="T789">$PATH</text:span><text:span text:style-name="T483">.</text:span></text:p>
      <text:p text:style-name="P34"><text:soft-page-break/></text:p>
      <text:p text:style-name="P6">2) Fonctionnalité<text:span text:style-name="T663">s du script </text:span>:</text:p>
      <text:p text:style-name="P162">Parmi ses fonctionnalités se trouvent : </text:p>
      <text:list xml:id="list953757342" text:style-name="L5">
        <text:list-item>
          <text:p text:style-name="P347"><text:span text:style-name="T282">Une compatibilité </text:span><text:span text:style-name="T283">étend</text:span><text:span text:style-name="T284">u</text:span><text:span text:style-name="T283">e </text:span><text:span text:style-name="T285">aux gestionnaires de paquets de</text:span><text:span text:style-name="T286"> </text:span><text:span text:style-name="T287">plusieurs </text:span><text:span text:style-name="T288">distributions </text:span><text:span text:style-name="T289">:</text:span></text:p>
          <text:list>
            <text:list-item>
              <text:p text:style-name="P349"><text:span text:style-name="T290">APT</text:span><text:span text:style-name="T281"> (</text:span><text:span text:style-name="T291">Debian, </text:span><text:span text:style-name="T281">Ubuntu, Mint, Kali)</text:span></text:p>
            </text:list-item>
            <text:list-item>
              <text:p text:style-name="P350"><text:span text:style-name="T292">DNF</text:span><text:span text:style-name="T281"> (</text:span><text:span text:style-name="T300">RHEL, </text:span><text:span text:style-name="T281">Fedora, </text:span><text:span text:style-name="T293">CentOS, </text:span><text:span text:style-name="T301">Mageia</text:span><text:span text:style-name="T281">)</text:span></text:p>
            </text:list-item>
            <text:list-item>
              <text:p text:style-name="P351"><text:span text:style-name="T294">Zypper (</text:span><text:span text:style-name="T281">OpenSUSE</text:span><text:span text:style-name="T294">)</text:span></text:p>
            </text:list-item>
            <text:list-item>
              <text:p text:style-name="P352"><text:span text:style-name="T295">Pacman</text:span><text:span text:style-name="T281"> (</text:span><text:span text:style-name="T296">Arch Linux, </text:span><text:span text:style-name="T281">Manjaro)</text:span></text:p>
            </text:list-item>
            <text:list-item>
              <text:p text:style-name="P353"><text:span text:style-name="T297">Emerge</text:span><text:span text:style-name="T281"> </text:span><text:span text:style-name="T298">(Gentoo)</text:span></text:p>
            </text:list-item>
          </text:list>
        </text:list-item>
      </text:list>
      <text:list xml:id="list2606867882" text:style-name="L6">
        <text:list-item>
          <text:p text:style-name="P348"><text:span text:style-name="T281">Une mise à jour des paquets, si celle-ci n'a pas été faite avant le lancement du script (important), </text:span><text:span text:style-name="T299">ainsi qu’un nettoyeur de paquets obsolètes</text:span><text:span text:style-name="T281">.</text:span></text:p>
        </text:list-item>
        <text:list-item>
          <text:p text:style-name="P183">L’installation de paquets depuis les dépôts officiels de votre distribution.</text:p>
        </text:list-item>
        <text:list-item>
          <text:p text:style-name="P184">L’installation de paquets depuis les dépôts <text:span text:style-name="T345">Snap</text:span></text:p>
        </text:list-item>
        <text:list-item>
          <text:p text:style-name="P36"><text:span text:style-name="T52">L’auto-suppression des </text:span><text:span text:style-name="T69">paquets obsolètes</text:span></text:p>
        </text:list-item>
      </text:list>
      <text:p text:style-name="P161"/>
      <text:p text:style-name="P5">3) <text:span text:style-name="T39">Organisation </text:span>du <text:span text:style-name="T374">script </text:span>:</text:p>
      <text:p text:style-name="P516">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515"/>
      <text:p text:style-name="P515"><text:span text:style-name="T499">La partie </text:span><text:span text:style-name="T16">3.1</text:span><text:span text:style-name="T136"> décrit le comportement des variables du fichier, tandis que l</text:span>a partie <text:span text:style-name="T13">3.</text:span><text:span text:style-name="T16">2</text:span> <text:span text:style-name="T498">décrit le fonctionnement de chaque fonction avec la liste de chaque paramètre. Enfin, la partie </text:span><text:span text:style-name="T17">3.3</text:span><text:span text:style-name="T133"> liste les appels des fonctions et vous aidera à mieux voir où éditer le script pour rajouter vos propres paquets.</text:span></text:p>
      <text:p text:style-name="P514"/>
      <text:p text:style-name="P15">3.<text:span text:style-name="T136">1</text:span>) <text:span text:style-name="T50">Description des variables et de leur fonctionnement :</text:span></text:p>
      <text:p text:style-name="P586"><text:span text:style-name="T156">Pour mieux </text:span><text:span text:style-name="T157">optimiser le script et le rendre </text:span><text:span text:style-name="T158">plus propre et</text:span><text:span text:style-name="T157"> plus <text:s/>lisible, par exemple, concernant la couleur d’affichage d</text:span><text:span text:style-name="T159">es messages </text:span><text:span text:style-name="T157">d</text:span><text:span text:style-name="T159">e sous-</text:span><text:span text:style-name="T157">étape</text:span><text:span text:style-name="T160">s</text:span><text:span text:style-name="T157"> dans les fonctions </text:span><text:span text:style-name="T769">*_echo</text:span><text:span text:style-name="T157">, j’ai créé des variables.</text:span></text:p>
      <text:p text:style-name="P506"/>
      <text:p text:style-name="P511">Le principe est simple : au lieu de réécrire l’encodage de la couleur et <text:span text:style-name="T375">d</text:span>es chevrons <text:span text:style-name="T500">pour différencier chaque texte</text:span>, on <text:span text:style-name="T840">enregistre</text:span> ces chaînes de caractère<text:span text:style-name="T839">s</text:span> dans une seule variable au nom lisible, et on écrit le nom de la variable avant un texte à écrire ou à un autre endroit en particulier du script.</text:p>
      <text:p text:style-name="P506"/>
      <text:p text:style-name="P511">Pour l’interpréteur Shell, c’est comme si on avait écrit en brut le contenu de la variable à l’endroit où cette dernière est appelée.</text:p>
      <text:p text:style-name="P506"/>
      <text:p text:style-name="P510">Le top du top, c’est qu’en plus, si on souhaite changer le contenu de la variable, alors on n’a qu’à le faire à un seul endroit <text:span text:style-name="T501">au lieu de plusieurs endroits à l’emplacement et au nombre variants, selon l’avancée du script</text:span>, et le tour est joué.</text:p>
      <text:p text:style-name="P506"/>
      <text:p text:style-name="P509">La liste des variables définies au début du fichier :</text:p>
      <text:p text:style-name="P509"/>
      <text:list xml:id="list844048357" text:style-name="L7">
        <text:list-item>
          <text:p text:style-name="P452"><text:span text:style-name="T506">3.</text:span><text:span text:style-name="T505">1.1) Variables d’arguments :</text:span></text:p>
        </text:list-item>
        <text:list-item>
          <text:p text:style-name="P369">SCRIPT_USER_NAME :</text:p>
          <text:list>
            <text:list-item>
              <text:list>
                <text:list-item>
                  <text:p text:style-name="P453">Variable <text:span text:style-name="T838">gardant en mémoire</text:span> le nom de l’utilisateur exécutant le script, passé en premier argument lors de l’exécution du script.</text:p>
                </text:list-item>
              </text:list>
            </text:list-item>
          </text:list>
        </text:list-item>
      </text:list>
      <text:p text:style-name="P508"/>
      <text:p text:style-name="P458"/>
      <text:list xml:id="list165232763579973" text:continue-numbering="true" text:style-name="L7">
        <text:list-item>
          <text:p text:style-name="P534"><text:span text:style-name="T506">3.1.</text:span><text:span text:style-name="T509">2</text:span><text:span text:style-name="T506">) </text:span><text:span text:style-name="T507">Variables de </text:span><text:span text:style-name="T508">paramétrage du </text:span><text:span text:style-name="T507">chronomètre :</text:span></text:p>
        </text:list-item>
      </text:list>
      <text:list xml:id="list1253199351" text:style-name="L8">
        <text:list-item>
          <text:p text:style-name="P394"><text:soft-page-break/>SCRIPT_SLEEP :</text:p>
          <text:list>
            <text:list-item>
              <text:list>
                <text:list-item>
                  <text:p text:style-name="P539"><text:span text:style-name="T164">Cette variable garde en mémoire la valeur en secondes de la commande de pause </text:span><text:span text:style-name="T172">sleep</text:span><text:span text:style-name="T165">. Ici, elle définit le temps de pause entre chaque affichage de texte du script à </text:span><text:span text:style-name="T173">0</text:span><text:span text:style-name="T172">,5</text:span><text:span text:style-name="T165"> secondes.</text:span></text:p>
                </text:list-item>
              </text:list>
            </text:list-item>
          </text:list>
        </text:list-item>
      </text:list>
      <text:p text:style-name="P457"/>
      <text:list xml:id="list165232515663947" text:continue-numbering="true" text:style-name="L8">
        <text:list-item>
          <text:p text:style-name="P392">SCRIPT_SLEEP_HEADER :</text:p>
          <text:list>
            <text:list-item>
              <text:list>
                <text:list-item>
                  <text:p text:style-name="P454"><text:span text:style-name="T841">Cette variable garde en mémoire la valeur en secondes de la commande de pause </text:span><text:span text:style-name="T62">sleep</text:span><text:span text:style-name="T137">. Ici, elle définit le temps de pause entre chaque grande étape du script à </text:span><text:span text:style-name="T62">1,5</text:span><text:span text:style-name="T137"> secondes.</text:span></text:p>
                </text:list-item>
              </text:list>
            </text:list-item>
          </text:list>
        </text:list-item>
      </text:list>
      <text:p text:style-name="P456"/>
      <text:list xml:id="list165232458531545" text:continue-numbering="true" text:style-name="L8">
        <text:list-item>
          <text:p text:style-name="P393">SCRIPT_SLEEP_INST :</text:p>
          <text:list>
            <text:list-item>
              <text:list>
                <text:list-item>
                  <text:p text:style-name="P455"><text:span text:style-name="T841">Cette variable garde en mémoire la valeur en secondes de la commande de pause </text:span><text:span text:style-name="T62">sleep</text:span><text:span text:style-name="T137">. Ici, elle définit le temps de pause entre chaque étape d’installation de paquets à </text:span><text:span text:style-name="T62">0,5</text:span><text:span text:style-name="T137"> secondes.</text:span></text:p>
                </text:list-item>
              </text:list>
            </text:list-item>
          </text:list>
        </text:list-item>
      </text:list>
      <text:p text:style-name="P456"/>
      <text:list xml:id="list165232094929740" text:continue-numbering="true" text:style-name="L8">
        <text:list-item>
          <text:p text:style-name="P393">SCRIPT_SLEEP_INST_CAT :</text:p>
          <text:list>
            <text:list-item>
              <text:list>
                <text:list-item>
                  <text:p text:style-name="P455"><text:span text:style-name="T841">Cette variable garde en mémoire la valeur en secondes de la commande de pause </text:span><text:span text:style-name="T62">sleep</text:span><text:span text:style-name="T137">. Ici, elle définit le temps de pause entre chaque étape d’installation des paquets selon leur catégorie à </text:span><text:span text:style-name="T62">1</text:span><text:span text:style-name="T137"> seconde.</text:span></text:p>
                </text:list-item>
              </text:list>
            </text:list-item>
          </text:list>
        </text:list-item>
      </text:list>
      <text:p text:style-name="P456"/>
      <text:list xml:id="list165233330011255" text:continue-numbering="true" text:style-name="L8">
        <text:list-item>
          <text:p text:style-name="P528">3.1.<text:span text:style-name="T723">3</text:span>) <text:span text:style-name="T493">Variables d’encodage de couleurs :</text:span></text:p>
        </text:list-item>
        <text:list-item>
          <text:p text:style-name="P393">SCRIPT_C_<text:span text:style-name="T952">CYAN</text:span>:</text:p>
          <text:list>
            <text:list-item>
              <text:list>
                <text:list-item>
                  <text:p text:style-name="P459"><text:span text:style-name="T842">Cette variable d</text:span>éfini<text:span text:style-name="T502">t</text:span> la couleur <text:span text:style-name="T140">de l’affichage du texte en bleu cyan.</text:span></text:p>
                </text:list-item>
              </text:list>
            </text:list-item>
          </text:list>
        </text:list-item>
      </text:list>
      <text:p text:style-name="P463"/>
      <text:list xml:id="list165232184684454" text:continue-numbering="true" text:style-name="L8">
        <text:list-item>
          <text:p text:style-name="P395">SCRIPT_C_JAUNE :</text:p>
          <text:list>
            <text:list-item>
              <text:list>
                <text:list-item>
                  <text:p text:style-name="P540"><text:span text:style-name="T166">Cette variable définit</text:span><text:span text:style-name="T167"> la couleur d’affichage </text:span><text:span text:style-name="T168">du texte en jaune.</text:span></text:p>
                </text:list-item>
              </text:list>
            </text:list-item>
          </text:list>
        </text:list-item>
      </text:list>
      <text:p text:style-name="P468"/>
      <text:list xml:id="list165232256879718" text:continue-numbering="true" text:style-name="L8">
        <text:list-item>
          <text:p text:style-name="P370"><text:span text:style-name="T704">SCRIPT_</text:span>C_<text:span text:style-name="T680">PACK_CATS </text:span>:</text:p>
          <text:list>
            <text:list-item>
              <text:list>
                <text:list-item>
                  <text:p text:style-name="P460"><text:span text:style-name="T843">Cette variable d</text:span>éfini<text:span text:style-name="T502">t</text:span> la couleur <text:span text:style-name="T140">de l’affichage des messages de passage à la prochaine catégorie de paquets (ici en bleu cyan).</text:span></text:p>
                </text:list-item>
              </text:list>
            </text:list-item>
          </text:list>
        </text:list-item>
      </text:list>
      <text:p text:style-name="P462"/>
      <text:list xml:id="list165233003799269" text:continue-numbering="true" text:style-name="L8">
        <text:list-item>
          <text:p text:style-name="P371"><text:span text:style-name="T704">SCRIPT_</text:span>C_RESET :</text:p>
          <text:list>
            <text:list-item>
              <text:list>
                <text:list-item>
                  <text:p text:style-name="P464"><text:span text:style-name="T844">Cette variable r</text:span>edéfini<text:span text:style-name="T503">t</text:span> la couleur d’affichage du texte selon <text:span text:style-name="T139">la couleur utilisée dans les options du profil du terminal.</text:span></text:p>
                </text:list-item>
              </text:list>
            </text:list-item>
          </text:list>
        </text:list-item>
      </text:list>
      <text:p text:style-name="P465"/>
      <text:list xml:id="list165232715572857" text:continue-numbering="true" text:style-name="L8">
        <text:list-item>
          <text:p text:style-name="P372"><text:span text:style-name="T704">SCRIPT_</text:span>C_ROUGE :</text:p>
          <text:list>
            <text:list-item>
              <text:list>
                <text:list-item>
                  <text:p text:style-name="P466"><text:span text:style-name="T843">Cette variable définit</text:span> la couleur d’affichage <text:span text:style-name="T138">du texte en rouge.</text:span></text:p>
                </text:list-item>
              </text:list>
            </text:list-item>
          </text:list>
        </text:list-item>
      </text:list>
      <text:p text:style-name="P467"/>
      <text:list xml:id="list165231987294521" text:continue-numbering="true" text:style-name="L8">
        <text:list-item>
          <text:p text:style-name="P373"><text:span text:style-name="T704">SCRIPT_</text:span>C_VERT :</text:p>
          <text:list>
            <text:list-item>
              <text:list>
                <text:list-item>
                  <text:p text:style-name="P466"><text:span text:style-name="T843">Cette variable définit</text:span> la couleur d’affichage <text:span text:style-name="T138">du texte en vert.</text:span></text:p>
                </text:list-item>
              </text:list>
            </text:list-item>
          </text:list>
        </text:list-item>
      </text:list>
      <text:p text:style-name="P467"/>
      <text:list xml:id="list165233104743031" text:continue-numbering="true" text:style-name="L8">
        <text:list-item>
          <text:p text:style-name="P529">3.1.<text:span text:style-name="T724">4</text:span>) Variables de dossiers et <text:span text:style-name="T710">de</text:span> fichiers :</text:p>
        </text:list-item>
        <text:list-item>
          <text:p text:style-name="P374">SCRIPT_<text:span text:style-name="T894">HOMEDIR</text:span>:</text:p>
          <text:list>
            <text:list-item>
              <text:list>
                <text:list-item>
                  <text:p text:style-name="P512">Cette variable enregistre en mémoire le chemin du dossier personnel de l’util<text:span text:style-name="T903">i</text:span>sateur.</text:p>
                </text:list-item>
              </text:list>
            </text:list-item>
          </text:list>
        </text:list-item>
      </text:list>
      <text:p text:style-name="P513"/>
      <text:list xml:id="list165232133192813" text:continue-numbering="true" text:style-name="L8">
        <text:list-item>
          <text:p text:style-name="P380">SCRIPT_<text:span text:style-name="T707">TMPDIR :</text:span></text:p>
          <text:list>
            <text:list-item>
              <text:list>
                <text:list-item>
                  <text:p text:style-name="P469"><text:span text:style-name="T845">Cette variable enregistre en mémoire</text:span> <text:span text:style-name="T708">le nom du dossier temporaire </text:span><text:span text:style-name="T83">Linux-reinstall.tmp.d</text:span><text:span text:style-name="T708"> dans le dossier /tmp.</text:span></text:p>
                </text:list-item>
              </text:list>
            </text:list-item>
          </text:list>
        </text:list-item>
      </text:list>
      <text:p text:style-name="P474"/>
      <text:list xml:id="list165232929352570" text:continue-numbering="true" text:style-name="L8">
        <text:list-item>
          <text:p text:style-name="P375">SCRIPT_TMPPATH :</text:p>
          <text:list>
            <text:list-item>
              <text:list>
                <text:list-item>
                  <text:p text:style-name="P475"><text:span text:style-name="T845">Cette variable enregistre en mémoire</text:span> le chemin du <text:span text:style-name="T713">dossier </text:span><text:span text:style-name="T84">Linux-reinstall.tmp.d</text:span><text:span text:style-name="T713"> (/usr).</text:span></text:p>
                </text:list-item>
              </text:list>
            </text:list-item>
          </text:list>
        </text:list-item>
      </text:list>
      <text:p text:style-name="P473"><text:soft-page-break/></text:p>
      <text:list xml:id="list165232714095899" text:continue-numbering="true" text:style-name="L8">
        <text:list-item>
          <text:p text:style-name="P376">SCRIPT_<text:span text:style-name="T904">LOG</text:span> :</text:p>
          <text:list>
            <text:list-item>
              <text:list>
                <text:list-item>
                  <text:p text:style-name="P477">Cette variable enregistre en mémoire le nom du fichier de logs créé par le script</text:p>
                </text:list-item>
              </text:list>
            </text:list-item>
          </text:list>
        </text:list-item>
      </text:list>
      <text:p text:style-name="P472"/>
      <text:list xml:id="list165232472427733" text:continue-numbering="true" text:style-name="L8">
        <text:list-item>
          <text:p text:style-name="P377">SCRIPT_<text:span text:style-name="T905">LOGPARENT</text:span> :</text:p>
          <text:list>
            <text:list-item>
              <text:list>
                <text:list-item>
                  <text:p text:style-name="P478">Cette variable enregistre en mémoire le nom du dossier parent du fichier de logs.</text:p>
                </text:list-item>
              </text:list>
            </text:list-item>
          </text:list>
        </text:list-item>
      </text:list>
      <text:p text:style-name="P471"/>
      <text:list xml:id="list165233640927407" text:continue-numbering="true" text:style-name="L8">
        <text:list-item>
          <text:p text:style-name="P378">SCRIPT_<text:span text:style-name="T906">LOG</text:span>PATH :</text:p>
          <text:list>
            <text:list-item>
              <text:list>
                <text:list-item>
                  <text:p text:style-name="P479">Cette variable enregistre en mémoire le chemin depuis la racine du fichier de logs.</text:p>
                </text:list-item>
              </text:list>
            </text:list-item>
          </text:list>
        </text:list-item>
      </text:list>
      <text:p text:style-name="P470"/>
      <text:list xml:id="list165233451047181" text:continue-numbering="true" text:style-name="L8">
        <text:list-item>
          <text:p text:style-name="P379">SCRIPT_<text:span text:style-name="T907">REDIRECT</text:span> :</text:p>
          <text:list>
            <text:list-item>
              <text:list>
                <text:list-item>
                  <text:p text:style-name="P480">Cette variable enregistre en mémoire le mode de redirection de chaque sortie de commande, ainsi que la redirection vers l’écran et le fichier de logs via la commande tee -a.</text:p>
                </text:list-item>
              </text:list>
            </text:list-item>
          </text:list>
        </text:list-item>
      </text:list>
      <text:p text:style-name="P476"/>
      <text:list xml:id="list165233355944253" text:continue-numbering="true" text:style-name="L8">
        <text:list-item>
          <text:p text:style-name="P530">3.1.<text:span text:style-name="T725">5</text:span>) Variables de ressources :</text:p>
        </text:list-item>
        <text:list-item>
          <text:p text:style-name="P381">SCRIPT_REPO :</text:p>
          <text:list>
            <text:list-item>
              <text:list>
                <text:list-item>
                  <text:p text:style-name="P481"><text:span text:style-name="T845">Cette variable enregistre en mémoire</text:span> le chemin vers <text:span text:style-name="T711">mon répertoire Github</text:span></text:p>
                </text:list-item>
              </text:list>
            </text:list-item>
          </text:list>
        </text:list-item>
      </text:list>
      <text:p text:style-name="P467"/>
      <text:list xml:id="list165232908146165" text:continue-numbering="true" text:style-name="L8">
        <text:list-item>
          <text:p text:style-name="P531">3.1.<text:span text:style-name="T726">6</text:span>) <text:span text:style-name="T494">Variables d’affichage de texte :</text:span></text:p>
        </text:list-item>
        <text:list-item>
          <text:p text:style-name="P390"><text:span text:style-name="T130">SCRIPT_</text:span><text:span text:style-name="T131">HEADER_</text:span><text:span text:style-name="T129">LINE_CHAR :</text:span> </text:p>
          <text:list>
            <text:list-item>
              <text:list>
                <text:list-item>
                  <text:p text:style-name="P482"><text:span text:style-name="T845">Cette variable enregistre en mémoire</text:span> <text:span text:style-name="T67">LE</text:span> caractère affiché sur <text:span text:style-name="T369">la longueur des deux </text:span>ligne<text:span text:style-name="T369">s</text:span> du header.</text:p>
                </text:list-item>
              </text:list>
            </text:list-item>
          </text:list>
        </text:list-item>
      </text:list>
      <text:p text:style-name="P485"/>
      <text:list xml:id="list165233406378095" text:continue-numbering="true" text:style-name="L8">
        <text:list-item>
          <text:list>
            <text:list-item>
              <text:list>
                <text:list-item>
                  <text:p text:style-name="P486">Enregistrer plus d’un caractère dans cette variable aura pour résultat d’afficher le même nombre de lignes que le nombre de caractères enregistrés.</text:p>
                </text:list-item>
              </text:list>
            </text:list-item>
          </text:list>
        </text:list-item>
      </text:list>
      <text:p text:style-name="P484"/>
      <text:list xml:id="list165232646204782" text:continue-numbering="true" text:style-name="L8">
        <text:list-item>
          <text:list>
            <text:list-item>
              <text:list>
                <text:list-item>
                  <text:p text:style-name="P483"><text:span text:style-name="T846">Par exemple, si le deuxième caractère est une dièse (</text:span><text:span text:style-name="T66">#</text:span><text:span text:style-name="T504">), une deuxième ligne affichant des dièses sera affichée.</text:span></text:p>
                </text:list-item>
              </text:list>
            </text:list-item>
          </text:list>
        </text:list-item>
      </text:list>
      <text:p text:style-name="P461"/>
      <text:list xml:id="list165232195733515" text:continue-numbering="true" text:style-name="L8">
        <text:list-item>
          <text:p text:style-name="P382"><text:span text:style-name="T704">SCRIPT_COLS </text:span>:</text:p>
          <text:list>
            <text:list-item>
              <text:list>
                <text:list-item>
                  <text:p text:style-name="P487"><text:span text:style-name="T847">Cette v</text:span>ariable <text:span text:style-name="T849">enregistre la commande </text:span><text:span text:style-name="T104">tput cols</text:span><text:span text:style-name="T850">, </text:span>affich<text:span text:style-name="T851">ant le nombre </text:span>de colonnes <text:span text:style-name="T852">sur une ligne du terminal</text:span>.</text:p>
                </text:list-item>
              </text:list>
            </text:list-item>
          </text:list>
        </text:list-item>
      </text:list>
      <text:p text:style-name="P461"/>
      <text:list xml:id="list165232540739048" text:continue-numbering="true" text:style-name="L8">
        <text:list-item>
          <text:p text:style-name="P383"><text:span text:style-name="T704">SCRIPT_HASH </text:span>:</text:p>
          <text:list>
            <text:list-item>
              <text:list>
                <text:list-item>
                  <text:p text:style-name="P488"><text:span text:style-name="T848">Cette v</text:span>ariable <text:span text:style-name="T853">enregistre en mémoire</text:span> <text:span text:style-name="T853">une chaîne de caractères composée de </text:span>cinq dièses.</text:p>
                </text:list-item>
              </text:list>
            </text:list-item>
          </text:list>
        </text:list-item>
      </text:list>
      <text:p text:style-name="P489"/>
      <text:list xml:id="list165232436468058" text:continue-numbering="true" text:style-name="L8">
        <text:list-item>
          <text:list>
            <text:list-item>
              <text:list>
                <text:list-item>
                  <text:p text:style-name="P488">Elle est utilisée pendant l’étape d’installation des paquets pour gérer l’affichage des dièses autour des messages de passage aux autres catégorie de paquets.</text:p>
                </text:list-item>
              </text:list>
            </text:list-item>
          </text:list>
        </text:list-item>
      </text:list>
      <text:p text:style-name="P461"/>
      <text:list xml:id="list165232759625490" text:continue-numbering="true" text:style-name="L8">
        <text:list-item>
          <text:p text:style-name="P384"><text:span text:style-name="T704">SCRIPT_</text:span>TAB :</text:p>
          <text:list>
            <text:list-item>
              <text:list>
                <text:list-item>
                  <text:p text:style-name="P490"><text:span text:style-name="T854">Cette variable enregistre en mémoire une chaîne de caractères composée de quatre chevrons fermants. Elle est utilisée pour écrire </text:span>de<text:span text:style-name="T372">s</text:span> chevrons avant <text:span text:style-name="T141">l’affichage d’un texte.</text:span></text:p>
                </text:list-item>
              </text:list>
            </text:list-item>
          </text:list>
        </text:list-item>
      </text:list>
      <text:p text:style-name="P491"/>
      <text:list xml:id="list165232910177126" text:continue-numbering="true" text:style-name="L8">
        <text:list-item>
          <text:p text:style-name="P385"><text:span text:style-name="T704">SCRIPT_</text:span>J_TAB :</text:p>
          <text:list>
            <text:list-item>
              <text:list>
                <text:list-item>
                  <text:p text:style-name="P492"><text:span text:style-name="T855">Cette variable appelle</text:span> <text:span text:style-name="T142">la variable d’encodage de couleurs </text:span><text:span text:style-name="T788">SCRIPT_</text:span><text:span text:style-name="T780">C_JAUNE</text:span><text:span text:style-name="T142">, puis la variable </text:span><text:span text:style-name="T788">SCRIPT_</text:span><text:span text:style-name="T780">TAB</text:span><text:span text:style-name="T142">, pour afficher les chevrons en jaune.</text:span></text:p>
                </text:list-item>
              </text:list>
            </text:list-item>
          </text:list>
        </text:list-item>
      </text:list>
      <text:p text:style-name="P495"/>
      <text:list xml:id="list165232099103529" text:continue-numbering="true" text:style-name="L8">
        <text:list-item>
          <text:list>
            <text:list-item>
              <text:list>
                <text:list-item>
                  <text:p text:style-name="P494"><text:span text:style-name="T856">Elle est appelée </text:span>pour définir l’affichage de chaque message de passage à la prochaine sous-étape.</text:p>
                </text:list-item>
              </text:list>
            </text:list-item>
          </text:list>
        </text:list-item>
      </text:list>
      <text:p text:style-name="P493"><text:soft-page-break/></text:p>
      <text:list xml:id="list165232649139483" text:continue-numbering="true" text:style-name="L8">
        <text:list-item>
          <text:p text:style-name="P386"><text:span text:style-name="T704">SCRIPT_</text:span>R_TAB :</text:p>
          <text:list>
            <text:list-item>
              <text:list>
                <text:list-item>
                  <text:p text:style-name="P496"><text:span text:style-name="T859">Cette variable reprend le m</text:span>ême principe que pour <text:span text:style-name="T144">la variable </text:span><text:span text:style-name="T787">SCRIPT_</text:span><text:span text:style-name="T778">J_TAB</text:span>, <text:span text:style-name="T143">mais en appelant la variable </text:span><text:span text:style-name="T788">SCRIPT_</text:span><text:span text:style-name="T785">C_ROUGE</text:span><text:span text:style-name="T857"> (la variable enregistrant l’encodage de la couleur des caractères en rouge), avec un deuxième appel de la variable </text:span><text:span text:style-name="T788">SCRIPT_</text:span><text:span text:style-name="T781">TAB</text:span><text:span text:style-name="T143"> pour différencier d’un message de changement de sous-étape.</text:span></text:p>
                </text:list-item>
              </text:list>
            </text:list-item>
          </text:list>
        </text:list-item>
      </text:list>
      <text:p text:style-name="P499"/>
      <text:list xml:id="list165233080025298" text:continue-numbering="true" text:style-name="L8">
        <text:list-item>
          <text:list>
            <text:list-item>
              <text:list>
                <text:list-item>
                  <text:p text:style-name="P498"><text:span text:style-name="T858">Elle est appelée</text:span> pour définir l’affichage de chaque message d’erreurs de la sous-étape effectuée.</text:p>
                </text:list-item>
              </text:list>
            </text:list-item>
          </text:list>
        </text:list-item>
      </text:list>
      <text:p text:style-name="P497"/>
      <text:list xml:id="list165232105648524" text:continue-numbering="true" text:style-name="L8">
        <text:list-item>
          <text:p text:style-name="P387"><text:span text:style-name="T704">SCRIPT_</text:span>V_TAB :</text:p>
          <text:list>
            <text:list-item>
              <text:list>
                <text:list-item>
                  <text:p text:style-name="P500"><text:span text:style-name="T860">Cette variable reprend le m</text:span>ême principe que pour la variable <text:span text:style-name="T788">SCRIPT_</text:span><text:span text:style-name="T786">R</text:span><text:span text:style-name="T782">_TAB</text:span><text:span text:style-name="T145"> pour afficher du texte vert.</text:span></text:p>
                </text:list-item>
              </text:list>
            </text:list-item>
          </text:list>
        </text:list-item>
      </text:list>
      <text:p text:style-name="P503"/>
      <text:list xml:id="list165231979163654" text:continue-numbering="true" text:style-name="L8">
        <text:list-item>
          <text:list>
            <text:list-item>
              <text:list>
                <text:list-item>
                  <text:p text:style-name="P502">Utilisée pour définir l’affichage de chaque message de succès de la sous-étape effectuée.</text:p>
                </text:list-item>
              </text:list>
            </text:list-item>
          </text:list>
        </text:list-item>
      </text:list>
      <text:p text:style-name="P501"/>
      <text:list xml:id="list165232085664875" text:continue-numbering="true" text:style-name="L8">
        <text:list-item>
          <text:p text:style-name="P389"><text:span text:style-name="T704">SCRIPT_</text:span>VOID :</text:p>
          <text:list>
            <text:list-item>
              <text:list>
                <text:list-item>
                  <text:p text:style-name="P541"><text:span text:style-name="T161">Au lieu de taper </text:span><text:span text:style-name="T169">« echo "" »</text:span><text:span text:style-name="T161"> </text:span><text:span text:style-name="T162">à chaque saut de ligne supplémentaire, on appelle cette variable en tant qu’argument de la commande </text:span><text:span text:style-name="T170">echo</text:span><text:span text:style-name="T162"> pour que ce saut de ligne soit plus clair à l’utilisateur, comme ceci → </text:span><text:span text:style-name="T171">echo "</text:span><text:span text:style-name="T808">$</text:span><text:span text:style-name="T809">SCRIPT_</text:span><text:span text:style-name="T808">VOID</text:span><text:span text:style-name="T171">"</text:span><text:span text:style-name="T163">.</text:span></text:p>
                </text:list-item>
              </text:list>
            </text:list-item>
          </text:list>
        </text:list-item>
      </text:list>
      <text:p text:style-name="P507"/>
      <text:list xml:id="list165231988331218" text:continue-numbering="true" text:style-name="L8">
        <text:list-item>
          <text:p text:style-name="P532">3.1.<text:span text:style-name="T727">7</text:span>) <text:span text:style-name="T494">Variables de version:</text:span></text:p>
        </text:list-item>
        <text:list-item>
          <text:p text:style-name="P388"><text:span text:style-name="T673">SCRIPT_VERSION</text:span> :</text:p>
          <text:list>
            <text:list-item>
              <text:list>
                <text:list-item>
                  <text:p text:style-name="P504"><text:span text:style-name="T862">Cette variable enregistre en mémoire</text:span> le numéro de la version actuelle du script. Elle<text:span text:style-name="T861"> n’est appelée que dans le header de bienvenue affiché au lancement du script.</text:span></text:p>
                </text:list-item>
              </text:list>
            </text:list-item>
          </text:list>
        </text:list-item>
      </text:list>
      <text:p text:style-name="P506"/>
      <text:p text:style-name="P15">3.<text:span text:style-name="T136">2</text:span>) <text:span text:style-name="T50">Description des fonctions du script :</text:span></text:p>
      <text:p text:style-name="P160">Pour mieux <text:span text:style-name="T11">organiser le fichier, j’ai créé des fonctions (des blocs d’instructions envoyées au processeur) pour chaque étape du script.</text:span></text:p>
      <text:p text:style-name="P160"/>
      <text:p text:style-name="P156">Certaines <text:span text:style-name="T40">fonctions</text:span> ne sont <text:span text:style-name="T41">utilisées</text:span> qu’une fois (pour garder le code indenté, <text:span text:style-name="T38">plus agréable à lire</text:span> et <text:span text:style-name="T692">beaucoup mieux</text:span> organisé), <text:span text:style-name="T42">tandis que </text:span>d’autres sont appelées à plusieurs reprises <text:span text:style-name="T52">*</text:span>.</text:p>
      <text:p text:style-name="P593"/>
      <text:p text:style-name="P158"/>
      <text:p text:style-name="P1"><text:span text:style-name="T52">*</text:span> <text:span text:style-name="T695">C’est </text:span><text:span text:style-name="T697">LE</text:span><text:span text:style-name="T693"> </text:span>principe même d’une fonction, <text:span text:style-name="T694">servant à</text:span> éviter de retaper plusieurs fois <text:span text:style-name="T696">EXACTEMENT</text:span> le même code <text:span text:style-name="T679">(surtout s’il est long) et à réinventer la roue, par exemple, en C, en redéfinissant la fonction d’affichage de chaînes de caractères </text:span><text:span text:style-name="T770">printf(</text:span><text:span text:style-name="T771">)</text:span><text:span text:style-name="T679"> (ainsi que ses appels de fonctions).</text:span></text:p>
      <text:p text:style-name="P1"/>
      <text:p text:style-name="P159">Lisez le code source de cette fonction <text:span text:style-name="T705">(et celui des appels de fonctions) </text:span>pour vous donner une idée </text:p>
      <text:p text:style-name="P1"><text:span text:style-name="T679">→ </text:span><text:a xlink:type="simple" xlink:href="https://github.com/lattera/glibc/blob/master/stdio-common/printf.c" text:style-name="Internet_20_link" text:visited-style-name="Visited_20_Internet_20_Link"><text:span text:style-name="T679">https://github.com/lattera/glibc/blob/master/stdio-common/printf.c</text:span></text:a></text:p>
      <text:p text:style-name="P592"/>
      <text:p text:style-name="P157"/>
      <text:p text:style-name="P154">Elles sont appelées <text:span text:style-name="T43">et exécutées</text:span> tout à la fin du fichier, <text:span text:style-name="T44">rappelées dans les fonctions si besoin,</text:span> et s’exécutent dans l’ordre, de haut en bas.</text:p>
      <text:p text:style-name="P154"/>
      <text:p text:style-name="P139">La liste des <text:span text:style-name="T49">fonctions sur toute la longueur du script :</text:span></text:p>
      <text:p text:style-name="P13"/>
      <text:p text:style-name="P585"/>
      <text:list xml:id="list2573177752" text:style-name="L9">
        <text:list-item>
          <text:p text:style-name="P18"><text:soft-page-break/><text:span text:style-name="T651">3.2.</text:span><text:span text:style-name="T652">1</text:span><text:span text:style-name="T651">) </text:span><text:span text:style-name="T653">Fonctions indépendantes de l’avancement du script:</text:span></text:p>
        </text:list-item>
      </text:list>
      <text:list xml:id="list3238203565" text:style-name="L10">
        <text:list-item>
          <text:p text:style-name="P535"><text:span text:style-name="T510">3.2.</text:span><text:span text:style-name="T514">1.</text:span><text:span text:style-name="T511">1</text:span><text:span text:style-name="T510">) </text:span><text:span text:style-name="T512">D</text:span><text:span text:style-name="T513">éfinition des fonctions de décoration du script :</text:span></text:p>
        </text:list-item>
        <text:list-item>
          <text:p text:style-name="P537"><text:span text:style-name="T657">Note :</text:span><text:span text:style-name="T656"> </text:span><text:span text:style-name="T655">T</text:span><text:span text:style-name="T654">outes les fonctions suivantes prennent au moins un paramètre et peuvent être réutilisées autant de fois que nécessaire pendant toute l’exécution du programme de réinstallation.</text:span></text:p>
        </text:list-item>
      </text:list>
      <text:p text:style-name="P538"><text:span text:style-name="T654"/></text:p>
      <text:list xml:id="list1076759129" text:style-name="L11">
        <text:list-item>
          <text:p text:style-name="P417"><text:span text:style-name="T367">j_</text:span><text:span text:style-name="T366">echo() :</text:span></text:p>
          <text:list>
            <text:list-item>
              <text:list>
                <text:list-item>
                  <text:p text:style-name="P185"><text:span text:style-name="T497">Description</text:span><text:span text:style-name="T496"> :</text:span></text:p>
                  <text:list>
                    <text:list-item>
                      <text:p text:style-name="P186"><text:span text:style-name="T912">Cette fonction affiche un message de changement de sous-étape coloré en jaune, précédé par quatre chevrons </text:span><text:span text:style-name="T106">« </text:span><text:span text:style-name="T107">inférieu</text:span><text:span text:style-name="T108">r</text:span><text:span text:style-name="T107"> à »</text:span><text:span text:style-name="T424"> </text:span><text:span text:style-name="T425">pour </text:span><text:span text:style-name="T431">le </text:span><text:span text:style-name="T425">différencier </text:span><text:span text:style-name="T426">des messages </text:span><text:span text:style-name="T427">envoyés par les </text:span><text:span text:style-name="T428">programmes appelés par chaque commande.</text:span></text:p>
                    </text:list-item>
                  </text:list>
                </text:list-item>
              </text:list>
            </text:list-item>
          </text:list>
        </text:list-item>
      </text:list>
      <text:p text:style-name="P194"/>
      <text:list xml:id="list165232016882298" text:continue-numbering="true" text:style-name="L11">
        <text:list-item>
          <text:list>
            <text:list-item>
              <text:list>
                <text:list-item>
                  <text:list>
                    <text:list-item>
                      <text:p text:style-name="P186"><text:span text:style-name="T437">Toutes les</text:span><text:span text:style-name="T433"> sortie</text:span><text:span text:style-name="T437">s</text:span><text:span text:style-name="T433"> de commande</text:span><text:span text:style-name="T440">s</text:span><text:span text:style-name="T432"> </text:span><text:span text:style-name="T438">sont</text:span><text:span text:style-name="T432"> </text:span><text:span text:style-name="T442">redirigées</text:span><text:span text:style-name="T434"> à la fois vers</text:span><text:span text:style-name="T432"> le terminal et dans </text:span><text:span text:style-name="T456">le</text:span><text:span text:style-name="T432"> fichier de logs.</text:span></text:p>
                    </text:list-item>
                  </text:list>
                </text:list-item>
              </text:list>
            </text:list-item>
          </text:list>
        </text:list-item>
      </text:list>
      <text:p text:style-name="P190"/>
      <text:list xml:id="list165233842053598" text:continue-numbering="true" text:style-name="L11">
        <text:list-item>
          <text:list>
            <text:list-item>
              <text:list>
                <text:list-item>
                  <text:p text:style-name="P196">Paramètre :</text:p>
                  <text:list>
                    <text:list-item>
                      <text:p text:style-name="P187"><text:span text:style-name="T790">j_string</text:span><text:span text:style-name="T495"> → </text:span><text:span text:style-name="T153">Cette variable récupère</text:span><text:span text:style-name="T154"> la chaîne de caractères du message à affiche</text:span><text:span text:style-name="T155">r</text:span>.</text:p>
                    </text:list-item>
                  </text:list>
                </text:list-item>
              </text:list>
            </text:list-item>
          </text:list>
        </text:list-item>
      </text:list>
      <text:p text:style-name="P190"/>
      <text:list xml:id="list165233401282239" text:continue-numbering="true" text:style-name="L11">
        <text:list-item>
          <text:list>
            <text:list-item>
              <text:list>
                <text:list-item>
                  <text:p text:style-name="P201">Fonctionnement :</text:p>
                  <text:list>
                    <text:list-item>
                      <text:p text:style-name="P542"><text:span text:style-name="T629">Cette </text:span><text:span text:style-name="T630">fonction appelle la variable </text:span><text:span text:style-name="T820">SCRIPT_</text:span><text:span text:style-name="T819">J_TAB</text:span><text:span text:style-name="T630"> avant chaque message pour le colorer en jaune </text:span><text:span text:style-name="T634">et afficher les quatre chevrons</text:span><text:span text:style-name="T630">, puis l</text:span><text:span text:style-name="T631">e paramètre</text:span><text:span text:style-name="T630"> </text:span><text:span text:style-name="T821">j</text:span><text:span text:style-name="T819">_string</text:span><text:span text:style-name="T630"> </text:span><text:span text:style-name="T632">pour afficher le message </text:span><text:span text:style-name="T635">passé en argument lors de l’appel de la fonction. </text:span><text:span text:style-name="T644">Enfin, l</text:span><text:span text:style-name="T641">a fonction finit par </text:span><text:span text:style-name="T635">appeler</text:span><text:span text:style-name="T633"> </text:span><text:span text:style-name="T630">la variable </text:span><text:span text:style-name="T820">SCRIPT_</text:span><text:span text:style-name="T819">C_RESET</text:span><text:span text:style-name="T648"> </text:span><text:span text:style-name="T649">pour</text:span><text:span text:style-name="T630"> </text:span><text:span text:style-name="T642">réinitialiser la couleur de </text:span><text:span text:style-name="T630">tout texte suivant </text:span><text:span text:style-name="T643">à</text:span><text:span text:style-name="T630"> la couleur par défaut du terminal.</text:span></text:p>
                    </text:list-item>
                  </text:list>
                </text:list-item>
              </text:list>
            </text:list-item>
          </text:list>
        </text:list-item>
      </text:list>
      <text:p text:style-name="P191"/>
      <text:list xml:id="list165232328358209" text:continue-numbering="true" text:style-name="L11">
        <text:list-item>
          <text:list>
            <text:list-item>
              <text:list>
                <text:list-item>
                  <text:list>
                    <text:list-item>
                      <text:p text:style-name="P563"><text:span text:style-name="T645">Pendant tout le processus</text:span><text:span text:style-name="T628">, </text:span><text:span text:style-name="T636">chaque sortie </text:span><text:span text:style-name="T637">de chaque commande (</text:span><text:span text:style-name="T627">STDOUT</text:span><text:span text:style-name="T637"> et </text:span><text:span text:style-name="T627">STDERR</text:span><text:span text:style-name="T637">) </text:span><text:span text:style-name="T638">est </text:span><text:span text:style-name="T646">redirigée</text:span><text:span text:style-name="T638"> vers le terminal </text:span><text:span text:style-name="T639">et vers </text:span><text:span text:style-name="T647">le</text:span><text:span text:style-name="T639"> fichier de logs via la </text:span><text:span text:style-name="T640">commande </text:span><text:span text:style-name="T626">« 2&gt;&amp;1 | tee -a "$SCRIPT_LOGPATH" »</text:span><text:span text:style-name="T650">.</text:span></text:p>
                    </text:list-item>
                  </text:list>
                </text:list-item>
              </text:list>
            </text:list-item>
          </text:list>
        </text:list-item>
      </text:list>
      <text:p text:style-name="P128"/>
      <text:list xml:id="list165234137482638" text:continue-numbering="true" text:style-name="L11">
        <text:list-item>
          <text:list>
            <text:list-item>
              <text:list>
                <text:list-item>
                  <text:p text:style-name="P229">Utilisation :</text:p>
                  <text:list>
                    <text:list-item>
                      <text:p text:style-name="P133">Utilisez cette fonction pour afficher un message de passage à une nouvelle sous-étape d’un programme.</text:p>
                    </text:list-item>
                  </text:list>
                </text:list-item>
              </text:list>
            </text:list-item>
          </text:list>
        </text:list-item>
      </text:list>
      <text:p text:style-name="P132"/>
      <text:list xml:id="list165233354944222" text:continue-numbering="true" text:style-name="L11">
        <text:list-item>
          <text:p text:style-name="P447"><text:span text:style-name="T593">r</text:span><text:span text:style-name="T594">_</text:span><text:span text:style-name="T595">echo_</text:span><text:span text:style-name="T596">nolog</text:span><text:span text:style-name="T595">() :</text:span></text:p>
          <text:list>
            <text:list-item>
              <text:list>
                <text:list-item>
                  <text:p text:style-name="P202">Description :</text:p>
                  <text:list>
                    <text:list-item>
                      <text:p text:style-name="P37">Cette fonction affiche un message d’erreur <text:span text:style-name="T926">coloré en rouge, précédé de huit chevrons </text:span><text:span text:style-name="T109">« </text:span><text:span text:style-name="T110">inférieur à »</text:span><text:span text:style-name="T429"> pour le différencier des messages de changement </text:span><text:span text:style-name="T430">de sous-étapes.</text:span></text:p>
                    </text:list-item>
                  </text:list>
                </text:list-item>
              </text:list>
            </text:list-item>
          </text:list>
        </text:list-item>
      </text:list>
      <text:p text:style-name="P264"/>
      <text:list xml:id="list165232061646788" text:continue-numbering="true" text:style-name="L11">
        <text:list-item>
          <text:list>
            <text:list-item>
              <text:list>
                <text:list-item>
                  <text:list>
                    <text:list-item>
                      <text:p text:style-name="P38"><text:span text:style-name="T439">Aucune </text:span><text:span text:style-name="T435">sortie de commande</text:span><text:span text:style-name="T441">s</text:span><text:span text:style-name="T435"> </text:span><text:span text:style-name="T436">n’</text:span><text:span text:style-name="T435">est </text:span><text:span text:style-name="T876">redirigée</text:span><text:span text:style-name="T871"> dans </text:span><text:span text:style-name="T877">le</text:span><text:span text:style-name="T871"> fichier de logs. </text:span><text:span text:style-name="T873">L</text:span><text:span text:style-name="T872">a fonction </text:span><text:span text:style-name="T772">r_echo</text:span><text:span text:style-name="T773">()</text:span><text:span text:style-name="T872"> s’en charge</text:span><text:span text:style-name="T871">.</text:span></text:p>
                    </text:list-item>
                  </text:list>
                </text:list-item>
              </text:list>
            </text:list-item>
          </text:list>
        </text:list-item>
      </text:list>
      <text:p text:style-name="P193"/>
      <text:list xml:id="list165233581746807" text:continue-numbering="true" text:style-name="L11">
        <text:list-item>
          <text:list>
            <text:list-item>
              <text:list>
                <text:list-item>
                  <text:p text:style-name="P202">Paramètre :</text:p>
                  <text:list>
                    <text:list-header>
                      <text:p text:style-name="P42"><text:span text:style-name="T778">r_</text:span><text:span text:style-name="T792">n</text:span><text:span text:style-name="T778">_string</text:span> → <text:span text:style-name="T927">Cette variable</text:span><text:span text:style-name="T147"> récupère</text:span><text:span text:style-name="T148"> la chaîne de caractères du message </text:span><text:span text:style-name="T150">d’erreur</text:span><text:span text:style-name="T148"> à affiche</text:span><text:span text:style-name="T149">r</text:span><text:span text:style-name="T869">.</text:span></text:p>
                    </text:list-header>
                  </text:list>
                </text:list-item>
              </text:list>
            </text:list-item>
          </text:list>
        </text:list-item>
      </text:list>
      <text:p text:style-name="P189"/>
      <text:list xml:id="list165233410849192" text:continue-numbering="true" text:style-name="L11">
        <text:list-item>
          <text:list>
            <text:list-item>
              <text:list>
                <text:list-item>
                  <text:p text:style-name="P202">Fonctionnement :</text:p>
                  <text:list>
                    <text:list-item>
                      <text:p text:style-name="P44">Cette fonction appelle <text:span text:style-name="T928">la variable </text:span><text:span text:style-name="T791">SCRIPT_R_TAB</text:span><text:span text:style-name="T928"> avant chaque message pour le colorer en rouge et afficher les huit chevrons, puis le paramètre </text:span><text:span text:style-name="T791">r_</text:span><text:span text:style-name="T792">n</text:span><text:span text:style-name="T791">_string</text:span><text:span text:style-name="T928"> pour afficher le message passé en argument lors de l’appel de la fonction. Enfin, la fonction finit par </text:span><text:soft-page-break/><text:span text:style-name="T879">appeler</text:span><text:span text:style-name="T880"> </text:span><text:span text:style-name="T881">la variable </text:span><text:span text:style-name="T828">SCRIPT_</text:span><text:span text:style-name="T827">C_RESET</text:span><text:span text:style-name="T874"> </text:span><text:span text:style-name="T875">pour</text:span><text:span text:style-name="T881"> colorer tout texte suivant selon la couleur par défaut du terminal.</text:span></text:p>
                    </text:list-item>
                  </text:list>
                </text:list-item>
              </text:list>
            </text:list-item>
          </text:list>
        </text:list-item>
      </text:list>
      <text:p text:style-name="P128"/>
      <text:list xml:id="list165232848958727" text:continue-numbering="true" text:style-name="L11">
        <text:list-item>
          <text:list>
            <text:list-item>
              <text:list>
                <text:list-item>
                  <text:p text:style-name="P230">Utilisation :</text:p>
                  <text:list>
                    <text:list-item>
                      <text:p text:style-name="P134">Utilisez cette fonction <text:span text:style-name="T956">pour afficher un message d’erreur sans le rediriger vers le fichier de logs.</text:span></text:p>
                    </text:list-item>
                  </text:list>
                </text:list-item>
              </text:list>
            </text:list-item>
          </text:list>
        </text:list-item>
      </text:list>
      <text:p text:style-name="P128"/>
      <text:list xml:id="list165232223530575" text:continue-numbering="true" text:style-name="L11">
        <text:list-item>
          <text:p text:style-name="P418"><text:span text:style-name="T358">r</text:span><text:span text:style-name="T357">_</text:span><text:span text:style-name="T355">echo() :</text:span></text:p>
          <text:list>
            <text:list-item>
              <text:list>
                <text:list-item>
                  <text:p text:style-name="P203">Description :</text:p>
                  <text:list>
                    <text:list-item>
                      <text:p text:style-name="P39">Cette fonction affiche un message d’erreur <text:span text:style-name="T926">coloré en rouge, précédé de huit chevrons </text:span><text:span text:style-name="T109">« </text:span><text:span text:style-name="T110">inférieur à »</text:span><text:span text:style-name="T429"> pour le différencier des messages de changement </text:span><text:span text:style-name="T430">de sous-étapes.</text:span></text:p>
                    </text:list-item>
                  </text:list>
                </text:list-item>
              </text:list>
            </text:list-item>
          </text:list>
        </text:list-item>
      </text:list>
      <text:p text:style-name="P263"/>
      <text:list xml:id="list165233336852644" text:continue-numbering="true" text:style-name="L11">
        <text:list-item>
          <text:list>
            <text:list-item>
              <text:list>
                <text:list-item>
                  <text:list>
                    <text:list-item>
                      <text:p text:style-name="P39"><text:span text:style-name="T430">C</text:span><text:span text:style-name="T444">ontrairement à la fonction </text:span><text:span text:style-name="T745">r_echo_nolog</text:span><text:span text:style-name="T746">()</text:span><text:span text:style-name="T444">, </text:span><text:span text:style-name="T445">c</text:span><text:span text:style-name="T430">haque</text:span><text:span text:style-name="T435"> sortie de chaque commande est </text:span><text:span text:style-name="T443">redirigée</text:span><text:span text:style-name="T870"> à la fois vers</text:span><text:span text:style-name="T871"> le terminal </text:span><text:span text:style-name="T864">et dans </text:span><text:span text:style-name="T865">le</text:span><text:span text:style-name="T864"> fichier de logs</text:span><text:span text:style-name="T871">.</text:span></text:p>
                    </text:list-item>
                  </text:list>
                </text:list-item>
              </text:list>
            </text:list-item>
          </text:list>
        </text:list-item>
      </text:list>
      <text:p text:style-name="P49"/>
      <text:list xml:id="list165233536158801" text:continue-numbering="true" text:style-name="L11">
        <text:list-item>
          <text:list>
            <text:list-item>
              <text:list>
                <text:list-item>
                  <text:p text:style-name="P197">Paramètre :</text:p>
                  <text:list>
                    <text:list-item>
                      <text:p text:style-name="P46"><text:span text:style-name="T826">r</text:span><text:span text:style-name="T825">_string</text:span><text:span text:style-name="T868"> → </text:span><text:span text:style-name="T147">Cette variable récupère</text:span><text:span text:style-name="T148"> la chaîne de caractères du message </text:span><text:span text:style-name="T151">d’erreurs</text:span><text:span text:style-name="T148"> à affiche</text:span><text:span text:style-name="T149">r</text:span><text:span text:style-name="T892">.</text:span></text:p>
                    </text:list-item>
                  </text:list>
                </text:list-item>
              </text:list>
            </text:list-item>
          </text:list>
        </text:list-item>
      </text:list>
      <text:p text:style-name="P131"/>
      <text:list xml:id="list165232469766536" text:continue-numbering="true" text:style-name="L11">
        <text:list-item>
          <text:list>
            <text:list-item>
              <text:list>
                <text:list-item>
                  <text:p text:style-name="P206">Fonctionnement :</text:p>
                  <text:list>
                    <text:list-item>
                      <text:p text:style-name="P50">Cette fonction appelle la fonction <text:span text:style-name="T747">r_echo_nolog()</text:span><text:span text:style-name="T929"> tout en passant son paramètre </text:span><text:span text:style-name="T793">r_string</text:span><text:span text:style-name="T929"> en argument et en redirigeant chaque sortie de la fonction </text:span><text:span text:style-name="T747">r_echo_nolog() </text:span><text:span text:style-name="T929">à la fois vers le terminal et dans le fichier de logs.</text:span></text:p>
                    </text:list-item>
                  </text:list>
                </text:list-item>
              </text:list>
            </text:list-item>
          </text:list>
        </text:list-item>
      </text:list>
      <text:p text:style-name="P52"/>
      <text:list xml:id="list165232404156206" text:continue-numbering="true" text:style-name="L11">
        <text:list-item>
          <text:list>
            <text:list-item>
              <text:list>
                <text:list-item>
                  <text:p text:style-name="P231">Utilisation :</text:p>
                  <text:list>
                    <text:list-item>
                      <text:p text:style-name="P135">Utilisez cette fonction <text:span text:style-name="T956">pour afficher un message d’erreur tout en le redirigeant vers le fichier de logs.</text:span></text:p>
                    </text:list-item>
                  </text:list>
                </text:list-item>
              </text:list>
            </text:list-item>
          </text:list>
        </text:list-item>
      </text:list>
      <text:p text:style-name="P138"/>
      <text:list xml:id="list165233596783422" text:continue-numbering="true" text:style-name="L11">
        <text:list-item>
          <text:p text:style-name="P419"><text:span text:style-name="T356">v</text:span><text:span text:style-name="T357">_</text:span><text:span text:style-name="T355">echo_</text:span><text:span text:style-name="T359">nolog</text:span><text:span text:style-name="T355">() :</text:span></text:p>
          <text:list>
            <text:list-item>
              <text:list>
                <text:list-item>
                  <text:p text:style-name="P204">Description :</text:p>
                  <text:list>
                    <text:list-item>
                      <text:p text:style-name="P40">Cette fonction affiche un message d’erreur <text:span text:style-name="T926">coloré en vert, précédé de huit chevrons </text:span><text:span text:style-name="T109">« </text:span><text:span text:style-name="T110">inférieur à »</text:span><text:span text:style-name="T429"> pour le différencier des messages de changement </text:span><text:span text:style-name="T430">de sous-étapes.</text:span></text:p>
                    </text:list-item>
                  </text:list>
                </text:list-item>
              </text:list>
            </text:list-item>
          </text:list>
        </text:list-item>
      </text:list>
      <text:p text:style-name="P262"/>
      <text:list xml:id="list165233215367537" text:continue-numbering="true" text:style-name="L11">
        <text:list-item>
          <text:list>
            <text:list-item>
              <text:list>
                <text:list-item>
                  <text:list>
                    <text:list-item>
                      <text:p text:style-name="P40"><text:span text:style-name="T439">Aucune </text:span><text:span text:style-name="T435">sortie de commande</text:span><text:span text:style-name="T441">s</text:span><text:span text:style-name="T435"> </text:span><text:span text:style-name="T436">n’</text:span><text:span text:style-name="T435">est </text:span><text:span text:style-name="T876">redirigée</text:span><text:span text:style-name="T871"> dans </text:span><text:span text:style-name="T878">le</text:span><text:span text:style-name="T871"> fichier de logs. </text:span><text:span text:style-name="T873">L</text:span><text:span text:style-name="T872">a fonction </text:span><text:span text:style-name="T774">v</text:span><text:span text:style-name="T772">_echo</text:span><text:span text:style-name="T773">()</text:span><text:span text:style-name="T872"> s’en charge</text:span><text:span text:style-name="T871">.</text:span></text:p>
                    </text:list-item>
                  </text:list>
                </text:list-item>
              </text:list>
            </text:list-item>
          </text:list>
        </text:list-item>
      </text:list>
      <text:p text:style-name="P192"/>
      <text:list xml:id="list165232493618531" text:continue-numbering="true" text:style-name="L11">
        <text:list-item>
          <text:list>
            <text:list-item>
              <text:list>
                <text:list-item>
                  <text:p text:style-name="P204">Paramètre :</text:p>
                  <text:list>
                    <text:list-header>
                      <text:p text:style-name="P43"><text:span text:style-name="T794">v</text:span><text:span text:style-name="T778">_</text:span><text:span text:style-name="T792">n</text:span><text:span text:style-name="T778">_string</text:span> → <text:span text:style-name="T927">Cette variable</text:span><text:span text:style-name="T147"> récupère</text:span><text:span text:style-name="T148"> la chaîne de caractères du message </text:span><text:span text:style-name="T152">de succès</text:span><text:span text:style-name="T148"> à affiche</text:span><text:span text:style-name="T149">r</text:span><text:span text:style-name="T869">.</text:span></text:p>
                    </text:list-header>
                  </text:list>
                </text:list-item>
              </text:list>
            </text:list-item>
          </text:list>
        </text:list-item>
      </text:list>
      <text:p text:style-name="P188"/>
      <text:list xml:id="list165233939679754" text:continue-numbering="true" text:style-name="L11">
        <text:list-item>
          <text:list>
            <text:list-item>
              <text:list>
                <text:list-item>
                  <text:p text:style-name="P204">Fonctionnement :</text:p>
                  <text:list>
                    <text:list-item>
                      <text:p text:style-name="P45">Cette fonction appelle <text:span text:style-name="T928">la variable </text:span><text:span text:style-name="T791">SCRIPT_</text:span><text:span text:style-name="T795">V</text:span><text:span text:style-name="T791">_TAB</text:span><text:span text:style-name="T928"> avant chaque message pour le colorer en vert et afficher les huit chevrons, puis le paramètre </text:span><text:span text:style-name="T797">v_</text:span><text:span text:style-name="T792">n</text:span><text:span text:style-name="T791">_string</text:span><text:span text:style-name="T928"> pour afficher le message passé en argument lors de l’appel de la fonction. Enfin, la fonction finit par </text:span><text:span text:style-name="T879">appeler</text:span><text:span text:style-name="T880"> </text:span><text:span text:style-name="T881">la variable </text:span><text:span text:style-name="T828">SCRIPT_</text:span><text:span text:style-name="T827">C_RESET</text:span><text:span text:style-name="T874"> </text:span><text:span text:style-name="T875">pour</text:span><text:span text:style-name="T881"> colorer tout texte suivant selon la couleur par défaut du terminal.</text:span></text:p>
                    </text:list-item>
                  </text:list>
                </text:list-item>
              </text:list>
            </text:list-item>
          </text:list>
        </text:list-item>
      </text:list>
      <text:p text:style-name="P129"/>
      <text:list xml:id="list165232314348539" text:continue-numbering="true" text:style-name="L11">
        <text:list-item>
          <text:list>
            <text:list-item>
              <text:list>
                <text:list-item>
                  <text:p text:style-name="P232">Utilisation :</text:p>
                  <text:list>
                    <text:list-item>
                      <text:p text:style-name="P136"><text:soft-page-break/>Utilisez cette fonction <text:span text:style-name="T956">pour afficher un message de succès sans le rediriger vers le fichier de logs.</text:span></text:p>
                    </text:list-item>
                  </text:list>
                </text:list-item>
              </text:list>
            </text:list-item>
          </text:list>
        </text:list-item>
      </text:list>
      <text:p text:style-name="P129"/>
      <text:list xml:id="list165233531487581" text:continue-numbering="true" text:style-name="L11">
        <text:list-item>
          <text:p text:style-name="P418"><text:span text:style-name="T356">v</text:span><text:span text:style-name="T357">_</text:span><text:span text:style-name="T355">echo() :</text:span></text:p>
          <text:list>
            <text:list-item>
              <text:list>
                <text:list-item>
                  <text:p text:style-name="P205">Description :</text:p>
                  <text:list>
                    <text:list-item>
                      <text:p text:style-name="P41">Cette fonction affiche un message d’erreur <text:span text:style-name="T926">coloré en vert, précédé de huit chevrons </text:span><text:span text:style-name="T109">« </text:span><text:span text:style-name="T110">inférieur à »</text:span><text:span text:style-name="T429"> pour le différencier des messages de changement </text:span><text:span text:style-name="T430">de sous-étapes.</text:span></text:p>
                    </text:list-item>
                  </text:list>
                </text:list-item>
              </text:list>
            </text:list-item>
          </text:list>
        </text:list-item>
      </text:list>
      <text:p text:style-name="P261"/>
      <text:list xml:id="list165233884300561" text:continue-numbering="true" text:style-name="L11">
        <text:list-item>
          <text:list>
            <text:list-item>
              <text:list>
                <text:list-item>
                  <text:list>
                    <text:list-item>
                      <text:p text:style-name="P41"><text:span text:style-name="T430">C</text:span><text:span text:style-name="T444">ontrairement à la fonction </text:span><text:span text:style-name="T749">v</text:span><text:span text:style-name="T745">_echo_nolog</text:span><text:span text:style-name="T746">()</text:span><text:span text:style-name="T444">, </text:span><text:span text:style-name="T445">c</text:span><text:span text:style-name="T430">haque</text:span><text:span text:style-name="T435"> sortie de chaque commande est </text:span><text:span text:style-name="T443">redirigée</text:span><text:span text:style-name="T870"> à la fois vers</text:span><text:span text:style-name="T871"> le terminal </text:span><text:span text:style-name="T864">et dans </text:span><text:span text:style-name="T866">le</text:span><text:span text:style-name="T864"> fichier de logs</text:span><text:span text:style-name="T871">.</text:span></text:p>
                    </text:list-item>
                  </text:list>
                </text:list-item>
              </text:list>
            </text:list-item>
          </text:list>
        </text:list-item>
      </text:list>
      <text:p text:style-name="P48"/>
      <text:list xml:id="list165233446774977" text:continue-numbering="true" text:style-name="L11">
        <text:list-item>
          <text:list>
            <text:list-item>
              <text:list>
                <text:list-item>
                  <text:p text:style-name="P198">Paramètre :</text:p>
                  <text:list>
                    <text:list-item>
                      <text:p text:style-name="P47"><text:span text:style-name="T829">v</text:span><text:span text:style-name="T825">_string</text:span><text:span text:style-name="T868"> → </text:span><text:span text:style-name="T147">Cette variable récupère</text:span><text:span text:style-name="T148"> la chaîne de caractères du message </text:span><text:span text:style-name="T151">d’erreurs</text:span><text:span text:style-name="T148"> à affiche</text:span><text:span text:style-name="T149">r</text:span><text:span text:style-name="T892">.</text:span></text:p>
                    </text:list-item>
                  </text:list>
                </text:list-item>
              </text:list>
            </text:list-item>
          </text:list>
        </text:list-item>
      </text:list>
      <text:p text:style-name="P130"/>
      <text:list xml:id="list165233988129234" text:continue-numbering="true" text:style-name="L11">
        <text:list-item>
          <text:list>
            <text:list-item>
              <text:list>
                <text:list-item>
                  <text:p text:style-name="P207">Fonctionnement :</text:p>
                  <text:list>
                    <text:list-header>
                      <text:p text:style-name="P51">Cette fonction appelle la fonction <text:span text:style-name="T748">v</text:span><text:span text:style-name="T747">_echo_nolog()</text:span><text:span text:style-name="T929"> tout en passant son paramètre </text:span><text:span text:style-name="T796">v</text:span><text:span text:style-name="T793">_string</text:span><text:span text:style-name="T929"> en argument et en redirigeant chaque sortie de la fonction </text:span><text:span text:style-name="T748">v</text:span><text:span text:style-name="T747">_echo_nolog() </text:span><text:span text:style-name="T929">à la fois vers le terminal et dans le fichier de logs.</text:span></text:p>
                    </text:list-header>
                  </text:list>
                </text:list-item>
              </text:list>
            </text:list-item>
          </text:list>
        </text:list-item>
      </text:list>
      <text:p text:style-name="P139"/>
      <text:list xml:id="list165232269850398" text:continue-numbering="true" text:style-name="L11">
        <text:list-item>
          <text:list>
            <text:list-item>
              <text:list>
                <text:list-item>
                  <text:p text:style-name="P233">Utilisation :</text:p>
                  <text:list>
                    <text:list-item>
                      <text:p text:style-name="P137">Utilisez cette fonction <text:span text:style-name="T956">pour afficher un message de succès tout en le redirigeant vers le fichier de logs.</text:span></text:p>
                    </text:list-item>
                  </text:list>
                </text:list-item>
              </text:list>
            </text:list-item>
          </text:list>
        </text:list-item>
      </text:list>
      <text:p text:style-name="P139"/>
      <text:list xml:id="list165232066540165" text:continue-numbering="true" text:style-name="L11">
        <text:list-item>
          <text:p text:style-name="P536"><text:span text:style-name="T515">3.2.</text:span><text:span text:style-name="T517">1.</text:span><text:span text:style-name="T515">2) C</text:span><text:span text:style-name="T516">réation des headers :</text:span></text:p>
        </text:list-item>
        <text:list-item>
          <text:p text:style-name="P420">draw_<text:span text:style-name="T48">header_</text:span>line() :</text:p>
          <text:list>
            <text:list-item>
              <text:list>
                <text:list-item>
                  <text:p text:style-name="P208">Description :</text:p>
                  <text:list>
                    <text:list-item>
                      <text:p text:style-name="P543"><text:span text:style-name="T611">Cette fonction </text:span><text:span text:style-name="T612">dessine une ligne </text:span><text:span text:style-name="T613">de caractères</text:span><text:span text:style-name="T612"> </text:span><text:span text:style-name="T614">(</text:span><text:span text:style-name="T612">utilisée </text:span><text:span text:style-name="T615">à deux reprises</text:span><text:span text:style-name="T612"> dans chaque header</text:span><text:span text:style-name="T614">)</text:span><text:span text:style-name="T612"> en écrivant un caractère sur chaque colonne du début de la zone de texte du terminal jusqu’aux limites de </text:span><text:span text:style-name="T616">cette même</text:span><text:span text:style-name="T612"> zone de texte.</text:span></text:p>
                    </text:list-item>
                  </text:list>
                </text:list-item>
              </text:list>
            </text:list-item>
          </text:list>
        </text:list-item>
      </text:list>
      <text:p text:style-name="P200"/>
      <text:list xml:id="list165234134350765" text:continue-numbering="true" text:style-name="L11">
        <text:list-item>
          <text:list>
            <text:list-item>
              <text:list>
                <text:list-item>
                  <text:p text:style-name="P199">Paramètre<text:span text:style-name="T970">s</text:span> :</text:p>
                  <text:list>
                    <text:list-item>
                      <text:p text:style-name="P544"><text:span text:style-name="T814">line_</text:span><text:span text:style-name="T815">c</text:span><text:span text:style-name="T814">har</text:span><text:span text:style-name="T605"> → </text:span><text:span text:style-name="T609">Cette variable r</text:span><text:span text:style-name="T605">écupère le caractère </text:span><text:span text:style-name="T608">passé</text:span><text:span text:style-name="T605"> en argument lors de l'appel de la fonction.</text:span></text:p>
                    </text:list-item>
                  </text:list>
                </text:list-item>
              </text:list>
            </text:list-item>
          </text:list>
        </text:list-item>
      </text:list>
      <text:p text:style-name="P209"/>
      <text:list xml:id="list165233547429010" text:continue-numbering="true" text:style-name="L11">
        <text:list-item>
          <text:list>
            <text:list-item>
              <text:list>
                <text:list-item>
                  <text:list>
                    <text:list-item>
                      <text:p text:style-name="P545"><text:span text:style-name="T816">line_color</text:span><text:span text:style-name="T606"> → Cette variable récupère la couleur du caractère définie en argument lors de l'appel de la fonction.</text:span></text:p>
                    </text:list-item>
                  </text:list>
                </text:list-item>
              </text:list>
            </text:list-item>
          </text:list>
        </text:list-item>
      </text:list>
      <text:p text:style-name="P143"/>
      <text:list xml:id="list165233383787651" text:continue-numbering="true" text:style-name="L11">
        <text:list-item>
          <text:list>
            <text:list-item>
              <text:list>
                <text:list-item>
                  <text:p text:style-name="P210">Fonctionnement :</text:p>
                  <text:list>
                    <text:list-item>
                      <text:p text:style-name="P53">La fonction commence par vérifier si une colonne n’est pas vide. Si c’est le cas, alors le caractère écrit dans la colonne est coloré selon l’encodage souhaité.</text:p>
                    </text:list-item>
                  </text:list>
                </text:list-item>
              </text:list>
            </text:list-item>
          </text:list>
        </text:list-item>
      </text:list>
      <text:p text:style-name="P153"/>
      <text:list xml:id="list165233201282401" text:continue-numbering="true" text:style-name="L11">
        <text:list-item>
          <text:list>
            <text:list-item>
              <text:list>
                <text:list-item>
                  <text:list>
                    <text:list-item>
                      <text:p text:style-name="P546"><text:span text:style-name="T607">Pour un nombre entier </text:span><text:span text:style-name="T546">i</text:span><text:span text:style-name="T556"> représentant </text:span><text:span text:style-name="T557">chaque colonne </text:span><text:span text:style-name="T558">appartenant à</text:span><text:span text:style-name="T559"> l’intervalle de la première colonne de la zone de texte </text:span><text:span text:style-name="T560">du terminal </text:span><text:span text:style-name="T561">jusqu’à </text:span><text:span text:style-name="T562">la dernière </text:span><text:span text:style-name="T563">colonne de cette même zone de texte, </text:span><text:span text:style-name="T564">un caractère sera écrit sur chaque colonne, </text:span><text:span text:style-name="T565">le tout en étant coloré grâce à la condition précédente</text:span><text:span text:style-name="T564">.</text:span></text:p>
                    </text:list-item>
                  </text:list>
                  <text:p text:style-name="P246"><text:s/></text:p>
                  <text:list text:continue-numbering="true">
                    <text:list-item>
                      <text:p text:style-name="P547"><text:soft-page-break/><text:span text:style-name="T566">Une fois </text:span><text:span text:style-name="T573">la boucle terminée et </text:span><text:span text:style-name="T566">le </text:span><text:span text:style-name="T574">dernier caractère de la </text:span><text:span text:style-name="T575">ligne</text:span><text:span text:style-name="T566"> écrit dans la colonne, </text:span><text:span text:style-name="T569">si la première colonne de la ligne </text:span><text:span text:style-name="T576">suivante</text:span><text:span text:style-name="T569"> est vide, alors </text:span><text:span text:style-name="T577">l’encodage actuel de </text:span><text:span text:style-name="T567">la </text:span><text:span text:style-name="T570">couleur </text:span><text:span text:style-name="T571">est réinitialisé selon l’encodage de la couleur par défaut du texte </text:span><text:span text:style-name="T572">du terminal</text:span><text:span text:style-name="T568">.</text:span></text:p>
                    </text:list-item>
                  </text:list>
                </text:list-item>
              </text:list>
            </text:list-item>
          </text:list>
        </text:list-item>
      </text:list>
      <text:p text:style-name="P140"/>
      <text:list xml:id="list165233346415029" text:continue-numbering="true" text:style-name="L11">
        <text:list-item>
          <text:list>
            <text:list-item>
              <text:list>
                <text:list-item>
                  <text:p text:style-name="P234">Utilisation :</text:p>
                  <text:list>
                    <text:list-item>
                      <text:p text:style-name="P141">À part pour dessiner une ligne <text:span text:style-name="T957">pour les header</text:span>, cette fonction n’a pas d’intérêts à être réutilisée ailleurs <text:span text:style-name="T958">dans le script.</text:span></text:p>
                    </text:list-item>
                  </text:list>
                </text:list-item>
              </text:list>
            </text:list-item>
          </text:list>
        </text:list-item>
      </text:list>
      <text:p text:style-name="P142"/>
      <text:list xml:id="list165233933368389" text:continue-numbering="true" text:style-name="L11">
        <text:list-item>
          <text:p text:style-name="P421">header_<text:span text:style-name="T910">base</text:span>() :</text:p>
          <text:list>
            <text:list-item>
              <text:list>
                <text:list-item>
                  <text:p text:style-name="P211">Description :</text:p>
                  <text:list>
                    <text:list-item>
                      <text:p text:style-name="P54">Cette fon<text:span text:style-name="T911">ction sert de base à la création d’un header fonctionnel et personnalisé.</text:span></text:p>
                    </text:list-item>
                  </text:list>
                </text:list-item>
              </text:list>
            </text:list-item>
          </text:list>
        </text:list-item>
      </text:list>
      <text:p text:style-name="P59"/>
      <text:list xml:id="list165232545315149" text:continue-numbering="true" text:style-name="L11">
        <text:list-item>
          <text:list>
            <text:list-item>
              <text:list>
                <text:list-item>
                  <text:p text:style-name="P212">Paramètre<text:span text:style-name="T969">s</text:span> :</text:p>
                  <text:list>
                    <text:list-item>
                      <text:p text:style-name="P60"><text:span text:style-name="T778">header_base_line_color</text:span> : <text:span text:style-name="T932">Cette variable récupère le code couleur des caractères de la ligne de caractères.</text:span></text:p>
                    </text:list-item>
                  </text:list>
                </text:list-item>
              </text:list>
            </text:list-item>
          </text:list>
        </text:list-item>
      </text:list>
      <text:p text:style-name="P214"/>
      <text:list xml:id="list165233767265726" text:continue-numbering="true" text:style-name="L11">
        <text:list-item>
          <text:list>
            <text:list-item>
              <text:list>
                <text:list-item>
                  <text:list>
                    <text:list-item>
                      <text:p text:style-name="P61"><text:span text:style-name="T778">h</text:span><text:span text:style-name="T798">eader_base_line_char</text:span><text:span text:style-name="T930"> : Cette variable récupère le caractère de la ligne de caractères.</text:span></text:p>
                    </text:list-item>
                  </text:list>
                </text:list-item>
              </text:list>
            </text:list-item>
          </text:list>
        </text:list-item>
      </text:list>
      <text:p text:style-name="P214"/>
      <text:list xml:id="list165232772348312" text:continue-numbering="true" text:style-name="L11">
        <text:list-item>
          <text:list>
            <text:list-item>
              <text:list>
                <text:list-item>
                  <text:list>
                    <text:list-item>
                      <text:p text:style-name="P63"><text:span text:style-name="T778">header_base_string_</text:span><text:span text:style-name="T799">color</text:span> : <text:span text:style-name="T933">Cette variable récupère le code couleur de la chaîne de caractères à afficher.</text:span></text:p>
                    </text:list-item>
                  </text:list>
                </text:list-item>
              </text:list>
            </text:list-item>
          </text:list>
        </text:list-item>
      </text:list>
      <text:p text:style-name="P213"/>
      <text:list xml:id="list165233031047541" text:continue-numbering="true" text:style-name="L11">
        <text:list-item>
          <text:list>
            <text:list-item>
              <text:list>
                <text:list-item>
                  <text:list>
                    <text:list-item>
                      <text:p text:style-name="P64"><text:span text:style-name="T778">header_base_string</text:span> : <text:span text:style-name="T934">Cette variable récupère la chaîne de caractères à afficher entre les deux lignes.</text:span></text:p>
                    </text:list-item>
                  </text:list>
                </text:list-item>
              </text:list>
            </text:list-item>
          </text:list>
        </text:list-item>
      </text:list>
      <text:p text:style-name="P62"/>
      <text:list xml:id="list165234099820829" text:continue-numbering="true" text:style-name="L11">
        <text:list-item>
          <text:p text:style-name="P215">Fonctionnement :</text:p>
          <text:list>
            <text:list-item>
              <text:list>
                <text:list-item>
                  <text:p text:style-name="P65"><text:span text:style-name="T931">La fonction commence par vérifier si une colonne n’est pas vide. Si c’est le cas, alors le caractère écrit dans la colonne est coloré selon l’encodage souhaité.</text:span> </text:p>
                </text:list-item>
              </text:list>
            </text:list-item>
          </text:list>
        </text:list-item>
      </text:list>
      <text:p text:style-name="P62"/>
      <text:list xml:id="list165232455345798" text:continue-numbering="true" text:style-name="L11">
        <text:list-item>
          <text:list>
            <text:list-item>
              <text:list>
                <text:list-item>
                  <text:p text:style-name="P55"><text:span text:style-name="T935">L</text:span>a fonction <text:span text:style-name="T759">d</text:span><text:span text:style-name="T756">raw_</text:span><text:span text:style-name="T758">header_</text:span><text:span text:style-name="T756">line()</text:span> <text:span text:style-name="T936">est appelée une première fois pour afficher la première ligne de caractères en appelant les paramètres </text:span><text:span text:style-name="T800">header_base_line_color</text:span><text:span text:style-name="T936"> et </text:span><text:span text:style-name="T800">header_base_line_char</text:span><text:span text:style-name="T936">.</text:span></text:p>
                </text:list-item>
              </text:list>
            </text:list-item>
          </text:list>
        </text:list-item>
      </text:list>
      <text:p text:style-name="P58"/>
      <text:list xml:id="list165232884649933" text:continue-numbering="true" text:style-name="L11">
        <text:list-item>
          <text:list>
            <text:list-item>
              <text:list>
                <text:list-item>
                  <text:p text:style-name="P55"><text:span text:style-name="T937">La commande </text:span><text:span text:style-name="T111">echo</text:span><text:span text:style-name="T446"> est appelée </text:span><text:span text:style-name="T447">pour </text:span><text:span text:style-name="T448">écrire</text:span><text:span text:style-name="T937"> le message à afficher en définissant l’encodage de sa couleur via le paramètre </text:span><text:span text:style-name="T801">header_base_string_color</text:span><text:span text:style-name="T937">, puis afficher un prompt, puis le texte du header via le paramètre </text:span><text:span text:style-name="T801">header_base_string</text:span><text:span text:style-name="T937">.</text:span></text:p>
                </text:list-item>
              </text:list>
            </text:list-item>
          </text:list>
        </text:list-item>
      </text:list>
      <text:p text:style-name="P58"/>
      <text:list xml:id="list165232540337042" text:continue-numbering="true" text:style-name="L11">
        <text:list-item>
          <text:list>
            <text:list-item>
              <text:list>
                <text:list-item>
                  <text:p text:style-name="P66">La fonction <text:span text:style-name="T759">d</text:span><text:span text:style-name="T757">raw_</text:span><text:span text:style-name="T758">header_</text:span><text:span text:style-name="T757">line()</text:span><text:span text:style-name="T893"> est appelée une deuxième et dernière fois pour afficher la deuxième ligne de caractères du header.</text:span></text:p>
                </text:list-item>
              </text:list>
            </text:list-item>
          </text:list>
        </text:list-item>
      </text:list>
      <text:p text:style-name="P142"/>
      <text:list xml:id="list165232739890814" text:continue-numbering="true" text:style-name="L11">
        <text:list-item>
          <text:list>
            <text:list-item>
              <text:list>
                <text:list-item>
                  <text:p text:style-name="P235">Utilisation :</text:p>
                  <text:list>
                    <text:list-item>
                      <text:p text:style-name="P144">Appelez cette fonction si vous créez un header personnalisé, <text:span text:style-name="T959">elle vous facilitera grandement la vie.</text:span></text:p>
                    </text:list-item>
                  </text:list>
                </text:list-item>
              </text:list>
            </text:list-item>
          </text:list>
        </text:list-item>
      </text:list>
      <text:p text:style-name="P142"/>
      <text:list xml:id="list165233590014002" text:continue-numbering="true" text:style-name="L11">
        <text:list-item>
          <text:p text:style-name="P422">script_header() :</text:p>
          <text:list>
            <text:list-item>
              <text:list>
                <text:list-item>
                  <text:p text:style-name="P216">Description :</text:p>
                  <text:list>
                    <text:list-item>
                      <text:p text:style-name="P67">Cette fonction <text:span text:style-name="T938">crée un header dont les lignes de caractères, composées de caractères dépendants de la valeur de la variable </text:span><text:span text:style-name="T802">SCRIPT_HEADER_LINE_CHAR</text:span><text:span text:style-name="T938">, et son message sont colorés en bleu cyan.</text:span></text:p>
                    </text:list-item>
                  </text:list>
                </text:list-item>
              </text:list>
            </text:list-item>
          </text:list>
        </text:list-item>
      </text:list>
      <text:p text:style-name="P260"/>
      <text:list xml:id="list165232801745651" text:continue-numbering="true" text:style-name="L11">
        <text:list-item>
          <text:list>
            <text:list-item>
              <text:list>
                <text:list-item>
                  <text:p text:style-name="P219"><text:soft-page-break/>Paramètre :</text:p>
                  <text:list>
                    <text:list-item>
                      <text:p text:style-name="P247"><text:span text:style-name="T778">header_string</text:span> → <text:span text:style-name="T939">Cette variable récupère la chaîne de caractère passée en argument.</text:span></text:p>
                    </text:list-item>
                  </text:list>
                </text:list-item>
              </text:list>
            </text:list-item>
          </text:list>
        </text:list-item>
      </text:list>
      <text:p text:style-name="P260"/>
      <text:list xml:id="list165233502457765" text:continue-numbering="true" text:style-name="L11">
        <text:list-item>
          <text:list>
            <text:list-item>
              <text:list>
                <text:list-item>
                  <text:p text:style-name="P222">Fonctionnement :</text:p>
                  <text:list>
                    <text:list-item>
                      <text:p text:style-name="P250">Cette fonction appelle la fonction <text:span text:style-name="T750">header_base() </text:span><text:span text:style-name="T940">en colorant d’abord chaque ligne de caractères en bleu cyan. puis affiche chaque caractère de chaque ligne de caractères selon la valeur de la variable </text:span><text:span text:style-name="T802">SCRIPT_HEADER_LINE_CHAR</text:span><text:span text:style-name="T938">.</text:span></text:p>
                    </text:list-item>
                  </text:list>
                </text:list-item>
              </text:list>
            </text:list-item>
          </text:list>
        </text:list-item>
      </text:list>
      <text:p text:style-name="P253"/>
      <text:list xml:id="list165234154400979" text:continue-numbering="true" text:style-name="L11">
        <text:list-item>
          <text:list>
            <text:list-item>
              <text:list>
                <text:list-item>
                  <text:list>
                    <text:list-item>
                      <text:p text:style-name="P548"><text:span text:style-name="T578">Une fois l’affichage des lignes paramétrée, la couleur de la chaîne de caractères à afficher est encodée en bleu cyan, avant d’être affichée par le biais du paramètre </text:span><text:span text:style-name="T818">header_string</text:span><text:span text:style-name="T578">.</text:span></text:p>
                    </text:list-item>
                  </text:list>
                </text:list-item>
              </text:list>
            </text:list-item>
          </text:list>
        </text:list-item>
      </text:list>
      <text:p text:style-name="P57"/>
      <text:list xml:id="list165232923771827" text:continue-numbering="true" text:style-name="L11">
        <text:list-item>
          <text:list>
            <text:list-item>
              <text:list>
                <text:list-item>
                  <text:p text:style-name="P236">Utilisation :</text:p>
                  <text:list>
                    <text:list-item>
                      <text:p text:style-name="P145">Appelez cette fonction <text:span text:style-name="T960">en tout premier </text:span>si vous rajoutez une nouvelle étape <text:span text:style-name="T961">(sous la forme d’une fonction, par exemple).</text:span></text:p>
                    </text:list-item>
                  </text:list>
                </text:list-item>
              </text:list>
            </text:list-item>
          </text:list>
        </text:list-item>
      </text:list>
      <text:p text:style-name="P57"/>
      <text:list xml:id="list165232371602773" text:continue-numbering="true" text:style-name="L11">
        <text:list-item>
          <text:p text:style-name="P423">header_<text:span text:style-name="T943">install</text:span>() :</text:p>
          <text:list>
            <text:list-item>
              <text:list>
                <text:list-item>
                  <text:p text:style-name="P217">Description :</text:p>
                  <text:list>
                    <text:list-item>
                      <text:p text:style-name="P68">Cette fonction <text:span text:style-name="T938">crée un header dont les lignes de caractères, composées de caractères dépendants de la valeur de la variable </text:span><text:span text:style-name="T802">SCRIPT_HEADER_LINE_CHAR</text:span><text:span text:style-name="T938">, sont colorées en jaune, et son message en vert.</text:span></text:p>
                    </text:list-item>
                  </text:list>
                </text:list-item>
              </text:list>
            </text:list-item>
          </text:list>
        </text:list-item>
      </text:list>
      <text:p text:style-name="P259"/>
      <text:list xml:id="list165233102642666" text:continue-numbering="true" text:style-name="L11">
        <text:list-item>
          <text:list>
            <text:list-item>
              <text:list>
                <text:list-item>
                  <text:p text:style-name="P220">Paramètre :</text:p>
                  <text:list>
                    <text:list-item>
                      <text:p text:style-name="P248"><text:span text:style-name="T805">install</text:span><text:span text:style-name="T778">_string</text:span> → <text:span text:style-name="T939">Cette variable récupère la chaîne de caractère passée en argument.</text:span></text:p>
                    </text:list-item>
                  </text:list>
                </text:list-item>
              </text:list>
            </text:list-item>
          </text:list>
        </text:list-item>
      </text:list>
      <text:p text:style-name="P259"/>
      <text:list xml:id="list165232767919035" text:continue-numbering="true" text:style-name="L11">
        <text:list-item>
          <text:list>
            <text:list-item>
              <text:list>
                <text:list-item>
                  <text:p text:style-name="P223">Fonctionnement :</text:p>
                  <text:list>
                    <text:list-item>
                      <text:p text:style-name="P251">Cette fonction appelle la fonction <text:span text:style-name="T750">header_base() </text:span><text:span text:style-name="T940">en colorant d’abord chaque ligne de caractères en jaune. puis affiche chaque caractère de chaque ligne de caractères selon la valeur de la variable </text:span><text:span text:style-name="T802">SCRIPT_HEADER_LINE_CHAR</text:span><text:span text:style-name="T938">.</text:span></text:p>
                    </text:list-item>
                  </text:list>
                </text:list-item>
              </text:list>
            </text:list-item>
          </text:list>
        </text:list-item>
      </text:list>
      <text:p text:style-name="P252"/>
      <text:list xml:id="list165232486786353" text:continue-numbering="true" text:style-name="L11">
        <text:list-item>
          <text:list>
            <text:list-item>
              <text:list>
                <text:list-item>
                  <text:list>
                    <text:list-item>
                      <text:p text:style-name="P56"><text:span text:style-name="T449">Une fois l’affichage des lignes paramétrée, la couleur de la chaîne de caractères à afficher est encodée en </text:span><text:span text:style-name="T451">vert</text:span><text:span text:style-name="T449">, avant d’être affichée par le biais du paramètre </text:span><text:span text:style-name="T803">header_string</text:span><text:span text:style-name="T449">.</text:span></text:p>
                    </text:list-item>
                  </text:list>
                </text:list-item>
              </text:list>
            </text:list-item>
          </text:list>
        </text:list-item>
      </text:list>
      <text:p text:style-name="P57"/>
      <text:list xml:id="list165232958412885" text:continue-numbering="true" text:style-name="L11">
        <text:list-item>
          <text:list>
            <text:list-item>
              <text:list>
                <text:list-item>
                  <text:p text:style-name="P237">Utilisation :</text:p>
                  <text:list>
                    <text:list-item>
                      <text:p text:style-name="P146">Appelez cette fonction <text:span text:style-name="T962">si vous souhaitez rajouter une catégorie de paquets pendant la phase d’installation.</text:span></text:p>
                    </text:list-item>
                  </text:list>
                </text:list-item>
              </text:list>
            </text:list-item>
          </text:list>
        </text:list-item>
      </text:list>
      <text:p text:style-name="P57"/>
      <text:list xml:id="list165232336189225" text:continue-numbering="true" text:style-name="L11">
        <text:list-item>
          <text:p text:style-name="P424">handle_error<text:span text:style-name="T492">s</text:span>() :</text:p>
          <text:list>
            <text:list-item>
              <text:list>
                <text:list-item>
                  <text:p text:style-name="P218">Description :</text:p>
                  <text:list>
                    <text:list-item>
                      <text:p text:style-name="P69"><text:span text:style-name="T373">Si une erreur fatale survient lors de l’exécution du script, cette fonction crée d’abord un header dont les lignes de caractères, composées de caractères dépendants de la valeur de la variable </text:span><text:span text:style-name="T802">SCRIPT_HEADER_LINE_CHAR</text:span><text:span text:style-name="T938">, et son message sont colorés en rouge. </text:span></text:p>
                    </text:list-item>
                  </text:list>
                </text:list-item>
              </text:list>
            </text:list-item>
          </text:list>
        </text:list-item>
      </text:list>
      <text:p text:style-name="P71"/>
      <text:list xml:id="list165233163584846" text:continue-numbering="true" text:style-name="L11">
        <text:list-item>
          <text:list>
            <text:list-item>
              <text:list>
                <text:list-item>
                  <text:list>
                    <text:list-item>
                      <text:p text:style-name="P72">Une fois le header <text:span text:style-name="T941">affiché, trois lignes supplémentaires </text:span><text:span text:style-name="T454">s’affichent </text:span><text:span text:style-name="T455">pour indiquer à l'utilisateur qu’une erreur fatale a eu lieu lors de l’exécution du script.</text:span></text:p>
                    </text:list-item>
                  </text:list>
                </text:list-item>
              </text:list>
            </text:list-item>
          </text:list>
        </text:list-item>
      </text:list>
      <text:p text:style-name="P258"/>
      <text:list xml:id="list165233871541643" text:continue-numbering="true" text:style-name="L11">
        <text:list-item>
          <text:list>
            <text:list-item>
              <text:list>
                <text:list-item>
                  <text:p text:style-name="P221">Paramètre :</text:p>
                  <text:list>
                    <text:list-item>
                      <text:p text:style-name="P249"><text:soft-page-break/><text:span text:style-name="T804">error</text:span><text:span text:style-name="T778">_string</text:span> → <text:span text:style-name="T939">Cette variable récupère la chaîne de caractère passée en argument.</text:span></text:p>
                    </text:list-item>
                  </text:list>
                </text:list-item>
              </text:list>
            </text:list-item>
          </text:list>
        </text:list-item>
      </text:list>
      <text:p text:style-name="P258"/>
      <text:list xml:id="list165233084956139" text:continue-numbering="true" text:style-name="L11">
        <text:list-item>
          <text:list>
            <text:list-item>
              <text:list>
                <text:list-item>
                  <text:p text:style-name="P224">Fonctionnement :</text:p>
                  <text:list>
                    <text:list-item>
                      <text:p text:style-name="P75"><text:span text:style-name="T388">Cette fonction appelle la fonction </text:span><text:span text:style-name="T750">header_base() </text:span><text:span text:style-name="T452">en colorant d’abord chaque ligne de caractères en rouge. puis en affichant chaque caractère de chaque ligne de caractères selon la valeur de la variable </text:span><text:span text:style-name="T802">SCRIPT_HEADER_LINE_CHAR</text:span><text:span text:style-name="T453">.</text:span><text:span text:style-name="T944"> </text:span></text:p>
                    </text:list-item>
                  </text:list>
                </text:list-item>
              </text:list>
            </text:list-item>
          </text:list>
        </text:list-item>
      </text:list>
      <text:p text:style-name="P70"/>
      <text:list xml:id="list165234033054833" text:continue-numbering="true" text:style-name="L11">
        <text:list-item>
          <text:list>
            <text:list-item>
              <text:list>
                <text:list-item>
                  <text:list>
                    <text:list-item>
                      <text:p text:style-name="P73">Une fois le header <text:span text:style-name="T941">affiché, trois lignes supplémentaires sont affichées. La première indique qu’une erreur fatale a eu lieu, la deuxième ligne affiche l’origine de l’erreur tandis que la troisième et dernière ligne indique simplement que l’installation s’arrête.</text:span></text:p>
                    </text:list-item>
                  </text:list>
                </text:list-item>
              </text:list>
            </text:list-item>
          </text:list>
        </text:list-item>
      </text:list>
      <text:p text:style-name="P74"/>
      <text:list xml:id="list165233536491821" text:continue-numbering="true" text:style-name="L11">
        <text:list-item>
          <text:list>
            <text:list-item>
              <text:list>
                <text:list-item>
                  <text:list>
                    <text:list-item>
                      <text:p text:style-name="P76">Une fois la troisième ligne affichée, <text:span text:style-name="T942">la commande </text:span><text:span text:style-name="T112">exit</text:span><text:span text:style-name="T450"> est appelée pour mettre fin au programme.</text:span></text:p>
                    </text:list-item>
                  </text:list>
                </text:list-item>
              </text:list>
            </text:list-item>
          </text:list>
        </text:list-item>
      </text:list>
      <text:p text:style-name="P147"/>
      <text:list xml:id="list165232550853278" text:continue-numbering="true" text:style-name="L11">
        <text:list-item>
          <text:list>
            <text:list-item>
              <text:list>
                <text:list-item>
                  <text:p text:style-name="P238">Utilisation :</text:p>
                  <text:list>
                    <text:list-item>
                      <text:p text:style-name="P148">Appelez cette fonction <text:span text:style-name="T964">dans une condition </text:span>si vous savez qu’une <text:span text:style-name="T963">erreur fatale peut arriver pendant l’exécution d’une de vos sous-étapes.</text:span></text:p>
                    </text:list-item>
                  </text:list>
                </text:list-item>
              </text:list>
            </text:list-item>
          </text:list>
        </text:list-item>
      </text:list>
      <text:p text:style-name="P147"/>
      <text:list xml:id="list165233442629123" text:continue-numbering="true" text:style-name="L11">
        <text:list-item>
          <text:p text:style-name="P549"><text:span text:style-name="T211">3.2.</text:span><text:span text:style-name="T216">1</text:span><text:span text:style-name="T213">.</text:span><text:span text:style-name="T214">3</text:span><text:span text:style-name="T211">) D</text:span><text:span text:style-name="T212">éfinition des fonctions d'installation :</text:span></text:p>
        </text:list-item>
        <text:list-item>
          <text:p text:style-name="P425"><text:span text:style-name="T51">pack_install</text:span>() :</text:p>
          <text:list>
            <text:list-item>
              <text:list>
                <text:list-item>
                  <text:p text:style-name="P225">Description :</text:p>
                  <text:list>
                    <text:list-item>
                      <text:p text:style-name="P77">Cette fonction <text:span text:style-name="T945">sert à utiliser la commande d’installation des paquets du gestionnaire de paquets de l’utilisateur pour télécharger des paquets depuis les dépôts officiels de sa distribution Linux.</text:span></text:p>
                    </text:list-item>
                  </text:list>
                </text:list-item>
              </text:list>
            </text:list-item>
          </text:list>
        </text:list-item>
      </text:list>
      <text:p text:style-name="P79"/>
      <text:list xml:id="list165232320626461" text:continue-numbering="true" text:style-name="L11">
        <text:list-item>
          <text:list>
            <text:list-item>
              <text:list>
                <text:list-item>
                  <text:p text:style-name="P243">Paramètre :</text:p>
                  <text:list>
                    <text:list-item>
                      <text:p text:style-name="P550"><text:span text:style-name="T813">package_name</text:span><text:span text:style-name="T539"> → Nom du paquet à installer passé en argument lors de l’appel de la fonction </text:span><text:span text:style-name="T766">pack_install</text:span><text:span text:style-name="T767">()</text:span><text:span text:style-name="T539">.</text:span></text:p>
                    </text:list-item>
                  </text:list>
                </text:list-item>
              </text:list>
            </text:list-item>
          </text:list>
        </text:list-item>
      </text:list>
      <text:p text:style-name="P85"/>
      <text:list xml:id="list165234146102773" text:continue-numbering="true" text:style-name="L11">
        <text:list-item>
          <text:list>
            <text:list-item>
              <text:list>
                <text:list-item>
                  <text:p text:style-name="P227">Fonctionnement :</text:p>
                  <text:list>
                    <text:list-item>
                      <text:p text:style-name="P81">Cette fonction <text:span text:style-name="T948">se sert de</text:span> <text:span text:style-name="T947">la commande d’installation du gestionnaire de paquets de l’utilisateur obtenue via la </text:span><text:span text:style-name="T751">fonction get_dist_package_manager()</text:span><text:span text:style-name="T947"> (voir plus bas) pour télécharger des paquets depuis les dépôts officiels de sa distribution Linux.</text:span></text:p>
                    </text:list-item>
                  </text:list>
                </text:list-item>
              </text:list>
            </text:list-item>
          </text:list>
        </text:list-item>
      </text:list>
      <text:p text:style-name="P82"/>
      <text:list xml:id="list165232314143468" text:continue-numbering="true" text:style-name="L11">
        <text:list-item>
          <text:list>
            <text:list-item>
              <text:list>
                <text:list-item>
                  <text:list>
                    <text:list-item>
                      <text:p text:style-name="P83">Pour optimiser la fonction et éviter de retaper <text:span text:style-name="T660">exactement</text:span> <text:span text:style-name="T659">les mêmes lignes pour chaque gestionnaire de paquets (affichage du message d’installation, chronomètre et saut de ligne), une sous-fonction nommée </text:span><text:span text:style-name="T760">pack_</text:span><text:span text:style-name="T764">full_</text:span><text:span text:style-name="T760">install()</text:span><text:span text:style-name="T659"> a été créée.</text:span></text:p>
                    </text:list-item>
                  </text:list>
                </text:list-item>
              </text:list>
            </text:list-item>
          </text:list>
        </text:list-item>
      </text:list>
      <text:p text:style-name="P84"/>
      <text:list xml:id="list165233274850986" text:continue-numbering="true" text:style-name="L11">
        <text:list-item>
          <text:list>
            <text:list-item>
              <text:list>
                <text:list-item>
                  <text:p text:style-name="P239">Utilisation :</text:p>
                  <text:list>
                    <text:list-item>
                      <text:p text:style-name="P149">Appelez cette <text:span text:style-name="T965">fonction à chaque fois que vous désirez installer un programme depuis les dépôts officiels de votre distribution Linux.</text:span></text:p>
                    </text:list-item>
                  </text:list>
                </text:list-item>
              </text:list>
            </text:list-item>
          </text:list>
        </text:list-item>
      </text:list>
      <text:p text:style-name="P84"/>
      <text:list xml:id="list165232990388944" text:continue-numbering="true" text:style-name="L11">
        <text:list-item>
          <text:p text:style-name="P429"><text:span text:style-name="T51">pack_full_install</text:span>() : <text:span text:style-name="T967">(en travaux)</text:span></text:p>
          <text:list>
            <text:list-item>
              <text:list>
                <text:list-item>
                  <text:p text:style-name="P226">Description :</text:p>
                  <text:list>
                    <text:list-item>
                      <text:p text:style-name="P78">Cette <text:span text:style-name="T953">sous-</text:span>fonction <text:span text:style-name="T945">sert à stocker le code d’utilisation de chaque gestionnaire de paquets. Il s’agit toujours du même code, à l’exception de la commande d’installation de paquets du gestionnaire de paquets, qui est passée en argument lors de l’appel de cette fonction.</text:span></text:p>
                    </text:list-item>
                  </text:list>
                </text:list-item>
              </text:list>
            </text:list-item>
          </text:list>
        </text:list-item>
      </text:list>
      <text:p text:style-name="P80"><text:span text:style-name="T945"><text:s/></text:span></text:p>
      <text:list xml:id="list165233439659820" text:continue-numbering="true" text:style-name="L11">
        <text:list-item>
          <text:list>
            <text:list-item>
              <text:list>
                <text:list-item>
                  <text:p text:style-name="P244"><text:soft-page-break/><text:span text:style-name="T617">Paramètre</text:span><text:span text:style-name="T954">s</text:span><text:span text:style-name="T617"> :</text:span></text:p>
                  <text:list>
                    <text:list-item>
                      <text:p text:style-name="P126"><text:span text:style-name="T778">$@</text:span> →<text:span text:style-name="T955"> Ce n’est pas un nom de variable, mais un ensemble de paramètres (sous forme d’un tableau). Chaque paramètre passé équivaut à un argument. Ce tableau de paramètre sert à appeler la commande d’installation complète de paquets, dont le nombre de commandes peut varier d’un gestionnaire de paquets à un autre. </text:span></text:p>
                    </text:list-item>
                  </text:list>
                </text:list-item>
              </text:list>
            </text:list-item>
          </text:list>
        </text:list-item>
      </text:list>
      <text:p text:style-name="P87"/>
      <text:list xml:id="list165232850092591" text:continue-numbering="true" text:style-name="L11">
        <text:list-item>
          <text:list>
            <text:list-item>
              <text:list>
                <text:list-item>
                  <text:p text:style-name="P228">Fonctionnement :</text:p>
                  <text:list>
                    <text:list-item>
                      <text:p text:style-name="P86">Cette sous-fonc<text:span text:style-name="T949">tion enregistre chaque commande d’installation dans un tableau dynamique passé en argument lors de l’appel de la fonction (</text:span><text:span text:style-name="T114">$@</text:span><text:span text:style-name="T949">), avant d’appeler le paramètre </text:span><text:span text:style-name="T807">package_name</text:span><text:span text:style-name="T949"> de la fonction parente </text:span><text:span text:style-name="T752">pack_install()</text:span><text:span text:style-name="T949">, puis de rediriger chaque sortie de commandes vers le terminal et le fichier de logs.</text:span></text:p>
                    </text:list-item>
                  </text:list>
                </text:list-item>
              </text:list>
            </text:list-item>
          </text:list>
        </text:list-item>
      </text:list>
      <text:p text:style-name="P88"/>
      <text:list xml:id="list165232602542328" text:continue-numbering="true" text:style-name="L11">
        <text:list-item>
          <text:list>
            <text:list-item>
              <text:list>
                <text:list-item>
                  <text:list>
                    <text:list-item>
                      <text:p text:style-name="P89">La sous fonction est appelée dans <text:span text:style-name="T950">chaque condition de la condition </text:span><text:span text:style-name="T113">case</text:span><text:span text:style-name="T950"> de sa fonction parente.</text:span></text:p>
                    </text:list-item>
                  </text:list>
                </text:list-item>
              </text:list>
            </text:list-item>
          </text:list>
        </text:list-item>
      </text:list>
      <text:p text:style-name="P127"/>
      <text:list xml:id="list165233933253064" text:continue-numbering="true" text:style-name="L11">
        <text:list-item>
          <text:list>
            <text:list-item>
              <text:list>
                <text:list-item>
                  <text:list>
                    <text:list-item>
                      <text:p text:style-name="P90">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267"/>
      <text:list xml:id="list165232556984958" text:continue-numbering="true" text:style-name="L11">
        <text:list-item>
          <text:list>
            <text:list-item>
              <text:list>
                <text:list-item>
                  <text:p text:style-name="P266">Une fois la commande récupérée, il ne reste plus qu’à l’appeler avec le nom du paquet à installer <text:span text:style-name="T687">passé </text:span>en <text:span text:style-name="T490">paramètre</text:span>. <text:span text:style-name="T259">Vous pouvez toujours mettre autant de noms de paquets à la suite si vous le souhaitez en remplaçant le </text:span><text:span text:style-name="T783">$1</text:span><text:span text:style-name="T259"> (premier argument) suivant la déclaration de la variable </text:span><text:span text:style-name="T783">package_name</text:span><text:span text:style-name="T259"> par </text:span><text:span text:style-name="T783">$@</text:span><text:span text:style-name="T259"> (tableau d’arguments).</text:span></text:p>
                </text:list-item>
              </text:list>
            </text:list-item>
          </text:list>
        </text:list-item>
      </text:list>
      <text:p text:style-name="P267"/>
      <text:list xml:id="list165233412712873" text:continue-numbering="true" text:style-name="L11">
        <text:list-item>
          <text:list>
            <text:list-item>
              <text:list>
                <text:list-item>
                  <text:p text:style-name="P245">Utilisation :</text:p>
                  <text:list>
                    <text:list-item>
                      <text:p text:style-name="P281">Appelez cette fonction dans la fonction <text:span text:style-name="T735">pack_install</text:span><text:span text:style-name="T753">()</text:span>, plus précisément dans <text:span text:style-name="T966">la condition </text:span><text:span text:style-name="T115">case</text:span><text:span text:style-name="T966">, si vous souhaitez ajouter un gestionnaire de paquets, puis la commande d’installation de programme du gestionnaire.</text:span></text:p>
                    </text:list-item>
                  </text:list>
                </text:list-item>
              </text:list>
            </text:list-item>
          </text:list>
        </text:list-item>
      </text:list>
      <text:p text:style-name="P267"/>
      <text:list xml:id="list165233081210351" text:continue-numbering="true" text:style-name="L11">
        <text:list-item>
          <text:p text:style-name="P425"><text:span text:style-name="T258">snap_install</text:span>() : <text:span text:style-name="T968">(en travaux)</text:span></text:p>
          <text:list>
            <text:list-item>
              <text:list>
                <text:list-item>
                  <text:p text:style-name="P268">Cette fonction <text:span text:style-name="T35">va obtenir la commande d’installation de paquets Snap, </text:span><text:span text:style-name="T68">(sudo) snap install </text:span><text:span text:style-name="T784">$nom_du_paquet</text:span><text:span text:style-name="T35">.</text:span></text:p>
                </text:list-item>
              </text:list>
            </text:list-item>
          </text:list>
        </text:list-item>
      </text:list>
      <text:p text:style-name="P267"/>
      <text:list xml:id="list165232787880087" text:continue-numbering="true" text:style-name="L11">
        <text:list-item>
          <text:list>
            <text:list-item>
              <text:list>
                <text:list-item>
                  <text:p text:style-name="P354"><text:span text:style-name="T262">Une fois la commande récupérée, il ne reste plus qu’à l’appeler avec le nom du paquet Snap à installer</text:span><text:span text:style-name="T271">,</text:span><text:span text:style-name="T263"> avec </text:span><text:span text:style-name="T272">la possibilité d’</text:span><text:span text:style-name="T273">ajouter des options </text:span><text:span text:style-name="T274">en tant qu’</text:span><text:span text:style-name="T275">arguments suivants</text:span><text:span text:style-name="T264"> </text:span><text:span text:style-name="T276">grâce à un tableau d’arguments (</text:span><text:span text:style-name="T822">$</text:span><text:span text:style-name="T823">@</text:span><text:span text:style-name="T306">)</text:span><text:span text:style-name="T262">.</text:span></text:p>
                </text:list-item>
              </text:list>
            </text:list-item>
          </text:list>
        </text:list-item>
      </text:list>
      <text:p text:style-name="P267"/>
      <text:list xml:id="list165233791602225" text:continue-numbering="true" text:style-name="L11">
        <text:list-item>
          <text:list>
            <text:list-item>
              <text:list>
                <text:list-item>
                  <text:p text:style-name="P354"><text:span text:style-name="T265">J’ai </text:span><text:span text:style-name="T266">procédé comme ceci pour y ajouter </text:span><text:span text:style-name="T275">au moins</text:span><text:span text:style-name="T266"> l’option </text:span><text:span text:style-name="T302">--classic</text:span><text:span text:style-name="T266">, </text:span><text:span text:style-name="T267">p</text:span><text:span text:style-name="T261">rincipalement parce que</text:span><text:span text:style-name="T260"> les IDE téléchargés via Snap </text:span><text:span text:style-name="T268">ont été publiés avec </text:span><text:span text:style-name="T269">un confinement classique.</text:span></text:p>
                </text:list-item>
              </text:list>
            </text:list-item>
          </text:list>
        </text:list-item>
      </text:list>
      <text:p text:style-name="P291"/>
      <text:list xml:id="list165233895687515" text:continue-numbering="true" text:style-name="L11">
        <text:list-item>
          <text:list>
            <text:list-item>
              <text:list>
                <text:list-item>
                  <text:p text:style-name="P354"><text:span text:style-name="T277">Selon </text:span><text:span text:style-name="T278">le message s’affichant si on essaye de </text:span><text:span text:style-name="T279">télécharger sans cette option, </text:span><text:span text:style-name="T280">i</text:span><text:span text:style-name="T270">ls </text:span><text:span text:style-name="T303">« p</text:span><text:span text:style-name="T304">ourraient </text:span><text:span text:style-name="T305">apporte</text:span><text:span text:style-name="T304">r</text:span><text:span text:style-name="T305"> des modifications arbitraires au système</text:span><text:span text:style-name="T146"> au-delà de l'espace </text:span><text:span text:style-name="T329">mémoire protégé (</text:span><text:span text:style-name="T337">« sandbox »</text:span><text:span text:style-name="T329">) dans lequel les paquets Snap sont généralement confinés, ce qui peut créer un risque pour </text:span><text:span text:style-name="T334">le</text:span><text:span text:style-name="T329"> système »</text:span><text:span text:style-name="T307">.</text:span></text:p>
                </text:list-item>
              </text:list>
            </text:list-item>
          </text:list>
        </text:list-item>
      </text:list>
      <text:p text:style-name="P345"/>
      <text:list xml:id="list165232669237047" text:continue-numbering="true" text:style-name="L11">
        <text:list-item>
          <text:list>
            <text:list-item>
              <text:list>
                <text:list-item>
                  <text:p text:style-name="P354"><text:span text:style-name="T335">N</text:span><text:span text:style-name="T336">ormalement</text:span><text:span text:style-name="T308">, il n’y a aucun risque s’il s’agit d’un IDE ou </text:span><text:span text:style-name="T313">de </text:span><text:span text:style-name="T308">tout </text:span><text:span text:style-name="T309">autre éditeur de texte, </text:span><text:span text:style-name="T310">sauf si vous téléchargez </text:span><text:span text:style-name="T311">et utilisez </text:span><text:span text:style-name="T326">n’importe comment</text:span><text:span text:style-name="T311"> </text:span><text:span text:style-name="T312">des </text:span><text:span text:style-name="T323">paquets</text:span><text:span text:style-name="T312"> dont vous ne connaissez pas le fonctionnement, </text:span><text:span text:style-name="T324">surtout</text:span><text:span text:style-name="T312"> </text:span><text:span text:style-name="T327">s’ils sont </text:span><text:span text:style-name="T314">en version bêta </text:span><text:span text:style-name="T315">(</text:span><text:span text:style-name="T328">il est possible</text:span><text:span text:style-name="T315"> de télécharger un paquet en version bêta </text:span><text:span text:style-name="T316">avec l’option </text:span><text:span text:style-name="T330">--</text:span><text:span text:style-name="T331">beta</text:span><text:span text:style-name="T315">)</text:span><text:span text:style-name="T307">.</text:span></text:p>
                </text:list-item>
              </text:list>
            </text:list-item>
          </text:list>
        </text:list-item>
      </text:list>
      <text:p text:style-name="P343"><text:soft-page-break/></text:p>
      <text:list xml:id="list165234071270664" text:continue-numbering="true" text:style-name="L11">
        <text:list-item>
          <text:list>
            <text:list-item>
              <text:list>
                <text:list-item>
                  <text:p text:style-name="P355"><text:span text:style-name="T320">Pour tout paquet snap que vous souhaitez installer : </text:span><text:span text:style-name="T307">Si </text:span><text:span text:style-name="T321">vous avez l’habitude </text:span><text:span text:style-name="T322">d’installer un</text:span><text:span text:style-name="T317"> paquet Snap </text:span><text:span text:style-name="T322">sans </text:span><text:span text:style-name="T318">option, </text:span><text:span text:style-name="T325">je vous recommande toutefois de </text:span><text:span text:style-name="T319">rajoute</text:span><text:span text:style-name="T325">r</text:span><text:span text:style-name="T319"> l’option </text:span><text:span text:style-name="T332">--</text:span><text:span text:style-name="T333">stable</text:span><text:span text:style-name="T338"> </text:span><text:span text:style-name="T339">après le nom de votre paquet </text:span><text:span text:style-name="T340">pour </text:span><text:span text:style-name="T342">bien</text:span><text:span text:style-name="T340"> télécharger la version stable</text:span><text:span text:style-name="T341"> (</text:span><text:span text:style-name="T343">méthode la </text:span><text:span text:style-name="T341">plus sûr</text:span><text:span text:style-name="T343">e</text:span><text:span text:style-name="T341">)</text:span><text:span text:style-name="T339">.</text:span></text:p>
                </text:list-item>
              </text:list>
            </text:list-item>
          </text:list>
        </text:list-item>
      </text:list>
      <text:p text:style-name="P257"/>
      <text:p text:style-name="P147"/>
      <text:list xml:id="list165233933680725" text:continue-numbering="true" text:style-name="L11">
        <text:list-item>
          <text:p text:style-name="P551"><text:span text:style-name="T200">3.</text:span><text:span text:style-name="T201">2.</text:span><text:span text:style-name="T204">1.</text:span><text:span text:style-name="T205">4</text:span><text:span text:style-name="T201">) C</text:span><text:span text:style-name="T202">réation de dossiers </text:span><text:span text:style-name="T203">et de fichiers</text:span><text:span text:style-name="T200"> :</text:span></text:p>
        </text:list-item>
        <text:list-item>
          <text:p text:style-name="P430"><text:span text:style-name="T908">makefile</text:span>() :</text:p>
          <text:list>
            <text:list-item>
              <text:list>
                <text:list-item>
                  <text:p text:style-name="P332">Description :</text:p>
                  <text:list>
                    <text:list-item>
                      <text:p text:style-name="P292">Cette fonction <text:span text:style-name="T733">sert à </text:span>crée<text:span text:style-name="T733">r</text:span> un <text:span text:style-name="T980">fichier dans le dossier souhaité.</text:span></text:p>
                    </text:list-item>
                  </text:list>
                </text:list-item>
              </text:list>
            </text:list-item>
          </text:list>
        </text:list-item>
      </text:list>
      <text:p text:style-name="P294"/>
      <text:list xml:id="list165233460585282" text:continue-numbering="true" text:style-name="L11">
        <text:list-item>
          <text:list>
            <text:list-item>
              <text:list>
                <text:list-item>
                  <text:p text:style-name="P333">Paramètre<text:span text:style-name="T971">s</text:span> :</text:p>
                  <text:list>
                    <text:list-item>
                      <text:p text:style-name="P296"><text:span text:style-name="T778">file_dirparent</text:span> → <text:span text:style-name="T972">Ce premier paramètre attend le nom du dossier où le fichier doit être créé.</text:span></text:p>
                    </text:list-item>
                  </text:list>
                </text:list-item>
              </text:list>
            </text:list-item>
          </text:list>
        </text:list-item>
      </text:list>
      <text:p text:style-name="P297"/>
      <text:list xml:id="list165232111489963" text:continue-numbering="true" text:style-name="L11">
        <text:list-item>
          <text:list>
            <text:list-item>
              <text:list>
                <text:list-item>
                  <text:list>
                    <text:list-item>
                      <text:p text:style-name="P298"><text:span text:style-name="T778">filename</text:span> → <text:span text:style-name="T973">Ce deuxième paramètre attend le nom du fichier à créer.</text:span></text:p>
                    </text:list-item>
                  </text:list>
                </text:list-item>
              </text:list>
            </text:list-item>
          </text:list>
        </text:list-item>
      </text:list>
      <text:p text:style-name="P299"/>
      <text:list xml:id="list165234094086207" text:continue-numbering="true" text:style-name="L11">
        <text:list-item>
          <text:list>
            <text:list-item>
              <text:list>
                <text:list-item>
                  <text:p text:style-name="P334">Fonctionnement :</text:p>
                  <text:list>
                    <text:list-item>
                      <text:p text:style-name="P302">La fonction vérifie si le fichier à créer existe déjà dans le dossier cible.</text:p>
                      <text:list>
                        <text:list-item>
                          <text:p text:style-name="P303">S’il <text:span text:style-name="T974">est absent, le fichier est créé automatiquement</text:span></text:p>
                          <text:list>
                            <text:list-item>
                              <text:p text:style-name="P304">Étant donné que <text:span text:style-name="T975">le script doit être lancé en root, tout fichier que le script crée appartient à l’utilisateur root, aucun autre utilisateur n’a le droit de les modifier.</text:span></text:p>
                            </text:list-item>
                          </text:list>
                        </text:list-item>
                      </text:list>
                    </text:list-item>
                  </text:list>
                </text:list-item>
              </text:list>
            </text:list-item>
          </text:list>
        </text:list-item>
      </text:list>
      <text:p text:style-name="P306"/>
      <text:list xml:id="list165234135413888" text:continue-numbering="true" text:style-name="L11">
        <text:list-item>
          <text:list>
            <text:list-item>
              <text:list>
                <text:list-item>
                  <text:list>
                    <text:list-item>
                      <text:list>
                        <text:list-item>
                          <text:list>
                            <text:list-item>
                              <text:p text:style-name="P305">Pour remédier à ce problème, <text:span text:style-name="T976">la commande </text:span><text:span text:style-name="T116">chown</text:span><text:span text:style-name="T976"> est appelée, accompagnée de l’option </text:span><text:span text:style-name="T116">-</text:span><text:span text:style-name="T120">v</text:span><text:span text:style-name="T987"> (verbose, mode verbeux), pour donner tous les droits de modification, de lecture et d’exécution à l’utilisateur ayant lancé le script.</text:span></text:p>
                              <text:list>
                                <text:list-item>
                                  <text:p text:style-name="P308">Si, pour une raison anormale, les droits n’ont pu être accordés à l’utilisateur, alors <text:span text:style-name="T979">un message d’erreur apparaît et indique la marche à suivre pour y remédier manuellement à la fin de l’exécution du script.</text:span></text:p>
                                </text:list-item>
                              </text:list>
                            </text:list-item>
                          </text:list>
                        </text:list-item>
                      </text:list>
                    </text:list-item>
                  </text:list>
                </text:list-item>
              </text:list>
            </text:list-item>
          </text:list>
        </text:list-item>
      </text:list>
      <text:p text:style-name="P306"/>
      <text:list xml:id="list165233000004504" text:continue-numbering="true" text:style-name="L11">
        <text:list-item>
          <text:list>
            <text:list-item>
              <text:list>
                <text:list-item>
                  <text:list>
                    <text:list-item>
                      <text:p text:style-name="P307">Si le fichier est déjà présent, <text:span text:style-name="T977">alors le contenu du fichier est écrasé.</text:span></text:p>
                      <text:list>
                        <text:list-item>
                          <text:p text:style-name="P309">Si, pour une raison anormale, <text:span text:style-name="T981">le contenu du fichier cible n’a pas été écrasé, un message d’erreur apparaît.</text:span></text:p>
                        </text:list-item>
                      </text:list>
                    </text:list-item>
                  </text:list>
                </text:list-item>
              </text:list>
            </text:list-item>
          </text:list>
        </text:list-item>
      </text:list>
      <text:p text:style-name="P310"/>
      <text:list xml:id="list165232877514317" text:continue-numbering="true" text:style-name="L11">
        <text:list-item>
          <text:list>
            <text:list-item>
              <text:list>
                <text:list-item>
                  <text:list>
                    <text:list-item>
                      <text:list>
                        <text:list-item>
                          <text:p text:style-name="P311">Sinon, un message de succès apparaît et <text:span text:style-name="T982">l’exécution du programme continue.</text:span></text:p>
                        </text:list-item>
                      </text:list>
                    </text:list-item>
                  </text:list>
                </text:list-item>
              </text:list>
            </text:list-item>
          </text:list>
        </text:list-item>
      </text:list>
      <text:p text:style-name="P300"/>
      <text:list xml:id="list165232953604161" text:continue-numbering="true" text:style-name="L11">
        <text:list-item>
          <text:list>
            <text:list-item>
              <text:list>
                <text:list-item>
                  <text:p text:style-name="P334">Utilisation :</text:p>
                  <text:list>
                    <text:list-item>
                      <text:p text:style-name="P301">Appelez cette fonction <text:span text:style-name="T978">à chaque fois que vous souhaitez créer un fichier.</text:span></text:p>
                    </text:list-item>
                  </text:list>
                </text:list-item>
              </text:list>
            </text:list-item>
          </text:list>
          <text:p text:style-name="P433"><text:span text:style-name="T768"/></text:p>
        </text:list-item>
        <text:list-item>
          <text:p text:style-name="P431"><text:span text:style-name="T946">makedir</text:span>() :</text:p>
          <text:list>
            <text:list-item>
              <text:list>
                <text:list-item>
                  <text:p text:style-name="P335">Description :</text:p>
                  <text:list>
                    <text:list-item>
                      <text:p text:style-name="P293">Cette fonction <text:span text:style-name="T733">sert à </text:span>crée<text:span text:style-name="T733">r</text:span> un dossier<text:span text:style-name="T715"> dans le dossier souhaité.</text:span></text:p>
                    </text:list-item>
                  </text:list>
                </text:list-item>
              </text:list>
            </text:list-item>
          </text:list>
        </text:list-item>
      </text:list>
      <text:p text:style-name="P295"/>
      <text:list xml:id="list165234048589729" text:continue-numbering="true" text:style-name="L11">
        <text:list-item>
          <text:list>
            <text:list-item>
              <text:list>
                <text:list-item>
                  <text:p text:style-name="P336">Paramètres :</text:p>
                  <text:list>
                    <text:list-item>
                      <text:p text:style-name="P312"><text:span text:style-name="T824">d</text:span><text:span text:style-name="T830">irparent</text:span><text:span text:style-name="T882"> →</text:span><text:span text:style-name="T883"> </text:span><text:span text:style-name="T884">Ce premier paramètre attend le nom </text:span><text:span text:style-name="T885">du dossier parent du dossier à créer (</text:span><text:span text:style-name="T886">par exemple, un dossier à créer dans le dossier </text:span><text:span text:style-name="T887">Bureau aura comme dossier parent le dossier </text:span><text:span text:style-name="T888">Bureau,</text:span><text:span text:style-name="T887"> </text:span><text:span text:style-name="T889">avec comme chemin</text:span><text:span text:style-name="T886"> </text:span><text:span text:style-name="T867">« /home/user/Bureau »</text:span><text:span text:style-name="T885">).</text:span></text:p>
                    </text:list-item>
                  </text:list>
                </text:list-item>
              </text:list>
            </text:list-item>
          </text:list>
        </text:list-item>
      </text:list>
      <text:p text:style-name="P313"><text:span text:style-name="T882"/></text:p>
      <text:list xml:id="list165233851561831" text:continue-numbering="true" text:style-name="L11">
        <text:list-item>
          <text:list>
            <text:list-item>
              <text:list>
                <text:list-item>
                  <text:list>
                    <text:list-item>
                      <text:p text:style-name="P324"><text:span text:style-name="T824">dirname</text:span><text:span text:style-name="T863"> →</text:span><text:span text:style-name="T883"> </text:span><text:span text:style-name="T890">Ce deuxième paramètre attend le nom du dossier à créer.</text:span></text:p>
                    </text:list-item>
                  </text:list>
                </text:list-item>
              </text:list>
            </text:list-item>
          </text:list>
        </text:list-item>
      </text:list>
      <text:p text:style-name="P313"><text:soft-page-break/><text:span text:style-name="T863"/></text:p>
      <text:list xml:id="list165233680910521" text:continue-numbering="true" text:style-name="L11">
        <text:list-item>
          <text:list>
            <text:list-item>
              <text:list>
                <text:list-item>
                  <text:p text:style-name="P337">Fonctionnement :</text:p>
                  <text:list>
                    <text:list-item>
                      <text:p text:style-name="P325">Cette fonction <text:span text:style-name="T988">vérifie</text:span> <text:span text:style-name="T989">si le dossier à créer dans le dossier parent cible.</text:span></text:p>
                      <text:list>
                        <text:list-item>
                          <text:p text:style-name="P312"><text:span text:style-name="T863">Si le dossie</text:span>r à créer n’existe pas dans <text:span text:style-name="T990">son­</text:span> dossier parent cible, alors le script crée le dossier.</text:p>
                          <text:list>
                            <text:list-item>
                              <text:p text:style-name="P314">Si, <text:span text:style-name="T896">pour une raison inconnue,</text:span> le dossier n’a pas pu être créé<text:span text:style-name="T899">, alors la fonction de gestion d’erreurs fatales </text:span><text:span text:style-name="T744">handle_errors()</text:span><text:span text:style-name="T897"> est appelée.</text:span></text:p>
                            </text:list-item>
                          </text:list>
                        </text:list-item>
                      </text:list>
                    </text:list-item>
                  </text:list>
                </text:list-item>
              </text:list>
            </text:list-item>
          </text:list>
        </text:list-item>
      </text:list>
      <text:p text:style-name="P327">­</text:p>
      <text:list xml:id="list165232921096722" text:continue-numbering="true" text:style-name="L11">
        <text:list-item>
          <text:list>
            <text:list-item>
              <text:list>
                <text:list-item>
                  <text:list>
                    <text:list-item>
                      <text:list>
                        <text:list-item>
                          <text:list>
                            <text:list-item>
                              <text:p text:style-name="P315">Sinon, un <text:span text:style-name="T902">simple </text:span>message attestant du succès de cette étape <text:span text:style-name="T898">s’affiche sur le terminal.</text:span></text:p>
                            </text:list-item>
                          </text:list>
                        </text:list-item>
                      </text:list>
                    </text:list-item>
                  </text:list>
                </text:list-item>
              </text:list>
            </text:list-item>
          </text:list>
        </text:list-item>
      </text:list>
      <text:p text:style-name="P316"/>
      <text:list xml:id="list165232442493344" text:continue-numbering="true" text:style-name="L11">
        <text:list-item>
          <text:list>
            <text:list-item>
              <text:list>
                <text:list-item>
                  <text:list>
                    <text:list-item>
                      <text:list>
                        <text:list-item>
                          <text:list>
                            <text:list-item>
                              <text:p text:style-name="P326">Une fois l’étape de création de dossier passée,<text:span text:style-name="T983"> comme dans la fonction </text:span><text:span text:style-name="T754">makefile()</text:span><text:span text:style-name="T983">, la commande </text:span><text:span text:style-name="T117">chown</text:span><text:span text:style-name="T984"> est appelée avec l’option </text:span><text:span text:style-name="T117">-</text:span><text:span text:style-name="T118">R</text:span><text:span text:style-name="T985"> (récursivement) et </text:span><text:span text:style-name="T118">-</text:span><text:span text:style-name="T119">v</text:span><text:span text:style-name="T986"> (mode verbeux). La même étape de vérification est effectuée.</text:span></text:p>
                            </text:list-item>
                          </text:list>
                        </text:list-item>
                      </text:list>
                    </text:list-item>
                  </text:list>
                </text:list-item>
              </text:list>
            </text:list-item>
          </text:list>
        </text:list-item>
      </text:list>
      <text:p text:style-name="P313"/>
      <text:list xml:id="list165233992001487" text:continue-numbering="true" text:style-name="L11">
        <text:list-item>
          <text:list>
            <text:list-item>
              <text:list>
                <text:list-item>
                  <text:list>
                    <text:list-item>
                      <text:list>
                        <text:list-item>
                          <text:p text:style-name="P317">Sinon, si le dossier <text:span text:style-name="T734">à créer existe déjà dans le dossier parent cible, mais qu’il n’est pas vide, alors le script exécute la commande </text:span><text:span text:style-name="T91">rm -rf</text:span><text:span text:style-name="T121">v</text:span><text:span text:style-name="T991"> (rm → suppression, </text:span><text:span text:style-name="T121">-</text:span><text:span text:style-name="T122">r</text:span><text:span text:style-name="T992"> → <text:s/>récursive, </text:span><text:span text:style-name="T122">-f</text:span><text:span text:style-name="T992"> → forcée, </text:span><text:span text:style-name="T122">-</text:span><text:span text:style-name="T123">v</text:span><text:span text:style-name="T993"> → mode verbeux) avec comme argument le chemin du dossier cible.</text:span></text:p>
                          <text:list>
                            <text:list-item>
                              <text:p text:style-name="P318">En cas de problème inconnu <text:span text:style-name="T900">empêchant la suppression de son contenu, deux messages d’erreur apparaissent et indiquent à l’utilisateur que les fichiers existant portant les mêmes noms que les fichiers temporaires seront écrasés au moment opportun.</text:span></text:p>
                            </text:list-item>
                          </text:list>
                        </text:list-item>
                      </text:list>
                    </text:list-item>
                  </text:list>
                </text:list-item>
              </text:list>
            </text:list-item>
          </text:list>
        </text:list-item>
      </text:list>
      <text:p text:style-name="P319"/>
      <text:list xml:id="list165232924757770" text:continue-numbering="true" text:style-name="L11">
        <text:list-item>
          <text:list>
            <text:list-item>
              <text:list>
                <text:list-item>
                  <text:list>
                    <text:list-item>
                      <text:list>
                        <text:list-item>
                          <text:list>
                            <text:list-item>
                              <text:p text:style-name="P320">Sinon, <text:span text:style-name="T901">un simple message attestant du succès de cette étape s’affiche sur le terminal.</text:span></text:p>
                            </text:list-item>
                          </text:list>
                        </text:list-item>
                      </text:list>
                    </text:list-item>
                  </text:list>
                </text:list-item>
              </text:list>
            </text:list-item>
          </text:list>
        </text:list-item>
      </text:list>
      <text:p text:style-name="P328"/>
      <text:list xml:id="list165233370700780" text:continue-numbering="true" text:style-name="L11">
        <text:list-item>
          <text:list>
            <text:list-item>
              <text:list>
                <text:list-item>
                  <text:list>
                    <text:list-item>
                      <text:list>
                        <text:list-item>
                          <text:p text:style-name="P317">Sinon, si le dossier <text:span text:style-name="T734">à créer existe déjà dans le dossier parent cible </text:span><text:span text:style-name="T105">ET</text:span><text:span text:style-name="T734"> que ce même dossier est entièrement vide, alors le script renvoie simplement un message indiquant que le dossier à créer existe déjà dans le dossier parent souhaité.</text:span></text:p>
                        </text:list-item>
                      </text:list>
                    </text:list-item>
                  </text:list>
                </text:list-item>
              </text:list>
            </text:list-item>
          </text:list>
        </text:list-item>
      </text:list>
      <text:p text:style-name="P517"/>
      <text:list xml:id="list165232836526656" text:continue-numbering="true" text:style-name="L11">
        <text:list-item>
          <text:list>
            <text:list-item>
              <text:list>
                <text:list-item>
                  <text:p text:style-name="P518">Utilisation :</text:p>
                  <text:list>
                    <text:list-item>
                      <text:p text:style-name="P505">Appelez cette fonction <text:span text:style-name="T978">à chaque fois que vous souhaitez créer un fichier.</text:span></text:p>
                    </text:list-item>
                  </text:list>
                </text:list-item>
              </text:list>
            </text:list-item>
          </text:list>
        </text:list-item>
      </text:list>
      <text:p text:style-name="P517"/>
      <text:list xml:id="list165232890722013" text:continue-numbering="true" text:style-name="L11">
        <text:list-item>
          <text:p text:style-name="P12"><text:span text:style-name="T360">3.2.</text:span><text:span text:style-name="T362">2</text:span><text:span text:style-name="T360">) </text:span><text:span text:style-name="T361">Fonctions ­dépendantes de l’avancement du script :</text:span></text:p>
        </text:list-item>
        <text:list-item>
          <text:p text:style-name="P554"><text:span text:style-name="T257">Note :</text:span><text:span text:style-name="T256"> </text:span><text:span text:style-name="T254">Aucune des fonctions suivantes ne prennent de paramètres, </text:span><text:span text:style-name="T255">étant donné qu’elles ne sont utilisées qu’une seule et unique fois</text:span><text:span text:style-name="T254">.</text:span></text:p>
        </text:list-item>
      </text:list>
      <text:p text:style-name="P561"><text:span text:style-name="T254"/></text:p>
      <text:list xml:id="list165232638620305" text:continue-numbering="true" text:style-name="L11">
        <text:list-item>
          <text:p text:style-name="P533"><text:span text:style-name="T491">3.2.2.1) D</text:span>éfinition des fonctions d'exécution :</text:p>
        </text:list-item>
        <text:list-item>
          <text:p text:style-name="P449"><text:span text:style-name="T994">create_log_file</text:span>() :</text:p>
          <text:list>
            <text:list-item>
              <text:list>
                <text:list-item>
                  <text:p text:style-name="P575">Description :</text:p>
                  <text:list>
                    <text:list-item>
                      <text:p text:style-name="P570">Cette fonction <text:span text:style-name="T995">sert à créer un fichier de logs pour enregistrer chaque événement lors de l’exécution du script.</text:span></text:p>
                    </text:list-item>
                  </text:list>
                </text:list-item>
              </text:list>
            </text:list-item>
          </text:list>
        </text:list-item>
      </text:list>
      <text:p text:style-name="P578"><text:span text:style-name="T387"/></text:p>
      <text:list xml:id="list165233989254252" text:continue-numbering="true" text:style-name="L11">
        <text:list-item>
          <text:list>
            <text:list-item>
              <text:list>
                <text:list-item>
                  <text:p text:style-name="P584">Fonctionnement :</text:p>
                  <text:list>
                    <text:list-item>
                      <text:p text:style-name="P555"><text:span text:style-name="T997">Cette fonction </text:span><text:span text:style-name="T998">appelle la fonction </text:span><text:span text:style-name="T775">makefile</text:span><text:span text:style-name="T776">()</text:span><text:span text:style-name="T998"> pour créer le fichier de logs dans le dossier actuel (où l’utilisateur à lancé le script) s’il n’existe pas et redirige toutes les sorties d’affichage de texte à l’écran vers le périphérique nul (/</text:span><text:span text:style-name="T999">dev/null</text:span><text:span text:style-name="T998">).</text:span></text:p>
                    </text:list-item>
                  </text:list>
                </text:list-item>
              </text:list>
            </text:list-item>
          </text:list>
        </text:list-item>
      </text:list>
      <text:p text:style-name="P580"/>
      <text:list xml:id="list165233423572117" text:continue-numbering="true" text:style-name="L11">
        <text:list-item>
          <text:list>
            <text:list-item>
              <text:list>
                <text:list-item>
                  <text:list>
                    <text:list-item>
                      <text:p text:style-name="P581"><text:soft-page-break/>Elle appelle ensuite la fonction <text:span text:style-name="T735">v_echo_nolog()</text:span><text:span text:style-name="T388"> </text:span><text:span text:style-name="T457">pour afficher </text:span><text:span text:style-name="T458">écrire un texte de succès </text:span><text:span text:style-name="T461">de création du fichier </text:span><text:span text:style-name="T462">de logs</text:span><text:span text:style-name="T458"> tout en le redirigeant exclusivement vers le fichier de logs </text:span><text:span text:style-name="T459">sans qu’il </text:span><text:span text:style-name="T460">n’y apparaisse une deuxième fois.</text:span></text:p>
                    </text:list-item>
                  </text:list>
                </text:list-item>
              </text:list>
            </text:list-item>
          </text:list>
        </text:list-item>
      </text:list>
      <text:p text:style-name="P578"/>
      <text:list xml:id="list165234207678469" text:continue-numbering="true" text:style-name="L11">
        <text:list-item>
          <text:list>
            <text:list-item>
              <text:list>
                <text:list-item>
                  <text:list>
                    <text:list-item>
                      <text:p text:style-name="P582">Une fois le fichier créé, <text:span text:style-name="T1000">la fonction appelle la commande </text:span><text:span text:style-name="T124">uname</text:span><text:span text:style-name="T463">, suivie des options </text:span><text:span text:style-name="T124">-s</text:span><text:span text:style-name="T463"> </text:span><text:span text:style-name="T464">et </text:span><text:span text:style-name="T125">-</text:span><text:span text:style-name="T126">r</text:span><text:span text:style-name="T464"> </text:span><text:span text:style-name="T465">pour obtenir respectivement le nom et la version du noyau </text:span><text:span text:style-name="T466">de l’utilisateur, </text:span><text:span text:style-name="T467">puis appelle la commande </text:span><text:span text:style-name="T127">cat</text:span><text:span text:style-name="T467"> pour afficher le contenu du fichier « </text:span><text:span text:style-name="T127">/etc/os-release »</text:span><text:span text:style-name="T467"> </text:span><text:span text:style-name="T468">(fichier contenant des informations sur le système d’exploitation </text:span><text:span text:style-name="T469">de l’utilisateur</text:span><text:span text:style-name="T468">).</text:span></text:p>
                    </text:list-item>
                  </text:list>
                </text:list-item>
              </text:list>
            </text:list-item>
          </text:list>
        </text:list-item>
      </text:list>
      <text:p text:style-name="P583"><text:span text:style-name="T468"/></text:p>
      <text:list xml:id="list165233533257550" text:continue-numbering="true" text:style-name="L11">
        <text:list-item>
          <text:list>
            <text:list-item>
              <text:list>
                <text:list-item>
                  <text:list>
                    <text:list-item>
                      <text:p text:style-name="P579"><text:span text:style-name="T473">Toutes les informations </text:span><text:span text:style-name="T474">du fichier de logs</text:span><text:span text:style-name="T479"> me servir</text:span><text:span text:style-name="T474">ont</text:span><text:span text:style-name="T479"> à </text:span><text:span text:style-name="T470">vérifier où se </text:span><text:span text:style-name="T475">trouv</text:span><text:span text:style-name="T476">eront</text:span><text:span text:style-name="T470"> les éventuels problèmes </text:span><text:span text:style-name="T472">que vous rencontrerez</text:span><text:span text:style-name="T471">.</text:span></text:p>
                    </text:list-item>
                  </text:list>
                </text:list-item>
              </text:list>
            </text:list-item>
          </text:list>
        </text:list-item>
      </text:list>
      <text:p text:style-name="P578"/>
      <text:list xml:id="list165233417246532" text:continue-numbering="true" text:style-name="L11">
        <text:list-item>
          <text:p text:style-name="P426"><text:span text:style-name="T728">script</text:span>_<text:span text:style-name="T728">init</text:span>() :</text:p>
          <text:list>
            <text:list-item>
              <text:list>
                <text:list-item>
                  <text:p text:style-name="P577"><text:span text:style-name="T1003">Description </text:span>:</text:p>
                  <text:list>
                    <text:list-item>
                      <text:p text:style-name="P573">Cette fo<text:span text:style-name="T1002">nction vérifie que l’utilisateur exécute bien le script en mode super utilisateur et que le script soit accompagné du nom de l’utilisateur en tant qu’argument.</text:span></text:p>
                    </text:list-item>
                  </text:list>
                </text:list-item>
              </text:list>
            </text:list-item>
          </text:list>
        </text:list-item>
      </text:list>
      <text:p text:style-name="P574"/>
      <text:list xml:id="list165232201654303" text:continue-numbering="true" text:style-name="L11">
        <text:list-item>
          <text:list>
            <text:list-item>
              <text:list>
                <text:list-item>
                  <text:p text:style-name="P576"><text:span text:style-name="T1001">Fonctionnement </text:span>:</text:p>
                  <text:list>
                    <text:list-item>
                      <text:p text:style-name="P571">Cette fonction <text:span text:style-name="T34">vérifie tout d’abord que l’utilisateur exécute bien le script en mode super-utilisateur, avec la commande sudo ou directement connecté en tant qu’utilisateur root, puis que vous y passez bien en argument votre nom d’utilisateur lors de l’exécution du script.</text:span></text:p>
                    </text:list-item>
                  </text:list>
                </text:list-item>
              </text:list>
            </text:list-item>
          </text:list>
        </text:list-item>
      </text:list>
      <text:p text:style-name="P572"/>
      <text:list xml:id="list165232658427676" text:continue-numbering="true" text:style-name="L11">
        <text:list-item>
          <text:list>
            <text:list-item>
              <text:list>
                <text:list-item>
                  <text:list>
                    <text:list-item>
                      <text:p text:style-name="P91"><text:span text:style-name="T996"><text:s/>Le mode super-utilis</text:span><text:span text:style-name="T34">ateur, ou utilisateur root, est l’équivalent UNIX du mode administrateur de Windows, à la différence près que vous êtes </text:span><text:span text:style-name="T55">LE VÉRITABLE MAÎTRE</text:span><text:span text:style-name="T34"> de votre ordinateur. </text:span></text:p>
                      <text:list>
                        <text:list-item>
                          <text:p text:style-name="P92"><text:span text:style-name="T678">« De grands pouvoirs impliquent de grandes responsabilités »</text:span><text:span text:style-name="T14"> </text:span></text:p>
                          <text:list>
                            <text:list-item>
                              <text:p text:style-name="P92"><text:span text:style-name="T354">M</text:span><text:span text:style-name="T347">essage affiché </text:span><text:span text:style-name="T348">la première fois que vous lancez une commande en </text:span><text:span text:style-name="T350">mode </text:span><text:span text:style-name="T351">utilisateur normal avec la commande</text:span><text:span text:style-name="T348"> sudo, </text:span><text:span text:style-name="T352">suivie </text:span><text:span text:style-name="T353">du nom de la commande souhaitée</text:span><text:span text:style-name="T349">.</text:span></text:p>
                            </text:list-item>
                          </text:list>
                        </text:list-item>
                      </text:list>
                    </text:list-item>
                  </text:list>
                </text:list-item>
              </text:list>
            </text:list-item>
          </text:list>
        </text:list-item>
      </text:list>
      <text:p text:style-name="P95"/>
      <text:list xml:id="list165233735464246" text:continue-numbering="true" text:style-name="L11">
        <text:list-item>
          <text:list>
            <text:list-item>
              <text:list>
                <text:list-item>
                  <text:list>
                    <text:list-item>
                      <text:p text:style-name="P93">Si le script n’est pas lancé <text:span text:style-name="T45">avec la commande </text:span><text:span text:style-name="T85">sudo</text:span><text:span text:style-name="T45"> ou </text:span>en mode<text:span text:style-name="T29"> super-utilisateur, alors le script renvoie un message d’erreur et arrête son exécution </text:span><text:span text:style-name="T478">par le biais de la fonction </text:span><text:span text:style-name="T755">handle_errors()</text:span><text:span text:style-name="T28">. De nombreuses fonctionnalités du script (mise à jour, installation de paquets, suppression de paquets obsolètes, etc…) nécessitent d’être connecté en mode super-utilisateur.</text:span></text:p>
                    </text:list-item>
                  </text:list>
                </text:list-item>
              </text:list>
            </text:list-item>
          </text:list>
        </text:list-item>
      </text:list>
      <text:p text:style-name="P94"/>
      <text:list xml:id="list165232178902021" text:continue-numbering="true" text:style-name="L11">
        <text:list-item>
          <text:list>
            <text:list-item>
              <text:list>
                <text:list-item>
                  <text:list>
                    <text:list-item>
                      <text:p text:style-name="P96">Sinon, si le script est exécuté en mode super-<text:span text:style-name="T729">utilisateur</text:span>, <text:span text:style-name="T730">plusieurs tests restent à effectuer :</text:span></text:p>
                      <text:list>
                        <text:list-item>
                          <text:p text:style-name="P97">Si le <text:span text:style-name="T731">script est exécuté sans arguments, alors le script demande à l’utilisateur de rentrer le nom de l’argument manquant, puis renvoie un message d’erreur avant d’arrêter son exécution </text:span><text:span text:style-name="T478">par le biais de la fonction </text:span><text:span text:style-name="T755">handle_errors()</text:span><text:span text:style-name="T399">.</text:span><text:span text:style-name="T731">.</text:span></text:p>
                        </text:list-item>
                      </text:list>
                    </text:list-item>
                  </text:list>
                </text:list-item>
              </text:list>
            </text:list-item>
          </text:list>
        </text:list-item>
      </text:list>
      <text:p text:style-name="P99"/>
      <text:list xml:id="list165233912721068" text:continue-numbering="true" text:style-name="L11">
        <text:list-item>
          <text:list>
            <text:list-item>
              <text:list>
                <text:list-item>
                  <text:list>
                    <text:list-item>
                      <text:list>
                        <text:list-item>
                          <text:p text:style-name="P98">Sinon, si le script est lancé avec l’ argument attendu, d’autres tests restent encore à effectuer.</text:p>
                          <text:list>
                            <text:list-item>
                              <text:p text:style-name="P100">Si <text:span text:style-name="T732">le nom de l’utilisateur ne correspond pas au nom du dossier personnel en testant la valeur de retour de la commande </text:span><text:span text:style-name="T88">pwd</text:span><text:span text:style-name="T399">, </text:span><text:span text:style-name="T402">alors </text:span><text:span text:style-name="T399">le script ne se lance pas </text:span><text:span text:style-name="T477">et</text:span><text:span text:style-name="T399"> </text:span><text:span text:style-name="T400">demande à l’utilisateur de </text:span><text:span text:style-name="T401">rentrer correctement son nom avant de</text:span><text:span text:style-name="T399"> renvo</text:span><text:span text:style-name="T401">yer</text:span><text:span text:style-name="T399"> </text:span><text:soft-page-break/><text:span text:style-name="T399">un </text:span><text:span text:style-name="T480">message</text:span><text:span text:style-name="T399"> </text:span><text:span text:style-name="T481">d’</text:span><text:span text:style-name="T399">erreur </text:span><text:span text:style-name="T403">et </text:span><text:span text:style-name="T404">d’arrêter son exécution </text:span><text:span text:style-name="T478">par le biais de la fonction </text:span><text:span text:style-name="T755">handle_errors()</text:span><text:span text:style-name="T399">.</text:span></text:p>
                            </text:list-item>
                          </text:list>
                        </text:list-item>
                      </text:list>
                    </text:list-item>
                  </text:list>
                </text:list-item>
              </text:list>
            </text:list-item>
          </text:list>
        </text:list-item>
      </text:list>
      <text:p text:style-name="P256"/>
      <text:list xml:id="list165233698311412" text:continue-numbering="true" text:style-name="L11">
        <text:list-item>
          <text:list>
            <text:list-item>
              <text:list>
                <text:list-item>
                  <text:list>
                    <text:list-item>
                      <text:list>
                        <text:list-item>
                          <text:list>
                            <text:list-item>
                              <text:p text:style-name="P101"><text:span text:style-name="T405">S</text:span><text:span text:style-name="T388">inon, si </text:span><text:span text:style-name="T406">le </text:span><text:span text:style-name="T407">nom de l’utilisateur </text:span><text:span text:style-name="T408">correspondent </text:span><text:span text:style-name="T423">au nom de son dossier personnel,</text:span><text:span text:style-name="T408"> </text:span><text:span text:style-name="T409">alors </text:span><text:span text:style-name="T410">le script se lance.</text:span></text:p>
                            </text:list-item>
                          </text:list>
                        </text:list-item>
                      </text:list>
                    </text:list-item>
                  </text:list>
                </text:list-item>
              </text:list>
            </text:list-item>
          </text:list>
        </text:list-item>
      </text:list>
      <text:p text:style-name="P152"/>
      <text:list xml:id="list165234062976185" text:continue-numbering="true" text:style-name="L11">
        <text:list-item>
          <text:p text:style-name="P427">get_dist_package_manager<text:span text:style-name="T12">() :</text:span></text:p>
          <text:list>
            <text:list-item>
              <text:list>
                <text:list-item>
                  <text:p text:style-name="P240">Description :</text:p>
                  <text:list>
                    <text:list-item>
                      <text:p text:style-name="P102">Cette fonction <text:span text:style-name="T714">recherche le nom du gestionnaire de paquets utilisé par la distribution de l’utilisateur pour appeler ses commandes de gestion de paquets pour :</text:span></text:p>
                    </text:list-item>
                  </text:list>
                </text:list-item>
              </text:list>
            </text:list-item>
          </text:list>
        </text:list-item>
      </text:list>
      <text:list xml:id="list4066757614" text:style-name="L19">
        <text:list-item>
          <text:list>
            <text:list-item>
              <text:list>
                <text:list-item>
                  <text:list>
                    <text:list-item>
                      <text:p text:style-name="P562"><text:span text:style-name="T618">Mettre à jour les paquets déjà présents sur </text:span><text:span text:style-name="T621">sa</text:span><text:span text:style-name="T618"> distribution.</text:span></text:p>
                    </text:list-item>
                    <text:list-item>
                      <text:p text:style-name="P562"><text:span text:style-name="T619">Installer les paquets de base depuis </text:span><text:span text:style-name="T622">les</text:span><text:span text:style-name="T619"> dépôts officiels.</text:span></text:p>
                    </text:list-item>
                    <text:list-item>
                      <text:p text:style-name="P562"><text:span text:style-name="T620">Supprimer les </text:span><text:span text:style-name="T623">dépendances</text:span><text:span text:style-name="T620"> obsolètes </text:span><text:span text:style-name="T623">(inutilisées par le moindre programme)</text:span><text:span text:style-name="T620">.</text:span></text:p>
                    </text:list-item>
                  </text:list>
                </text:list-item>
              </text:list>
            </text:list-item>
          </text:list>
        </text:list-item>
      </text:list>
      <text:p text:style-name="P179"/>
      <text:list xml:id="list165232244204962" text:continue-list="list165234062976185" text:style-name="L11">
        <text:list-item>
          <text:list>
            <text:list-item>
              <text:list>
                <text:list-item>
                  <text:p text:style-name="P180"><text:span text:style-name="T496">Fonctionnement :</text:span></text:p>
                </text:list-item>
              </text:list>
            </text:list-item>
          </text:list>
        </text:list-item>
      </text:list>
      <text:list xml:id="list299370941" text:style-name="L13">
        <text:list-item>
          <text:list>
            <text:list-item>
              <text:list>
                <text:list-item>
                  <text:list>
                    <text:list-item>
                      <text:p text:style-name="P103">Pour trouver <text:span text:style-name="T1004">le</text:span> <text:span text:style-name="T1006">nom du </text:span>gestionnaire de paquets <text:span text:style-name="T1005">de la distribution de l’</text:span><text:span text:style-name="T891">utilisateur</text:span>, <text:span text:style-name="T718">un appel de commandes est lancé avec la commande </text:span><text:span text:style-name="T128">command -v</text:span><text:span text:style-name="T718">, tout en redirigeant chaque sortie d’exécution des commandes cibles vers le périphérique nul </text:span><text:span text:style-name="T86">/</text:span><text:span text:style-name="T87">dev/null</text:span><text:span text:style-name="T396">, </text:span><text:span text:style-name="T397">avant d’assigner la famille de distribution du paquet dans une variable nommée </text:span><text:span text:style-name="T779">$</text:span><text:span text:style-name="T806">SCRIPT_</text:span><text:span text:style-name="T779">OS_FAMILY</text:span><text:span text:style-name="T398"> :</text:span></text:p>
                    </text:list-item>
                  </text:list>
                </text:list-item>
              </text:list>
            </text:list-item>
          </text:list>
        </text:list-item>
      </text:list>
      <text:list xml:id="list165233010634568" text:continue-list="list165232244204962" text:style-name="L11">
        <text:list-item>
          <text:list>
            <text:list-item>
              <text:list>
                <text:list-item>
                  <text:list>
                    <text:list-item>
                      <text:list>
                        <text:list-item>
                          <text:list>
                            <text:list-item>
                              <text:p text:style-name="P104">Si, <text:span text:style-name="T716">parmi les appels de commande, aucun ne correspond au nom du moindre gestionnaire de paquets supporté, alors une erreur fatale survient et l’exécution du script s’arrête par le biais de la fonction </text:span><text:span text:style-name="T755">handle_errors()</text:span><text:span text:style-name="T399">.</text:span></text:p>
                            </text:list-item>
                          </text:list>
                        </text:list-item>
                      </text:list>
                    </text:list-item>
                  </text:list>
                </text:list-item>
              </text:list>
            </text:list-item>
          </text:list>
        </text:list-item>
      </text:list>
      <text:p text:style-name="P106"/>
      <text:list xml:id="list165232566197745" text:continue-numbering="true" text:style-name="L11">
        <text:list-item>
          <text:list>
            <text:list-item>
              <text:list>
                <text:list-item>
                  <text:list>
                    <text:list-item>
                      <text:list>
                        <text:list-item>
                          <text:list>
                            <text:list-item>
                              <text:p text:style-name="P105">Sinon, <text:span text:style-name="T717">si une des commandes est détectée, un message indique à l’utilisateur que son gestionnaire de paquets est supporté, suivi du nom de la famille de distributions du gestionnaire de paquets écrit entre parenthèses.</text:span></text:p>
                            </text:list-item>
                          </text:list>
                        </text:list-item>
                      </text:list>
                    </text:list-item>
                  </text:list>
                </text:list-item>
              </text:list>
            </text:list-item>
          </text:list>
        </text:list-item>
      </text:list>
      <text:p text:style-name="P152"/>
      <text:list xml:id="list165234071132753" text:continue-numbering="true" text:style-name="L11">
        <text:list-item>
          <text:p text:style-name="P432">launch_script() :</text:p>
          <text:list>
            <text:list-item>
              <text:list>
                <text:list-item>
                  <text:p text:style-name="P568"><text:span text:style-name="T603">D</text:span><text:span text:style-name="T597">escription :</text:span></text:p>
                  <text:list>
                    <text:list-item>
                      <text:p text:style-name="P587"><text:span text:style-name="T597">Cette fonction </text:span><text:span text:style-name="T624">demande à l’utilisateur s’il est sûr de lancer le script.</text:span></text:p>
                    </text:list-item>
                  </text:list>
                </text:list-item>
              </text:list>
            </text:list-item>
          </text:list>
        </text:list-item>
      </text:list>
      <text:p text:style-name="P588"><text:span text:style-name="T597"/></text:p>
      <text:list xml:id="list165232445685840" text:continue-numbering="true" text:style-name="L11">
        <text:list-item>
          <text:list>
            <text:list-item>
              <text:list>
                <text:list-item>
                  <text:p text:style-name="P569"><text:span text:style-name="T597">Fonctionnement :</text:span></text:p>
                  <text:list>
                    <text:list-item>
                      <text:p text:style-name="P552"><text:span text:style-name="T625">Via</text:span><text:span text:style-name="T603"> cette fonction, le script demande </text:span><text:span text:style-name="T610">à l’utilisateur </text:span><text:span text:style-name="T603">s’i</text:span><text:span text:style-name="T610">l</text:span><text:span text:style-name="T603"> </text:span><text:span text:style-name="T604">es</text:span><text:span text:style-name="T610">t</text:span><text:span text:style-name="T603"> sûr de lancer le script </text:span><text:span text:style-name="T625">par le biais</text:span><text:span text:style-name="T603"> </text:span><text:span text:style-name="T625">d’</text:span><text:span text:style-name="T603">une sous-fonction nommée </text:span><text:span text:style-name="T765">read_launch_script()</text:span><text:span text:style-name="T198">, </text:span><text:span text:style-name="T199">contenant une condition </text:span><text:span text:style-name="T177">case</text:span><text:span text:style-name="T199"> </text:span><text:span text:style-name="T198">:</text:span></text:p>
                      <text:list>
                        <text:list-item>
                          <text:p text:style-name="P321">S’<text:span text:style-name="T895">il répond par </text:span><text:span text:style-name="T64">oui</text:span><text:span text:style-name="T30">, le script lance les étapes suivantes à partir de la fonction suivante.</text:span></text:p>
                        </text:list-item>
                      </text:list>
                    </text:list-item>
                  </text:list>
                </text:list-item>
              </text:list>
            </text:list-item>
          </text:list>
        </text:list-item>
      </text:list>
      <text:p text:style-name="P340"/>
      <text:list xml:id="list165232688035341" text:continue-numbering="true" text:style-name="L11">
        <text:list-item>
          <text:list>
            <text:list-item>
              <text:list>
                <text:list-item>
                  <text:list>
                    <text:list-item>
                      <text:list>
                        <text:list-item>
                          <text:p text:style-name="P552"><text:span text:style-name="T582">Sinon, s’</text:span><text:span text:style-name="T587">il répond</text:span><text:span text:style-name="T582"> par </text:span><text:span text:style-name="T592">non</text:span><text:span text:style-name="T582">, </text:span><text:span text:style-name="T583">le programme s’arrête, tout simplement.</text:span></text:p>
                        </text:list-item>
                      </text:list>
                    </text:list-item>
                  </text:list>
                </text:list-item>
              </text:list>
            </text:list-item>
          </text:list>
        </text:list-item>
      </text:list>
      <text:p text:style-name="P323"/>
      <text:list xml:id="list165233612817457" text:continue-numbering="true" text:style-name="L11">
        <text:list-item>
          <text:list>
            <text:list-item>
              <text:list>
                <text:list-item>
                  <text:list>
                    <text:list-item>
                      <text:list>
                        <text:list-item>
                          <text:p text:style-name="P564"><text:span text:style-name="T581">Sinon, le script </text:span><text:span text:style-name="T588">lui</text:span><text:span text:style-name="T581"> demande, par sécurité (histoire que </text:span><text:span text:style-name="T589">l’utilisateur</text:span><text:span text:style-name="T581"> so</text:span><text:span text:style-name="T590">it</text:span><text:span text:style-name="T581"> sûr de </text:span><text:span text:style-name="T584">savoir</text:span><text:span text:style-name="T581"> ce qu</text:span><text:span text:style-name="T585">’</text:span><text:span text:style-name="T590">il</text:span><text:span text:style-name="T581"> fait), de bien rentrer </text:span><text:span text:style-name="T591">oui</text:span><text:span text:style-name="T581"> ou </text:span><text:span text:style-name="T591">non</text:span><text:span text:style-name="T581"> </text:span><text:span text:style-name="T586">(il est également possible d’écrire les réponses avec des majuscules, ou totalement en majuscules)</text:span><text:span text:style-name="T581">.</text:span></text:p>
                        </text:list-item>
                      </text:list>
                    </text:list-item>
                  </text:list>
                </text:list-item>
              </text:list>
            </text:list-item>
          </text:list>
        </text:list-item>
      </text:list>
      <text:p text:style-name="P151"/>
      <text:list xml:id="list165233254729069" text:continue-numbering="true" text:style-name="L11">
        <text:list-item>
          <text:p text:style-name="P552"><text:span text:style-name="T206">3.</text:span><text:span text:style-name="T207">2.2.2) C</text:span><text:span text:style-name="T206">onne</text:span><text:span text:style-name="T210">xions</text:span><text:span text:style-name="T206"> et mises à jour :</text:span></text:p>
        </text:list-item>
        <text:list-item>
          <text:p text:style-name="P426">check_internet_connection() :</text:p>
          <text:list>
            <text:list-item>
              <text:list>
                <text:list-item>
                  <text:p text:style-name="P242">Description :</text:p>
                  <text:list>
                    <text:list-item>
                      <text:p text:style-name="P182">Cette fonction vérifie que l’utilisateur est connecté à I<text:span text:style-name="T1008">nternet.</text:span></text:p>
                    </text:list-item>
                  </text:list>
                </text:list-item>
              </text:list>
            </text:list-item>
          </text:list>
        </text:list-item>
      </text:list>
      <text:p text:style-name="P181"><text:soft-page-break/></text:p>
      <text:list xml:id="list165232110546303" text:continue-numbering="true" text:style-name="L11">
        <text:list-item>
          <text:list>
            <text:list-item>
              <text:list>
                <text:list-item>
                  <text:p text:style-name="P241">Fonctionnement :</text:p>
                  <text:list>
                    <text:list-item>
                      <text:p text:style-name="P107">Comme son nom l’indique, <text:span text:style-name="T31">cette fonction vérifie que l’ordinateur de l’utilisateur est bien connecté à Internet pour effectuer les étapes suivantes.</text:span></text:p>
                      <text:list>
                        <text:list-item>
                          <text:p text:style-name="P108">Si c’est le cas, le programme continue <text:span text:style-name="T47">à s’exécuter normalement</text:span>.</text:p>
                        </text:list-item>
                      </text:list>
                    </text:list-item>
                  </text:list>
                </text:list-item>
              </text:list>
            </text:list-item>
          </text:list>
        </text:list-item>
      </text:list>
      <text:p text:style-name="P109"/>
      <text:list xml:id="list165233023009843" text:continue-numbering="true" text:style-name="L11">
        <text:list-item>
          <text:list>
            <text:list-item>
              <text:list>
                <text:list-item>
                  <text:list>
                    <text:list-item>
                      <text:list>
                        <text:list-item>
                          <text:p text:style-name="P108">Sinon, <text:span text:style-name="T368">si ce n’est pas le cas</text:span>, l’<text:span text:style-name="T46">exécution du</text:span> programme s’arrête <text:span text:style-name="T1008">par le biais de la fonction </text:span><text:span text:style-name="T755">handle_errors()</text:span>.<text:span text:style-name="T32"> Sans connexion à Internet, les fonctions de téléchargement des programmes ne serviront strictement à rien.</text:span></text:p>
                        </text:list-item>
                      </text:list>
                    </text:list-item>
                  </text:list>
                </text:list-item>
              </text:list>
            </text:list-item>
          </text:list>
        </text:list-item>
      </text:list>
      <text:p text:style-name="P109"/>
      <text:list xml:id="list165233233946179" text:continue-numbering="true" text:style-name="L11">
        <text:list-item>
          <text:p text:style-name="P426">dist_upgrade() :</text:p>
          <text:list>
            <text:list-item>
              <text:list>
                <text:list-item>
                  <text:p text:style-name="P110">Cette fonction <text:span text:style-name="T33">va mettre à jour tous les paquets déjà installés sur le disque dur de l’utilisateur s’il ne l’a pas encore fait au moment de l’installation ou juste après.</text:span></text:p>
                </text:list-item>
              </text:list>
            </text:list-item>
          </text:list>
        </text:list-item>
      </text:list>
      <text:p text:style-name="P111"/>
      <text:list xml:id="list165232168632015" text:continue-numbering="true" text:style-name="L11">
        <text:list-item>
          <text:list>
            <text:list-item>
              <text:list>
                <text:list-item>
                  <text:p text:style-name="P341"><text:span text:style-name="T385">Si vous ne l’avez pas encore fait</text:span><text:span text:style-name="T378">, certaines fonctionnalités de votre distribution risquent de ne pas fonctionner normalement </text:span><text:span text:style-name="T386">si vous supprimez cette fonction avant de lancer le script</text:span><text:span text:style-name="T378">.</text:span></text:p>
                </text:list-item>
              </text:list>
            </text:list-item>
          </text:list>
        </text:list-item>
      </text:list>
      <text:p text:style-name="P342"/>
      <text:list xml:id="list165233616806820" text:continue-numbering="true" text:style-name="L11">
        <text:list-item>
          <text:p text:style-name="P346">3.2.2.3) Définition des fonctions de paramétrage :</text:p>
        </text:list-item>
        <text:list-item>
          <text:p text:style-name="P428"><text:span text:style-name="T837">set_sudo</text:span>() :</text:p>
          <text:list>
            <text:list-item>
              <text:list>
                <text:list-item>
                  <text:p text:style-name="P112"><text:span text:style-name="T420">Cette </text:span><text:span text:style-name="T416">fonction </text:span><text:span text:style-name="T417">sert surtout </text:span><text:span text:style-name="T418">aux utilisateurs de distributions dont la commande </text:span><text:span text:style-name="T102">sudo</text:span><text:span text:style-name="T418"> n’est pas incluse </text:span><text:span text:style-name="T419">de base (Debian).</text:span></text:p>
                </text:list-item>
              </text:list>
            </text:list-item>
          </text:list>
        </text:list-item>
      </text:list>
      <text:p text:style-name="P255"/>
      <text:list xml:id="list165233615498062" text:continue-numbering="true" text:style-name="L11">
        <text:list-item>
          <text:list>
            <text:list-item>
              <text:list>
                <text:list-item>
                  <text:p text:style-name="P114"><text:span text:style-name="T419">S</text:span><text:span text:style-name="T388">i </text:span><text:span text:style-name="T421">la commande </text:span><text:span text:style-name="T103">sudo</text:span><text:span text:style-name="T421"> n’est pas détectée, alors </text:span><text:span text:style-name="T422">le script appelle la fonction </text:span><text:span text:style-name="T742">pack_install()</text:span><text:span text:style-name="T228"> pour télécharger la commande </text:span><text:span text:style-name="T219">sudo</text:span><text:span text:style-name="T228"> depuis les dépôts officiels de </text:span><text:span text:style-name="T229">votre distribution.</text:span></text:p>
                </text:list-item>
              </text:list>
            </text:list-item>
          </text:list>
        </text:list-item>
      </text:list>
      <text:p text:style-name="P526"/>
      <text:list xml:id="list165232818643885" text:continue-numbering="true" text:style-name="L11">
        <text:list-item>
          <text:list>
            <text:list-item>
              <text:list>
                <text:list-item>
                  <text:p text:style-name="P115"><text:span text:style-name="T229">S</text:span><text:span text:style-name="T227">inon, si cette commande est détectée, </text:span><text:span text:style-name="T230">alors le script</text:span><text:span text:style-name="T236"> indique </text:span><text:span text:style-name="T237">à l’utilisateur</text:span><text:span text:style-name="T236"> que </text:span><text:span text:style-name="T237">la commande </text:span><text:span text:style-name="T220">sudo</text:span><text:span text:style-name="T237"> est déjà installée sur son système.</text:span></text:p>
                </text:list-item>
              </text:list>
            </text:list-item>
          </text:list>
        </text:list-item>
      </text:list>
      <text:p text:style-name="P525"/>
      <text:list xml:id="list165233314651254" text:continue-numbering="true" text:style-name="L11">
        <text:list-item>
          <text:list>
            <text:list-item>
              <text:list>
                <text:list-item>
                  <text:p text:style-name="P115"><text:span text:style-name="T238">Le script</text:span><text:span text:style-name="T235"> </text:span><text:span text:style-name="T231">demande à l’utilisateur s’il souhaite que le script télécharge </text:span><text:span text:style-name="T232">le fichier sudoers déjà configuré, en </text:span><text:span text:style-name="T239">l’</text:span><text:span text:style-name="T232">avertissant que</text:span><text:span text:style-name="T233"> ce n’est pas la peine </text:span><text:span text:style-name="T234">de le faire</text:span><text:span text:style-name="T232"> si </text:span><text:span text:style-name="T239">son</text:span><text:span text:style-name="T233"> fichier des sudoers est déjà configuré, </text:span><text:span text:style-name="T240">le tout via une sous-fonction nommée </text:span><text:span text:style-name="T743">read_set_sudo</text:span><text:span text:style-name="T233">.</text:span></text:p>
                  <text:list>
                    <text:list-item>
                      <text:p text:style-name="P116"><text:span text:style-name="T233">S</text:span><text:span text:style-name="T227">i </text:span><text:span text:style-name="T241">l’utilisateur répond par </text:span><text:span text:style-name="T221">oui</text:span><text:span text:style-name="T241">, alors </text:span><text:span text:style-name="T242">le script : </text:span></text:p>
                    </text:list-item>
                  </text:list>
                </text:list-item>
              </text:list>
            </text:list-item>
          </text:list>
        </text:list-item>
      </text:list>
      <text:list xml:id="list1241800326" text:style-name="L14">
        <text:list-item>
          <text:list>
            <text:list-item>
              <text:list>
                <text:list-item>
                  <text:list>
                    <text:list-item>
                      <text:list>
                        <text:list-item>
                          <text:p text:style-name="P556"><text:span text:style-name="T179">T</text:span><text:span text:style-name="T180">élécharge le fichier </text:span><text:span text:style-name="T174">sudoers</text:span><text:span text:style-name="T181"> </text:span><text:span text:style-name="T182">depuis le dépôt Github </text:span><text:span text:style-name="T183">de l’auteur, Dimitri Obeid</text:span><text:span text:style-name="T180">, </text:span><text:span text:style-name="T184">en </text:span><text:span text:style-name="T185">affichant un message de réussite en cas de succès ou un message d’erreur en cas d’échec, avant de </text:span><text:span text:style-name="T186">quitter la fonction.</text:span></text:p>
                        </text:list-item>
                      </text:list>
                    </text:list-item>
                  </text:list>
                </text:list-item>
              </text:list>
            </text:list-item>
          </text:list>
        </text:list-item>
      </text:list>
      <text:p text:style-name="P524"/>
      <text:list xml:id="list165232910568279" text:continue-numbering="true" text:style-name="L14">
        <text:list-item>
          <text:list>
            <text:list-item>
              <text:list>
                <text:list-item>
                  <text:list>
                    <text:list-item>
                      <text:list>
                        <text:list-item>
                          <text:p text:style-name="P117"><text:span text:style-name="T245">D</text:span><text:span text:style-name="T227">éplace le fichier fraîchement téléchargé </text:span><text:span text:style-name="T246">vers le dossier </text:span><text:span text:style-name="T222">/etc/</text:span><text:span text:style-name="T246">, </text:span><text:span text:style-name="T243">en </text:span><text:span text:style-name="T244">affichant un message de réussite en cas de succès ou un message d’erreur en cas d’échec, avant de </text:span><text:span text:style-name="T245">quitter la fonction.</text:span></text:p>
                        </text:list-item>
                      </text:list>
                    </text:list-item>
                  </text:list>
                </text:list-item>
              </text:list>
            </text:list-item>
          </text:list>
        </text:list-item>
      </text:list>
      <text:p text:style-name="P523"/>
      <text:list xml:id="list165232441032365" text:continue-numbering="true" text:style-name="L14">
        <text:list-item>
          <text:list>
            <text:list-item>
              <text:list>
                <text:list-item>
                  <text:list>
                    <text:list-item>
                      <text:list>
                        <text:list-item>
                          <text:p text:style-name="P118"><text:span text:style-name="T245">A</text:span><text:span text:style-name="T227">joute l’utilisateur au groupe </text:span><text:span text:style-name="T223">sudo</text:span><text:span text:style-name="T247"> en </text:span><text:span text:style-name="T248">appelant la commande </text:span><text:span text:style-name="T224">usermod -aG </text:span><text:span text:style-name="T225">root</text:span><text:span text:style-name="T224"> $nom_de_l’utilisateur</text:span><text:span text:style-name="T249">, </text:span><text:span text:style-name="T250">où </text:span><text:span text:style-name="T226">$nom_de_l’utilisateur</text:span><text:span text:style-name="T251"> </text:span><text:span text:style-name="T252">correspond au nom de l’utilisateur passé en </text:span><text:span text:style-name="T253">premier </text:span><text:span text:style-name="T252">argument.</text:span></text:p>
                        </text:list-item>
                      </text:list>
                    </text:list-item>
                  </text:list>
                </text:list-item>
              </text:list>
            </text:list-item>
          </text:list>
        </text:list-item>
      </text:list>
      <text:list xml:id="list2680334701" text:style-name="L15">
        <text:list-item>
          <text:list>
            <text:list-item>
              <text:list>
                <text:list-item>
                  <text:list>
                    <text:list-item>
                      <text:list>
                        <text:list-item>
                          <text:list>
                            <text:list-item>
                              <text:p text:style-name="P519">En cas de réussite, un message de réussite est affiché.</text:p>
                            </text:list-item>
                          </text:list>
                        </text:list-item>
                      </text:list>
                    </text:list-item>
                  </text:list>
                </text:list-item>
              </text:list>
            </text:list-item>
          </text:list>
        </text:list-item>
      </text:list>
      <text:p text:style-name="P520"/>
      <text:list xml:id="list165233181710426" text:continue-numbering="true" text:style-name="L15">
        <text:list-item>
          <text:list>
            <text:list-item>
              <text:list>
                <text:list-item>
                  <text:list>
                    <text:list-item>
                      <text:list>
                        <text:list-item>
                          <text:list>
                            <text:list-item>
                              <text:p text:style-name="P557"><text:span text:style-name="T187">Dans le cas contraire, </text:span><text:span text:style-name="T188">le script </text:span><text:span text:style-name="T189">affiche </text:span><text:span text:style-name="T185">un message d’erreur, avant de </text:span><text:span text:style-name="T186">quitter la fonction.</text:span></text:p>
                            </text:list-item>
                          </text:list>
                        </text:list-item>
                      </text:list>
                    </text:list-item>
                  </text:list>
                </text:list-item>
              </text:list>
            </text:list-item>
          </text:list>
        </text:list-item>
      </text:list>
      <text:p text:style-name="P522"/>
      <text:list xml:id="list165233503243595" text:continue-numbering="true" text:style-name="L15">
        <text:list-item>
          <text:list>
            <text:list-item>
              <text:list>
                <text:list-item>
                  <text:list>
                    <text:list-item>
                      <text:p text:style-name="P565"><text:soft-page-break/><text:span text:style-name="T186">S</text:span><text:span text:style-name="T178">inon, si </text:span><text:span text:style-name="T190">l’utilisateur répond par </text:span><text:span text:style-name="T175">non</text:span><text:span text:style-name="T190">, alors </text:span><text:span text:style-name="T191">le script </text:span><text:span text:style-name="T192">affiche que le script ne sera pas modifié </text:span><text:span text:style-name="T193">et que l’utilisateur peut toujours le modifier plus tard.</text:span></text:p>
                    </text:list-item>
                  </text:list>
                </text:list-item>
              </text:list>
            </text:list-item>
          </text:list>
        </text:list-item>
      </text:list>
      <text:p text:style-name="P521"/>
      <text:list xml:id="list165232797876545" text:continue-numbering="true" text:style-name="L15">
        <text:list-item>
          <text:list>
            <text:list-item>
              <text:list>
                <text:list-item>
                  <text:list>
                    <text:list-item>
                      <text:p text:style-name="P566"><text:span text:style-name="T178">Sinon, si l’utilisateur </text:span><text:span text:style-name="T194">ne répond ni par </text:span><text:span text:style-name="T176">oui</text:span><text:span text:style-name="T194">, ni par </text:span><text:span text:style-name="T176">non</text:span><text:span text:style-name="T194">, alors </text:span><text:span text:style-name="T195">le script boucle sur la fonction jusqu’à ce que l’utilisateur ne rentre </text:span><text:span text:style-name="T197">correctement </text:span><text:span text:style-name="T196">une des deux réponses attendues.</text:span></text:p>
                    </text:list-item>
                  </text:list>
                </text:list-item>
              </text:list>
            </text:list-item>
          </text:list>
        </text:list-item>
        <text:list-item>
          <text:p text:style-name="P558"><text:span text:style-name="T206">3.</text:span><text:span text:style-name="T207">2.</text:span><text:span text:style-name="T215">2.4</text:span><text:span text:style-name="T207">) </text:span><text:span text:style-name="T208">Fonctions </text:span><text:span text:style-name="T209">finales</text:span><text:span text:style-name="T206"> :</text:span></text:p>
        </text:list-item>
      </text:list>
      <text:list xml:id="list165234151014022" text:continue-list="list165233314651254" text:style-name="L11">
        <text:list-item>
          <text:p text:style-name="P426">autoremove() :</text:p>
          <text:list>
            <text:list-item>
              <text:list>
                <text:list-item>
                  <text:p text:style-name="P113">Cette fonction <text:span text:style-name="T688">vous</text:span> demande s<text:span text:style-name="T36">i vous souhaitez supprimer vos paquets obsolètes via la commande de suppression des paquets obsolètes de votre gestionnaire de paquets, le tout via une fonction nommée </text:span><text:span text:style-name="T761">read_</text:span><text:span text:style-name="T762">autoremove</text:span><text:span text:style-name="T763">()</text:span><text:span text:style-name="T36"> :</text:span></text:p>
                  <text:list>
                    <text:list-item>
                      <text:list>
                        <text:list-item>
                          <text:p text:style-name="P119">Si <text:span text:style-name="T689">vous répondez par </text:span><text:span text:style-name="T363">oui</text:span><text:span text:style-name="T689">, la commande de suppression des paquets obsolètes de votre gestionnaire de paquets est appelée avant l’appel de la fonction de fin d’installation.</text:span></text:p>
                          <text:p text:style-name="P120"/>
                        </text:list-item>
                        <text:list-item>
                          <text:p text:style-name="P121">Sinon, si <text:span text:style-name="T690">vous répondez par </text:span><text:span text:style-name="T364">no</text:span><text:span text:style-name="T365">n</text:span><text:span text:style-name="T690">, la fonction de fin d’installation est appelée et l’installation se termine.</text:span></text:p>
                        </text:list-item>
                      </text:list>
                    </text:list-item>
                  </text:list>
                </text:list-item>
              </text:list>
            </text:list-item>
          </text:list>
        </text:list-item>
      </text:list>
      <text:p text:style-name="P122"/>
      <text:list xml:id="list165233482525271" text:continue-numbering="true" text:style-name="L11">
        <text:list-item>
          <text:list>
            <text:list-item>
              <text:list>
                <text:list-item>
                  <text:list>
                    <text:list-item>
                      <text:list>
                        <text:list-item>
                          <text:p text:style-name="P322">Sinon, le script vous demandera, par sécurité (histoire que vous soyez sûr de ce que vous faite<text:span text:style-name="T686">s</text:span>), de bien rentrer <text:span text:style-name="T52">oui</text:span> ou <text:span text:style-name="T52">non</text:span> <text:span text:style-name="T658">(vous pouvez également les écrire avec des majuscules, ou totalement en majuscules)</text:span>.</text:p>
                        </text:list-item>
                      </text:list>
                    </text:list-item>
                  </text:list>
                  <text:p text:style-name="P123"/>
                </text:list-item>
                <text:list-item>
                  <text:p text:style-name="P123"><text:span text:style-name="T691">Le gestionnaire de paquets </text:span>Zypper (OpenSUSE) <text:span text:style-name="T346">n’a pas de commande pour supprimer tous les paquets obsolètes d’un coup.</text:span></text:p>
                  <text:list>
                    <text:list-item>
                      <text:p text:style-name="P124">En revanche, ce gestionnaire de paquets propose de lister les paquets obsolètes avec la commande :</text:p>
                      <text:list>
                        <text:list-item>
                          <text:p text:style-name="P338">zypper packages --orphaned</text:p>
                        </text:list-item>
                      </text:list>
                    </text:list-item>
                  </text:list>
                </text:list-item>
              </text:list>
            </text:list-item>
          </text:list>
        </text:list-item>
      </text:list>
      <text:p text:style-name="P125"/>
      <text:list xml:id="list165233925419963" text:continue-numbering="true" text:style-name="L11">
        <text:list-item>
          <text:list>
            <text:list-item>
              <text:list>
                <text:list-item>
                  <text:list>
                    <text:list-item>
                      <text:p text:style-name="P124">Pour supprimer les paquets obsolètes, il faut les supprimer un par un en tapant la commande : </text:p>
                      <text:list>
                        <text:list-item>
                          <text:p text:style-name="P339">zypper rm <text:span text:style-name="T777">$nom_du_paquet</text:span> --clean-deps</text:p>
                        </text:list-item>
                      </text:list>
                    </text:list-item>
                  </text:list>
                </text:list-item>
              </text:list>
            </text:list-item>
          </text:list>
        </text:list-item>
      </text:list>
      <text:p text:style-name="P150"/>
      <text:list xml:id="list165232758771171" text:continue-numbering="true" text:style-name="L11">
        <text:list-item>
          <text:p text:style-name="P426">is_installation_done() :</text:p>
          <text:list>
            <text:list-item>
              <text:list>
                <text:list-item>
                  <text:p text:style-name="P269">Cette fonction finale <text:span text:style-name="T37">est appelée pour indiquer que l’installation est terminée et que votre distribution est prête à être utilisée, tout simplement.</text:span></text:p>
                </text:list-item>
              </text:list>
            </text:list-item>
          </text:list>
        </text:list-item>
      </text:list>
      <text:p text:style-name="P270"/>
      <text:p text:style-name="P270"/>
      <text:p text:style-name="P14"><text:span text:style-name="T18">3.</text:span><text:span text:style-name="T26">3</text:span><text:span text:style-name="T24">) Ordre d’appel des </text:span><text:span text:style-name="T25">fonctions :</text:span></text:p>
      <text:p text:style-name="P290"><text:span text:style-name="T370">La partie installation du script commence véritablement à</text:span> partir de la ligne <text:span text:style-name="T94">801</text:span><text:span text:style-name="T370"> du fichier. Voici l’ordre d’appel de chaque fonction :</text:span></text:p>
      <text:p text:style-name="P290"/>
      <text:list xml:id="list3849458106" text:style-name="L16">
        <text:list-item>
          <text:p text:style-name="P434"><text:span text:style-name="T94">script_init</text:span><text:span text:style-name="T56">()</text:span></text:p>
          <text:list>
            <text:list-item>
              <text:p text:style-name="P559"><text:span text:style-name="T532">Cette fonction</text:span><text:span text:style-name="T518"> vérifie que vous </text:span><text:span text:style-name="T519">exécutez</text:span><text:span text:style-name="T518"> </text:span><text:span text:style-name="T533">bien</text:span><text:span text:style-name="T518"> le </text:span><text:span text:style-name="T520">script </text:span><text:span text:style-name="T533">avec la commande </text:span><text:span text:style-name="T541">sudo</text:span><text:span text:style-name="T533"> </text:span><text:span text:style-name="T534">ou </text:span><text:span text:style-name="T520">en tant qu</text:span><text:span text:style-name="T534">e super-</text:span><text:span text:style-name="T520">utilisateur </text:span><text:span text:style-name="T542">ET</text:span><text:span text:style-name="T520"> </text:span><text:span text:style-name="T531">avec les arguments obligatoires</text:span><text:span text:style-name="T520">.</text:span></text:p>
            </text:list-item>
          </text:list>
        </text:list-item>
      </text:list>
      <text:p text:style-name="P289"/>
      <text:list xml:id="list165233324767351" text:continue-numbering="true" text:style-name="L16">
        <text:list-item>
          <text:p text:style-name="P444">script_header<text:span text:style-name="T134">()</text:span></text:p>
          <text:list>
            <text:list-item>
              <text:p text:style-name="P271"><text:span text:style-name="T832">Cette fonction </text:span>affiche <text:span text:style-name="T833">le</text:span> header de bienvenue.</text:p>
            </text:list-item>
          </text:list>
        </text:list-item>
      </text:list>
      <text:p text:style-name="P272"/>
      <text:list xml:id="list165232563860023" text:continue-numbering="true" text:style-name="L16">
        <text:list-item>
          <text:p text:style-name="P445">get_dist_package_manager<text:span text:style-name="T134">()</text:span></text:p>
          <text:list>
            <text:list-item>
              <text:p text:style-name="P273"><text:soft-page-break/><text:span text:style-name="T831">Cette fonction</text:span> <text:span text:style-name="T831">sert à </text:span>obtenir le gestionnaire de paquet de votre distribution.</text:p>
            </text:list-item>
          </text:list>
        </text:list-item>
      </text:list>
      <text:p text:style-name="P274"/>
      <text:list xml:id="list165233337740308" text:continue-numbering="true" text:style-name="L16">
        <text:list-item>
          <text:p text:style-name="P435"><text:span text:style-name="T65">launch_script</text:span><text:span text:style-name="T56">()</text:span></text:p>
          <text:list>
            <text:list-item>
              <text:p text:style-name="P560"><text:span text:style-name="T530">Cette fonction v</text:span><text:span text:style-name="T518">érifie que vous </text:span><text:span text:style-name="T521">lancez bien</text:span><text:span text:style-name="T518"> le </text:span><text:span text:style-name="T520">script volontairement.</text:span></text:p>
            </text:list-item>
          </text:list>
        </text:list-item>
      </text:list>
      <text:p text:style-name="P289"/>
      <text:list xml:id="list165232567874293" text:continue-numbering="true" text:style-name="L16">
        <text:list-item>
          <text:p text:style-name="P436"><text:span text:style-name="T95">mktmpdir</text:span><text:span text:style-name="T56">()</text:span></text:p>
          <text:list>
            <text:list-item>
              <text:p text:style-name="P275">C<text:span text:style-name="T834">ette fonction c</text:span>rée le dossier temporaire <text:span text:style-name="T835">dans le dossier dont son chemin est passé en deuxième argument lors de l’exécution du script.</text:span></text:p>
            </text:list-item>
          </text:list>
        </text:list-item>
      </text:list>
      <text:p text:style-name="P289"/>
      <text:list xml:id="list165232522816426" text:continue-numbering="true" text:style-name="L16">
        <text:list-item>
          <text:p text:style-name="P437"><text:span text:style-name="T52">check_internet_connection</text:span><text:span text:style-name="T58">()</text:span></text:p>
          <text:list>
            <text:list-item>
              <text:p text:style-name="P560"><text:span text:style-name="T535">Cette fonction</text:span><text:span text:style-name="T522"> vérifie que vous êtes bien </text:span><text:span text:style-name="T523">connecté à Internet.</text:span></text:p>
            </text:list-item>
          </text:list>
        </text:list-item>
      </text:list>
      <text:p text:style-name="P288"/>
      <text:list xml:id="list165232231741106" text:continue-numbering="true" text:style-name="L16">
        <text:list-item>
          <text:p text:style-name="P438"><text:span text:style-name="T52">dist_upgrade</text:span><text:span text:style-name="T57">()</text:span></text:p>
          <text:list>
            <text:list-item>
              <text:p text:style-name="P560"><text:span text:style-name="T536">Cette fonction</text:span><text:span text:style-name="T524"> met à jour l</text:span><text:span text:style-name="T525">es paquets existants.</text:span></text:p>
            </text:list-item>
          </text:list>
        </text:list-item>
      </text:list>
      <text:p text:style-name="P280"/>
      <text:list xml:id="list165234232889190" text:continue-numbering="true" text:style-name="L16">
        <text:list-item>
          <text:p text:style-name="P439"><text:span text:style-name="T52">script_</text:span><text:span text:style-name="T53">header</text:span><text:span text:style-name="T57">()</text:span></text:p>
          <text:list>
            <text:list-item>
              <text:p text:style-name="P276">Cette fonction affiche le header de la partie de téléchargement des commandes d’installation</text:p>
            </text:list-item>
          </text:list>
        </text:list-item>
      </text:list>
      <text:p text:style-name="P280"/>
      <text:list xml:id="list165234217197801" text:continue-numbering="true" text:style-name="L16">
        <text:list-item>
          <text:p text:style-name="P440"><text:span text:style-name="T96">pack_install</text:span><text:span text:style-name="T57">()</text:span></text:p>
          <text:list>
            <text:list-item>
              <text:p text:style-name="P277"><text:span text:style-name="T836">Cette fonction, appelée 4 fois, sert ici à télécharger les commandes d’installation </text:span><text:span text:style-name="T97">curl</text:span><text:span text:style-name="T411">, </text:span><text:span text:style-name="T98">python-pip</text:span><text:span text:style-name="T411">, </text:span><text:span text:style-name="T99">snapd</text:span><text:span text:style-name="T411"> </text:span><text:span text:style-name="T412">et</text:span><text:span text:style-name="T411"> </text:span><text:span text:style-name="T99">wget</text:span><text:span text:style-name="T411">.</text:span></text:p>
            </text:list-item>
          </text:list>
        </text:list-item>
      </text:list>
      <text:p text:style-name="P279"/>
      <text:list xml:id="list165233327572848" text:continue-numbering="true" text:style-name="L16">
        <text:list-item>
          <text:p text:style-name="P441"><text:span text:style-name="T100">set_sudo</text:span><text:span text:style-name="T57">()</text:span></text:p>
          <text:list>
            <text:list-item>
              <text:p text:style-name="P278"><text:span text:style-name="T836">Cette fonction télécharge la commande </text:span><text:span text:style-name="T101">sudo</text:span><text:span text:style-name="T413"> </text:span><text:span text:style-name="T414">si elle n’est pas installée </text:span><text:span text:style-name="T413">et </text:span><text:span text:style-name="T414">configure le fichier des sudoers si l’utilisateur </text:span><text:span text:style-name="T415">le souhaite.</text:span></text:p>
            </text:list-item>
          </text:list>
        </text:list-item>
      </text:list>
      <text:p text:style-name="P279"/>
      <text:list xml:id="list165232971043427" text:continue-numbering="true" text:style-name="L16">
        <text:list-item>
          <text:p text:style-name="P442"><text:span text:style-name="T52">script_</text:span><text:span text:style-name="T53">header</text:span><text:span text:style-name="T57">()</text:span></text:p>
          <text:list>
            <text:list-item>
              <text:p text:style-name="P560"><text:span text:style-name="T537">Cette fonction</text:span><text:span text:style-name="T526"> </text:span><text:span text:style-name="T527">affiche un header de début d’installation des paquets souhaités</text:span></text:p>
            </text:list-item>
          </text:list>
        </text:list-item>
      </text:list>
      <text:p text:style-name="P591"/>
      <text:p text:style-name="P287"/>
      <text:p text:style-name="P356">C’EST ENTRE CES DEUX LIGNES QUE <text:span text:style-name="T706">SE TROUVE LA PARTIE D’INSTALLATION DES PAQUETS</text:span></text:p>
      <text:p text:style-name="P286"/>
      <text:list xml:id="list165232237471907" text:continue-numbering="true" text:style-name="L16">
        <text:list-item>
          <text:p text:style-name="P391"><text:span text:style-name="T736">pack_ins</text:span><text:span text:style-name="T737">t</text:span><text:span text:style-name="T738">all</text:span><text:span text:style-name="T739">()</text:span><text:span text:style-name="T740"> </text:span><text:span text:style-name="T61">$nom_du_paquet</text:span><text:span text:style-name="T217"> </text:span><text:span text:style-name="T218">ou </text:span><text:span text:style-name="T741">snap_install() </text:span><text:span text:style-name="T92">$nom_du_snap --</text:span><text:span text:style-name="T93">option</text:span></text:p>
          <text:list>
            <text:list-item>
              <text:p text:style-name="P560"><text:span text:style-name="T538">Ces fonctions</text:span><text:span text:style-name="T528"> </text:span><text:span text:style-name="T529">installe</text:span><text:span text:style-name="T538">nt</text:span><text:span text:style-name="T529"> un paquet depuis les dépôts officiels de votre distribution ou le paquet Snap choisi, le tout en argument </text:span><text:span text:style-name="T540">(</text:span><text:span text:style-name="T810">$nom_du_paquet</text:span><text:span text:style-name="T547"> </text:span><text:span text:style-name="T548">ou </text:span><text:span text:style-name="T811">$</text:span><text:span text:style-name="T812">nom_du_snap</text:span><text:span text:style-name="T540">)</text:span><text:span text:style-name="T529">. Ce qui suit les deux tirets est une option.</text:span></text:p>
            </text:list-item>
          </text:list>
        </text:list-item>
      </text:list>
      <text:p text:style-name="P285"><text:tab/></text:p>
      <text:p text:style-name="P285"><text:tab/>…</text:p>
      <text:p text:style-name="P285"><text:tab/>…<text:tab/><text:span text:style-name="T132">(jusqu’au dernier paquet que vous souhaitez installer)</text:span></text:p>
      <text:p text:style-name="P285"><text:tab/>…</text:p>
      <text:p text:style-name="P590"/>
      <text:p text:style-name="P331"/>
      <text:list xml:id="list165234002912178" text:continue-numbering="true" text:style-name="L16">
        <text:list-item>
          <text:p text:style-name="P443"><text:span text:style-name="T54">a</text:span><text:span text:style-name="T52">utoremove</text:span><text:span text:style-name="T60">()</text:span></text:p>
          <text:list>
            <text:list-item>
              <text:p text:style-name="P560"><text:span text:style-name="T579">Pour supprimer les paquets obsolètes une fois la mise à jour du système ET l’installation </text:span><text:span text:style-name="T580">terminées.</text:span></text:p>
            </text:list-item>
          </text:list>
        </text:list-item>
      </text:list>
      <text:p text:style-name="P330"/>
      <text:list xml:id="list165232777409232" text:continue-numbering="true" text:style-name="L16">
        <text:list-item>
          <text:p text:style-name="P443"><text:span text:style-name="T52">i</text:span><text:span text:style-name="T59">s_installation_done</text:span><text:span text:style-name="T60">()</text:span></text:p>
          <text:list>
            <text:list-item>
              <text:p text:style-name="P329"><text:soft-page-break/>Fonction de fin de script.</text:p>
            </text:list-item>
          </text:list>
        </text:list-item>
      </text:list>
      <text:p text:style-name="P270"/>
      <text:p text:style-name="P284">La partie que où vous pouvez <text:span text:style-name="T135">ajouter vos paquets se situe entre la partie du </text:span><text:span text:style-name="T15">script_header</text:span><text:span text:style-name="T135"> d’installation des nouveaux paquets et celui de la suppression des paquets obsolètes.</text:span></text:p>
      <text:p text:style-name="P283"/>
      <text:p text:style-name="P283"/>
      <text:p text:style-name="P283"/>
      <text:p text:style-name="P283"/>
      <text:p text:style-name="P283"/>
      <text:p text:style-name="P282">4) Tutoriaux :</text:p>
      <text:p text:style-name="P282"/>
      <text:list xml:id="list165234088852608" text:continue-list="list165232758771171" text:style-name="L11">
        <text:list-item>
          <text:list>
            <text:list-item>
              <text:list>
                <text:list-item>
                  <text:list>
                    <text:list-item>
                      <text:list>
                        <text:list-item>
                          <text:list>
                            <text:list-item>
                              <text:p text:style-name="P553"><text:span text:style-name="T601">Pour ajouter votre gestionnaire de paquets, </text:span><text:span text:style-name="T602">copiez-collez n’importe quelle ligne commençant par la commande </text:span><text:span text:style-name="T544">command -v</text:span><text:span text:style-name="T551">, </text:span><text:span text:style-name="T554">puis :</text:span></text:p>
                              <text:list>
                                <text:list-item>
                                  <text:p text:style-name="P553"><text:span text:style-name="T554">Écrivez</text:span><text:span text:style-name="T552"> le nom du fichier exé</text:span><text:span text:style-name="T553">cutable de votre gestionnaire de paquets entre l’option </text:span><text:span text:style-name="T545">-v</text:span><text:span text:style-name="T553"> et la redirection</text:span><text:span text:style-name="T545"> &amp;&gt;</text:span><text:span text:style-name="T553">.</text:span></text:p>
                                </text:list-item>
                                <text:list-item>
                                  <text:p text:style-name="P567"><text:span text:style-name="T553">É</text:span><text:span text:style-name="T549">crivez ce vous souhaitez entre les double crochets, en tant que valeur de la variable </text:span><text:span text:style-name="T817">$OS_FAMILY</text:span><text:span text:style-name="T555">.</text:span></text:p>
                                </text:list-item>
                              </text:list>
                            </text:list-item>
                          </text:list>
                        </text:list-item>
                      </text:list>
                    </text:list-item>
                  </text:list>
                </text:list-item>
              </text:list>
            </text:list-item>
          </text:list>
        </text:list-item>
      </text:list>
      <text:p text:style-name="P254"/>
      <text:list xml:id="list165233966277063" text:continue-numbering="true" text:style-name="L11">
        <text:list-item>
          <text:list>
            <text:list-item>
              <text:list>
                <text:list-item>
                  <text:list>
                    <text:list-item>
                      <text:list>
                        <text:list-item>
                          <text:list>
                            <text:list-item>
                              <text:p text:style-name="P265"/>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text-underline-style="solid" style:text-underline-width="auto" style:text-underline-color="font-color"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3-03T16:52:31.771138564</dc:date>
    <meta:editing-duration>P2DT16H51M58S</meta:editing-duration>
    <meta:editing-cycles>5236</meta:editing-cycles>
    <meta:document-statistic meta:table-count="0" meta:image-count="0" meta:object-count="0" meta:page-count="22" meta:paragraph-count="506" meta:word-count="7224" meta:character-count="44272" meta:non-whitespace-character-count="37983"/>
  </office:meta>
</office:document-meta>
</file>